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4">
      <style:table-cell-properties style:diagonal-bl-tr="none" style:diagonal-tl-br="none" fo:border="none" fo:padding="0.071cm" style:rotation-align="none"/>
    </style:style>
  </office:automatic-styles>
  <office:body>
    <office:spreadsheet>
      <table:table table:name="LTN 010119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4"/>
        <table:table-column table:style-name="co2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xa compra</text:p>
          </table:table-cell>
          <table:table-cell table:style-name="ce1" office:value-type="string" calcext:value-type="string">
            <text:p>taxa venda</text:p>
          </table:table-cell>
          <table:table-cell table:style-name="ce1" office:value-type="string" calcext:value-type="string">
            <text:p>pu compra</text:p>
          </table:table-cell>
          <table:table-cell table:style-name="ce1" office:value-type="string" calcext:value-type="string">
            <text:p>pu venda</text:p>
          </table:table-cell>
          <table:table-cell table:style-name="ce1" office:value-type="string" calcext:value-type="string">
            <text:p>pu base</text:p>
          </table:table-cell>
          <table:table-cell table:style-name="Default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14/01/2013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294" calcext:value-type="float">
            <text:p>0,0294</text:p>
          </table:table-cell>
          <table:table-cell office:value-type="float" office:value="1865.62" calcext:value-type="float">
            <text:p>1.865,62</text:p>
          </table:table-cell>
          <table:table-cell office:value-type="float" office:value="1858.78" calcext:value-type="float">
            <text:p>1.858,78</text:p>
          </table:table-cell>
          <table:table-cell office:value-type="float" office:value="1858.09" calcext:value-type="float">
            <text:p>1.858,0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1/2013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295" calcext:value-type="float">
            <text:p>0,0295</text:p>
          </table:table-cell>
          <table:table-cell office:value-type="float" office:value="1865.16" calcext:value-type="float">
            <text:p>1.865,16</text:p>
          </table:table-cell>
          <table:table-cell office:value-type="float" office:value="1858.33" calcext:value-type="float">
            <text:p>1.858,33</text:p>
          </table:table-cell>
          <table:table-cell office:value-type="float" office:value="1857.64" calcext:value-type="float">
            <text:p>1.857,6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1/2013</text:p>
          </table:table-cell>
          <table:table-cell office:value-type="float" office:value="0.0291" calcext:value-type="float">
            <text:p>0,0291</text:p>
          </table:table-cell>
          <table:table-cell office:value-type="float" office:value="0.0297" calcext:value-type="float">
            <text:p>0,0297</text:p>
          </table:table-cell>
          <table:table-cell office:value-type="float" office:value="1863.56" calcext:value-type="float">
            <text:p>1.863,56</text:p>
          </table:table-cell>
          <table:table-cell office:value-type="float" office:value="1856.74" calcext:value-type="float">
            <text:p>1.856,74</text:p>
          </table:table-cell>
          <table:table-cell office:value-type="float" office:value="1856.05" calcext:value-type="float">
            <text:p>1.856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1/2013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298" calcext:value-type="float">
            <text:p>0,0298</text:p>
          </table:table-cell>
          <table:table-cell office:value-type="float" office:value="1863.11" calcext:value-type="float">
            <text:p>1.863,11</text:p>
          </table:table-cell>
          <table:table-cell office:value-type="float" office:value="1856.29" calcext:value-type="float">
            <text:p>1.856,29</text:p>
          </table:table-cell>
          <table:table-cell office:value-type="float" office:value="1855.61" calcext:value-type="float">
            <text:p>1.855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1/2013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303" calcext:value-type="float">
            <text:p>0,0303</text:p>
          </table:table-cell>
          <table:table-cell office:value-type="float" office:value="1859.06" calcext:value-type="float">
            <text:p>1.859,06</text:p>
          </table:table-cell>
          <table:table-cell office:value-type="float" office:value="1852.26" calcext:value-type="float">
            <text:p>1.852,26</text:p>
          </table:table-cell>
          <table:table-cell office:value-type="float" office:value="1850.63" calcext:value-type="float">
            <text:p>1.850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1/2013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307" calcext:value-type="float">
            <text:p>0,0307</text:p>
          </table:table-cell>
          <table:table-cell office:value-type="float" office:value="1855.21" calcext:value-type="float">
            <text:p>1.855,21</text:p>
          </table:table-cell>
          <table:table-cell office:value-type="float" office:value="1848.44" calcext:value-type="float">
            <text:p>1.848,44</text:p>
          </table:table-cell>
          <table:table-cell office:value-type="float" office:value="1847.75" calcext:value-type="float">
            <text:p>1.847,7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1/2013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301" calcext:value-type="float">
            <text:p>0,0301</text:p>
          </table:table-cell>
          <table:table-cell office:value-type="float" office:value="1862.7" calcext:value-type="float">
            <text:p>1.862,70</text:p>
          </table:table-cell>
          <table:table-cell office:value-type="float" office:value="1855.9" calcext:value-type="float">
            <text:p>1.855,90</text:p>
          </table:table-cell>
          <table:table-cell office:value-type="float" office:value="1855.21" calcext:value-type="float">
            <text:p>1.855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1/2013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303" calcext:value-type="float">
            <text:p>0,0303</text:p>
          </table:table-cell>
          <table:table-cell office:value-type="float" office:value="1861.12" calcext:value-type="float">
            <text:p>1.861,12</text:p>
          </table:table-cell>
          <table:table-cell office:value-type="float" office:value="1854.33" calcext:value-type="float">
            <text:p>1.854,33</text:p>
          </table:table-cell>
          <table:table-cell office:value-type="float" office:value="1853.64" calcext:value-type="float">
            <text:p>1.853,6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1/2013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301" calcext:value-type="float">
            <text:p>0,0301</text:p>
          </table:table-cell>
          <table:table-cell office:value-type="float" office:value="1866.57" calcext:value-type="float">
            <text:p>1.866,57</text:p>
          </table:table-cell>
          <table:table-cell office:value-type="float" office:value="1859.77" calcext:value-type="float">
            <text:p>1.859,77</text:p>
          </table:table-cell>
          <table:table-cell office:value-type="float" office:value="1857.18" calcext:value-type="float">
            <text:p>1.857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1/2013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318" calcext:value-type="float">
            <text:p>0,0318</text:p>
          </table:table-cell>
          <table:table-cell office:value-type="float" office:value="1848.13" calcext:value-type="float">
            <text:p>1.848,13</text:p>
          </table:table-cell>
          <table:table-cell office:value-type="float" office:value="1841.41" calcext:value-type="float">
            <text:p>1.841,41</text:p>
          </table:table-cell>
          <table:table-cell office:value-type="float" office:value="1840.65" calcext:value-type="float">
            <text:p>1.840,6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1/2013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321" calcext:value-type="float">
            <text:p>0,0321</text:p>
          </table:table-cell>
          <table:table-cell office:value-type="float" office:value="1845.53" calcext:value-type="float">
            <text:p>1.845,53</text:p>
          </table:table-cell>
          <table:table-cell office:value-type="float" office:value="1838.83" calcext:value-type="float">
            <text:p>1.838,83</text:p>
          </table:table-cell>
          <table:table-cell office:value-type="float" office:value="1838.06" calcext:value-type="float">
            <text:p>1.838,0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1/2013</text:p>
          </table:table-cell>
          <table:table-cell office:value-type="float" office:value="0.0316" calcext:value-type="float">
            <text:p>0,0316</text:p>
          </table:table-cell>
          <table:table-cell office:value-type="float" office:value="0.0322" calcext:value-type="float">
            <text:p>0,0322</text:p>
          </table:table-cell>
          <table:table-cell office:value-type="float" office:value="1845.17" calcext:value-type="float">
            <text:p>1.845,17</text:p>
          </table:table-cell>
          <table:table-cell office:value-type="float" office:value="1838.47" calcext:value-type="float">
            <text:p>1.838,47</text:p>
          </table:table-cell>
          <table:table-cell office:value-type="float" office:value="1837.71" calcext:value-type="float">
            <text:p>1.837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1/2013</text:p>
          </table:table-cell>
          <table:table-cell office:value-type="float" office:value="0.0321" calcext:value-type="float">
            <text:p>0,0321</text:p>
          </table:table-cell>
          <table:table-cell office:value-type="float" office:value="0.0327" calcext:value-type="float">
            <text:p>0,0327</text:p>
          </table:table-cell>
          <table:table-cell office:value-type="float" office:value="1840.35" calcext:value-type="float">
            <text:p>1.840,35</text:p>
          </table:table-cell>
          <table:table-cell office:value-type="float" office:value="1833.68" calcext:value-type="float">
            <text:p>1.833,68</text:p>
          </table:table-cell>
          <table:table-cell office:value-type="float" office:value="1832.91" calcext:value-type="float">
            <text:p>1.832,9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2/2013</text:p>
          </table:table-cell>
          <table:table-cell office:value-type="float" office:value="0.0325" calcext:value-type="float">
            <text:p>0,0325</text:p>
          </table:table-cell>
          <table:table-cell office:value-type="float" office:value="0.0331" calcext:value-type="float">
            <text:p>0,0331</text:p>
          </table:table-cell>
          <table:table-cell office:value-type="float" office:value="1837.72" calcext:value-type="float">
            <text:p>1.837,72</text:p>
          </table:table-cell>
          <table:table-cell office:value-type="float" office:value="1831.07" calcext:value-type="float">
            <text:p>1.831,07</text:p>
          </table:table-cell>
          <table:table-cell office:value-type="float" office:value="1829.24" calcext:value-type="float">
            <text:p>1.829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2/2013</text:p>
          </table:table-cell>
          <table:table-cell office:value-type="float" office:value="0.0327" calcext:value-type="float">
            <text:p>0,0327</text:p>
          </table:table-cell>
          <table:table-cell office:value-type="float" office:value="0.0333" calcext:value-type="float">
            <text:p>0,0333</text:p>
          </table:table-cell>
          <table:table-cell office:value-type="float" office:value="1836.27" calcext:value-type="float">
            <text:p>1.836,27</text:p>
          </table:table-cell>
          <table:table-cell office:value-type="float" office:value="1829.62" calcext:value-type="float">
            <text:p>1.829,62</text:p>
          </table:table-cell>
          <table:table-cell office:value-type="float" office:value="1828.85" calcext:value-type="float">
            <text:p>1.828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2/2013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34" calcext:value-type="float">
            <text:p>0,034</text:p>
          </table:table-cell>
          <table:table-cell office:value-type="float" office:value="1829.28" calcext:value-type="float">
            <text:p>1.829,28</text:p>
          </table:table-cell>
          <table:table-cell office:value-type="float" office:value="1822.67" calcext:value-type="float">
            <text:p>1.822,67</text:p>
          </table:table-cell>
          <table:table-cell office:value-type="float" office:value="1821.9" calcext:value-type="float">
            <text:p>1.821,9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2/2013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351" calcext:value-type="float">
            <text:p>0,0351</text:p>
          </table:table-cell>
          <table:table-cell office:value-type="float" office:value="1817.95" calcext:value-type="float">
            <text:p>1.817,95</text:p>
          </table:table-cell>
          <table:table-cell office:value-type="float" office:value="1811.39" calcext:value-type="float">
            <text:p>1.811,39</text:p>
          </table:table-cell>
          <table:table-cell office:value-type="float" office:value="1810.62" calcext:value-type="float">
            <text:p>1.810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2/2013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358" calcext:value-type="float">
            <text:p>0,0358</text:p>
          </table:table-cell>
          <table:table-cell office:value-type="float" office:value="1810.52" calcext:value-type="float">
            <text:p>1.810,52</text:p>
          </table:table-cell>
          <table:table-cell office:value-type="float" office:value="1804" calcext:value-type="float">
            <text:p>1.804,00</text:p>
          </table:table-cell>
          <table:table-cell office:value-type="float" office:value="1803.25" calcext:value-type="float">
            <text:p>1.803,2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2/2013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368" calcext:value-type="float">
            <text:p>0,0368</text:p>
          </table:table-cell>
          <table:table-cell office:value-type="float" office:value="1802.4" calcext:value-type="float">
            <text:p>1.802,40</text:p>
          </table:table-cell>
          <table:table-cell office:value-type="float" office:value="1795.92" calcext:value-type="float">
            <text:p>1.795,92</text:p>
          </table:table-cell>
          <table:table-cell office:value-type="float" office:value="1793.18" calcext:value-type="float">
            <text:p>1.793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2/2013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72" calcext:value-type="float">
            <text:p>0,0372</text:p>
          </table:table-cell>
          <table:table-cell office:value-type="float" office:value="1798.83" calcext:value-type="float">
            <text:p>1.798,83</text:p>
          </table:table-cell>
          <table:table-cell office:value-type="float" office:value="1792.36" calcext:value-type="float">
            <text:p>1.792,36</text:p>
          </table:table-cell>
          <table:table-cell office:value-type="float" office:value="1791.61" calcext:value-type="float">
            <text:p>1.791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2/2013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371" calcext:value-type="float">
            <text:p>0,0371</text:p>
          </table:table-cell>
          <table:table-cell office:value-type="float" office:value="1800.66" calcext:value-type="float">
            <text:p>1.800,66</text:p>
          </table:table-cell>
          <table:table-cell office:value-type="float" office:value="1794.19" calcext:value-type="float">
            <text:p>1.794,19</text:p>
          </table:table-cell>
          <table:table-cell office:value-type="float" office:value="1793.44" calcext:value-type="float">
            <text:p>1.793,4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2/2013</text:p>
          </table:table-cell>
          <table:table-cell office:value-type="float" office:value="0.0364" calcext:value-type="float">
            <text:p>0,0364</text:p>
          </table:table-cell>
          <table:table-cell office:value-type="float" office:value="0.037" calcext:value-type="float">
            <text:p>0,037</text:p>
          </table:table-cell>
          <table:table-cell office:value-type="float" office:value="1802.77" calcext:value-type="float">
            <text:p>1.802,77</text:p>
          </table:table-cell>
          <table:table-cell office:value-type="float" office:value="1796.3" calcext:value-type="float">
            <text:p>1.796,30</text:p>
          </table:table-cell>
          <table:table-cell office:value-type="float" office:value="1795.27" calcext:value-type="float">
            <text:p>1.795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2/2013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66" calcext:value-type="float">
            <text:p>0,0366</text:p>
          </table:table-cell>
          <table:table-cell office:value-type="float" office:value="1807.61" calcext:value-type="float">
            <text:p>1.807,61</text:p>
          </table:table-cell>
          <table:table-cell office:value-type="float" office:value="1801.12" calcext:value-type="float">
            <text:p>1.801,12</text:p>
          </table:table-cell>
          <table:table-cell office:value-type="float" office:value="1800.61" calcext:value-type="float">
            <text:p>1.800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2/2013</text:p>
          </table:table-cell>
          <table:table-cell office:value-type="float" office:value="0.0363" calcext:value-type="float">
            <text:p>0,0363</text:p>
          </table:table-cell>
          <table:table-cell office:value-type="float" office:value="0.0369" calcext:value-type="float">
            <text:p>0,0369</text:p>
          </table:table-cell>
          <table:table-cell office:value-type="float" office:value="1804.87" calcext:value-type="float">
            <text:p>1.804,87</text:p>
          </table:table-cell>
          <table:table-cell office:value-type="float" office:value="1798.4" calcext:value-type="float">
            <text:p>1.798,40</text:p>
          </table:table-cell>
          <table:table-cell office:value-type="float" office:value="1797.89" calcext:value-type="float">
            <text:p>1.797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2/2013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368" calcext:value-type="float">
            <text:p>0,0368</text:p>
          </table:table-cell>
          <table:table-cell office:value-type="float" office:value="1806.47" calcext:value-type="float">
            <text:p>1.806,47</text:p>
          </table:table-cell>
          <table:table-cell office:value-type="float" office:value="1799.99" calcext:value-type="float">
            <text:p>1.799,99</text:p>
          </table:table-cell>
          <table:table-cell office:value-type="float" office:value="1799.48" calcext:value-type="float">
            <text:p>1.799,4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2/2013</text:p>
          </table:table-cell>
          <table:table-cell office:value-type="float" office:value="0.0364" calcext:value-type="float">
            <text:p>0,0364</text:p>
          </table:table-cell>
          <table:table-cell office:value-type="float" office:value="0.037" calcext:value-type="float">
            <text:p>0,037</text:p>
          </table:table-cell>
          <table:table-cell office:value-type="float" office:value="1804.82" calcext:value-type="float">
            <text:p>1.804,82</text:p>
          </table:table-cell>
          <table:table-cell office:value-type="float" office:value="1798.36" calcext:value-type="float">
            <text:p>1.798,36</text:p>
          </table:table-cell>
          <table:table-cell office:value-type="float" office:value="1797.84" calcext:value-type="float">
            <text:p>1.797,8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2/2013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0367" calcext:value-type="float">
            <text:p>0,0367</text:p>
          </table:table-cell>
          <table:table-cell office:value-type="float" office:value="1809.09" calcext:value-type="float">
            <text:p>1.809,09</text:p>
          </table:table-cell>
          <table:table-cell office:value-type="float" office:value="1802.61" calcext:value-type="float">
            <text:p>1.802,61</text:p>
          </table:table-cell>
          <table:table-cell office:value-type="float" office:value="1801.59" calcext:value-type="float">
            <text:p>1.801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2/2013</text:p>
          </table:table-cell>
          <table:table-cell office:value-type="float" office:value="0.0369" calcext:value-type="float">
            <text:p>0,0369</text:p>
          </table:table-cell>
          <table:table-cell office:value-type="float" office:value="0.0375" calcext:value-type="float">
            <text:p>0,0375</text:p>
          </table:table-cell>
          <table:table-cell office:value-type="float" office:value="1801.54" calcext:value-type="float">
            <text:p>1.801,54</text:p>
          </table:table-cell>
          <table:table-cell office:value-type="float" office:value="1795.1" calcext:value-type="float">
            <text:p>1.795,10</text:p>
          </table:table-cell>
          <table:table-cell office:value-type="float" office:value="1794.53" calcext:value-type="float">
            <text:p>1.794,5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2/2013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368" calcext:value-type="float">
            <text:p>0,0368</text:p>
          </table:table-cell>
          <table:table-cell office:value-type="float" office:value="1809.65" calcext:value-type="float">
            <text:p>1.809,65</text:p>
          </table:table-cell>
          <table:table-cell office:value-type="float" office:value="1803.19" calcext:value-type="float">
            <text:p>1.803,19</text:p>
          </table:table-cell>
          <table:table-cell office:value-type="float" office:value="1802.62" calcext:value-type="float">
            <text:p>1.802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2/2013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368" calcext:value-type="float">
            <text:p>0,0368</text:p>
          </table:table-cell>
          <table:table-cell office:value-type="float" office:value="1810.22" calcext:value-type="float">
            <text:p>1.810,22</text:p>
          </table:table-cell>
          <table:table-cell office:value-type="float" office:value="1803.75" calcext:value-type="float">
            <text:p>1.803,75</text:p>
          </table:table-cell>
          <table:table-cell office:value-type="float" office:value="1803.19" calcext:value-type="float">
            <text:p>1.803,1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2/2013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365" calcext:value-type="float">
            <text:p>0,0365</text:p>
          </table:table-cell>
          <table:table-cell office:value-type="float" office:value="1814.03" calcext:value-type="float">
            <text:p>1.814,03</text:p>
          </table:table-cell>
          <table:table-cell office:value-type="float" office:value="1807.55" calcext:value-type="float">
            <text:p>1.807,55</text:p>
          </table:table-cell>
          <table:table-cell office:value-type="float" office:value="1806.98" calcext:value-type="float">
            <text:p>1.806,9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3/2013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66" calcext:value-type="float">
            <text:p>0,0366</text:p>
          </table:table-cell>
          <table:table-cell office:value-type="float" office:value="1814.13" calcext:value-type="float">
            <text:p>1.814,13</text:p>
          </table:table-cell>
          <table:table-cell office:value-type="float" office:value="1807.66" calcext:value-type="float">
            <text:p>1.807,66</text:p>
          </table:table-cell>
          <table:table-cell office:value-type="float" office:value="1806.47" calcext:value-type="float">
            <text:p>1.806,4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3/2013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036" calcext:value-type="float">
            <text:p>0,036</text:p>
          </table:table-cell>
          <table:table-cell office:value-type="float" office:value="1821.19" calcext:value-type="float">
            <text:p>1.821,19</text:p>
          </table:table-cell>
          <table:table-cell office:value-type="float" office:value="1814.7" calcext:value-type="float">
            <text:p>1.814,70</text:p>
          </table:table-cell>
          <table:table-cell office:value-type="float" office:value="1814.13" calcext:value-type="float">
            <text:p>1.814,1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3/2013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358" calcext:value-type="float">
            <text:p>0,0358</text:p>
          </table:table-cell>
          <table:table-cell office:value-type="float" office:value="1823.93" calcext:value-type="float">
            <text:p>1.823,93</text:p>
          </table:table-cell>
          <table:table-cell office:value-type="float" office:value="1817.42" calcext:value-type="float">
            <text:p>1.817,42</text:p>
          </table:table-cell>
          <table:table-cell office:value-type="float" office:value="1816.86" calcext:value-type="float">
            <text:p>1.816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3/2013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352" calcext:value-type="float">
            <text:p>0,0352</text:p>
          </table:table-cell>
          <table:table-cell office:value-type="float" office:value="1831.02" calcext:value-type="float">
            <text:p>1.831,02</text:p>
          </table:table-cell>
          <table:table-cell office:value-type="float" office:value="1824.49" calcext:value-type="float">
            <text:p>1.824,49</text:p>
          </table:table-cell>
          <table:table-cell office:value-type="float" office:value="1823.93" calcext:value-type="float">
            <text:p>1.823,9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3/2013</text:p>
          </table:table-cell>
          <table:table-cell office:value-type="float" office:value="0.0344" calcext:value-type="float">
            <text:p>0,0344</text:p>
          </table:table-cell>
          <table:table-cell office:value-type="float" office:value="0.035" calcext:value-type="float">
            <text:p>0,035</text:p>
          </table:table-cell>
          <table:table-cell office:value-type="float" office:value="1833.76" calcext:value-type="float">
            <text:p>1.833,76</text:p>
          </table:table-cell>
          <table:table-cell office:value-type="float" office:value="1827.23" calcext:value-type="float">
            <text:p>1.827,23</text:p>
          </table:table-cell>
          <table:table-cell office:value-type="float" office:value="1826.67" calcext:value-type="float">
            <text:p>1.826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3/2013</text:p>
          </table:table-cell>
          <table:table-cell office:value-type="float" office:value="0.0349" calcext:value-type="float">
            <text:p>0,0349</text:p>
          </table:table-cell>
          <table:table-cell office:value-type="float" office:value="0.0355" calcext:value-type="float">
            <text:p>0,0355</text:p>
          </table:table-cell>
          <table:table-cell office:value-type="float" office:value="1831.37" calcext:value-type="float">
            <text:p>1.831,37</text:p>
          </table:table-cell>
          <table:table-cell office:value-type="float" office:value="1824.85" calcext:value-type="float">
            <text:p>1.824,85</text:p>
          </table:table-cell>
          <table:table-cell office:value-type="float" office:value="1823.43" calcext:value-type="float">
            <text:p>1.823,4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3/2013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364" calcext:value-type="float">
            <text:p>0,0364</text:p>
          </table:table-cell>
          <table:table-cell office:value-type="float" office:value="1822.25" calcext:value-type="float">
            <text:p>1.822,25</text:p>
          </table:table-cell>
          <table:table-cell office:value-type="float" office:value="1815.77" calcext:value-type="float">
            <text:p>1.815,77</text:p>
          </table:table-cell>
          <table:table-cell office:value-type="float" office:value="1815.12" calcext:value-type="float">
            <text:p>1.815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3/2013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66" calcext:value-type="float">
            <text:p>0,0366</text:p>
          </table:table-cell>
          <table:table-cell office:value-type="float" office:value="1820.73" calcext:value-type="float">
            <text:p>1.820,73</text:p>
          </table:table-cell>
          <table:table-cell office:value-type="float" office:value="1814.26" calcext:value-type="float">
            <text:p>1.814,26</text:p>
          </table:table-cell>
          <table:table-cell office:value-type="float" office:value="1813.61" calcext:value-type="float">
            <text:p>1.813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3/2013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72" calcext:value-type="float">
            <text:p>0,0372</text:p>
          </table:table-cell>
          <table:table-cell office:value-type="float" office:value="1814.91" calcext:value-type="float">
            <text:p>1.814,91</text:p>
          </table:table-cell>
          <table:table-cell office:value-type="float" office:value="1808.47" calcext:value-type="float">
            <text:p>1.808,47</text:p>
          </table:table-cell>
          <table:table-cell office:value-type="float" office:value="1807.82" calcext:value-type="float">
            <text:p>1.807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3/2013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38" calcext:value-type="float">
            <text:p>0,038</text:p>
          </table:table-cell>
          <table:table-cell office:value-type="float" office:value="1806.97" calcext:value-type="float">
            <text:p>1.806,97</text:p>
          </table:table-cell>
          <table:table-cell office:value-type="float" office:value="1800.57" calcext:value-type="float">
            <text:p>1.800,57</text:p>
          </table:table-cell>
          <table:table-cell office:value-type="float" office:value="1799.92" calcext:value-type="float">
            <text:p>1.799,9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3/2013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378" calcext:value-type="float">
            <text:p>0,0378</text:p>
          </table:table-cell>
          <table:table-cell office:value-type="float" office:value="1810.28" calcext:value-type="float">
            <text:p>1.810,28</text:p>
          </table:table-cell>
          <table:table-cell office:value-type="float" office:value="1803.87" calcext:value-type="float">
            <text:p>1.803,87</text:p>
          </table:table-cell>
          <table:table-cell office:value-type="float" office:value="1802.7" calcext:value-type="float">
            <text:p>1.802,7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3/2013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72" calcext:value-type="float">
            <text:p>0,0372</text:p>
          </table:table-cell>
          <table:table-cell office:value-type="float" office:value="1817.29" calcext:value-type="float">
            <text:p>1.817,29</text:p>
          </table:table-cell>
          <table:table-cell office:value-type="float" office:value="1810.85" calcext:value-type="float">
            <text:p>1.810,85</text:p>
          </table:table-cell>
          <table:table-cell office:value-type="float" office:value="1810.28" calcext:value-type="float">
            <text:p>1.810,2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3/2013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72" calcext:value-type="float">
            <text:p>0,0372</text:p>
          </table:table-cell>
          <table:table-cell office:value-type="float" office:value="1817.85" calcext:value-type="float">
            <text:p>1.817,85</text:p>
          </table:table-cell>
          <table:table-cell office:value-type="float" office:value="1811.42" calcext:value-type="float">
            <text:p>1.811,42</text:p>
          </table:table-cell>
          <table:table-cell office:value-type="float" office:value="1810.85" calcext:value-type="float">
            <text:p>1.810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3/2013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368" calcext:value-type="float">
            <text:p>0,0368</text:p>
          </table:table-cell>
          <table:table-cell office:value-type="float" office:value="1822.72" calcext:value-type="float">
            <text:p>1.822,72</text:p>
          </table:table-cell>
          <table:table-cell office:value-type="float" office:value="1816.27" calcext:value-type="float">
            <text:p>1.816,27</text:p>
          </table:table-cell>
          <table:table-cell office:value-type="float" office:value="1815.7" calcext:value-type="float">
            <text:p>1.815,7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3/2013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72" calcext:value-type="float">
            <text:p>0,0372</text:p>
          </table:table-cell>
          <table:table-cell office:value-type="float" office:value="1818.98" calcext:value-type="float">
            <text:p>1.818,98</text:p>
          </table:table-cell>
          <table:table-cell office:value-type="float" office:value="1812.55" calcext:value-type="float">
            <text:p>1.812,55</text:p>
          </table:table-cell>
          <table:table-cell office:value-type="float" office:value="1811.98" calcext:value-type="float">
            <text:p>1.811,9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3/2013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81" calcext:value-type="float">
            <text:p>0,0381</text:p>
          </table:table-cell>
          <table:table-cell office:value-type="float" office:value="1810.52" calcext:value-type="float">
            <text:p>1.810,52</text:p>
          </table:table-cell>
          <table:table-cell office:value-type="float" office:value="1804.13" calcext:value-type="float">
            <text:p>1.804,13</text:p>
          </table:table-cell>
          <table:table-cell office:value-type="float" office:value="1802.95" calcext:value-type="float">
            <text:p>1.802,9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3/2013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81" calcext:value-type="float">
            <text:p>0,0381</text:p>
          </table:table-cell>
          <table:table-cell office:value-type="float" office:value="1810.95" calcext:value-type="float">
            <text:p>1.810,95</text:p>
          </table:table-cell>
          <table:table-cell office:value-type="float" office:value="1804.57" calcext:value-type="float">
            <text:p>1.804,57</text:p>
          </table:table-cell>
          <table:table-cell office:value-type="float" office:value="1804.01" calcext:value-type="float">
            <text:p>1.804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3/2013</text:p>
          </table:table-cell>
          <table:table-cell office:value-type="float" office:value="0.0371" calcext:value-type="float">
            <text:p>0,0371</text:p>
          </table:table-cell>
          <table:table-cell office:value-type="float" office:value="0.0377" calcext:value-type="float">
            <text:p>0,0377</text:p>
          </table:table-cell>
          <table:table-cell office:value-type="float" office:value="1815.78" calcext:value-type="float">
            <text:p>1.815,78</text:p>
          </table:table-cell>
          <table:table-cell office:value-type="float" office:value="1809.38" calcext:value-type="float">
            <text:p>1.809,38</text:p>
          </table:table-cell>
          <table:table-cell office:value-type="float" office:value="1808.82" calcext:value-type="float">
            <text:p>1.808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3/2013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374" calcext:value-type="float">
            <text:p>0,0374</text:p>
          </table:table-cell>
          <table:table-cell office:value-type="float" office:value="1819.55" calcext:value-type="float">
            <text:p>1.819,55</text:p>
          </table:table-cell>
          <table:table-cell office:value-type="float" office:value="1813.13" calcext:value-type="float">
            <text:p>1.813,13</text:p>
          </table:table-cell>
          <table:table-cell office:value-type="float" office:value="1812.58" calcext:value-type="float">
            <text:p>1.812,5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3/2013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72" calcext:value-type="float">
            <text:p>0,0372</text:p>
          </table:table-cell>
          <table:table-cell office:value-type="float" office:value="1823.12" calcext:value-type="float">
            <text:p>1.823,12</text:p>
          </table:table-cell>
          <table:table-cell office:value-type="float" office:value="1816.7" calcext:value-type="float">
            <text:p>1.816,70</text:p>
          </table:table-cell>
          <table:table-cell office:value-type="float" office:value="1815.27" calcext:value-type="float">
            <text:p>1.815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4/2013</text:p>
          </table:table-cell>
          <table:table-cell office:value-type="float" office:value="0.0376" calcext:value-type="float">
            <text:p>0,0376</text:p>
          </table:table-cell>
          <table:table-cell office:value-type="float" office:value="0.0382" calcext:value-type="float">
            <text:p>0,0382</text:p>
          </table:table-cell>
          <table:table-cell office:value-type="float" office:value="1812.99" calcext:value-type="float">
            <text:p>1.812,99</text:p>
          </table:table-cell>
          <table:table-cell office:value-type="float" office:value="1806.61" calcext:value-type="float">
            <text:p>1.806,61</text:p>
          </table:table-cell>
          <table:table-cell office:value-type="float" office:value="1806.05" calcext:value-type="float">
            <text:p>1.806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4/2013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39" calcext:value-type="float">
            <text:p>0,039</text:p>
          </table:table-cell>
          <table:table-cell office:value-type="float" office:value="1805.05" calcext:value-type="float">
            <text:p>1.805,05</text:p>
          </table:table-cell>
          <table:table-cell office:value-type="float" office:value="1798.71" calcext:value-type="float">
            <text:p>1.798,71</text:p>
          </table:table-cell>
          <table:table-cell office:value-type="float" office:value="1798.15" calcext:value-type="float">
            <text:p>1.798,1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4/2013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387" calcext:value-type="float">
            <text:p>0,0387</text:p>
          </table:table-cell>
          <table:table-cell office:value-type="float" office:value="1808.79" calcext:value-type="float">
            <text:p>1.808,79</text:p>
          </table:table-cell>
          <table:table-cell office:value-type="float" office:value="1802.44" calcext:value-type="float">
            <text:p>1.802,44</text:p>
          </table:table-cell>
          <table:table-cell office:value-type="float" office:value="1801.88" calcext:value-type="float">
            <text:p>1.801,8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4/2013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393" calcext:value-type="float">
            <text:p>0,0393</text:p>
          </table:table-cell>
          <table:table-cell office:value-type="float" office:value="1803" calcext:value-type="float">
            <text:p>1.803,00</text:p>
          </table:table-cell>
          <table:table-cell office:value-type="float" office:value="1796.68" calcext:value-type="float">
            <text:p>1.796,68</text:p>
          </table:table-cell>
          <table:table-cell office:value-type="float" office:value="1796.12" calcext:value-type="float">
            <text:p>1.796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4/2013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391" calcext:value-type="float">
            <text:p>0,0391</text:p>
          </table:table-cell>
          <table:table-cell office:value-type="float" office:value="1806.26" calcext:value-type="float">
            <text:p>1.806,26</text:p>
          </table:table-cell>
          <table:table-cell office:value-type="float" office:value="1799.93" calcext:value-type="float">
            <text:p>1.799,93</text:p>
          </table:table-cell>
          <table:table-cell office:value-type="float" office:value="1798.79" calcext:value-type="float">
            <text:p>1.798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4/2013</text:p>
          </table:table-cell>
          <table:table-cell office:value-type="float" office:value="0.0369" calcext:value-type="float">
            <text:p>0,0369</text:p>
          </table:table-cell>
          <table:table-cell office:value-type="float" office:value="0.0375" calcext:value-type="float">
            <text:p>0,0375</text:p>
          </table:table-cell>
          <table:table-cell office:value-type="float" office:value="1823.83" calcext:value-type="float">
            <text:p>1.823,83</text:p>
          </table:table-cell>
          <table:table-cell office:value-type="float" office:value="1817.43" calcext:value-type="float">
            <text:p>1.817,43</text:p>
          </table:table-cell>
          <table:table-cell office:value-type="float" office:value="1816.87" calcext:value-type="float">
            <text:p>1.816,8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4/2013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378" calcext:value-type="float">
            <text:p>0,0378</text:p>
          </table:table-cell>
          <table:table-cell office:value-type="float" office:value="1821.18" calcext:value-type="float">
            <text:p>1.821,18</text:p>
          </table:table-cell>
          <table:table-cell office:value-type="float" office:value="1814.8" calcext:value-type="float">
            <text:p>1.814,80</text:p>
          </table:table-cell>
          <table:table-cell office:value-type="float" office:value="1814.24" calcext:value-type="float">
            <text:p>1.814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4/2013</text:p>
          </table:table-cell>
          <table:table-cell office:value-type="float" office:value="0.0373" calcext:value-type="float">
            <text:p>0,0373</text:p>
          </table:table-cell>
          <table:table-cell office:value-type="float" office:value="0.0379" calcext:value-type="float">
            <text:p>0,0379</text:p>
          </table:table-cell>
          <table:table-cell office:value-type="float" office:value="1820.2" calcext:value-type="float">
            <text:p>1.820,20</text:p>
          </table:table-cell>
          <table:table-cell office:value-type="float" office:value="1813.82" calcext:value-type="float">
            <text:p>1.813,82</text:p>
          </table:table-cell>
          <table:table-cell office:value-type="float" office:value="1813.28" calcext:value-type="float">
            <text:p>1.813,2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4/2013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38" calcext:value-type="float">
            <text:p>0,038</text:p>
          </table:table-cell>
          <table:table-cell office:value-type="float" office:value="1819.67" calcext:value-type="float">
            <text:p>1.819,67</text:p>
          </table:table-cell>
          <table:table-cell office:value-type="float" office:value="1813.31" calcext:value-type="float">
            <text:p>1.813,31</text:p>
          </table:table-cell>
          <table:table-cell office:value-type="float" office:value="1812.76" calcext:value-type="float">
            <text:p>1.812,7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4/201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86" calcext:value-type="float">
            <text:p>0,0386</text:p>
          </table:table-cell>
          <table:table-cell office:value-type="float" office:value="1814.4" calcext:value-type="float">
            <text:p>1.814,40</text:p>
          </table:table-cell>
          <table:table-cell office:value-type="float" office:value="1808.05" calcext:value-type="float">
            <text:p>1.808,05</text:p>
          </table:table-cell>
          <table:table-cell office:value-type="float" office:value="1806.96" calcext:value-type="float">
            <text:p>1.806,9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4/2013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393" calcext:value-type="float">
            <text:p>0,0393</text:p>
          </table:table-cell>
          <table:table-cell office:value-type="float" office:value="1807.54" calcext:value-type="float">
            <text:p>1.807,54</text:p>
          </table:table-cell>
          <table:table-cell office:value-type="float" office:value="1801.23" calcext:value-type="float">
            <text:p>1.801,23</text:p>
          </table:table-cell>
          <table:table-cell office:value-type="float" office:value="1800.69" calcext:value-type="float">
            <text:p>1.800,6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4/2013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401" calcext:value-type="float">
            <text:p>0,0401</text:p>
          </table:table-cell>
          <table:table-cell office:value-type="float" office:value="1799.68" calcext:value-type="float">
            <text:p>1.799,68</text:p>
          </table:table-cell>
          <table:table-cell office:value-type="float" office:value="1793.41" calcext:value-type="float">
            <text:p>1.793,41</text:p>
          </table:table-cell>
          <table:table-cell office:value-type="float" office:value="1792.86" calcext:value-type="float">
            <text:p>1.792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4/2013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03" calcext:value-type="float">
            <text:p>0,0403</text:p>
          </table:table-cell>
          <table:table-cell office:value-type="float" office:value="1798.13" calcext:value-type="float">
            <text:p>1.798,13</text:p>
          </table:table-cell>
          <table:table-cell office:value-type="float" office:value="1791.87" calcext:value-type="float">
            <text:p>1.791,87</text:p>
          </table:table-cell>
          <table:table-cell office:value-type="float" office:value="1791.32" calcext:value-type="float">
            <text:p>1.791,3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4/2013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401" calcext:value-type="float">
            <text:p>0,0401</text:p>
          </table:table-cell>
          <table:table-cell office:value-type="float" office:value="1800.77" calcext:value-type="float">
            <text:p>1.800,77</text:p>
          </table:table-cell>
          <table:table-cell office:value-type="float" office:value="1794.51" calcext:value-type="float">
            <text:p>1.794,51</text:p>
          </table:table-cell>
          <table:table-cell office:value-type="float" office:value="1793.96" calcext:value-type="float">
            <text:p>1.793,9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4/2013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373" calcext:value-type="float">
            <text:p>0,0373</text:p>
          </table:table-cell>
          <table:table-cell office:value-type="float" office:value="1831.45" calcext:value-type="float">
            <text:p>1.831,45</text:p>
          </table:table-cell>
          <table:table-cell office:value-type="float" office:value="1825.07" calcext:value-type="float">
            <text:p>1.825,07</text:p>
          </table:table-cell>
          <table:table-cell office:value-type="float" office:value="1823.98" calcext:value-type="float">
            <text:p>1.823,9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4/2013</text:p>
          </table:table-cell>
          <table:table-cell office:value-type="float" office:value="0.0364" calcext:value-type="float">
            <text:p>0,0364</text:p>
          </table:table-cell>
          <table:table-cell office:value-type="float" office:value="0.037" calcext:value-type="float">
            <text:p>0,037</text:p>
          </table:table-cell>
          <table:table-cell office:value-type="float" office:value="1835.34" calcext:value-type="float">
            <text:p>1.835,34</text:p>
          </table:table-cell>
          <table:table-cell office:value-type="float" office:value="1828.94" calcext:value-type="float">
            <text:p>1.828,94</text:p>
          </table:table-cell>
          <table:table-cell office:value-type="float" office:value="1828.38" calcext:value-type="float">
            <text:p>1.828,3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4/2013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365" calcext:value-type="float">
            <text:p>0,0365</text:p>
          </table:table-cell>
          <table:table-cell office:value-type="float" office:value="1841.24" calcext:value-type="float">
            <text:p>1.841,24</text:p>
          </table:table-cell>
          <table:table-cell office:value-type="float" office:value="1834.82" calcext:value-type="float">
            <text:p>1.834,82</text:p>
          </table:table-cell>
          <table:table-cell office:value-type="float" office:value="1834.27" calcext:value-type="float">
            <text:p>1.834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4/2013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364" calcext:value-type="float">
            <text:p>0,0364</text:p>
          </table:table-cell>
          <table:table-cell office:value-type="float" office:value="1842.87" calcext:value-type="float">
            <text:p>1.842,87</text:p>
          </table:table-cell>
          <table:table-cell office:value-type="float" office:value="1836.45" calcext:value-type="float">
            <text:p>1.836,45</text:p>
          </table:table-cell>
          <table:table-cell office:value-type="float" office:value="1835.89" calcext:value-type="float">
            <text:p>1.835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4/2013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368" calcext:value-type="float">
            <text:p>0,0368</text:p>
          </table:table-cell>
          <table:table-cell office:value-type="float" office:value="1839.14" calcext:value-type="float">
            <text:p>1.839,14</text:p>
          </table:table-cell>
          <table:table-cell office:value-type="float" office:value="1832.73" calcext:value-type="float">
            <text:p>1.832,73</text:p>
          </table:table-cell>
          <table:table-cell office:value-type="float" office:value="1832.18" calcext:value-type="float">
            <text:p>1.832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4/2013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374" calcext:value-type="float">
            <text:p>0,0374</text:p>
          </table:table-cell>
          <table:table-cell office:value-type="float" office:value="1833.88" calcext:value-type="float">
            <text:p>1.833,88</text:p>
          </table:table-cell>
          <table:table-cell office:value-type="float" office:value="1827.5" calcext:value-type="float">
            <text:p>1.827,50</text:p>
          </table:table-cell>
          <table:table-cell office:value-type="float" office:value="1826.36" calcext:value-type="float">
            <text:p>1.826,3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4/2013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72" calcext:value-type="float">
            <text:p>0,0372</text:p>
          </table:table-cell>
          <table:table-cell office:value-type="float" office:value="1836.56" calcext:value-type="float">
            <text:p>1.836,56</text:p>
          </table:table-cell>
          <table:table-cell office:value-type="float" office:value="1830.18" calcext:value-type="float">
            <text:p>1.830,18</text:p>
          </table:table-cell>
          <table:table-cell office:value-type="float" office:value="1829.62" calcext:value-type="float">
            <text:p>1.829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4/2013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72" calcext:value-type="float">
            <text:p>0,0372</text:p>
          </table:table-cell>
          <table:table-cell office:value-type="float" office:value="1837.41" calcext:value-type="float">
            <text:p>1.837,41</text:p>
          </table:table-cell>
          <table:table-cell office:value-type="float" office:value="1831.03" calcext:value-type="float">
            <text:p>1.831,03</text:p>
          </table:table-cell>
          <table:table-cell office:value-type="float" office:value="1830.18" calcext:value-type="float">
            <text:p>1.830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5/2013</text:p>
          </table:table-cell>
          <table:table-cell office:value-type="float" office:value="0.0364" calcext:value-type="float">
            <text:p>0,0364</text:p>
          </table:table-cell>
          <table:table-cell office:value-type="float" office:value="0.037" calcext:value-type="float">
            <text:p>0,037</text:p>
          </table:table-cell>
          <table:table-cell office:value-type="float" office:value="1840.1" calcext:value-type="float">
            <text:p>1.840,10</text:p>
          </table:table-cell>
          <table:table-cell office:value-type="float" office:value="1833.71" calcext:value-type="float">
            <text:p>1.833,71</text:p>
          </table:table-cell>
          <table:table-cell office:value-type="float" office:value="1833.15" calcext:value-type="float">
            <text:p>1.833,1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5/2013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036" calcext:value-type="float">
            <text:p>0,036</text:p>
          </table:table-cell>
          <table:table-cell office:value-type="float" office:value="1851.94" calcext:value-type="float">
            <text:p>1.851,94</text:p>
          </table:table-cell>
          <table:table-cell office:value-type="float" office:value="1845.51" calcext:value-type="float">
            <text:p>1.845,51</text:p>
          </table:table-cell>
          <table:table-cell office:value-type="float" office:value="1844.37" calcext:value-type="float">
            <text:p>1.844,3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5/2013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66" calcext:value-type="float">
            <text:p>0,0366</text:p>
          </table:table-cell>
          <table:table-cell office:value-type="float" office:value="1846.07" calcext:value-type="float">
            <text:p>1.846,07</text:p>
          </table:table-cell>
          <table:table-cell office:value-type="float" office:value="1839.66" calcext:value-type="float">
            <text:p>1.839,66</text:p>
          </table:table-cell>
          <table:table-cell office:value-type="float" office:value="1839.11" calcext:value-type="float">
            <text:p>1.839,1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5/2013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363" calcext:value-type="float">
            <text:p>0,0363</text:p>
          </table:table-cell>
          <table:table-cell office:value-type="float" office:value="1849.83" calcext:value-type="float">
            <text:p>1.849,83</text:p>
          </table:table-cell>
          <table:table-cell office:value-type="float" office:value="1843.42" calcext:value-type="float">
            <text:p>1.843,42</text:p>
          </table:table-cell>
          <table:table-cell office:value-type="float" office:value="1842.86" calcext:value-type="float">
            <text:p>1.842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5/2013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362" calcext:value-type="float">
            <text:p>0,0362</text:p>
          </table:table-cell>
          <table:table-cell office:value-type="float" office:value="1852.48" calcext:value-type="float">
            <text:p>1.852,48</text:p>
          </table:table-cell>
          <table:table-cell office:value-type="float" office:value="1846.07" calcext:value-type="float">
            <text:p>1.846,07</text:p>
          </table:table-cell>
          <table:table-cell office:value-type="float" office:value="1845.47" calcext:value-type="float">
            <text:p>1.845,4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5/2013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362" calcext:value-type="float">
            <text:p>0,0362</text:p>
          </table:table-cell>
          <table:table-cell office:value-type="float" office:value="1853.08" calcext:value-type="float">
            <text:p>1.853,08</text:p>
          </table:table-cell>
          <table:table-cell office:value-type="float" office:value="1846.66" calcext:value-type="float">
            <text:p>1.846,66</text:p>
          </table:table-cell>
          <table:table-cell office:value-type="float" office:value="1846.07" calcext:value-type="float">
            <text:p>1.846,0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5/2013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371" calcext:value-type="float">
            <text:p>0,0371</text:p>
          </table:table-cell>
          <table:table-cell office:value-type="float" office:value="1844.74" calcext:value-type="float">
            <text:p>1.844,74</text:p>
          </table:table-cell>
          <table:table-cell office:value-type="float" office:value="1838.36" calcext:value-type="float">
            <text:p>1.838,36</text:p>
          </table:table-cell>
          <table:table-cell office:value-type="float" office:value="1837.09" calcext:value-type="float">
            <text:p>1.837,0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5/2013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81" calcext:value-type="float">
            <text:p>0,0381</text:p>
          </table:table-cell>
          <table:table-cell office:value-type="float" office:value="1834.73" calcext:value-type="float">
            <text:p>1.834,73</text:p>
          </table:table-cell>
          <table:table-cell office:value-type="float" office:value="1828.4" calcext:value-type="float">
            <text:p>1.828,40</text:p>
          </table:table-cell>
          <table:table-cell office:value-type="float" office:value="1827.79" calcext:value-type="float">
            <text:p>1.827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5/2013</text:p>
          </table:table-cell>
          <table:table-cell office:value-type="float" office:value="0.0373" calcext:value-type="float">
            <text:p>0,0373</text:p>
          </table:table-cell>
          <table:table-cell office:value-type="float" office:value="0.0379" calcext:value-type="float">
            <text:p>0,0379</text:p>
          </table:table-cell>
          <table:table-cell office:value-type="float" office:value="1837.45" calcext:value-type="float">
            <text:p>1.837,45</text:p>
          </table:table-cell>
          <table:table-cell office:value-type="float" office:value="1831.11" calcext:value-type="float">
            <text:p>1.831,11</text:p>
          </table:table-cell>
          <table:table-cell office:value-type="float" office:value="1830.5" calcext:value-type="float">
            <text:p>1.830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5/2013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39" calcext:value-type="float">
            <text:p>0,039</text:p>
          </table:table-cell>
          <table:table-cell office:value-type="float" office:value="1826.32" calcext:value-type="float">
            <text:p>1.826,32</text:p>
          </table:table-cell>
          <table:table-cell office:value-type="float" office:value="1820.03" calcext:value-type="float">
            <text:p>1.820,03</text:p>
          </table:table-cell>
          <table:table-cell office:value-type="float" office:value="1819.55" calcext:value-type="float">
            <text:p>1.819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5/201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86" calcext:value-type="float">
            <text:p>0,0386</text:p>
          </table:table-cell>
          <table:table-cell office:value-type="float" office:value="1831" calcext:value-type="float">
            <text:p>1.831,00</text:p>
          </table:table-cell>
          <table:table-cell office:value-type="float" office:value="1824.69" calcext:value-type="float">
            <text:p>1.824,69</text:p>
          </table:table-cell>
          <table:table-cell office:value-type="float" office:value="1824.22" calcext:value-type="float">
            <text:p>1.824,2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5/2013</text:p>
          </table:table-cell>
          <table:table-cell office:value-type="float" office:value="0.0373" calcext:value-type="float">
            <text:p>0,0373</text:p>
          </table:table-cell>
          <table:table-cell office:value-type="float" office:value="0.0379" calcext:value-type="float">
            <text:p>0,0379</text:p>
          </table:table-cell>
          <table:table-cell office:value-type="float" office:value="1839.26" calcext:value-type="float">
            <text:p>1.839,26</text:p>
          </table:table-cell>
          <table:table-cell office:value-type="float" office:value="1832.93" calcext:value-type="float">
            <text:p>1.832,93</text:p>
          </table:table-cell>
          <table:table-cell office:value-type="float" office:value="1832.05" calcext:value-type="float">
            <text:p>1.832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5/2013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384" calcext:value-type="float">
            <text:p>0,0384</text:p>
          </table:table-cell>
          <table:table-cell office:value-type="float" office:value="1834.45" calcext:value-type="float">
            <text:p>1.834,45</text:p>
          </table:table-cell>
          <table:table-cell office:value-type="float" office:value="1828.14" calcext:value-type="float">
            <text:p>1.828,14</text:p>
          </table:table-cell>
          <table:table-cell office:value-type="float" office:value="1827.67" calcext:value-type="float">
            <text:p>1.827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5/2013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391" calcext:value-type="float">
            <text:p>0,0391</text:p>
          </table:table-cell>
          <table:table-cell office:value-type="float" office:value="1827.57" calcext:value-type="float">
            <text:p>1.827,57</text:p>
          </table:table-cell>
          <table:table-cell office:value-type="float" office:value="1821.29" calcext:value-type="float">
            <text:p>1.821,29</text:p>
          </table:table-cell>
          <table:table-cell office:value-type="float" office:value="1820.81" calcext:value-type="float">
            <text:p>1.820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5/2013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388" calcext:value-type="float">
            <text:p>0,0388</text:p>
          </table:table-cell>
          <table:table-cell office:value-type="float" office:value="1831.19" calcext:value-type="float">
            <text:p>1.831,19</text:p>
          </table:table-cell>
          <table:table-cell office:value-type="float" office:value="1824.9" calcext:value-type="float">
            <text:p>1.824,90</text:p>
          </table:table-cell>
          <table:table-cell office:value-type="float" office:value="1824.42" calcext:value-type="float">
            <text:p>1.824,4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5/2013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392" calcext:value-type="float">
            <text:p>0,0392</text:p>
          </table:table-cell>
          <table:table-cell office:value-type="float" office:value="1827.68" calcext:value-type="float">
            <text:p>1.827,68</text:p>
          </table:table-cell>
          <table:table-cell office:value-type="float" office:value="1821.41" calcext:value-type="float">
            <text:p>1.821,41</text:p>
          </table:table-cell>
          <table:table-cell office:value-type="float" office:value="1820.91" calcext:value-type="float">
            <text:p>1.820,9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5/2013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394" calcext:value-type="float">
            <text:p>0,0394</text:p>
          </table:table-cell>
          <table:table-cell office:value-type="float" office:value="1826.53" calcext:value-type="float">
            <text:p>1.826,53</text:p>
          </table:table-cell>
          <table:table-cell office:value-type="float" office:value="1820.27" calcext:value-type="float">
            <text:p>1.820,27</text:p>
          </table:table-cell>
          <table:table-cell office:value-type="float" office:value="1819.33" calcext:value-type="float">
            <text:p>1.819,3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5/2013</text:p>
          </table:table-cell>
          <table:table-cell office:value-type="float" office:value="0.0399" calcext:value-type="float">
            <text:p>0,0399</text:p>
          </table:table-cell>
          <table:table-cell office:value-type="float" office:value="0.0405" calcext:value-type="float">
            <text:p>0,0405</text:p>
          </table:table-cell>
          <table:table-cell office:value-type="float" office:value="1815.58" calcext:value-type="float">
            <text:p>1.815,58</text:p>
          </table:table-cell>
          <table:table-cell office:value-type="float" office:value="1809.37" calcext:value-type="float">
            <text:p>1.809,37</text:p>
          </table:table-cell>
          <table:table-cell office:value-type="float" office:value="1808.86" calcext:value-type="float">
            <text:p>1.808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5/2013</text:p>
          </table:table-cell>
          <table:table-cell office:value-type="float" office:value="0.0403" calcext:value-type="float">
            <text:p>0,0403</text:p>
          </table:table-cell>
          <table:table-cell office:value-type="float" office:value="0.0409" calcext:value-type="float">
            <text:p>0,0409</text:p>
          </table:table-cell>
          <table:table-cell office:value-type="float" office:value="1811.94" calcext:value-type="float">
            <text:p>1.811,94</text:p>
          </table:table-cell>
          <table:table-cell office:value-type="float" office:value="1805.75" calcext:value-type="float">
            <text:p>1.805,75</text:p>
          </table:table-cell>
          <table:table-cell office:value-type="float" office:value="1805.24" calcext:value-type="float">
            <text:p>1.805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5/2013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421" calcext:value-type="float">
            <text:p>0,0421</text:p>
          </table:table-cell>
          <table:table-cell office:value-type="float" office:value="1800.31" calcext:value-type="float">
            <text:p>1.800,31</text:p>
          </table:table-cell>
          <table:table-cell office:value-type="float" office:value="1794.18" calcext:value-type="float">
            <text:p>1.794,18</text:p>
          </table:table-cell>
          <table:table-cell office:value-type="float" office:value="1793.44" calcext:value-type="float">
            <text:p>1.793,4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5/2013</text:p>
          </table:table-cell>
          <table:table-cell office:value-type="float" office:value="0.0407" calcext:value-type="float">
            <text:p>0,0407</text:p>
          </table:table-cell>
          <table:table-cell office:value-type="float" office:value="0.0413" calcext:value-type="float">
            <text:p>0,0413</text:p>
          </table:table-cell>
          <table:table-cell office:value-type="float" office:value="1809.49" calcext:value-type="float">
            <text:p>1.809,49</text:p>
          </table:table-cell>
          <table:table-cell office:value-type="float" office:value="1803.32" calcext:value-type="float">
            <text:p>1.803,32</text:p>
          </table:table-cell>
          <table:table-cell office:value-type="float" office:value="1802.37" calcext:value-type="float">
            <text:p>1.802,3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6/2013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454" calcext:value-type="float">
            <text:p>0,0454</text:p>
          </table:table-cell>
          <table:table-cell office:value-type="float" office:value="1768.32" calcext:value-type="float">
            <text:p>1.768,32</text:p>
          </table:table-cell>
          <table:table-cell office:value-type="float" office:value="1762.32" calcext:value-type="float">
            <text:p>1.762,32</text:p>
          </table:table-cell>
          <table:table-cell office:value-type="float" office:value="1761.79" calcext:value-type="float">
            <text:p>1.761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6/2013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454" calcext:value-type="float">
            <text:p>0,0454</text:p>
          </table:table-cell>
          <table:table-cell office:value-type="float" office:value="1768.85" calcext:value-type="float">
            <text:p>1.768,85</text:p>
          </table:table-cell>
          <table:table-cell office:value-type="float" office:value="1762.84" calcext:value-type="float">
            <text:p>1.762,84</text:p>
          </table:table-cell>
          <table:table-cell office:value-type="float" office:value="1762.32" calcext:value-type="float">
            <text:p>1.762,3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6/2013</text:p>
          </table:table-cell>
          <table:table-cell office:value-type="float" office:value="0.0424" calcext:value-type="float">
            <text:p>0,0424</text:p>
          </table:table-cell>
          <table:table-cell office:value-type="float" office:value="0.043" calcext:value-type="float">
            <text:p>0,043</text:p>
          </table:table-cell>
          <table:table-cell office:value-type="float" office:value="1793.61" calcext:value-type="float">
            <text:p>1.793,61</text:p>
          </table:table-cell>
          <table:table-cell office:value-type="float" office:value="1787.52" calcext:value-type="float">
            <text:p>1.787,52</text:p>
          </table:table-cell>
          <table:table-cell office:value-type="float" office:value="1787" calcext:value-type="float">
            <text:p>1.787,0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6/2013</text:p>
          </table:table-cell>
          <table:table-cell office:value-type="float" office:value="0.0442" calcext:value-type="float">
            <text:p>0,0442</text:p>
          </table:table-cell>
          <table:table-cell office:value-type="float" office:value="0.0448" calcext:value-type="float">
            <text:p>0,0448</text:p>
          </table:table-cell>
          <table:table-cell office:value-type="float" office:value="1775.92" calcext:value-type="float">
            <text:p>1.775,92</text:p>
          </table:table-cell>
          <table:table-cell office:value-type="float" office:value="1769.9" calcext:value-type="float">
            <text:p>1.769,90</text:p>
          </table:table-cell>
          <table:table-cell office:value-type="float" office:value="1769.37" calcext:value-type="float">
            <text:p>1.769,3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6/2013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0475" calcext:value-type="float">
            <text:p>0,0475</text:p>
          </table:table-cell>
          <table:table-cell office:value-type="float" office:value="1749.82" calcext:value-type="float">
            <text:p>1.749,82</text:p>
          </table:table-cell>
          <table:table-cell office:value-type="float" office:value="1743.91" calcext:value-type="float">
            <text:p>1.743,91</text:p>
          </table:table-cell>
          <table:table-cell office:value-type="float" office:value="1742.96" calcext:value-type="float">
            <text:p>1.742,9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6/2013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468" calcext:value-type="float">
            <text:p>0,0468</text:p>
          </table:table-cell>
          <table:table-cell office:value-type="float" office:value="1757.27" calcext:value-type="float">
            <text:p>1.757,27</text:p>
          </table:table-cell>
          <table:table-cell office:value-type="float" office:value="1751.34" calcext:value-type="float">
            <text:p>1.751,34</text:p>
          </table:table-cell>
          <table:table-cell office:value-type="float" office:value="1750.81" calcext:value-type="float">
            <text:p>1.750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6/2013</text:p>
          </table:table-cell>
          <table:table-cell office:value-type="float" office:value="0.0513" calcext:value-type="float">
            <text:p>0,0513</text:p>
          </table:table-cell>
          <table:table-cell office:value-type="float" office:value="0.0519" calcext:value-type="float">
            <text:p>0,0519</text:p>
          </table:table-cell>
          <table:table-cell office:value-type="float" office:value="1708.08" calcext:value-type="float">
            <text:p>1.708,08</text:p>
          </table:table-cell>
          <table:table-cell office:value-type="float" office:value="1702.33" calcext:value-type="float">
            <text:p>1.702,33</text:p>
          </table:table-cell>
          <table:table-cell office:value-type="float" office:value="1701.79" calcext:value-type="float">
            <text:p>1.701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6/2013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509" calcext:value-type="float">
            <text:p>0,0509</text:p>
          </table:table-cell>
          <table:table-cell office:value-type="float" office:value="1718.23" calcext:value-type="float">
            <text:p>1.718,23</text:p>
          </table:table-cell>
          <table:table-cell office:value-type="float" office:value="1712.46" calcext:value-type="float">
            <text:p>1.712,46</text:p>
          </table:table-cell>
          <table:table-cell office:value-type="float" office:value="1711.91" calcext:value-type="float">
            <text:p>1.711,9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6/201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26" calcext:value-type="float">
            <text:p>0,0526</text:p>
          </table:table-cell>
          <table:table-cell office:value-type="float" office:value="1702.47" calcext:value-type="float">
            <text:p>1.702,47</text:p>
          </table:table-cell>
          <table:table-cell office:value-type="float" office:value="1696.76" calcext:value-type="float">
            <text:p>1.696,76</text:p>
          </table:table-cell>
          <table:table-cell office:value-type="float" office:value="1696.21" calcext:value-type="float">
            <text:p>1.696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6/2013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503" calcext:value-type="float">
            <text:p>0,0503</text:p>
          </table:table-cell>
          <table:table-cell office:value-type="float" office:value="1725.52" calcext:value-type="float">
            <text:p>1.725,52</text:p>
          </table:table-cell>
          <table:table-cell office:value-type="float" office:value="1719.72" calcext:value-type="float">
            <text:p>1.719,72</text:p>
          </table:table-cell>
          <table:table-cell office:value-type="float" office:value="1718.77" calcext:value-type="float">
            <text:p>1.718,7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6/2013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514" calcext:value-type="float">
            <text:p>0,0514</text:p>
          </table:table-cell>
          <table:table-cell office:value-type="float" office:value="1715.45" calcext:value-type="float">
            <text:p>1.715,45</text:p>
          </table:table-cell>
          <table:table-cell office:value-type="float" office:value="1709.7" calcext:value-type="float">
            <text:p>1.709,70</text:p>
          </table:table-cell>
          <table:table-cell office:value-type="float" office:value="1709.15" calcext:value-type="float">
            <text:p>1.709,1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6/2013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553" calcext:value-type="float">
            <text:p>0,0553</text:p>
          </table:table-cell>
          <table:table-cell office:value-type="float" office:value="1679.01" calcext:value-type="float">
            <text:p>1.679,01</text:p>
          </table:table-cell>
          <table:table-cell office:value-type="float" office:value="1673.41" calcext:value-type="float">
            <text:p>1.673,41</text:p>
          </table:table-cell>
          <table:table-cell office:value-type="float" office:value="1672.85" calcext:value-type="float">
            <text:p>1.672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6/2013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559" calcext:value-type="float">
            <text:p>0,0559</text:p>
          </table:table-cell>
          <table:table-cell office:value-type="float" office:value="1673.97" calcext:value-type="float">
            <text:p>1.673,97</text:p>
          </table:table-cell>
          <table:table-cell office:value-type="float" office:value="1668.38" calcext:value-type="float">
            <text:p>1.668,38</text:p>
          </table:table-cell>
          <table:table-cell office:value-type="float" office:value="1667.82" calcext:value-type="float">
            <text:p>1.667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6/2013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584" calcext:value-type="float">
            <text:p>0,0584</text:p>
          </table:table-cell>
          <table:table-cell office:value-type="float" office:value="1651.41" calcext:value-type="float">
            <text:p>1.651,41</text:p>
          </table:table-cell>
          <table:table-cell office:value-type="float" office:value="1645.92" calcext:value-type="float">
            <text:p>1.645,92</text:p>
          </table:table-cell>
          <table:table-cell office:value-type="float" office:value="1645.36" calcext:value-type="float">
            <text:p>1.645,3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6/2013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553" calcext:value-type="float">
            <text:p>0,0553</text:p>
          </table:table-cell>
          <table:table-cell office:value-type="float" office:value="1681.08" calcext:value-type="float">
            <text:p>1.681,08</text:p>
          </table:table-cell>
          <table:table-cell office:value-type="float" office:value="1675.48" calcext:value-type="float">
            <text:p>1.675,48</text:p>
          </table:table-cell>
          <table:table-cell office:value-type="float" office:value="1674.52" calcext:value-type="float">
            <text:p>1.674,5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6/2013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552" calcext:value-type="float">
            <text:p>0,0552</text:p>
          </table:table-cell>
          <table:table-cell office:value-type="float" office:value="1682.35" calcext:value-type="float">
            <text:p>1.682,35</text:p>
          </table:table-cell>
          <table:table-cell office:value-type="float" office:value="1676.75" calcext:value-type="float">
            <text:p>1.676,75</text:p>
          </table:table-cell>
          <table:table-cell office:value-type="float" office:value="1676.21" calcext:value-type="float">
            <text:p>1.676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6/2013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052" calcext:value-type="float">
            <text:p>0,052</text:p>
          </table:table-cell>
          <table:table-cell office:value-type="float" office:value="1713.13" calcext:value-type="float">
            <text:p>1.713,13</text:p>
          </table:table-cell>
          <table:table-cell office:value-type="float" office:value="1707.41" calcext:value-type="float">
            <text:p>1.707,41</text:p>
          </table:table-cell>
          <table:table-cell office:value-type="float" office:value="1706.89" calcext:value-type="float">
            <text:p>1.706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6/2013</text:p>
          </table:table-cell>
          <table:table-cell office:value-type="float" office:value="0.0499" calcext:value-type="float">
            <text:p>0,0499</text:p>
          </table:table-cell>
          <table:table-cell office:value-type="float" office:value="0.0505" calcext:value-type="float">
            <text:p>0,0505</text:p>
          </table:table-cell>
          <table:table-cell office:value-type="float" office:value="1728.05" calcext:value-type="float">
            <text:p>1.728,05</text:p>
          </table:table-cell>
          <table:table-cell office:value-type="float" office:value="1722.27" calcext:value-type="float">
            <text:p>1.722,27</text:p>
          </table:table-cell>
          <table:table-cell office:value-type="float" office:value="1721.75" calcext:value-type="float">
            <text:p>1.721,7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6/2013</text:p>
          </table:table-cell>
          <table:table-cell office:value-type="float" office:value="0.0504" calcext:value-type="float">
            <text:p>0,0504</text:p>
          </table:table-cell>
          <table:table-cell office:value-type="float" office:value="0.051" calcext:value-type="float">
            <text:p>0,051</text:p>
          </table:table-cell>
          <table:table-cell office:value-type="float" office:value="1723.75" calcext:value-type="float">
            <text:p>1.723,75</text:p>
          </table:table-cell>
          <table:table-cell office:value-type="float" office:value="1718" calcext:value-type="float">
            <text:p>1.718,00</text:p>
          </table:table-cell>
          <table:table-cell office:value-type="float" office:value="1717.48" calcext:value-type="float">
            <text:p>1.717,4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6/2013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5" calcext:value-type="float">
            <text:p>0,05</text:p>
          </table:table-cell>
          <table:table-cell office:value-type="float" office:value="1734.27" calcext:value-type="float">
            <text:p>1.734,27</text:p>
          </table:table-cell>
          <table:table-cell office:value-type="float" office:value="1728.49" calcext:value-type="float">
            <text:p>1.728,49</text:p>
          </table:table-cell>
          <table:table-cell office:value-type="float" office:value="1727.6" calcext:value-type="float">
            <text:p>1.727,6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7/2013</text:p>
          </table:table-cell>
          <table:table-cell office:value-type="float" office:value="0.0512" calcext:value-type="float">
            <text:p>0,0512</text:p>
          </table:table-cell>
          <table:table-cell office:value-type="float" office:value="0.0518" calcext:value-type="float">
            <text:p>0,0518</text:p>
          </table:table-cell>
          <table:table-cell office:value-type="float" office:value="1717.5" calcext:value-type="float">
            <text:p>1.717,50</text:p>
          </table:table-cell>
          <table:table-cell office:value-type="float" office:value="1711.78" calcext:value-type="float">
            <text:p>1.711,78</text:p>
          </table:table-cell>
          <table:table-cell office:value-type="float" office:value="1711.26" calcext:value-type="float">
            <text:p>1.711,2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7/2013</text:p>
          </table:table-cell>
          <table:table-cell office:value-type="float" office:value="0.0506" calcext:value-type="float">
            <text:p>0,0506</text:p>
          </table:table-cell>
          <table:table-cell office:value-type="float" office:value="0.0512" calcext:value-type="float">
            <text:p>0,0512</text:p>
          </table:table-cell>
          <table:table-cell office:value-type="float" office:value="1723.76" calcext:value-type="float">
            <text:p>1.723,76</text:p>
          </table:table-cell>
          <table:table-cell office:value-type="float" office:value="1718.02" calcext:value-type="float">
            <text:p>1.718,02</text:p>
          </table:table-cell>
          <table:table-cell office:value-type="float" office:value="1717.5" calcext:value-type="float">
            <text:p>1.717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7/2013</text:p>
          </table:table-cell>
          <table:table-cell office:value-type="float" office:value="0.0496" calcext:value-type="float">
            <text:p>0,0496</text:p>
          </table:table-cell>
          <table:table-cell office:value-type="float" office:value="0.0502" calcext:value-type="float">
            <text:p>0,0502</text:p>
          </table:table-cell>
          <table:table-cell office:value-type="float" office:value="1733.9" calcext:value-type="float">
            <text:p>1.733,90</text:p>
          </table:table-cell>
          <table:table-cell office:value-type="float" office:value="1728.12" calcext:value-type="float">
            <text:p>1.728,12</text:p>
          </table:table-cell>
          <table:table-cell office:value-type="float" office:value="1727.6" calcext:value-type="float">
            <text:p>1.727,6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7/2013</text:p>
          </table:table-cell>
          <table:table-cell office:value-type="float" office:value="0.0499" calcext:value-type="float">
            <text:p>0,0499</text:p>
          </table:table-cell>
          <table:table-cell office:value-type="float" office:value="0.0505" calcext:value-type="float">
            <text:p>0,0505</text:p>
          </table:table-cell>
          <table:table-cell office:value-type="float" office:value="1731.52" calcext:value-type="float">
            <text:p>1.731,52</text:p>
          </table:table-cell>
          <table:table-cell office:value-type="float" office:value="1725.76" calcext:value-type="float">
            <text:p>1.725,76</text:p>
          </table:table-cell>
          <table:table-cell office:value-type="float" office:value="1725.24" calcext:value-type="float">
            <text:p>1.725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7/2013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521" calcext:value-type="float">
            <text:p>0,0521</text:p>
          </table:table-cell>
          <table:table-cell office:value-type="float" office:value="1716.31" calcext:value-type="float">
            <text:p>1.716,31</text:p>
          </table:table-cell>
          <table:table-cell office:value-type="float" office:value="1710.62" calcext:value-type="float">
            <text:p>1.710,62</text:p>
          </table:table-cell>
          <table:table-cell office:value-type="float" office:value="1709.83" calcext:value-type="float">
            <text:p>1.709,8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7/2013</text:p>
          </table:table-cell>
          <table:table-cell office:value-type="float" office:value="0.0521" calcext:value-type="float">
            <text:p>0,0521</text:p>
          </table:table-cell>
          <table:table-cell office:value-type="float" office:value="0.0527" calcext:value-type="float">
            <text:p>0,0527</text:p>
          </table:table-cell>
          <table:table-cell office:value-type="float" office:value="1711.6" calcext:value-type="float">
            <text:p>1.711,60</text:p>
          </table:table-cell>
          <table:table-cell office:value-type="float" office:value="1705.93" calcext:value-type="float">
            <text:p>1.705,93</text:p>
          </table:table-cell>
          <table:table-cell office:value-type="float" office:value="1704.94" calcext:value-type="float">
            <text:p>1.704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7/2013</text:p>
          </table:table-cell>
          <table:table-cell office:value-type="float" office:value="0.0513" calcext:value-type="float">
            <text:p>0,0513</text:p>
          </table:table-cell>
          <table:table-cell office:value-type="float" office:value="0.0519" calcext:value-type="float">
            <text:p>0,0519</text:p>
          </table:table-cell>
          <table:table-cell office:value-type="float" office:value="1719.69" calcext:value-type="float">
            <text:p>1.719,69</text:p>
          </table:table-cell>
          <table:table-cell office:value-type="float" office:value="1713.99" calcext:value-type="float">
            <text:p>1.713,99</text:p>
          </table:table-cell>
          <table:table-cell office:value-type="float" office:value="1713.5" calcext:value-type="float">
            <text:p>1.713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7/2013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521" calcext:value-type="float">
            <text:p>0,0521</text:p>
          </table:table-cell>
          <table:table-cell office:value-type="float" office:value="1718.28" calcext:value-type="float">
            <text:p>1.718,28</text:p>
          </table:table-cell>
          <table:table-cell office:value-type="float" office:value="1712.59" calcext:value-type="float">
            <text:p>1.712,59</text:p>
          </table:table-cell>
          <table:table-cell office:value-type="float" office:value="1712.09" calcext:value-type="float">
            <text:p>1.712,0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7/2013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25" calcext:value-type="float">
            <text:p>0,0525</text:p>
          </table:table-cell>
          <table:table-cell office:value-type="float" office:value="1715.27" calcext:value-type="float">
            <text:p>1.715,27</text:p>
          </table:table-cell>
          <table:table-cell office:value-type="float" office:value="1709.6" calcext:value-type="float">
            <text:p>1.709,60</text:p>
          </table:table-cell>
          <table:table-cell office:value-type="float" office:value="1708.81" calcext:value-type="float">
            <text:p>1.708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7/2013</text:p>
          </table:table-cell>
          <table:table-cell office:value-type="float" office:value="0.0521" calcext:value-type="float">
            <text:p>0,0521</text:p>
          </table:table-cell>
          <table:table-cell office:value-type="float" office:value="0.0527" calcext:value-type="float">
            <text:p>0,0527</text:p>
          </table:table-cell>
          <table:table-cell office:value-type="float" office:value="1713.8" calcext:value-type="float">
            <text:p>1.713,80</text:p>
          </table:table-cell>
          <table:table-cell office:value-type="float" office:value="1708.14" calcext:value-type="float">
            <text:p>1.708,14</text:p>
          </table:table-cell>
          <table:table-cell office:value-type="float" office:value="1707.71" calcext:value-type="float">
            <text:p>1.707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7/2013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514" calcext:value-type="float">
            <text:p>0,0514</text:p>
          </table:table-cell>
          <table:table-cell office:value-type="float" office:value="1726.56" calcext:value-type="float">
            <text:p>1.726,56</text:p>
          </table:table-cell>
          <table:table-cell office:value-type="float" office:value="1720.85" calcext:value-type="float">
            <text:p>1.720,85</text:p>
          </table:table-cell>
          <table:table-cell office:value-type="float" office:value="1720.43" calcext:value-type="float">
            <text:p>1.720,4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7/2013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514" calcext:value-type="float">
            <text:p>0,0514</text:p>
          </table:table-cell>
          <table:table-cell office:value-type="float" office:value="1726.97" calcext:value-type="float">
            <text:p>1.726,97</text:p>
          </table:table-cell>
          <table:table-cell office:value-type="float" office:value="1721.26" calcext:value-type="float">
            <text:p>1.721,26</text:p>
          </table:table-cell>
          <table:table-cell office:value-type="float" office:value="1720.85" calcext:value-type="float">
            <text:p>1.720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7/2013</text:p>
          </table:table-cell>
          <table:table-cell office:value-type="float" office:value="0.0498" calcext:value-type="float">
            <text:p>0,0498</text:p>
          </table:table-cell>
          <table:table-cell office:value-type="float" office:value="0.0504" calcext:value-type="float">
            <text:p>0,0504</text:p>
          </table:table-cell>
          <table:table-cell office:value-type="float" office:value="1736.93" calcext:value-type="float">
            <text:p>1.736,93</text:p>
          </table:table-cell>
          <table:table-cell office:value-type="float" office:value="1731.19" calcext:value-type="float">
            <text:p>1.731,19</text:p>
          </table:table-cell>
          <table:table-cell office:value-type="float" office:value="1730.78" calcext:value-type="float">
            <text:p>1.730,7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7/2013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494" calcext:value-type="float">
            <text:p>0,0494</text:p>
          </table:table-cell>
          <table:table-cell office:value-type="float" office:value="1747.1" calcext:value-type="float">
            <text:p>1.747,10</text:p>
          </table:table-cell>
          <table:table-cell office:value-type="float" office:value="1741.33" calcext:value-type="float">
            <text:p>1.741,33</text:p>
          </table:table-cell>
          <table:table-cell office:value-type="float" office:value="1740.77" calcext:value-type="float">
            <text:p>1.740,7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7/2013</text:p>
          </table:table-cell>
          <table:table-cell office:value-type="float" office:value="0.0477" calcext:value-type="float">
            <text:p>0,0477</text:p>
          </table:table-cell>
          <table:table-cell office:value-type="float" office:value="0.0483" calcext:value-type="float">
            <text:p>0,0483</text:p>
          </table:table-cell>
          <table:table-cell office:value-type="float" office:value="1757.69" calcext:value-type="float">
            <text:p>1.757,69</text:p>
          </table:table-cell>
          <table:table-cell office:value-type="float" office:value="1751.88" calcext:value-type="float">
            <text:p>1.751,88</text:p>
          </table:table-cell>
          <table:table-cell office:value-type="float" office:value="1751.54" calcext:value-type="float">
            <text:p>1.751,5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7/2013</text:p>
          </table:table-cell>
          <table:table-cell office:value-type="float" office:value="0.0468" calcext:value-type="float">
            <text:p>0,0468</text:p>
          </table:table-cell>
          <table:table-cell office:value-type="float" office:value="0.0474" calcext:value-type="float">
            <text:p>0,0474</text:p>
          </table:table-cell>
          <table:table-cell office:value-type="float" office:value="1766.79" calcext:value-type="float">
            <text:p>1.766,79</text:p>
          </table:table-cell>
          <table:table-cell office:value-type="float" office:value="1760.95" calcext:value-type="float">
            <text:p>1.760,95</text:p>
          </table:table-cell>
          <table:table-cell office:value-type="float" office:value="1760.61" calcext:value-type="float">
            <text:p>1.760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7/2013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462" calcext:value-type="float">
            <text:p>0,0462</text:p>
          </table:table-cell>
          <table:table-cell office:value-type="float" office:value="1778.88" calcext:value-type="float">
            <text:p>1.778,88</text:p>
          </table:table-cell>
          <table:table-cell office:value-type="float" office:value="1772.99" calcext:value-type="float">
            <text:p>1.772,99</text:p>
          </table:table-cell>
          <table:table-cell office:value-type="float" office:value="1772.66" calcext:value-type="float">
            <text:p>1.772,6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7/2013</text:p>
          </table:table-cell>
          <table:table-cell office:value-type="float" office:value="0.0466" calcext:value-type="float">
            <text:p>0,0466</text:p>
          </table:table-cell>
          <table:table-cell office:value-type="float" office:value="0.0472" calcext:value-type="float">
            <text:p>0,0472</text:p>
          </table:table-cell>
          <table:table-cell office:value-type="float" office:value="1769.42" calcext:value-type="float">
            <text:p>1.769,42</text:p>
          </table:table-cell>
          <table:table-cell office:value-type="float" office:value="1763.57" calcext:value-type="float">
            <text:p>1.763,57</text:p>
          </table:table-cell>
          <table:table-cell office:value-type="float" office:value="1763.23" calcext:value-type="float">
            <text:p>1.763,2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7/2013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0477" calcext:value-type="float">
            <text:p>0,0477</text:p>
          </table:table-cell>
          <table:table-cell office:value-type="float" office:value="1764.92" calcext:value-type="float">
            <text:p>1.764,92</text:p>
          </table:table-cell>
          <table:table-cell office:value-type="float" office:value="1759.1" calcext:value-type="float">
            <text:p>1.759,10</text:p>
          </table:table-cell>
          <table:table-cell office:value-type="float" office:value="1758.72" calcext:value-type="float">
            <text:p>1.758,7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7/2013</text:p>
          </table:table-cell>
          <table:table-cell office:value-type="float" office:value="0.0476" calcext:value-type="float">
            <text:p>0,0476</text:p>
          </table:table-cell>
          <table:table-cell office:value-type="float" office:value="0.0482" calcext:value-type="float">
            <text:p>0,0482</text:p>
          </table:table-cell>
          <table:table-cell office:value-type="float" office:value="1760.41" calcext:value-type="float">
            <text:p>1.760,41</text:p>
          </table:table-cell>
          <table:table-cell office:value-type="float" office:value="1754.6" calcext:value-type="float">
            <text:p>1.754,60</text:p>
          </table:table-cell>
          <table:table-cell office:value-type="float" office:value="1754.26" calcext:value-type="float">
            <text:p>1.754,2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7/2013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0498" calcext:value-type="float">
            <text:p>0,0498</text:p>
          </table:table-cell>
          <table:table-cell office:value-type="float" office:value="1745.33" calcext:value-type="float">
            <text:p>1.745,33</text:p>
          </table:table-cell>
          <table:table-cell office:value-type="float" office:value="1739.59" calcext:value-type="float">
            <text:p>1.739,59</text:p>
          </table:table-cell>
          <table:table-cell office:value-type="float" office:value="1739.24" calcext:value-type="float">
            <text:p>1.739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7/2013</text:p>
          </table:table-cell>
          <table:table-cell office:value-type="float" office:value="0.0504" calcext:value-type="float">
            <text:p>0,0504</text:p>
          </table:table-cell>
          <table:table-cell office:value-type="float" office:value="0.051" calcext:value-type="float">
            <text:p>0,051</text:p>
          </table:table-cell>
          <table:table-cell office:value-type="float" office:value="1734.23" calcext:value-type="float">
            <text:p>1.734,23</text:p>
          </table:table-cell>
          <table:table-cell office:value-type="float" office:value="1728.54" calcext:value-type="float">
            <text:p>1.728,54</text:p>
          </table:table-cell>
          <table:table-cell office:value-type="float" office:value="1728.18" calcext:value-type="float">
            <text:p>1.728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8/2013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99" calcext:value-type="float">
            <text:p>0,0499</text:p>
          </table:table-cell>
          <table:table-cell office:value-type="float" office:value="1745.08" calcext:value-type="float">
            <text:p>1.745,08</text:p>
          </table:table-cell>
          <table:table-cell office:value-type="float" office:value="1739.34" calcext:value-type="float">
            <text:p>1.739,34</text:p>
          </table:table-cell>
          <table:table-cell office:value-type="float" office:value="1738.99" calcext:value-type="float">
            <text:p>1.738,9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8/2013</text:p>
          </table:table-cell>
          <table:table-cell office:value-type="float" office:value="0.0513" calcext:value-type="float">
            <text:p>0,0513</text:p>
          </table:table-cell>
          <table:table-cell office:value-type="float" office:value="0.0519" calcext:value-type="float">
            <text:p>0,0519</text:p>
          </table:table-cell>
          <table:table-cell office:value-type="float" office:value="1726.45" calcext:value-type="float">
            <text:p>1.726,45</text:p>
          </table:table-cell>
          <table:table-cell office:value-type="float" office:value="1720.8" calcext:value-type="float">
            <text:p>1.720,80</text:p>
          </table:table-cell>
          <table:table-cell office:value-type="float" office:value="1720.4" calcext:value-type="float">
            <text:p>1.720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8/2013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511" calcext:value-type="float">
            <text:p>0,0511</text:p>
          </table:table-cell>
          <table:table-cell office:value-type="float" office:value="1734.38" calcext:value-type="float">
            <text:p>1.734,38</text:p>
          </table:table-cell>
          <table:table-cell office:value-type="float" office:value="1728.7" calcext:value-type="float">
            <text:p>1.728,70</text:p>
          </table:table-cell>
          <table:table-cell office:value-type="float" office:value="1728.34" calcext:value-type="float">
            <text:p>1.728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8/2013</text:p>
          </table:table-cell>
          <table:table-cell office:value-type="float" office:value="0.0499" calcext:value-type="float">
            <text:p>0,0499</text:p>
          </table:table-cell>
          <table:table-cell office:value-type="float" office:value="0.0505" calcext:value-type="float">
            <text:p>0,0505</text:p>
          </table:table-cell>
          <table:table-cell office:value-type="float" office:value="1740.44" calcext:value-type="float">
            <text:p>1.740,44</text:p>
          </table:table-cell>
          <table:table-cell office:value-type="float" office:value="1734.74" calcext:value-type="float">
            <text:p>1.734,74</text:p>
          </table:table-cell>
          <table:table-cell office:value-type="float" office:value="1734.38" calcext:value-type="float">
            <text:p>1.734,3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8/2013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514" calcext:value-type="float">
            <text:p>0,0514</text:p>
          </table:table-cell>
          <table:table-cell office:value-type="float" office:value="1732.25" calcext:value-type="float">
            <text:p>1.732,25</text:p>
          </table:table-cell>
          <table:table-cell office:value-type="float" office:value="1726.59" calcext:value-type="float">
            <text:p>1.726,59</text:p>
          </table:table-cell>
          <table:table-cell office:value-type="float" office:value="1726.23" calcext:value-type="float">
            <text:p>1.726,2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8/2013</text:p>
          </table:table-cell>
          <table:table-cell office:value-type="float" office:value="0.0507" calcext:value-type="float">
            <text:p>0,0507</text:p>
          </table:table-cell>
          <table:table-cell office:value-type="float" office:value="0.0513" calcext:value-type="float">
            <text:p>0,0513</text:p>
          </table:table-cell>
          <table:table-cell office:value-type="float" office:value="1733.55" calcext:value-type="float">
            <text:p>1.733,55</text:p>
          </table:table-cell>
          <table:table-cell office:value-type="float" office:value="1727.89" calcext:value-type="float">
            <text:p>1.727,89</text:p>
          </table:table-cell>
          <table:table-cell office:value-type="float" office:value="1727.53" calcext:value-type="float">
            <text:p>1.727,5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8/2013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509" calcext:value-type="float">
            <text:p>0,0509</text:p>
          </table:table-cell>
          <table:table-cell office:value-type="float" office:value="1737.73" calcext:value-type="float">
            <text:p>1.737,73</text:p>
          </table:table-cell>
          <table:table-cell office:value-type="float" office:value="1732.06" calcext:value-type="float">
            <text:p>1.732,06</text:p>
          </table:table-cell>
          <table:table-cell office:value-type="float" office:value="1731.66" calcext:value-type="float">
            <text:p>1.731,6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8/2013</text:p>
          </table:table-cell>
          <table:table-cell office:value-type="float" office:value="0.0499" calcext:value-type="float">
            <text:p>0,0499</text:p>
          </table:table-cell>
          <table:table-cell office:value-type="float" office:value="0.0505" calcext:value-type="float">
            <text:p>0,0505</text:p>
          </table:table-cell>
          <table:table-cell office:value-type="float" office:value="1741.88" calcext:value-type="float">
            <text:p>1.741,88</text:p>
          </table:table-cell>
          <table:table-cell office:value-type="float" office:value="1736.2" calcext:value-type="float">
            <text:p>1.736,20</text:p>
          </table:table-cell>
          <table:table-cell office:value-type="float" office:value="1735.84" calcext:value-type="float">
            <text:p>1.735,8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8/201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26" calcext:value-type="float">
            <text:p>0,0526</text:p>
          </table:table-cell>
          <table:table-cell office:value-type="float" office:value="1722.43" calcext:value-type="float">
            <text:p>1.722,43</text:p>
          </table:table-cell>
          <table:table-cell office:value-type="float" office:value="1716.82" calcext:value-type="float">
            <text:p>1.716,82</text:p>
          </table:table-cell>
          <table:table-cell office:value-type="float" office:value="1716.45" calcext:value-type="float">
            <text:p>1.716,4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8/2013</text:p>
          </table:table-cell>
          <table:table-cell office:value-type="float" office:value="0.0534" calcext:value-type="float">
            <text:p>0,0534</text:p>
          </table:table-cell>
          <table:table-cell office:value-type="float" office:value="0.054" calcext:value-type="float">
            <text:p>0,054</text:p>
          </table:table-cell>
          <table:table-cell office:value-type="float" office:value="1709.74" calcext:value-type="float">
            <text:p>1.709,74</text:p>
          </table:table-cell>
          <table:table-cell office:value-type="float" office:value="1704.18" calcext:value-type="float">
            <text:p>1.704,18</text:p>
          </table:table-cell>
          <table:table-cell office:value-type="float" office:value="1703.81" calcext:value-type="float">
            <text:p>1.703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8/2013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56" calcext:value-type="float">
            <text:p>0,0556</text:p>
          </table:table-cell>
          <table:table-cell office:value-type="float" office:value="1695.48" calcext:value-type="float">
            <text:p>1.695,48</text:p>
          </table:table-cell>
          <table:table-cell office:value-type="float" office:value="1689.98" calcext:value-type="float">
            <text:p>1.689,98</text:p>
          </table:table-cell>
          <table:table-cell office:value-type="float" office:value="1689.46" calcext:value-type="float">
            <text:p>1.689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8/2013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553" calcext:value-type="float">
            <text:p>0,0553</text:p>
          </table:table-cell>
          <table:table-cell office:value-type="float" office:value="1699.08" calcext:value-type="float">
            <text:p>1.699,08</text:p>
          </table:table-cell>
          <table:table-cell office:value-type="float" office:value="1693.57" calcext:value-type="float">
            <text:p>1.693,57</text:p>
          </table:table-cell>
          <table:table-cell office:value-type="float" office:value="1692.73" calcext:value-type="float">
            <text:p>1.692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8/2013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559" calcext:value-type="float">
            <text:p>0,0559</text:p>
          </table:table-cell>
          <table:table-cell office:value-type="float" office:value="1694.09" calcext:value-type="float">
            <text:p>1.694,09</text:p>
          </table:table-cell>
          <table:table-cell office:value-type="float" office:value="1688.6" calcext:value-type="float">
            <text:p>1.688,60</text:p>
          </table:table-cell>
          <table:table-cell office:value-type="float" office:value="1688.08" calcext:value-type="float">
            <text:p>1.688,0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8/2013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69" calcext:value-type="float">
            <text:p>0,0569</text:p>
          </table:table-cell>
          <table:table-cell office:value-type="float" office:value="1685.48" calcext:value-type="float">
            <text:p>1.685,48</text:p>
          </table:table-cell>
          <table:table-cell office:value-type="float" office:value="1680.03" calcext:value-type="float">
            <text:p>1.680,03</text:p>
          </table:table-cell>
          <table:table-cell office:value-type="float" office:value="1679.5" calcext:value-type="float">
            <text:p>1.679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8/2013</text:p>
          </table:table-cell>
          <table:table-cell office:value-type="float" office:value="0.0535" calcext:value-type="float">
            <text:p>0,0535</text:p>
          </table:table-cell>
          <table:table-cell office:value-type="float" office:value="0.0541" calcext:value-type="float">
            <text:p>0,0541</text:p>
          </table:table-cell>
          <table:table-cell office:value-type="float" office:value="1711.7" calcext:value-type="float">
            <text:p>1.711,70</text:p>
          </table:table-cell>
          <table:table-cell office:value-type="float" office:value="1706.15" calcext:value-type="float">
            <text:p>1.706,15</text:p>
          </table:table-cell>
          <table:table-cell office:value-type="float" office:value="1705.64" calcext:value-type="float">
            <text:p>1.705,6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8/2013</text:p>
          </table:table-cell>
          <table:table-cell office:value-type="float" office:value="0.0561" calcext:value-type="float">
            <text:p>0,0561</text:p>
          </table:table-cell>
          <table:table-cell office:value-type="float" office:value="0.0567" calcext:value-type="float">
            <text:p>0,0567</text:p>
          </table:table-cell>
          <table:table-cell office:value-type="float" office:value="1688.22" calcext:value-type="float">
            <text:p>1.688,22</text:p>
          </table:table-cell>
          <table:table-cell office:value-type="float" office:value="1682.77" calcext:value-type="float">
            <text:p>1.682,77</text:p>
          </table:table-cell>
          <table:table-cell office:value-type="float" office:value="1682.26" calcext:value-type="float">
            <text:p>1.682,2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8/2013</text:p>
          </table:table-cell>
          <table:table-cell office:value-type="float" office:value="0.0544" calcext:value-type="float">
            <text:p>0,0544</text:p>
          </table:table-cell>
          <table:table-cell office:value-type="float" office:value="0.055" calcext:value-type="float">
            <text:p>0,055</text:p>
          </table:table-cell>
          <table:table-cell office:value-type="float" office:value="1704.56" calcext:value-type="float">
            <text:p>1.704,56</text:p>
          </table:table-cell>
          <table:table-cell office:value-type="float" office:value="1699.05" calcext:value-type="float">
            <text:p>1.699,05</text:p>
          </table:table-cell>
          <table:table-cell office:value-type="float" office:value="1698.27" calcext:value-type="float">
            <text:p>1.698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8/2013</text:p>
          </table:table-cell>
          <table:table-cell office:value-type="float" office:value="0.0524" calcext:value-type="float">
            <text:p>0,0524</text:p>
          </table:table-cell>
          <table:table-cell office:value-type="float" office:value="0.053" calcext:value-type="float">
            <text:p>0,053</text:p>
          </table:table-cell>
          <table:table-cell office:value-type="float" office:value="1723.57" calcext:value-type="float">
            <text:p>1.723,57</text:p>
          </table:table-cell>
          <table:table-cell office:value-type="float" office:value="1717.99" calcext:value-type="float">
            <text:p>1.717,99</text:p>
          </table:table-cell>
          <table:table-cell office:value-type="float" office:value="1717.5" calcext:value-type="float">
            <text:p>1.717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8/2013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543" calcext:value-type="float">
            <text:p>0,0543</text:p>
          </table:table-cell>
          <table:table-cell office:value-type="float" office:value="1712.01" calcext:value-type="float">
            <text:p>1.712,01</text:p>
          </table:table-cell>
          <table:table-cell office:value-type="float" office:value="1706.48" calcext:value-type="float">
            <text:p>1.706,48</text:p>
          </table:table-cell>
          <table:table-cell office:value-type="float" office:value="1705.98" calcext:value-type="float">
            <text:p>1.705,9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8/2013</text:p>
          </table:table-cell>
          <table:table-cell office:value-type="float" office:value="0.0535" calcext:value-type="float">
            <text:p>0,0535</text:p>
          </table:table-cell>
          <table:table-cell office:value-type="float" office:value="0.0541" calcext:value-type="float">
            <text:p>0,0541</text:p>
          </table:table-cell>
          <table:table-cell office:value-type="float" office:value="1714.36" calcext:value-type="float">
            <text:p>1.714,36</text:p>
          </table:table-cell>
          <table:table-cell office:value-type="float" office:value="1708.82" calcext:value-type="float">
            <text:p>1.708,82</text:p>
          </table:table-cell>
          <table:table-cell office:value-type="float" office:value="1708.32" calcext:value-type="float">
            <text:p>1.708,3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8/2013</text:p>
          </table:table-cell>
          <table:table-cell office:value-type="float" office:value="0.0531" calcext:value-type="float">
            <text:p>0,0531</text:p>
          </table:table-cell>
          <table:table-cell office:value-type="float" office:value="0.0537" calcext:value-type="float">
            <text:p>0,0537</text:p>
          </table:table-cell>
          <table:table-cell office:value-type="float" office:value="1718.56" calcext:value-type="float">
            <text:p>1.718,56</text:p>
          </table:table-cell>
          <table:table-cell office:value-type="float" office:value="1713.01" calcext:value-type="float">
            <text:p>1.713,01</text:p>
          </table:table-cell>
          <table:table-cell office:value-type="float" office:value="1712.51" calcext:value-type="float">
            <text:p>1.712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8/2013</text:p>
          </table:table-cell>
          <table:table-cell office:value-type="float" office:value="0.0557" calcext:value-type="float">
            <text:p>0,0557</text:p>
          </table:table-cell>
          <table:table-cell office:value-type="float" office:value="0.0563" calcext:value-type="float">
            <text:p>0,0563</text:p>
          </table:table-cell>
          <table:table-cell office:value-type="float" office:value="1695.47" calcext:value-type="float">
            <text:p>1.695,47</text:p>
          </table:table-cell>
          <table:table-cell office:value-type="float" office:value="1690.01" calcext:value-type="float">
            <text:p>1.690,01</text:p>
          </table:table-cell>
          <table:table-cell office:value-type="float" office:value="1689.22" calcext:value-type="float">
            <text:p>1.689,2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9/2013</text:p>
          </table:table-cell>
          <table:table-cell office:value-type="float" office:value="0.0558" calcext:value-type="float">
            <text:p>0,0558</text:p>
          </table:table-cell>
          <table:table-cell office:value-type="float" office:value="0.0564" calcext:value-type="float">
            <text:p>0,0564</text:p>
          </table:table-cell>
          <table:table-cell office:value-type="float" office:value="1695.06" calcext:value-type="float">
            <text:p>1.695,06</text:p>
          </table:table-cell>
          <table:table-cell office:value-type="float" office:value="1689.62" calcext:value-type="float">
            <text:p>1.689,62</text:p>
          </table:table-cell>
          <table:table-cell office:value-type="float" office:value="1689.11" calcext:value-type="float">
            <text:p>1.689,1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9/2013</text:p>
          </table:table-cell>
          <table:table-cell office:value-type="float" office:value="0.0559" calcext:value-type="float">
            <text:p>0,0559</text:p>
          </table:table-cell>
          <table:table-cell office:value-type="float" office:value="0.0565" calcext:value-type="float">
            <text:p>0,0565</text:p>
          </table:table-cell>
          <table:table-cell office:value-type="float" office:value="1694.66" calcext:value-type="float">
            <text:p>1.694,66</text:p>
          </table:table-cell>
          <table:table-cell office:value-type="float" office:value="1689.22" calcext:value-type="float">
            <text:p>1.689,22</text:p>
          </table:table-cell>
          <table:table-cell office:value-type="float" office:value="1688.71" calcext:value-type="float">
            <text:p>1.688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9/2013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66" calcext:value-type="float">
            <text:p>0,0566</text:p>
          </table:table-cell>
          <table:table-cell office:value-type="float" office:value="1694.26" calcext:value-type="float">
            <text:p>1.694,26</text:p>
          </table:table-cell>
          <table:table-cell office:value-type="float" office:value="1688.82" calcext:value-type="float">
            <text:p>1.688,82</text:p>
          </table:table-cell>
          <table:table-cell office:value-type="float" office:value="1688.31" calcext:value-type="float">
            <text:p>1.688,3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9/2013</text:p>
          </table:table-cell>
          <table:table-cell office:value-type="float" office:value="0.0559" calcext:value-type="float">
            <text:p>0,0559</text:p>
          </table:table-cell>
          <table:table-cell office:value-type="float" office:value="0.0565" calcext:value-type="float">
            <text:p>0,0565</text:p>
          </table:table-cell>
          <table:table-cell office:value-type="float" office:value="1695.68" calcext:value-type="float">
            <text:p>1.695,68</text:p>
          </table:table-cell>
          <table:table-cell office:value-type="float" office:value="1690.24" calcext:value-type="float">
            <text:p>1.690,24</text:p>
          </table:table-cell>
          <table:table-cell office:value-type="float" office:value="1689.73" calcext:value-type="float">
            <text:p>1.689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9/2013</text:p>
          </table:table-cell>
          <table:table-cell office:value-type="float" office:value="0.0562" calcext:value-type="float">
            <text:p>0,0562</text:p>
          </table:table-cell>
          <table:table-cell office:value-type="float" office:value="0.0568" calcext:value-type="float">
            <text:p>0,0568</text:p>
          </table:table-cell>
          <table:table-cell office:value-type="float" office:value="1693.48" calcext:value-type="float">
            <text:p>1.693,48</text:p>
          </table:table-cell>
          <table:table-cell office:value-type="float" office:value="1688.05" calcext:value-type="float">
            <text:p>1.688,05</text:p>
          </table:table-cell>
          <table:table-cell office:value-type="float" office:value="1687.29" calcext:value-type="float">
            <text:p>1.687,2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9/2013</text:p>
          </table:table-cell>
          <table:table-cell office:value-type="float" office:value="0.0556" calcext:value-type="float">
            <text:p>0,0556</text:p>
          </table:table-cell>
          <table:table-cell office:value-type="float" office:value="0.0562" calcext:value-type="float">
            <text:p>0,0562</text:p>
          </table:table-cell>
          <table:table-cell office:value-type="float" office:value="1699.42" calcext:value-type="float">
            <text:p>1.699,42</text:p>
          </table:table-cell>
          <table:table-cell office:value-type="float" office:value="1693.97" calcext:value-type="float">
            <text:p>1.693,97</text:p>
          </table:table-cell>
          <table:table-cell office:value-type="float" office:value="1693.48" calcext:value-type="float">
            <text:p>1.693,4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9/2013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558" calcext:value-type="float">
            <text:p>0,0558</text:p>
          </table:table-cell>
          <table:table-cell office:value-type="float" office:value="1703.55" calcext:value-type="float">
            <text:p>1.703,55</text:p>
          </table:table-cell>
          <table:table-cell office:value-type="float" office:value="1698.1" calcext:value-type="float">
            <text:p>1.698,10</text:p>
          </table:table-cell>
          <table:table-cell office:value-type="float" office:value="1697.6" calcext:value-type="float">
            <text:p>1.697,6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9/2013</text:p>
          </table:table-cell>
          <table:table-cell office:value-type="float" office:value="0.0548" calcext:value-type="float">
            <text:p>0,0548</text:p>
          </table:table-cell>
          <table:table-cell office:value-type="float" office:value="0.0554" calcext:value-type="float">
            <text:p>0,0554</text:p>
          </table:table-cell>
          <table:table-cell office:value-type="float" office:value="1707.7" calcext:value-type="float">
            <text:p>1.707,70</text:p>
          </table:table-cell>
          <table:table-cell office:value-type="float" office:value="1702.23" calcext:value-type="float">
            <text:p>1.702,23</text:p>
          </table:table-cell>
          <table:table-cell office:value-type="float" office:value="1701.73" calcext:value-type="float">
            <text:p>1.701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9/2013</text:p>
          </table:table-cell>
          <table:table-cell office:value-type="float" office:value="0.0544" calcext:value-type="float">
            <text:p>0,0544</text:p>
          </table:table-cell>
          <table:table-cell office:value-type="float" office:value="0.055" calcext:value-type="float">
            <text:p>0,055</text:p>
          </table:table-cell>
          <table:table-cell office:value-type="float" office:value="1711.84" calcext:value-type="float">
            <text:p>1.711,84</text:p>
          </table:table-cell>
          <table:table-cell office:value-type="float" office:value="1706.37" calcext:value-type="float">
            <text:p>1.706,37</text:p>
          </table:table-cell>
          <table:table-cell office:value-type="float" office:value="1705.87" calcext:value-type="float">
            <text:p>1.705,8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9/2013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559" calcext:value-type="float">
            <text:p>0,0559</text:p>
          </table:table-cell>
          <table:table-cell office:value-type="float" office:value="1704.5" calcext:value-type="float">
            <text:p>1.704,50</text:p>
          </table:table-cell>
          <table:table-cell office:value-type="float" office:value="1699.05" calcext:value-type="float">
            <text:p>1.699,05</text:p>
          </table:table-cell>
          <table:table-cell office:value-type="float" office:value="1698.19" calcext:value-type="float">
            <text:p>1.698,1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9/2013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559" calcext:value-type="float">
            <text:p>0,0559</text:p>
          </table:table-cell>
          <table:table-cell office:value-type="float" office:value="1705.09" calcext:value-type="float">
            <text:p>1.705,09</text:p>
          </table:table-cell>
          <table:table-cell office:value-type="float" office:value="1699.65" calcext:value-type="float">
            <text:p>1.699,65</text:p>
          </table:table-cell>
          <table:table-cell office:value-type="float" office:value="1699.05" calcext:value-type="float">
            <text:p>1.699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9/2013</text:p>
          </table:table-cell>
          <table:table-cell office:value-type="float" office:value="0.0554" calcext:value-type="float">
            <text:p>0,0554</text:p>
          </table:table-cell>
          <table:table-cell office:value-type="float" office:value="0.056" calcext:value-type="float">
            <text:p>0,056</text:p>
          </table:table-cell>
          <table:table-cell office:value-type="float" office:value="1704.78" calcext:value-type="float">
            <text:p>1.704,78</text:p>
          </table:table-cell>
          <table:table-cell office:value-type="float" office:value="1699.34" calcext:value-type="float">
            <text:p>1.699,34</text:p>
          </table:table-cell>
          <table:table-cell office:value-type="float" office:value="1698.74" calcext:value-type="float">
            <text:p>1.698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9/2013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558" calcext:value-type="float">
            <text:p>0,0558</text:p>
          </table:table-cell>
          <table:table-cell office:value-type="float" office:value="1707.19" calcext:value-type="float">
            <text:p>1.707,19</text:p>
          </table:table-cell>
          <table:table-cell office:value-type="float" office:value="1701.75" calcext:value-type="float">
            <text:p>1.701,75</text:p>
          </table:table-cell>
          <table:table-cell office:value-type="float" office:value="1701.15" calcext:value-type="float">
            <text:p>1.701,1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9/2013</text:p>
          </table:table-cell>
          <table:table-cell office:value-type="float" office:value="0.0522" calcext:value-type="float">
            <text:p>0,0522</text:p>
          </table:table-cell>
          <table:table-cell office:value-type="float" office:value="0.0528" calcext:value-type="float">
            <text:p>0,0528</text:p>
          </table:table-cell>
          <table:table-cell office:value-type="float" office:value="1735.31" calcext:value-type="float">
            <text:p>1.735,31</text:p>
          </table:table-cell>
          <table:table-cell office:value-type="float" office:value="1729.77" calcext:value-type="float">
            <text:p>1.729,77</text:p>
          </table:table-cell>
          <table:table-cell office:value-type="float" office:value="1729.18" calcext:value-type="float">
            <text:p>1.729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9/2013</text:p>
          </table:table-cell>
          <table:table-cell office:value-type="float" office:value="0.0524" calcext:value-type="float">
            <text:p>0,0524</text:p>
          </table:table-cell>
          <table:table-cell office:value-type="float" office:value="0.053" calcext:value-type="float">
            <text:p>0,053</text:p>
          </table:table-cell>
          <table:table-cell office:value-type="float" office:value="1734.52" calcext:value-type="float">
            <text:p>1.734,52</text:p>
          </table:table-cell>
          <table:table-cell office:value-type="float" office:value="1728.98" calcext:value-type="float">
            <text:p>1.728,98</text:p>
          </table:table-cell>
          <table:table-cell office:value-type="float" office:value="1727.92" calcext:value-type="float">
            <text:p>1.727,9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9/2013</text:p>
          </table:table-cell>
          <table:table-cell office:value-type="float" office:value="0.0524" calcext:value-type="float">
            <text:p>0,0524</text:p>
          </table:table-cell>
          <table:table-cell office:value-type="float" office:value="0.053" calcext:value-type="float">
            <text:p>0,053</text:p>
          </table:table-cell>
          <table:table-cell office:value-type="float" office:value="1734.75" calcext:value-type="float">
            <text:p>1.734,75</text:p>
          </table:table-cell>
          <table:table-cell office:value-type="float" office:value="1729.21" calcext:value-type="float">
            <text:p>1.729,21</text:p>
          </table:table-cell>
          <table:table-cell office:value-type="float" office:value="1728.66" calcext:value-type="float">
            <text:p>1.728,6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9/2013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0532" calcext:value-type="float">
            <text:p>0,0532</text:p>
          </table:table-cell>
          <table:table-cell office:value-type="float" office:value="1733.45" calcext:value-type="float">
            <text:p>1.733,45</text:p>
          </table:table-cell>
          <table:table-cell office:value-type="float" office:value="1727.92" calcext:value-type="float">
            <text:p>1.727,92</text:p>
          </table:table-cell>
          <table:table-cell office:value-type="float" office:value="1727.37" calcext:value-type="float">
            <text:p>1.727,3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9/2013</text:p>
          </table:table-cell>
          <table:table-cell office:value-type="float" office:value="0.0524" calcext:value-type="float">
            <text:p>0,0524</text:p>
          </table:table-cell>
          <table:table-cell office:value-type="float" office:value="0.053" calcext:value-type="float">
            <text:p>0,053</text:p>
          </table:table-cell>
          <table:table-cell office:value-type="float" office:value="1735.84" calcext:value-type="float">
            <text:p>1.735,84</text:p>
          </table:table-cell>
          <table:table-cell office:value-type="float" office:value="1730.31" calcext:value-type="float">
            <text:p>1.730,31</text:p>
          </table:table-cell>
          <table:table-cell office:value-type="float" office:value="1729.76" calcext:value-type="float">
            <text:p>1.729,7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9/2013</text:p>
          </table:table-cell>
          <table:table-cell office:value-type="float" office:value="0.0533" calcext:value-type="float">
            <text:p>0,0533</text:p>
          </table:table-cell>
          <table:table-cell office:value-type="float" office:value="0.0539" calcext:value-type="float">
            <text:p>0,0539</text:p>
          </table:table-cell>
          <table:table-cell office:value-type="float" office:value="1728.11" calcext:value-type="float">
            <text:p>1.728,11</text:p>
          </table:table-cell>
          <table:table-cell office:value-type="float" office:value="1722.61" calcext:value-type="float">
            <text:p>1.722,61</text:p>
          </table:table-cell>
          <table:table-cell office:value-type="float" office:value="1722.05" calcext:value-type="float">
            <text:p>1.722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9/2013</text:p>
          </table:table-cell>
          <table:table-cell office:value-type="float" office:value="0.0538" calcext:value-type="float">
            <text:p>0,0538</text:p>
          </table:table-cell>
          <table:table-cell office:value-type="float" office:value="0.0544" calcext:value-type="float">
            <text:p>0,0544</text:p>
          </table:table-cell>
          <table:table-cell office:value-type="float" office:value="1724.47" calcext:value-type="float">
            <text:p>1.724,47</text:p>
          </table:table-cell>
          <table:table-cell office:value-type="float" office:value="1718.99" calcext:value-type="float">
            <text:p>1.718,99</text:p>
          </table:table-cell>
          <table:table-cell office:value-type="float" office:value="1718.04" calcext:value-type="float">
            <text:p>1.718,0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9/201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46" calcext:value-type="float">
            <text:p>0,0546</text:p>
          </table:table-cell>
          <table:table-cell office:value-type="float" office:value="1723.19" calcext:value-type="float">
            <text:p>1.723,19</text:p>
          </table:table-cell>
          <table:table-cell office:value-type="float" office:value="1717.72" calcext:value-type="float">
            <text:p>1.717,72</text:p>
          </table:table-cell>
          <table:table-cell office:value-type="float" office:value="1717.17" calcext:value-type="float">
            <text:p>1.717,1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10/201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46" calcext:value-type="float">
            <text:p>0,0546</text:p>
          </table:table-cell>
          <table:table-cell office:value-type="float" office:value="1723.75" calcext:value-type="float">
            <text:p>1.723,75</text:p>
          </table:table-cell>
          <table:table-cell office:value-type="float" office:value="1718.28" calcext:value-type="float">
            <text:p>1.718,28</text:p>
          </table:table-cell>
          <table:table-cell office:value-type="float" office:value="1717.72" calcext:value-type="float">
            <text:p>1.717,7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10/2013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552" calcext:value-type="float">
            <text:p>0,0552</text:p>
          </table:table-cell>
          <table:table-cell office:value-type="float" office:value="1718.84" calcext:value-type="float">
            <text:p>1.718,84</text:p>
          </table:table-cell>
          <table:table-cell office:value-type="float" office:value="1713.39" calcext:value-type="float">
            <text:p>1.713,39</text:p>
          </table:table-cell>
          <table:table-cell office:value-type="float" office:value="1712.83" calcext:value-type="float">
            <text:p>1.712,8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10/2013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551" calcext:value-type="float">
            <text:p>0,0551</text:p>
          </table:table-cell>
          <table:table-cell office:value-type="float" office:value="1720.3" calcext:value-type="float">
            <text:p>1.720,30</text:p>
          </table:table-cell>
          <table:table-cell office:value-type="float" office:value="1714.86" calcext:value-type="float">
            <text:p>1.714,86</text:p>
          </table:table-cell>
          <table:table-cell office:value-type="float" office:value="1714.3" calcext:value-type="float">
            <text:p>1.714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10/2013</text:p>
          </table:table-cell>
          <table:table-cell office:value-type="float" office:value="0.0543" calcext:value-type="float">
            <text:p>0,0543</text:p>
          </table:table-cell>
          <table:table-cell office:value-type="float" office:value="0.0549" calcext:value-type="float">
            <text:p>0,0549</text:p>
          </table:table-cell>
          <table:table-cell office:value-type="float" office:value="1723.07" calcext:value-type="float">
            <text:p>1.723,07</text:p>
          </table:table-cell>
          <table:table-cell office:value-type="float" office:value="1717.62" calcext:value-type="float">
            <text:p>1.717,62</text:p>
          </table:table-cell>
          <table:table-cell office:value-type="float" office:value="1716.67" calcext:value-type="float">
            <text:p>1.716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10/2013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553" calcext:value-type="float">
            <text:p>0,0553</text:p>
          </table:table-cell>
          <table:table-cell office:value-type="float" office:value="1719.99" calcext:value-type="float">
            <text:p>1.719,99</text:p>
          </table:table-cell>
          <table:table-cell office:value-type="float" office:value="1714.55" calcext:value-type="float">
            <text:p>1.714,55</text:p>
          </table:table-cell>
          <table:table-cell office:value-type="float" office:value="1713.99" calcext:value-type="float">
            <text:p>1.713,9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10/2013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552" calcext:value-type="float">
            <text:p>0,0552</text:p>
          </table:table-cell>
          <table:table-cell office:value-type="float" office:value="1721.46" calcext:value-type="float">
            <text:p>1.721,46</text:p>
          </table:table-cell>
          <table:table-cell office:value-type="float" office:value="1716.02" calcext:value-type="float">
            <text:p>1.716,02</text:p>
          </table:table-cell>
          <table:table-cell office:value-type="float" office:value="1715.46" calcext:value-type="float">
            <text:p>1.715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10/2013</text:p>
          </table:table-cell>
          <table:table-cell office:value-type="float" office:value="0.0542" calcext:value-type="float">
            <text:p>0,0542</text:p>
          </table:table-cell>
          <table:table-cell office:value-type="float" office:value="0.0548" calcext:value-type="float">
            <text:p>0,0548</text:p>
          </table:table-cell>
          <table:table-cell office:value-type="float" office:value="1725.79" calcext:value-type="float">
            <text:p>1.725,79</text:p>
          </table:table-cell>
          <table:table-cell office:value-type="float" office:value="1720.34" calcext:value-type="float">
            <text:p>1.720,34</text:p>
          </table:table-cell>
          <table:table-cell office:value-type="float" office:value="1719.78" calcext:value-type="float">
            <text:p>1.719,7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10/201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46" calcext:value-type="float">
            <text:p>0,0546</text:p>
          </table:table-cell>
          <table:table-cell office:value-type="float" office:value="1728.17" calcext:value-type="float">
            <text:p>1.728,17</text:p>
          </table:table-cell>
          <table:table-cell office:value-type="float" office:value="1722.72" calcext:value-type="float">
            <text:p>1.722,72</text:p>
          </table:table-cell>
          <table:table-cell office:value-type="float" office:value="1722.16" calcext:value-type="float">
            <text:p>1.722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10/2013</text:p>
          </table:table-cell>
          <table:table-cell office:value-type="float" office:value="0.0542" calcext:value-type="float">
            <text:p>0,0542</text:p>
          </table:table-cell>
          <table:table-cell office:value-type="float" office:value="0.0548" calcext:value-type="float">
            <text:p>0,0548</text:p>
          </table:table-cell>
          <table:table-cell office:value-type="float" office:value="1727.32" calcext:value-type="float">
            <text:p>1.727,32</text:p>
          </table:table-cell>
          <table:table-cell office:value-type="float" office:value="1721.87" calcext:value-type="float">
            <text:p>1.721,87</text:p>
          </table:table-cell>
          <table:table-cell office:value-type="float" office:value="1720.91" calcext:value-type="float">
            <text:p>1.720,9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10/2013</text:p>
          </table:table-cell>
          <table:table-cell office:value-type="float" office:value="0.0544" calcext:value-type="float">
            <text:p>0,0544</text:p>
          </table:table-cell>
          <table:table-cell office:value-type="float" office:value="0.055" calcext:value-type="float">
            <text:p>0,055</text:p>
          </table:table-cell>
          <table:table-cell office:value-type="float" office:value="1726.06" calcext:value-type="float">
            <text:p>1.726,06</text:p>
          </table:table-cell>
          <table:table-cell office:value-type="float" office:value="1720.63" calcext:value-type="float">
            <text:p>1.720,63</text:p>
          </table:table-cell>
          <table:table-cell office:value-type="float" office:value="1720.06" calcext:value-type="float">
            <text:p>1.720,0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10/2013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552" calcext:value-type="float">
            <text:p>0,0552</text:p>
          </table:table-cell>
          <table:table-cell office:value-type="float" office:value="1724.93" calcext:value-type="float">
            <text:p>1.724,93</text:p>
          </table:table-cell>
          <table:table-cell office:value-type="float" office:value="1719.5" calcext:value-type="float">
            <text:p>1.719,50</text:p>
          </table:table-cell>
          <table:table-cell office:value-type="float" office:value="1718.82" calcext:value-type="float">
            <text:p>1.718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10/2013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553" calcext:value-type="float">
            <text:p>0,0553</text:p>
          </table:table-cell>
          <table:table-cell office:value-type="float" office:value="1724.71" calcext:value-type="float">
            <text:p>1.724,71</text:p>
          </table:table-cell>
          <table:table-cell office:value-type="float" office:value="1719.28" calcext:value-type="float">
            <text:p>1.719,28</text:p>
          </table:table-cell>
          <table:table-cell office:value-type="float" office:value="1718.6" calcext:value-type="float">
            <text:p>1.718,6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10/2013</text:p>
          </table:table-cell>
          <table:table-cell office:value-type="float" office:value="0.0548" calcext:value-type="float">
            <text:p>0,0548</text:p>
          </table:table-cell>
          <table:table-cell office:value-type="float" office:value="0.0554" calcext:value-type="float">
            <text:p>0,0554</text:p>
          </table:table-cell>
          <table:table-cell office:value-type="float" office:value="1724.48" calcext:value-type="float">
            <text:p>1.724,48</text:p>
          </table:table-cell>
          <table:table-cell office:value-type="float" office:value="1719.06" calcext:value-type="float">
            <text:p>1.719,06</text:p>
          </table:table-cell>
          <table:table-cell office:value-type="float" office:value="1718.38" calcext:value-type="float">
            <text:p>1.718,3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10/2013</text:p>
          </table:table-cell>
          <table:table-cell office:value-type="float" office:value="0.0548" calcext:value-type="float">
            <text:p>0,0548</text:p>
          </table:table-cell>
          <table:table-cell office:value-type="float" office:value="0.0554" calcext:value-type="float">
            <text:p>0,0554</text:p>
          </table:table-cell>
          <table:table-cell office:value-type="float" office:value="1725.79" calcext:value-type="float">
            <text:p>1.725,79</text:p>
          </table:table-cell>
          <table:table-cell office:value-type="float" office:value="1720.37" calcext:value-type="float">
            <text:p>1.720,37</text:p>
          </table:table-cell>
          <table:table-cell office:value-type="float" office:value="1719.06" calcext:value-type="float">
            <text:p>1.719,0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10/2013</text:p>
          </table:table-cell>
          <table:table-cell office:value-type="float" office:value="0.0556" calcext:value-type="float">
            <text:p>0,0556</text:p>
          </table:table-cell>
          <table:table-cell office:value-type="float" office:value="0.0562" calcext:value-type="float">
            <text:p>0,0562</text:p>
          </table:table-cell>
          <table:table-cell office:value-type="float" office:value="1719.33" calcext:value-type="float">
            <text:p>1.719,33</text:p>
          </table:table-cell>
          <table:table-cell office:value-type="float" office:value="1713.94" calcext:value-type="float">
            <text:p>1.713,94</text:p>
          </table:table-cell>
          <table:table-cell office:value-type="float" office:value="1713.24" calcext:value-type="float">
            <text:p>1.713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10/2013</text:p>
          </table:table-cell>
          <table:table-cell office:value-type="float" office:value="0.0562" calcext:value-type="float">
            <text:p>0,0562</text:p>
          </table:table-cell>
          <table:table-cell office:value-type="float" office:value="0.0568" calcext:value-type="float">
            <text:p>0,0568</text:p>
          </table:table-cell>
          <table:table-cell office:value-type="float" office:value="1714.64" calcext:value-type="float">
            <text:p>1.714,64</text:p>
          </table:table-cell>
          <table:table-cell office:value-type="float" office:value="1709.27" calcext:value-type="float">
            <text:p>1.709,27</text:p>
          </table:table-cell>
          <table:table-cell office:value-type="float" office:value="1708.57" calcext:value-type="float">
            <text:p>1.708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10/2013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0561" calcext:value-type="float">
            <text:p>0,0561</text:p>
          </table:table-cell>
          <table:table-cell office:value-type="float" office:value="1721.62" calcext:value-type="float">
            <text:p>1.721,62</text:p>
          </table:table-cell>
          <table:table-cell office:value-type="float" office:value="1716.23" calcext:value-type="float">
            <text:p>1.716,23</text:p>
          </table:table-cell>
          <table:table-cell office:value-type="float" office:value="1715.53" calcext:value-type="float">
            <text:p>1.715,5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10/2013</text:p>
          </table:table-cell>
          <table:table-cell office:value-type="float" office:value="0.0548" calcext:value-type="float">
            <text:p>0,0548</text:p>
          </table:table-cell>
          <table:table-cell office:value-type="float" office:value="0.0554" calcext:value-type="float">
            <text:p>0,0554</text:p>
          </table:table-cell>
          <table:table-cell office:value-type="float" office:value="1728.64" calcext:value-type="float">
            <text:p>1.728,64</text:p>
          </table:table-cell>
          <table:table-cell office:value-type="float" office:value="1723.22" calcext:value-type="float">
            <text:p>1.723,22</text:p>
          </table:table-cell>
          <table:table-cell office:value-type="float" office:value="1722.52" calcext:value-type="float">
            <text:p>1.722,5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10/2013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558" calcext:value-type="float">
            <text:p>0,0558</text:p>
          </table:table-cell>
          <table:table-cell office:value-type="float" office:value="1726.37" calcext:value-type="float">
            <text:p>1.726,37</text:p>
          </table:table-cell>
          <table:table-cell office:value-type="float" office:value="1720.97" calcext:value-type="float">
            <text:p>1.720,97</text:p>
          </table:table-cell>
          <table:table-cell office:value-type="float" office:value="1719.62" calcext:value-type="float">
            <text:p>1.719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10/2013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0555" calcext:value-type="float">
            <text:p>0,0555</text:p>
          </table:table-cell>
          <table:table-cell office:value-type="float" office:value="1729.78" calcext:value-type="float">
            <text:p>1.729,78</text:p>
          </table:table-cell>
          <table:table-cell office:value-type="float" office:value="1724.37" calcext:value-type="float">
            <text:p>1.724,37</text:p>
          </table:table-cell>
          <table:table-cell office:value-type="float" office:value="1723.67" calcext:value-type="float">
            <text:p>1.723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10/2013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558" calcext:value-type="float">
            <text:p>0,0558</text:p>
          </table:table-cell>
          <table:table-cell office:value-type="float" office:value="1727.77" calcext:value-type="float">
            <text:p>1.727,77</text:p>
          </table:table-cell>
          <table:table-cell office:value-type="float" office:value="1722.37" calcext:value-type="float">
            <text:p>1.722,37</text:p>
          </table:table-cell>
          <table:table-cell office:value-type="float" office:value="1721.67" calcext:value-type="float">
            <text:p>1.721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10/2013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56" calcext:value-type="float">
            <text:p>0,0556</text:p>
          </table:table-cell>
          <table:table-cell office:value-type="float" office:value="1730.27" calcext:value-type="float">
            <text:p>1.730,27</text:p>
          </table:table-cell>
          <table:table-cell office:value-type="float" office:value="1724.86" calcext:value-type="float">
            <text:p>1.724,86</text:p>
          </table:table-cell>
          <table:table-cell office:value-type="float" office:value="1724.16" calcext:value-type="float">
            <text:p>1.724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10/2013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0555" calcext:value-type="float">
            <text:p>0,0555</text:p>
          </table:table-cell>
          <table:table-cell office:value-type="float" office:value="1731.86" calcext:value-type="float">
            <text:p>1.731,86</text:p>
          </table:table-cell>
          <table:table-cell office:value-type="float" office:value="1726.46" calcext:value-type="float">
            <text:p>1.726,46</text:p>
          </table:table-cell>
          <table:table-cell office:value-type="float" office:value="1725.76" calcext:value-type="float">
            <text:p>1.725,7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11/2013</text:p>
          </table:table-cell>
          <table:table-cell office:value-type="float" office:value="0.0558" calcext:value-type="float">
            <text:p>0,0558</text:p>
          </table:table-cell>
          <table:table-cell office:value-type="float" office:value="0.0564" calcext:value-type="float">
            <text:p>0,0564</text:p>
          </table:table-cell>
          <table:table-cell office:value-type="float" office:value="1725.12" calcext:value-type="float">
            <text:p>1.725,12</text:p>
          </table:table-cell>
          <table:table-cell office:value-type="float" office:value="1719.74" calcext:value-type="float">
            <text:p>1.719,74</text:p>
          </table:table-cell>
          <table:table-cell office:value-type="float" office:value="1718.39" calcext:value-type="float">
            <text:p>1.718,3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11/2013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575" calcext:value-type="float">
            <text:p>0,0575</text:p>
          </table:table-cell>
          <table:table-cell office:value-type="float" office:value="1715.98" calcext:value-type="float">
            <text:p>1.715,98</text:p>
          </table:table-cell>
          <table:table-cell office:value-type="float" office:value="1710.65" calcext:value-type="float">
            <text:p>1.710,65</text:p>
          </table:table-cell>
          <table:table-cell office:value-type="float" office:value="1709.94" calcext:value-type="float">
            <text:p>1.709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11/2013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058" calcext:value-type="float">
            <text:p>0,058</text:p>
          </table:table-cell>
          <table:table-cell office:value-type="float" office:value="1712.24" calcext:value-type="float">
            <text:p>1.712,24</text:p>
          </table:table-cell>
          <table:table-cell office:value-type="float" office:value="1706.92" calcext:value-type="float">
            <text:p>1.706,92</text:p>
          </table:table-cell>
          <table:table-cell office:value-type="float" office:value="1706.21" calcext:value-type="float">
            <text:p>1.706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11/2013</text:p>
          </table:table-cell>
          <table:table-cell office:value-type="float" office:value="0.0586" calcext:value-type="float">
            <text:p>0,0586</text:p>
          </table:table-cell>
          <table:table-cell office:value-type="float" office:value="0.0592" calcext:value-type="float">
            <text:p>0,0592</text:p>
          </table:table-cell>
          <table:table-cell office:value-type="float" office:value="1702.33" calcext:value-type="float">
            <text:p>1.702,33</text:p>
          </table:table-cell>
          <table:table-cell office:value-type="float" office:value="1697.05" calcext:value-type="float">
            <text:p>1.697,05</text:p>
          </table:table-cell>
          <table:table-cell office:value-type="float" office:value="1696.34" calcext:value-type="float">
            <text:p>1.696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11/2013</text:p>
          </table:table-cell>
          <table:table-cell office:value-type="float" office:value="0.059" calcext:value-type="float">
            <text:p>0,059</text:p>
          </table:table-cell>
          <table:table-cell office:value-type="float" office:value="0.0596" calcext:value-type="float">
            <text:p>0,0596</text:p>
          </table:table-cell>
          <table:table-cell office:value-type="float" office:value="1699.26" calcext:value-type="float">
            <text:p>1.699,26</text:p>
          </table:table-cell>
          <table:table-cell office:value-type="float" office:value="1693.99" calcext:value-type="float">
            <text:p>1.693,99</text:p>
          </table:table-cell>
          <table:table-cell office:value-type="float" office:value="1693.29" calcext:value-type="float">
            <text:p>1.693,2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11/2013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612" calcext:value-type="float">
            <text:p>0,0612</text:p>
          </table:table-cell>
          <table:table-cell office:value-type="float" office:value="1686.59" calcext:value-type="float">
            <text:p>1.686,59</text:p>
          </table:table-cell>
          <table:table-cell office:value-type="float" office:value="1681.37" calcext:value-type="float">
            <text:p>1.681,37</text:p>
          </table:table-cell>
          <table:table-cell office:value-type="float" office:value="1680.05" calcext:value-type="float">
            <text:p>1.680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11/2013</text:p>
          </table:table-cell>
          <table:table-cell office:value-type="float" office:value="0.0614" calcext:value-type="float">
            <text:p>0,0614</text:p>
          </table:table-cell>
          <table:table-cell office:value-type="float" office:value="0.062" calcext:value-type="float">
            <text:p>0,062</text:p>
          </table:table-cell>
          <table:table-cell office:value-type="float" office:value="1680.34" calcext:value-type="float">
            <text:p>1.680,34</text:p>
          </table:table-cell>
          <table:table-cell office:value-type="float" office:value="1675.16" calcext:value-type="float">
            <text:p>1.675,16</text:p>
          </table:table-cell>
          <table:table-cell office:value-type="float" office:value="1674.45" calcext:value-type="float">
            <text:p>1.674,4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11/2013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3" calcext:value-type="float">
            <text:p>0,0623</text:p>
          </table:table-cell>
          <table:table-cell office:value-type="float" office:value="1678.46" calcext:value-type="float">
            <text:p>1.678,46</text:p>
          </table:table-cell>
          <table:table-cell office:value-type="float" office:value="1673.28" calcext:value-type="float">
            <text:p>1.673,28</text:p>
          </table:table-cell>
          <table:table-cell office:value-type="float" office:value="1672.57" calcext:value-type="float">
            <text:p>1.672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11/2013</text:p>
          </table:table-cell>
          <table:table-cell office:value-type="float" office:value="0.06" calcext:value-type="float">
            <text:p>0,06</text:p>
          </table:table-cell>
          <table:table-cell office:value-type="float" office:value="0.0606" calcext:value-type="float">
            <text:p>0,0606</text:p>
          </table:table-cell>
          <table:table-cell office:value-type="float" office:value="1693.92" calcext:value-type="float">
            <text:p>1.693,92</text:p>
          </table:table-cell>
          <table:table-cell office:value-type="float" office:value="1688.7" calcext:value-type="float">
            <text:p>1.688,70</text:p>
          </table:table-cell>
          <table:table-cell office:value-type="float" office:value="1687.99" calcext:value-type="float">
            <text:p>1.687,9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11/2013</text:p>
          </table:table-cell>
          <table:table-cell office:value-type="float" office:value="0.0586" calcext:value-type="float">
            <text:p>0,0586</text:p>
          </table:table-cell>
          <table:table-cell office:value-type="float" office:value="0.0592" calcext:value-type="float">
            <text:p>0,0592</text:p>
          </table:table-cell>
          <table:table-cell office:value-type="float" office:value="1708.04" calcext:value-type="float">
            <text:p>1.708,04</text:p>
          </table:table-cell>
          <table:table-cell office:value-type="float" office:value="1702.77" calcext:value-type="float">
            <text:p>1.702,77</text:p>
          </table:table-cell>
          <table:table-cell office:value-type="float" office:value="1700.92" calcext:value-type="float">
            <text:p>1.700,9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11/2013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058" calcext:value-type="float">
            <text:p>0,058</text:p>
          </table:table-cell>
          <table:table-cell office:value-type="float" office:value="1719.42" calcext:value-type="float">
            <text:p>1.719,42</text:p>
          </table:table-cell>
          <table:table-cell office:value-type="float" office:value="1714.11" calcext:value-type="float">
            <text:p>1.714,11</text:p>
          </table:table-cell>
          <table:table-cell office:value-type="float" office:value="1713.34" calcext:value-type="float">
            <text:p>1.713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11/2013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69" calcext:value-type="float">
            <text:p>0,0569</text:p>
          </table:table-cell>
          <table:table-cell office:value-type="float" office:value="1730.74" calcext:value-type="float">
            <text:p>1.730,74</text:p>
          </table:table-cell>
          <table:table-cell office:value-type="float" office:value="1725.39" calcext:value-type="float">
            <text:p>1.725,39</text:p>
          </table:table-cell>
          <table:table-cell office:value-type="float" office:value="1723.86" calcext:value-type="float">
            <text:p>1.723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11/2013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585" calcext:value-type="float">
            <text:p>0,0585</text:p>
          </table:table-cell>
          <table:table-cell office:value-type="float" office:value="1716.26" calcext:value-type="float">
            <text:p>1.716,26</text:p>
          </table:table-cell>
          <table:table-cell office:value-type="float" office:value="1710.97" calcext:value-type="float">
            <text:p>1.710,97</text:p>
          </table:table-cell>
          <table:table-cell office:value-type="float" office:value="1710.24" calcext:value-type="float">
            <text:p>1.710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11/2013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585" calcext:value-type="float">
            <text:p>0,0585</text:p>
          </table:table-cell>
          <table:table-cell office:value-type="float" office:value="1716.98" calcext:value-type="float">
            <text:p>1.716,98</text:p>
          </table:table-cell>
          <table:table-cell office:value-type="float" office:value="1711.7" calcext:value-type="float">
            <text:p>1.711,70</text:p>
          </table:table-cell>
          <table:table-cell office:value-type="float" office:value="1710.97" calcext:value-type="float">
            <text:p>1.710,9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11/2013</text:p>
          </table:table-cell>
          <table:table-cell office:value-type="float" office:value="0.0596" calcext:value-type="float">
            <text:p>0,0596</text:p>
          </table:table-cell>
          <table:table-cell office:value-type="float" office:value="0.0602" calcext:value-type="float">
            <text:p>0,0602</text:p>
          </table:table-cell>
          <table:table-cell office:value-type="float" office:value="1703.46" calcext:value-type="float">
            <text:p>1.703,46</text:p>
          </table:table-cell>
          <table:table-cell office:value-type="float" office:value="1698.23" calcext:value-type="float">
            <text:p>1.698,23</text:p>
          </table:table-cell>
          <table:table-cell office:value-type="float" office:value="1696.82" calcext:value-type="float">
            <text:p>1.696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11/2013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605" calcext:value-type="float">
            <text:p>0,0605</text:p>
          </table:table-cell>
          <table:table-cell office:value-type="float" office:value="1701.57" calcext:value-type="float">
            <text:p>1.701,57</text:p>
          </table:table-cell>
          <table:table-cell office:value-type="float" office:value="1696.35" calcext:value-type="float">
            <text:p>1.696,35</text:p>
          </table:table-cell>
          <table:table-cell office:value-type="float" office:value="1695.62" calcext:value-type="float">
            <text:p>1.695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11/2013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615" calcext:value-type="float">
            <text:p>0,0615</text:p>
          </table:table-cell>
          <table:table-cell office:value-type="float" office:value="1693.61" calcext:value-type="float">
            <text:p>1.693,61</text:p>
          </table:table-cell>
          <table:table-cell office:value-type="float" office:value="1688.42" calcext:value-type="float">
            <text:p>1.688,42</text:p>
          </table:table-cell>
          <table:table-cell office:value-type="float" office:value="1687.69" calcext:value-type="float">
            <text:p>1.687,6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11/2013</text:p>
          </table:table-cell>
          <table:table-cell office:value-type="float" office:value="0.0605" calcext:value-type="float">
            <text:p>0,0605</text:p>
          </table:table-cell>
          <table:table-cell office:value-type="float" office:value="0.0611" calcext:value-type="float">
            <text:p>0,0611</text:p>
          </table:table-cell>
          <table:table-cell office:value-type="float" office:value="1697.82" calcext:value-type="float">
            <text:p>1.697,82</text:p>
          </table:table-cell>
          <table:table-cell office:value-type="float" office:value="1692.62" calcext:value-type="float">
            <text:p>1.692,62</text:p>
          </table:table-cell>
          <table:table-cell office:value-type="float" office:value="1691.88" calcext:value-type="float">
            <text:p>1.691,8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11/201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614" calcext:value-type="float">
            <text:p>0,0614</text:p>
          </table:table-cell>
          <table:table-cell office:value-type="float" office:value="1695.95" calcext:value-type="float">
            <text:p>1.695,95</text:p>
          </table:table-cell>
          <table:table-cell office:value-type="float" office:value="1690.76" calcext:value-type="float">
            <text:p>1.690,76</text:p>
          </table:table-cell>
          <table:table-cell office:value-type="float" office:value="1690.02" calcext:value-type="float">
            <text:p>1.690,0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11/2013</text:p>
          </table:table-cell>
          <table:table-cell office:value-type="float" office:value="0.0603" calcext:value-type="float">
            <text:p>0,0603</text:p>
          </table:table-cell>
          <table:table-cell office:value-type="float" office:value="0.0609" calcext:value-type="float">
            <text:p>0,0609</text:p>
          </table:table-cell>
          <table:table-cell office:value-type="float" office:value="1701.7" calcext:value-type="float">
            <text:p>1.701,70</text:p>
          </table:table-cell>
          <table:table-cell office:value-type="float" office:value="1696.5" calcext:value-type="float">
            <text:p>1.696,50</text:p>
          </table:table-cell>
          <table:table-cell office:value-type="float" office:value="1695.08" calcext:value-type="float">
            <text:p>1.695,0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12/2013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22" calcext:value-type="float">
            <text:p>0,0622</text:p>
          </table:table-cell>
          <table:table-cell office:value-type="float" office:value="1691.18" calcext:value-type="float">
            <text:p>1.691,18</text:p>
          </table:table-cell>
          <table:table-cell office:value-type="float" office:value="1686.02" calcext:value-type="float">
            <text:p>1.686,02</text:p>
          </table:table-cell>
          <table:table-cell office:value-type="float" office:value="1685.28" calcext:value-type="float">
            <text:p>1.685,2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12/2013</text:p>
          </table:table-cell>
          <table:table-cell office:value-type="float" office:value="0.0633" calcext:value-type="float">
            <text:p>0,0633</text:p>
          </table:table-cell>
          <table:table-cell office:value-type="float" office:value="0.0639" calcext:value-type="float">
            <text:p>0,0639</text:p>
          </table:table-cell>
          <table:table-cell office:value-type="float" office:value="1677.34" calcext:value-type="float">
            <text:p>1.677,34</text:p>
          </table:table-cell>
          <table:table-cell office:value-type="float" office:value="1672.23" calcext:value-type="float">
            <text:p>1.672,23</text:p>
          </table:table-cell>
          <table:table-cell office:value-type="float" office:value="1671.49" calcext:value-type="float">
            <text:p>1.671,4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12/2013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645" calcext:value-type="float">
            <text:p>0,0645</text:p>
          </table:table-cell>
          <table:table-cell office:value-type="float" office:value="1672.98" calcext:value-type="float">
            <text:p>1.672,98</text:p>
          </table:table-cell>
          <table:table-cell office:value-type="float" office:value="1667.89" calcext:value-type="float">
            <text:p>1.667,89</text:p>
          </table:table-cell>
          <table:table-cell office:value-type="float" office:value="1667.14" calcext:value-type="float">
            <text:p>1.667,1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12/2013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643" calcext:value-type="float">
            <text:p>0,0643</text:p>
          </table:table-cell>
          <table:table-cell office:value-type="float" office:value="1675.42" calcext:value-type="float">
            <text:p>1.675,42</text:p>
          </table:table-cell>
          <table:table-cell office:value-type="float" office:value="1670.33" calcext:value-type="float">
            <text:p>1.670,33</text:p>
          </table:table-cell>
          <table:table-cell office:value-type="float" office:value="1669.58" calcext:value-type="float">
            <text:p>1.669,5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12/2013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2" calcext:value-type="float">
            <text:p>0,0632</text:p>
          </table:table-cell>
          <table:table-cell office:value-type="float" office:value="1685.42" calcext:value-type="float">
            <text:p>1.685,42</text:p>
          </table:table-cell>
          <table:table-cell office:value-type="float" office:value="1680.29" calcext:value-type="float">
            <text:p>1.680,29</text:p>
          </table:table-cell>
          <table:table-cell office:value-type="float" office:value="1678.98" calcext:value-type="float">
            <text:p>1.678,9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12/2013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629" calcext:value-type="float">
            <text:p>0,0629</text:p>
          </table:table-cell>
          <table:table-cell office:value-type="float" office:value="1688.7" calcext:value-type="float">
            <text:p>1.688,70</text:p>
          </table:table-cell>
          <table:table-cell office:value-type="float" office:value="1683.56" calcext:value-type="float">
            <text:p>1.683,56</text:p>
          </table:table-cell>
          <table:table-cell office:value-type="float" office:value="1682.86" calcext:value-type="float">
            <text:p>1.682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12/2013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22" calcext:value-type="float">
            <text:p>0,0622</text:p>
          </table:table-cell>
          <table:table-cell office:value-type="float" office:value="1695.42" calcext:value-type="float">
            <text:p>1.695,42</text:p>
          </table:table-cell>
          <table:table-cell office:value-type="float" office:value="1690.27" calcext:value-type="float">
            <text:p>1.690,27</text:p>
          </table:table-cell>
          <table:table-cell office:value-type="float" office:value="1689.56" calcext:value-type="float">
            <text:p>1.689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12/2013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615" calcext:value-type="float">
            <text:p>0,0615</text:p>
          </table:table-cell>
          <table:table-cell office:value-type="float" office:value="1702.16" calcext:value-type="float">
            <text:p>1.702,16</text:p>
          </table:table-cell>
          <table:table-cell office:value-type="float" office:value="1696.99" calcext:value-type="float">
            <text:p>1.696,99</text:p>
          </table:table-cell>
          <table:table-cell office:value-type="float" office:value="1696.28" calcext:value-type="float">
            <text:p>1.696,2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12/2013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612" calcext:value-type="float">
            <text:p>0,0612</text:p>
          </table:table-cell>
          <table:table-cell office:value-type="float" office:value="1705.46" calcext:value-type="float">
            <text:p>1.705,46</text:p>
          </table:table-cell>
          <table:table-cell office:value-type="float" office:value="1700.28" calcext:value-type="float">
            <text:p>1.700,28</text:p>
          </table:table-cell>
          <table:table-cell office:value-type="float" office:value="1699.57" calcext:value-type="float">
            <text:p>1.699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12/2013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607" calcext:value-type="float">
            <text:p>0,0607</text:p>
          </table:table-cell>
          <table:table-cell office:value-type="float" office:value="1711.2" calcext:value-type="float">
            <text:p>1.711,20</text:p>
          </table:table-cell>
          <table:table-cell office:value-type="float" office:value="1706" calcext:value-type="float">
            <text:p>1.706,00</text:p>
          </table:table-cell>
          <table:table-cell office:value-type="float" office:value="1704.59" calcext:value-type="float">
            <text:p>1.704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12/2013</text:p>
          </table:table-cell>
          <table:table-cell office:value-type="float" office:value="0.0602" calcext:value-type="float">
            <text:p>0,0602</text:p>
          </table:table-cell>
          <table:table-cell office:value-type="float" office:value="0.0608" calcext:value-type="float">
            <text:p>0,0608</text:p>
          </table:table-cell>
          <table:table-cell office:value-type="float" office:value="1711.13" calcext:value-type="float">
            <text:p>1.711,13</text:p>
          </table:table-cell>
          <table:table-cell office:value-type="float" office:value="1705.93" calcext:value-type="float">
            <text:p>1.705,93</text:p>
          </table:table-cell>
          <table:table-cell office:value-type="float" office:value="1705.14" calcext:value-type="float">
            <text:p>1.705,1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12/2013</text:p>
          </table:table-cell>
          <table:table-cell office:value-type="float" office:value="0.06" calcext:value-type="float">
            <text:p>0,06</text:p>
          </table:table-cell>
          <table:table-cell office:value-type="float" office:value="0.0606" calcext:value-type="float">
            <text:p>0,0606</text:p>
          </table:table-cell>
          <table:table-cell office:value-type="float" office:value="1713.65" calcext:value-type="float">
            <text:p>1.713,65</text:p>
          </table:table-cell>
          <table:table-cell office:value-type="float" office:value="1708.46" calcext:value-type="float">
            <text:p>1.708,46</text:p>
          </table:table-cell>
          <table:table-cell office:value-type="float" office:value="1707.66" calcext:value-type="float">
            <text:p>1.707,6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12/2013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607" calcext:value-type="float">
            <text:p>0,0607</text:p>
          </table:table-cell>
          <table:table-cell office:value-type="float" office:value="1713.58" calcext:value-type="float">
            <text:p>1.713,58</text:p>
          </table:table-cell>
          <table:table-cell office:value-type="float" office:value="1708.39" calcext:value-type="float">
            <text:p>1.708,39</text:p>
          </table:table-cell>
          <table:table-cell office:value-type="float" office:value="1707.59" calcext:value-type="float">
            <text:p>1.707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12/2013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605" calcext:value-type="float">
            <text:p>0,0605</text:p>
          </table:table-cell>
          <table:table-cell office:value-type="float" office:value="1716.11" calcext:value-type="float">
            <text:p>1.716,11</text:p>
          </table:table-cell>
          <table:table-cell office:value-type="float" office:value="1710.91" calcext:value-type="float">
            <text:p>1.710,91</text:p>
          </table:table-cell>
          <table:table-cell office:value-type="float" office:value="1710.12" calcext:value-type="float">
            <text:p>1.710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12/2013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619" calcext:value-type="float">
            <text:p>0,0619</text:p>
          </table:table-cell>
          <table:table-cell office:value-type="float" office:value="1706.03" calcext:value-type="float">
            <text:p>1.706,03</text:p>
          </table:table-cell>
          <table:table-cell office:value-type="float" office:value="1700.87" calcext:value-type="float">
            <text:p>1.700,87</text:p>
          </table:table-cell>
          <table:table-cell office:value-type="float" office:value="1699.12" calcext:value-type="float">
            <text:p>1.699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12/2013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2" calcext:value-type="float">
            <text:p>0,0632</text:p>
          </table:table-cell>
          <table:table-cell office:value-type="float" office:value="1697.04" calcext:value-type="float">
            <text:p>1.697,04</text:p>
          </table:table-cell>
          <table:table-cell office:value-type="float" office:value="1691.92" calcext:value-type="float">
            <text:p>1.691,92</text:p>
          </table:table-cell>
          <table:table-cell office:value-type="float" office:value="1689.76" calcext:value-type="float">
            <text:p>1.689,7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12/2013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628" calcext:value-type="float">
            <text:p>0,0628</text:p>
          </table:table-cell>
          <table:table-cell office:value-type="float" office:value="1700.46" calcext:value-type="float">
            <text:p>1.700,46</text:p>
          </table:table-cell>
          <table:table-cell office:value-type="float" office:value="1695.33" calcext:value-type="float">
            <text:p>1.695,33</text:p>
          </table:table-cell>
          <table:table-cell office:value-type="float" office:value="1694.03" calcext:value-type="float">
            <text:p>1.694,0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12/2013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628" calcext:value-type="float">
            <text:p>0,0628</text:p>
          </table:table-cell>
          <table:table-cell office:value-type="float" office:value="1701.31" calcext:value-type="float">
            <text:p>1.701,31</text:p>
          </table:table-cell>
          <table:table-cell office:value-type="float" office:value="1696.18" calcext:value-type="float">
            <text:p>1.696,18</text:p>
          </table:table-cell>
          <table:table-cell office:value-type="float" office:value="1695.33" calcext:value-type="float">
            <text:p>1.695,3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12/2013</text:p>
          </table:table-cell>
          <table:table-cell office:value-type="float" office:value="0.0628" calcext:value-type="float">
            <text:p>0,0628</text:p>
          </table:table-cell>
          <table:table-cell office:value-type="float" office:value="0.0634" calcext:value-type="float">
            <text:p>0,0634</text:p>
          </table:table-cell>
          <table:table-cell office:value-type="float" office:value="1697.93" calcext:value-type="float">
            <text:p>1.697,93</text:p>
          </table:table-cell>
          <table:table-cell office:value-type="float" office:value="1692.82" calcext:value-type="float">
            <text:p>1.692,82</text:p>
          </table:table-cell>
          <table:table-cell office:value-type="float" office:value="1691.08" calcext:value-type="float">
            <text:p>1.691,0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12/2013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628" calcext:value-type="float">
            <text:p>0,0628</text:p>
          </table:table-cell>
          <table:table-cell office:value-type="float" office:value="1705.23" calcext:value-type="float">
            <text:p>1.705,23</text:p>
          </table:table-cell>
          <table:table-cell office:value-type="float" office:value="1700.1" calcext:value-type="float">
            <text:p>1.700,10</text:p>
          </table:table-cell>
          <table:table-cell office:value-type="float" office:value="1697.93" calcext:value-type="float">
            <text:p>1.697,9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12/2013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26" calcext:value-type="float">
            <text:p>0,0626</text:p>
          </table:table-cell>
          <table:table-cell office:value-type="float" office:value="1706.94" calcext:value-type="float">
            <text:p>1.706,94</text:p>
          </table:table-cell>
          <table:table-cell office:value-type="float" office:value="1701.81" calcext:value-type="float">
            <text:p>1.701,81</text:p>
          </table:table-cell>
          <table:table-cell office:value-type="float" office:value="1700.5" calcext:value-type="float">
            <text:p>1.700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1/2014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26" calcext:value-type="float">
            <text:p>0,0626</text:p>
          </table:table-cell>
          <table:table-cell office:value-type="float" office:value="1707.8" calcext:value-type="float">
            <text:p>1.707,80</text:p>
          </table:table-cell>
          <table:table-cell office:value-type="float" office:value="1702.67" calcext:value-type="float">
            <text:p>1.702,67</text:p>
          </table:table-cell>
          <table:table-cell office:value-type="float" office:value="1701.81" calcext:value-type="float">
            <text:p>1.701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1/2014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3" calcext:value-type="float">
            <text:p>0,0633</text:p>
          </table:table-cell>
          <table:table-cell office:value-type="float" office:value="1703.57" calcext:value-type="float">
            <text:p>1.703,57</text:p>
          </table:table-cell>
          <table:table-cell office:value-type="float" office:value="1698.45" calcext:value-type="float">
            <text:p>1.698,45</text:p>
          </table:table-cell>
          <table:table-cell office:value-type="float" office:value="1696.7" calcext:value-type="float">
            <text:p>1.696,7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1/2014</text:p>
          </table:table-cell>
          <table:table-cell office:value-type="float" office:value="0.0628" calcext:value-type="float">
            <text:p>0,0628</text:p>
          </table:table-cell>
          <table:table-cell office:value-type="float" office:value="0.0634" calcext:value-type="float">
            <text:p>0,0634</text:p>
          </table:table-cell>
          <table:table-cell office:value-type="float" office:value="1703.58" calcext:value-type="float">
            <text:p>1.703,58</text:p>
          </table:table-cell>
          <table:table-cell office:value-type="float" office:value="1698.47" calcext:value-type="float">
            <text:p>1.698,47</text:p>
          </table:table-cell>
          <table:table-cell office:value-type="float" office:value="1697.6" calcext:value-type="float">
            <text:p>1.697,6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1/2014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36" calcext:value-type="float">
            <text:p>0,0636</text:p>
          </table:table-cell>
          <table:table-cell office:value-type="float" office:value="1702.73" calcext:value-type="float">
            <text:p>1.702,73</text:p>
          </table:table-cell>
          <table:table-cell office:value-type="float" office:value="1697.63" calcext:value-type="float">
            <text:p>1.697,63</text:p>
          </table:table-cell>
          <table:table-cell office:value-type="float" office:value="1696.77" calcext:value-type="float">
            <text:p>1.696,7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1/2014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631" calcext:value-type="float">
            <text:p>0,0631</text:p>
          </table:table-cell>
          <table:table-cell office:value-type="float" office:value="1707.86" calcext:value-type="float">
            <text:p>1.707,86</text:p>
          </table:table-cell>
          <table:table-cell office:value-type="float" office:value="1702.74" calcext:value-type="float">
            <text:p>1.702,74</text:p>
          </table:table-cell>
          <table:table-cell office:value-type="float" office:value="1701.88" calcext:value-type="float">
            <text:p>1.701,8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1/2014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36" calcext:value-type="float">
            <text:p>0,0636</text:p>
          </table:table-cell>
          <table:table-cell office:value-type="float" office:value="1704.46" calcext:value-type="float">
            <text:p>1.704,46</text:p>
          </table:table-cell>
          <table:table-cell office:value-type="float" office:value="1699.36" calcext:value-type="float">
            <text:p>1.699,36</text:p>
          </table:table-cell>
          <table:table-cell office:value-type="float" office:value="1698.49" calcext:value-type="float">
            <text:p>1.698,4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1/2014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638" calcext:value-type="float">
            <text:p>0,0638</text:p>
          </table:table-cell>
          <table:table-cell office:value-type="float" office:value="1706.1" calcext:value-type="float">
            <text:p>1.706,10</text:p>
          </table:table-cell>
          <table:table-cell office:value-type="float" office:value="1701" calcext:value-type="float">
            <text:p>1.701,00</text:p>
          </table:table-cell>
          <table:table-cell office:value-type="float" office:value="1699.07" calcext:value-type="float">
            <text:p>1.699,0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1/2014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631" calcext:value-type="float">
            <text:p>0,0631</text:p>
          </table:table-cell>
          <table:table-cell office:value-type="float" office:value="1712.99" calcext:value-type="float">
            <text:p>1.712,99</text:p>
          </table:table-cell>
          <table:table-cell office:value-type="float" office:value="1707.87" calcext:value-type="float">
            <text:p>1.707,87</text:p>
          </table:table-cell>
          <table:table-cell office:value-type="float" office:value="1706.95" calcext:value-type="float">
            <text:p>1.706,9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1/2014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36" calcext:value-type="float">
            <text:p>0,0636</text:p>
          </table:table-cell>
          <table:table-cell office:value-type="float" office:value="1709.64" calcext:value-type="float">
            <text:p>1.709,64</text:p>
          </table:table-cell>
          <table:table-cell office:value-type="float" office:value="1704.53" calcext:value-type="float">
            <text:p>1.704,53</text:p>
          </table:table-cell>
          <table:table-cell office:value-type="float" office:value="1703.61" calcext:value-type="float">
            <text:p>1.703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1/2014</text:p>
          </table:table-cell>
          <table:table-cell office:value-type="float" office:value="0.0638" calcext:value-type="float">
            <text:p>0,0638</text:p>
          </table:table-cell>
          <table:table-cell office:value-type="float" office:value="0.0644" calcext:value-type="float">
            <text:p>0,0644</text:p>
          </table:table-cell>
          <table:table-cell office:value-type="float" office:value="1703.65" calcext:value-type="float">
            <text:p>1.703,65</text:p>
          </table:table-cell>
          <table:table-cell office:value-type="float" office:value="1698.58" calcext:value-type="float">
            <text:p>1.698,58</text:p>
          </table:table-cell>
          <table:table-cell office:value-type="float" office:value="1697.76" calcext:value-type="float">
            <text:p>1.697,7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1/2014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642" calcext:value-type="float">
            <text:p>0,0642</text:p>
          </table:table-cell>
          <table:table-cell office:value-type="float" office:value="1706.17" calcext:value-type="float">
            <text:p>1.706,17</text:p>
          </table:table-cell>
          <table:table-cell office:value-type="float" office:value="1701.09" calcext:value-type="float">
            <text:p>1.701,09</text:p>
          </table:table-cell>
          <table:table-cell office:value-type="float" office:value="1700.27" calcext:value-type="float">
            <text:p>1.700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1/2014</text:p>
          </table:table-cell>
          <table:table-cell office:value-type="float" office:value="0.0638" calcext:value-type="float">
            <text:p>0,0638</text:p>
          </table:table-cell>
          <table:table-cell office:value-type="float" office:value="0.0644" calcext:value-type="float">
            <text:p>0,0644</text:p>
          </table:table-cell>
          <table:table-cell office:value-type="float" office:value="1706.09" calcext:value-type="float">
            <text:p>1.706,09</text:p>
          </table:table-cell>
          <table:table-cell office:value-type="float" office:value="1701.01" calcext:value-type="float">
            <text:p>1.701,01</text:p>
          </table:table-cell>
          <table:table-cell office:value-type="float" office:value="1699.4" calcext:value-type="float">
            <text:p>1.699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1/2014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638" calcext:value-type="float">
            <text:p>0,0638</text:p>
          </table:table-cell>
          <table:table-cell office:value-type="float" office:value="1712" calcext:value-type="float">
            <text:p>1.712,00</text:p>
          </table:table-cell>
          <table:table-cell office:value-type="float" office:value="1706.91" calcext:value-type="float">
            <text:p>1.706,91</text:p>
          </table:table-cell>
          <table:table-cell office:value-type="float" office:value="1706.09" calcext:value-type="float">
            <text:p>1.706,0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1/2014</text:p>
          </table:table-cell>
          <table:table-cell office:value-type="float" office:value="0.0642" calcext:value-type="float">
            <text:p>0,0642</text:p>
          </table:table-cell>
          <table:table-cell office:value-type="float" office:value="0.0648" calcext:value-type="float">
            <text:p>0,0648</text:p>
          </table:table-cell>
          <table:table-cell office:value-type="float" office:value="1704.35" calcext:value-type="float">
            <text:p>1.704,35</text:p>
          </table:table-cell>
          <table:table-cell office:value-type="float" office:value="1699.28" calcext:value-type="float">
            <text:p>1.699,28</text:p>
          </table:table-cell>
          <table:table-cell office:value-type="float" office:value="1698.46" calcext:value-type="float">
            <text:p>1.698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1/2014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657" calcext:value-type="float">
            <text:p>0,0657</text:p>
          </table:table-cell>
          <table:table-cell office:value-type="float" office:value="1697.58" calcext:value-type="float">
            <text:p>1.697,58</text:p>
          </table:table-cell>
          <table:table-cell office:value-type="float" office:value="1692.55" calcext:value-type="float">
            <text:p>1.692,55</text:p>
          </table:table-cell>
          <table:table-cell office:value-type="float" office:value="1691.72" calcext:value-type="float">
            <text:p>1.691,7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1/2014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657" calcext:value-type="float">
            <text:p>0,0657</text:p>
          </table:table-cell>
          <table:table-cell office:value-type="float" office:value="1698.4" calcext:value-type="float">
            <text:p>1.698,40</text:p>
          </table:table-cell>
          <table:table-cell office:value-type="float" office:value="1693.37" calcext:value-type="float">
            <text:p>1.693,37</text:p>
          </table:table-cell>
          <table:table-cell office:value-type="float" office:value="1692.55" calcext:value-type="float">
            <text:p>1.692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1/2014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96" calcext:value-type="float">
            <text:p>0,0696</text:p>
          </table:table-cell>
          <table:table-cell office:value-type="float" office:value="1667.04" calcext:value-type="float">
            <text:p>1.667,04</text:p>
          </table:table-cell>
          <table:table-cell office:value-type="float" office:value="1662.12" calcext:value-type="float">
            <text:p>1.662,12</text:p>
          </table:table-cell>
          <table:table-cell office:value-type="float" office:value="1660.66" calcext:value-type="float">
            <text:p>1.660,6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1/2014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0671" calcext:value-type="float">
            <text:p>0,0671</text:p>
          </table:table-cell>
          <table:table-cell office:value-type="float" office:value="1688.5" calcext:value-type="float">
            <text:p>1.688,50</text:p>
          </table:table-cell>
          <table:table-cell office:value-type="float" office:value="1683.51" calcext:value-type="float">
            <text:p>1.683,51</text:p>
          </table:table-cell>
          <table:table-cell office:value-type="float" office:value="1682.73" calcext:value-type="float">
            <text:p>1.682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1/2014</text:p>
          </table:table-cell>
          <table:table-cell office:value-type="float" office:value="0.0675" calcext:value-type="float">
            <text:p>0,0675</text:p>
          </table:table-cell>
          <table:table-cell office:value-type="float" office:value="0.0681" calcext:value-type="float">
            <text:p>0,0681</text:p>
          </table:table-cell>
          <table:table-cell office:value-type="float" office:value="1680.98" calcext:value-type="float">
            <text:p>1.680,98</text:p>
          </table:table-cell>
          <table:table-cell office:value-type="float" office:value="1676.02" calcext:value-type="float">
            <text:p>1.676,02</text:p>
          </table:table-cell>
          <table:table-cell office:value-type="float" office:value="1675.23" calcext:value-type="float">
            <text:p>1.675,2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1/2014</text:p>
          </table:table-cell>
          <table:table-cell office:value-type="float" office:value="0.0682" calcext:value-type="float">
            <text:p>0,0682</text:p>
          </table:table-cell>
          <table:table-cell office:value-type="float" office:value="0.0688" calcext:value-type="float">
            <text:p>0,0688</text:p>
          </table:table-cell>
          <table:table-cell office:value-type="float" office:value="1675.98" calcext:value-type="float">
            <text:p>1.675,98</text:p>
          </table:table-cell>
          <table:table-cell office:value-type="float" office:value="1671.04" calcext:value-type="float">
            <text:p>1.671,04</text:p>
          </table:table-cell>
          <table:table-cell office:value-type="float" office:value="1670.25" calcext:value-type="float">
            <text:p>1.670,2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1/2014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691" calcext:value-type="float">
            <text:p>0,0691</text:p>
          </table:table-cell>
          <table:table-cell office:value-type="float" office:value="1674.29" calcext:value-type="float">
            <text:p>1.674,29</text:p>
          </table:table-cell>
          <table:table-cell office:value-type="float" office:value="1669.36" calcext:value-type="float">
            <text:p>1.669,36</text:p>
          </table:table-cell>
          <table:table-cell office:value-type="float" office:value="1668.58" calcext:value-type="float">
            <text:p>1.668,5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1/2014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96" calcext:value-type="float">
            <text:p>0,0696</text:p>
          </table:table-cell>
          <table:table-cell office:value-type="float" office:value="1671.66" calcext:value-type="float">
            <text:p>1.671,66</text:p>
          </table:table-cell>
          <table:table-cell office:value-type="float" office:value="1666.74" calcext:value-type="float">
            <text:p>1.666,74</text:p>
          </table:table-cell>
          <table:table-cell office:value-type="float" office:value="1665.27" calcext:value-type="float">
            <text:p>1.665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2/2014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96" calcext:value-type="float">
            <text:p>0,0696</text:p>
          </table:table-cell>
          <table:table-cell office:value-type="float" office:value="1672.44" calcext:value-type="float">
            <text:p>1.672,44</text:p>
          </table:table-cell>
          <table:table-cell office:value-type="float" office:value="1667.53" calcext:value-type="float">
            <text:p>1.667,53</text:p>
          </table:table-cell>
          <table:table-cell office:value-type="float" office:value="1666.74" calcext:value-type="float">
            <text:p>1.666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2/2014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0698" calcext:value-type="float">
            <text:p>0,0698</text:p>
          </table:table-cell>
          <table:table-cell office:value-type="float" office:value="1671.59" calcext:value-type="float">
            <text:p>1.671,59</text:p>
          </table:table-cell>
          <table:table-cell office:value-type="float" office:value="1666.69" calcext:value-type="float">
            <text:p>1.666,69</text:p>
          </table:table-cell>
          <table:table-cell office:value-type="float" office:value="1665.9" calcext:value-type="float">
            <text:p>1.665,9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2/2014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691" calcext:value-type="float">
            <text:p>0,0691</text:p>
          </table:table-cell>
          <table:table-cell office:value-type="float" office:value="1678.12" calcext:value-type="float">
            <text:p>1.678,12</text:p>
          </table:table-cell>
          <table:table-cell office:value-type="float" office:value="1673.2" calcext:value-type="float">
            <text:p>1.673,20</text:p>
          </table:table-cell>
          <table:table-cell office:value-type="float" office:value="1672.41" calcext:value-type="float">
            <text:p>1.672,4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2/2014</text:p>
          </table:table-cell>
          <table:table-cell office:value-type="float" office:value="0.0672" calcext:value-type="float">
            <text:p>0,0672</text:p>
          </table:table-cell>
          <table:table-cell office:value-type="float" office:value="0.0678" calcext:value-type="float">
            <text:p>0,0678</text:p>
          </table:table-cell>
          <table:table-cell office:value-type="float" office:value="1689.63" calcext:value-type="float">
            <text:p>1.689,63</text:p>
          </table:table-cell>
          <table:table-cell office:value-type="float" office:value="1684.67" calcext:value-type="float">
            <text:p>1.684,67</text:p>
          </table:table-cell>
          <table:table-cell office:value-type="float" office:value="1683.89" calcext:value-type="float">
            <text:p>1.683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2/2014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674" calcext:value-type="float">
            <text:p>0,0674</text:p>
          </table:table-cell>
          <table:table-cell office:value-type="float" office:value="1693.16" calcext:value-type="float">
            <text:p>1.693,16</text:p>
          </table:table-cell>
          <table:table-cell office:value-type="float" office:value="1688.19" calcext:value-type="float">
            <text:p>1.688,19</text:p>
          </table:table-cell>
          <table:table-cell office:value-type="float" office:value="1686.86" calcext:value-type="float">
            <text:p>1.686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2/2014</text:p>
          </table:table-cell>
          <table:table-cell office:value-type="float" office:value="0.0654" calcext:value-type="float">
            <text:p>0,0654</text:p>
          </table:table-cell>
          <table:table-cell office:value-type="float" office:value="0.066" calcext:value-type="float">
            <text:p>0,066</text:p>
          </table:table-cell>
          <table:table-cell office:value-type="float" office:value="1705.55" calcext:value-type="float">
            <text:p>1.705,55</text:p>
          </table:table-cell>
          <table:table-cell office:value-type="float" office:value="1700.54" calcext:value-type="float">
            <text:p>1.700,54</text:p>
          </table:table-cell>
          <table:table-cell office:value-type="float" office:value="1699.81" calcext:value-type="float">
            <text:p>1.699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2/2014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663" calcext:value-type="float">
            <text:p>0,0663</text:p>
          </table:table-cell>
          <table:table-cell office:value-type="float" office:value="1703.78" calcext:value-type="float">
            <text:p>1.703,78</text:p>
          </table:table-cell>
          <table:table-cell office:value-type="float" office:value="1698.78" calcext:value-type="float">
            <text:p>1.698,78</text:p>
          </table:table-cell>
          <table:table-cell office:value-type="float" office:value="1698.05" calcext:value-type="float">
            <text:p>1.698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2/2014</text:p>
          </table:table-cell>
          <table:table-cell office:value-type="float" office:value="0.0663" calcext:value-type="float">
            <text:p>0,0663</text:p>
          </table:table-cell>
          <table:table-cell office:value-type="float" office:value="0.0669" calcext:value-type="float">
            <text:p>0,0669</text:p>
          </table:table-cell>
          <table:table-cell office:value-type="float" office:value="1699.51" calcext:value-type="float">
            <text:p>1.699,51</text:p>
          </table:table-cell>
          <table:table-cell office:value-type="float" office:value="1694.53" calcext:value-type="float">
            <text:p>1.694,53</text:p>
          </table:table-cell>
          <table:table-cell office:value-type="float" office:value="1693.8" calcext:value-type="float">
            <text:p>1.693,8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2/2014</text:p>
          </table:table-cell>
          <table:table-cell office:value-type="float" office:value="0.0667" calcext:value-type="float">
            <text:p>0,0667</text:p>
          </table:table-cell>
          <table:table-cell office:value-type="float" office:value="0.0673" calcext:value-type="float">
            <text:p>0,0673</text:p>
          </table:table-cell>
          <table:table-cell office:value-type="float" office:value="1696.93" calcext:value-type="float">
            <text:p>1.696,93</text:p>
          </table:table-cell>
          <table:table-cell office:value-type="float" office:value="1691.96" calcext:value-type="float">
            <text:p>1.691,96</text:p>
          </table:table-cell>
          <table:table-cell office:value-type="float" office:value="1691.22" calcext:value-type="float">
            <text:p>1.691,2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2/2014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664" calcext:value-type="float">
            <text:p>0,0664</text:p>
          </table:table-cell>
          <table:table-cell office:value-type="float" office:value="1705.93" calcext:value-type="float">
            <text:p>1.705,93</text:p>
          </table:table-cell>
          <table:table-cell office:value-type="float" office:value="1700.94" calcext:value-type="float">
            <text:p>1.700,94</text:p>
          </table:table-cell>
          <table:table-cell office:value-type="float" office:value="1699.42" calcext:value-type="float">
            <text:p>1.699,4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2/2014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0655" calcext:value-type="float">
            <text:p>0,0655</text:p>
          </table:table-cell>
          <table:table-cell office:value-type="float" office:value="1714.27" calcext:value-type="float">
            <text:p>1.714,27</text:p>
          </table:table-cell>
          <table:table-cell office:value-type="float" office:value="1709.26" calcext:value-type="float">
            <text:p>1.709,26</text:p>
          </table:table-cell>
          <table:table-cell office:value-type="float" office:value="1708.43" calcext:value-type="float">
            <text:p>1.708,4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2/2014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643" calcext:value-type="float">
            <text:p>0,0643</text:p>
          </table:table-cell>
          <table:table-cell office:value-type="float" office:value="1725.18" calcext:value-type="float">
            <text:p>1.725,18</text:p>
          </table:table-cell>
          <table:table-cell office:value-type="float" office:value="1720.13" calcext:value-type="float">
            <text:p>1.720,13</text:p>
          </table:table-cell>
          <table:table-cell office:value-type="float" office:value="1719.31" calcext:value-type="float">
            <text:p>1.719,3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2/2014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2" calcext:value-type="float">
            <text:p>0,0632</text:p>
          </table:table-cell>
          <table:table-cell office:value-type="float" office:value="1735.3" calcext:value-type="float">
            <text:p>1.735,30</text:p>
          </table:table-cell>
          <table:table-cell office:value-type="float" office:value="1730.22" calcext:value-type="float">
            <text:p>1.730,22</text:p>
          </table:table-cell>
          <table:table-cell office:value-type="float" office:value="1729.4" calcext:value-type="float">
            <text:p>1.729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2/2014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36" calcext:value-type="float">
            <text:p>0,0636</text:p>
          </table:table-cell>
          <table:table-cell office:value-type="float" office:value="1732.74" calcext:value-type="float">
            <text:p>1.732,74</text:p>
          </table:table-cell>
          <table:table-cell office:value-type="float" office:value="1727.67" calcext:value-type="float">
            <text:p>1.727,67</text:p>
          </table:table-cell>
          <table:table-cell office:value-type="float" office:value="1726.85" calcext:value-type="float">
            <text:p>1.726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2/2014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3" calcext:value-type="float">
            <text:p>0,0623</text:p>
          </table:table-cell>
          <table:table-cell office:value-type="float" office:value="1745.4" calcext:value-type="float">
            <text:p>1.745,40</text:p>
          </table:table-cell>
          <table:table-cell office:value-type="float" office:value="1740.3" calcext:value-type="float">
            <text:p>1.740,30</text:p>
          </table:table-cell>
          <table:table-cell office:value-type="float" office:value="1738.67" calcext:value-type="float">
            <text:p>1.738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2/2014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17" calcext:value-type="float">
            <text:p>0,0617</text:p>
          </table:table-cell>
          <table:table-cell office:value-type="float" office:value="1751.28" calcext:value-type="float">
            <text:p>1.751,28</text:p>
          </table:table-cell>
          <table:table-cell office:value-type="float" office:value="1746.16" calcext:value-type="float">
            <text:p>1.746,16</text:p>
          </table:table-cell>
          <table:table-cell office:value-type="float" office:value="1745.35" calcext:value-type="float">
            <text:p>1.745,3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2/2014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16" calcext:value-type="float">
            <text:p>0,0616</text:p>
          </table:table-cell>
          <table:table-cell office:value-type="float" office:value="1752.95" calcext:value-type="float">
            <text:p>1.752,95</text:p>
          </table:table-cell>
          <table:table-cell office:value-type="float" office:value="1747.82" calcext:value-type="float">
            <text:p>1.747,82</text:p>
          </table:table-cell>
          <table:table-cell office:value-type="float" office:value="1747.01" calcext:value-type="float">
            <text:p>1.747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2/2014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17" calcext:value-type="float">
            <text:p>0,0617</text:p>
          </table:table-cell>
          <table:table-cell office:value-type="float" office:value="1752.9" calcext:value-type="float">
            <text:p>1.752,90</text:p>
          </table:table-cell>
          <table:table-cell office:value-type="float" office:value="1747.78" calcext:value-type="float">
            <text:p>1.747,78</text:p>
          </table:table-cell>
          <table:table-cell office:value-type="float" office:value="1746.97" calcext:value-type="float">
            <text:p>1.746,9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2/2014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614" calcext:value-type="float">
            <text:p>0,0614</text:p>
          </table:table-cell>
          <table:table-cell office:value-type="float" office:value="1756.28" calcext:value-type="float">
            <text:p>1.756,28</text:p>
          </table:table-cell>
          <table:table-cell office:value-type="float" office:value="1751.16" calcext:value-type="float">
            <text:p>1.751,16</text:p>
          </table:table-cell>
          <table:table-cell office:value-type="float" office:value="1750.34" calcext:value-type="float">
            <text:p>1.750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2/2014</text:p>
          </table:table-cell>
          <table:table-cell office:value-type="float" office:value="0.0598" calcext:value-type="float">
            <text:p>0,0598</text:p>
          </table:table-cell>
          <table:table-cell office:value-type="float" office:value="0.0604" calcext:value-type="float">
            <text:p>0,0604</text:p>
          </table:table-cell>
          <table:table-cell office:value-type="float" office:value="1767.29" calcext:value-type="float">
            <text:p>1.767,29</text:p>
          </table:table-cell>
          <table:table-cell office:value-type="float" office:value="1762.13" calcext:value-type="float">
            <text:p>1.762,13</text:p>
          </table:table-cell>
          <table:table-cell office:value-type="float" office:value="1759.71" calcext:value-type="float">
            <text:p>1.759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3/2014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17" calcext:value-type="float">
            <text:p>0,0617</text:p>
          </table:table-cell>
          <table:table-cell office:value-type="float" office:value="1756.94" calcext:value-type="float">
            <text:p>1.756,94</text:p>
          </table:table-cell>
          <table:table-cell office:value-type="float" office:value="1751.82" calcext:value-type="float">
            <text:p>1.751,82</text:p>
          </table:table-cell>
          <table:table-cell office:value-type="float" office:value="1751.01" calcext:value-type="float">
            <text:p>1.751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3/2014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17" calcext:value-type="float">
            <text:p>0,0617</text:p>
          </table:table-cell>
          <table:table-cell office:value-type="float" office:value="1757.76" calcext:value-type="float">
            <text:p>1.757,76</text:p>
          </table:table-cell>
          <table:table-cell office:value-type="float" office:value="1752.64" calcext:value-type="float">
            <text:p>1.752,64</text:p>
          </table:table-cell>
          <table:table-cell office:value-type="float" office:value="1751.82" calcext:value-type="float">
            <text:p>1.751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3/2014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22" calcext:value-type="float">
            <text:p>0,0622</text:p>
          </table:table-cell>
          <table:table-cell office:value-type="float" office:value="1755.11" calcext:value-type="float">
            <text:p>1.755,11</text:p>
          </table:table-cell>
          <table:table-cell office:value-type="float" office:value="1750" calcext:value-type="float">
            <text:p>1.750,00</text:p>
          </table:table-cell>
          <table:table-cell office:value-type="float" office:value="1748.39" calcext:value-type="float">
            <text:p>1.748,3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3/2014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2" calcext:value-type="float">
            <text:p>0,0632</text:p>
          </table:table-cell>
          <table:table-cell office:value-type="float" office:value="1747.43" calcext:value-type="float">
            <text:p>1.747,43</text:p>
          </table:table-cell>
          <table:table-cell office:value-type="float" office:value="1742.35" calcext:value-type="float">
            <text:p>1.742,35</text:p>
          </table:table-cell>
          <table:table-cell office:value-type="float" office:value="1741.53" calcext:value-type="float">
            <text:p>1.741,5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3/2014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642" calcext:value-type="float">
            <text:p>0,0642</text:p>
          </table:table-cell>
          <table:table-cell office:value-type="float" office:value="1739.8" calcext:value-type="float">
            <text:p>1.739,80</text:p>
          </table:table-cell>
          <table:table-cell office:value-type="float" office:value="1734.76" calcext:value-type="float">
            <text:p>1.734,76</text:p>
          </table:table-cell>
          <table:table-cell office:value-type="float" office:value="1733.94" calcext:value-type="float">
            <text:p>1.733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3/2014</text:p>
          </table:table-cell>
          <table:table-cell office:value-type="float" office:value="0.0642" calcext:value-type="float">
            <text:p>0,0642</text:p>
          </table:table-cell>
          <table:table-cell office:value-type="float" office:value="0.0648" calcext:value-type="float">
            <text:p>0,0648</text:p>
          </table:table-cell>
          <table:table-cell office:value-type="float" office:value="1736.38" calcext:value-type="float">
            <text:p>1.736,38</text:p>
          </table:table-cell>
          <table:table-cell office:value-type="float" office:value="1731.36" calcext:value-type="float">
            <text:p>1.731,36</text:p>
          </table:table-cell>
          <table:table-cell office:value-type="float" office:value="1730.5" calcext:value-type="float">
            <text:p>1.730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3/2014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641" calcext:value-type="float">
            <text:p>0,0641</text:p>
          </table:table-cell>
          <table:table-cell office:value-type="float" office:value="1743.13" calcext:value-type="float">
            <text:p>1.743,13</text:p>
          </table:table-cell>
          <table:table-cell office:value-type="float" office:value="1738.08" calcext:value-type="float">
            <text:p>1.738,08</text:p>
          </table:table-cell>
          <table:table-cell office:value-type="float" office:value="1737.22" calcext:value-type="float">
            <text:p>1.737,2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3/2014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36" calcext:value-type="float">
            <text:p>0,0636</text:p>
          </table:table-cell>
          <table:table-cell office:value-type="float" office:value="1749.04" calcext:value-type="float">
            <text:p>1.749,04</text:p>
          </table:table-cell>
          <table:table-cell office:value-type="float" office:value="1743.98" calcext:value-type="float">
            <text:p>1.743,98</text:p>
          </table:table-cell>
          <table:table-cell office:value-type="float" office:value="1742.28" calcext:value-type="float">
            <text:p>1.742,2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3/2014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64" calcext:value-type="float">
            <text:p>0,064</text:p>
          </table:table-cell>
          <table:table-cell office:value-type="float" office:value="1746.52" calcext:value-type="float">
            <text:p>1.746,52</text:p>
          </table:table-cell>
          <table:table-cell office:value-type="float" office:value="1741.47" calcext:value-type="float">
            <text:p>1.741,47</text:p>
          </table:table-cell>
          <table:table-cell office:value-type="float" office:value="1740.62" calcext:value-type="float">
            <text:p>1.740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3/2014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642" calcext:value-type="float">
            <text:p>0,0642</text:p>
          </table:table-cell>
          <table:table-cell office:value-type="float" office:value="1745.69" calcext:value-type="float">
            <text:p>1.745,69</text:p>
          </table:table-cell>
          <table:table-cell office:value-type="float" office:value="1740.65" calcext:value-type="float">
            <text:p>1.740,65</text:p>
          </table:table-cell>
          <table:table-cell office:value-type="float" office:value="1739.79" calcext:value-type="float">
            <text:p>1.739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3/2014</text:p>
          </table:table-cell>
          <table:table-cell office:value-type="float" office:value="0.0643" calcext:value-type="float">
            <text:p>0,0643</text:p>
          </table:table-cell>
          <table:table-cell office:value-type="float" office:value="0.0649" calcext:value-type="float">
            <text:p>0,0649</text:p>
          </table:table-cell>
          <table:table-cell office:value-type="float" office:value="1740.67" calcext:value-type="float">
            <text:p>1.740,67</text:p>
          </table:table-cell>
          <table:table-cell office:value-type="float" office:value="1735.65" calcext:value-type="float">
            <text:p>1.735,65</text:p>
          </table:table-cell>
          <table:table-cell office:value-type="float" office:value="1734.79" calcext:value-type="float">
            <text:p>1.734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3/2014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664" calcext:value-type="float">
            <text:p>0,0664</text:p>
          </table:table-cell>
          <table:table-cell office:value-type="float" office:value="1729.01" calcext:value-type="float">
            <text:p>1.729,01</text:p>
          </table:table-cell>
          <table:table-cell office:value-type="float" office:value="1724.04" calcext:value-type="float">
            <text:p>1.724,04</text:p>
          </table:table-cell>
          <table:table-cell office:value-type="float" office:value="1723.18" calcext:value-type="float">
            <text:p>1.723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3/2014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0662" calcext:value-type="float">
            <text:p>0,0662</text:p>
          </table:table-cell>
          <table:table-cell office:value-type="float" office:value="1732.38" calcext:value-type="float">
            <text:p>1.732,38</text:p>
          </table:table-cell>
          <table:table-cell office:value-type="float" office:value="1727.4" calcext:value-type="float">
            <text:p>1.727,40</text:p>
          </table:table-cell>
          <table:table-cell office:value-type="float" office:value="1725.69" calcext:value-type="float">
            <text:p>1.725,6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3/2014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654" calcext:value-type="float">
            <text:p>0,0654</text:p>
          </table:table-cell>
          <table:table-cell office:value-type="float" office:value="1740.35" calcext:value-type="float">
            <text:p>1.740,35</text:p>
          </table:table-cell>
          <table:table-cell office:value-type="float" office:value="1735.35" calcext:value-type="float">
            <text:p>1.735,35</text:p>
          </table:table-cell>
          <table:table-cell office:value-type="float" office:value="1734.44" calcext:value-type="float">
            <text:p>1.734,4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3/2014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647" calcext:value-type="float">
            <text:p>0,0647</text:p>
          </table:table-cell>
          <table:table-cell office:value-type="float" office:value="1747.11" calcext:value-type="float">
            <text:p>1.747,11</text:p>
          </table:table-cell>
          <table:table-cell office:value-type="float" office:value="1742.09" calcext:value-type="float">
            <text:p>1.742,09</text:p>
          </table:table-cell>
          <table:table-cell office:value-type="float" office:value="1741.19" calcext:value-type="float">
            <text:p>1.741,1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3/2014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64" calcext:value-type="float">
            <text:p>0,064</text:p>
          </table:table-cell>
          <table:table-cell office:value-type="float" office:value="1753.9" calcext:value-type="float">
            <text:p>1.753,90</text:p>
          </table:table-cell>
          <table:table-cell office:value-type="float" office:value="1748.85" calcext:value-type="float">
            <text:p>1.748,85</text:p>
          </table:table-cell>
          <table:table-cell office:value-type="float" office:value="1747.95" calcext:value-type="float">
            <text:p>1.747,9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3/2014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3" calcext:value-type="float">
            <text:p>0,0633</text:p>
          </table:table-cell>
          <table:table-cell office:value-type="float" office:value="1760.7" calcext:value-type="float">
            <text:p>1.760,70</text:p>
          </table:table-cell>
          <table:table-cell office:value-type="float" office:value="1755.64" calcext:value-type="float">
            <text:p>1.755,64</text:p>
          </table:table-cell>
          <table:table-cell office:value-type="float" office:value="1754.74" calcext:value-type="float">
            <text:p>1.754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3/2014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22" calcext:value-type="float">
            <text:p>0,0622</text:p>
          </table:table-cell>
          <table:table-cell office:value-type="float" office:value="1771.87" calcext:value-type="float">
            <text:p>1.771,87</text:p>
          </table:table-cell>
          <table:table-cell office:value-type="float" office:value="1766.78" calcext:value-type="float">
            <text:p>1.766,78</text:p>
          </table:table-cell>
          <table:table-cell office:value-type="float" office:value="1764.93" calcext:value-type="float">
            <text:p>1.764,9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3/2014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628" calcext:value-type="float">
            <text:p>0,0628</text:p>
          </table:table-cell>
          <table:table-cell office:value-type="float" office:value="1767.68" calcext:value-type="float">
            <text:p>1.767,68</text:p>
          </table:table-cell>
          <table:table-cell office:value-type="float" office:value="1762.61" calcext:value-type="float">
            <text:p>1.762,61</text:p>
          </table:table-cell>
          <table:table-cell office:value-type="float" office:value="1761.71" calcext:value-type="float">
            <text:p>1.761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4/2014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2" calcext:value-type="float">
            <text:p>0,0632</text:p>
          </table:table-cell>
          <table:table-cell office:value-type="float" office:value="1765.2" calcext:value-type="float">
            <text:p>1.765,20</text:p>
          </table:table-cell>
          <table:table-cell office:value-type="float" office:value="1760.13" calcext:value-type="float">
            <text:p>1.760,13</text:p>
          </table:table-cell>
          <table:table-cell office:value-type="float" office:value="1759.23" calcext:value-type="float">
            <text:p>1.759,2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4/2014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0635" calcext:value-type="float">
            <text:p>0,0635</text:p>
          </table:table-cell>
          <table:table-cell office:value-type="float" office:value="1763.57" calcext:value-type="float">
            <text:p>1.763,57</text:p>
          </table:table-cell>
          <table:table-cell office:value-type="float" office:value="1758.51" calcext:value-type="float">
            <text:p>1.758,51</text:p>
          </table:table-cell>
          <table:table-cell office:value-type="float" office:value="1757.61" calcext:value-type="float">
            <text:p>1.757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4/2014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2" calcext:value-type="float">
            <text:p>0,0632</text:p>
          </table:table-cell>
          <table:table-cell office:value-type="float" office:value="1767" calcext:value-type="float">
            <text:p>1.767,00</text:p>
          </table:table-cell>
          <table:table-cell office:value-type="float" office:value="1761.94" calcext:value-type="float">
            <text:p>1.761,94</text:p>
          </table:table-cell>
          <table:table-cell office:value-type="float" office:value="1761.04" calcext:value-type="float">
            <text:p>1.761,0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4/2014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627" calcext:value-type="float">
            <text:p>0,0627</text:p>
          </table:table-cell>
          <table:table-cell office:value-type="float" office:value="1773.09" calcext:value-type="float">
            <text:p>1.773,09</text:p>
          </table:table-cell>
          <table:table-cell office:value-type="float" office:value="1768.01" calcext:value-type="float">
            <text:p>1.768,01</text:p>
          </table:table-cell>
          <table:table-cell office:value-type="float" office:value="1766.16" calcext:value-type="float">
            <text:p>1.766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4/2014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624" calcext:value-type="float">
            <text:p>0,0624</text:p>
          </table:table-cell>
          <table:table-cell office:value-type="float" office:value="1776.53" calcext:value-type="float">
            <text:p>1.776,53</text:p>
          </table:table-cell>
          <table:table-cell office:value-type="float" office:value="1771.45" calcext:value-type="float">
            <text:p>1.771,45</text:p>
          </table:table-cell>
          <table:table-cell office:value-type="float" office:value="1770.55" calcext:value-type="float">
            <text:p>1.770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4/2014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22" calcext:value-type="float">
            <text:p>0,0622</text:p>
          </table:table-cell>
          <table:table-cell office:value-type="float" office:value="1779.13" calcext:value-type="float">
            <text:p>1.779,13</text:p>
          </table:table-cell>
          <table:table-cell office:value-type="float" office:value="1774.05" calcext:value-type="float">
            <text:p>1.774,05</text:p>
          </table:table-cell>
          <table:table-cell office:value-type="float" office:value="1773.14" calcext:value-type="float">
            <text:p>1.773,1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4/2014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619" calcext:value-type="float">
            <text:p>0,0619</text:p>
          </table:table-cell>
          <table:table-cell office:value-type="float" office:value="1783.77" calcext:value-type="float">
            <text:p>1.783,77</text:p>
          </table:table-cell>
          <table:table-cell office:value-type="float" office:value="1778.68" calcext:value-type="float">
            <text:p>1.778,68</text:p>
          </table:table-cell>
          <table:table-cell office:value-type="float" office:value="1777.73" calcext:value-type="float">
            <text:p>1.777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4/2014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621" calcext:value-type="float">
            <text:p>0,0621</text:p>
          </table:table-cell>
          <table:table-cell office:value-type="float" office:value="1783.02" calcext:value-type="float">
            <text:p>1.783,02</text:p>
          </table:table-cell>
          <table:table-cell office:value-type="float" office:value="1777.93" calcext:value-type="float">
            <text:p>1.777,93</text:p>
          </table:table-cell>
          <table:table-cell office:value-type="float" office:value="1776.98" calcext:value-type="float">
            <text:p>1.776,9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4/2014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3" calcext:value-type="float">
            <text:p>0,0623</text:p>
          </table:table-cell>
          <table:table-cell office:value-type="float" office:value="1783.32" calcext:value-type="float">
            <text:p>1.783,32</text:p>
          </table:table-cell>
          <table:table-cell office:value-type="float" office:value="1778.24" calcext:value-type="float">
            <text:p>1.778,24</text:p>
          </table:table-cell>
          <table:table-cell office:value-type="float" office:value="1776.24" calcext:value-type="float">
            <text:p>1.776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4/2014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3" calcext:value-type="float">
            <text:p>0,0623</text:p>
          </table:table-cell>
          <table:table-cell office:value-type="float" office:value="1784.27" calcext:value-type="float">
            <text:p>1.784,27</text:p>
          </table:table-cell>
          <table:table-cell office:value-type="float" office:value="1779.19" calcext:value-type="float">
            <text:p>1.779,19</text:p>
          </table:table-cell>
          <table:table-cell office:value-type="float" office:value="1778.24" calcext:value-type="float">
            <text:p>1.778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4/2014</text:p>
          </table:table-cell>
          <table:table-cell office:value-type="float" office:value="0.0619" calcext:value-type="float">
            <text:p>0,0619</text:p>
          </table:table-cell>
          <table:table-cell office:value-type="float" office:value="0.0625" calcext:value-type="float">
            <text:p>0,0625</text:p>
          </table:table-cell>
          <table:table-cell office:value-type="float" office:value="1783.46" calcext:value-type="float">
            <text:p>1.783,46</text:p>
          </table:table-cell>
          <table:table-cell office:value-type="float" office:value="1778.39" calcext:value-type="float">
            <text:p>1.778,39</text:p>
          </table:table-cell>
          <table:table-cell office:value-type="float" office:value="1777.5" calcext:value-type="float">
            <text:p>1.777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4/2014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621" calcext:value-type="float">
            <text:p>0,0621</text:p>
          </table:table-cell>
          <table:table-cell office:value-type="float" office:value="1787.75" calcext:value-type="float">
            <text:p>1.787,75</text:p>
          </table:table-cell>
          <table:table-cell office:value-type="float" office:value="1782.66" calcext:value-type="float">
            <text:p>1.782,66</text:p>
          </table:table-cell>
          <table:table-cell office:value-type="float" office:value="1781.77" calcext:value-type="float">
            <text:p>1.781,7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4/2014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3" calcext:value-type="float">
            <text:p>0,0623</text:p>
          </table:table-cell>
          <table:table-cell office:value-type="float" office:value="1788.79" calcext:value-type="float">
            <text:p>1.788,79</text:p>
          </table:table-cell>
          <table:table-cell office:value-type="float" office:value="1783.7" calcext:value-type="float">
            <text:p>1.783,70</text:p>
          </table:table-cell>
          <table:table-cell office:value-type="float" office:value="1780.97" calcext:value-type="float">
            <text:p>1.780,9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4/2014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3" calcext:value-type="float">
            <text:p>0,0623</text:p>
          </table:table-cell>
          <table:table-cell office:value-type="float" office:value="1789.72" calcext:value-type="float">
            <text:p>1.789,72</text:p>
          </table:table-cell>
          <table:table-cell office:value-type="float" office:value="1784.64" calcext:value-type="float">
            <text:p>1.784,64</text:p>
          </table:table-cell>
          <table:table-cell office:value-type="float" office:value="1783.74" calcext:value-type="float">
            <text:p>1.783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4/2014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627" calcext:value-type="float">
            <text:p>0,0627</text:p>
          </table:table-cell>
          <table:table-cell office:value-type="float" office:value="1787.23" calcext:value-type="float">
            <text:p>1.787,23</text:p>
          </table:table-cell>
          <table:table-cell office:value-type="float" office:value="1782.16" calcext:value-type="float">
            <text:p>1.782,16</text:p>
          </table:table-cell>
          <table:table-cell office:value-type="float" office:value="1781.26" calcext:value-type="float">
            <text:p>1.781,2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4/201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615" calcext:value-type="float">
            <text:p>0,0615</text:p>
          </table:table-cell>
          <table:table-cell office:value-type="float" office:value="1798.32" calcext:value-type="float">
            <text:p>1.798,32</text:p>
          </table:table-cell>
          <table:table-cell office:value-type="float" office:value="1793.21" calcext:value-type="float">
            <text:p>1.793,21</text:p>
          </table:table-cell>
          <table:table-cell office:value-type="float" office:value="1792.32" calcext:value-type="float">
            <text:p>1.792,3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4/2014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17" calcext:value-type="float">
            <text:p>0,0617</text:p>
          </table:table-cell>
          <table:table-cell office:value-type="float" office:value="1798.45" calcext:value-type="float">
            <text:p>1.798,45</text:p>
          </table:table-cell>
          <table:table-cell office:value-type="float" office:value="1793.35" calcext:value-type="float">
            <text:p>1.793,35</text:p>
          </table:table-cell>
          <table:table-cell office:value-type="float" office:value="1791.51" calcext:value-type="float">
            <text:p>1.791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4/2014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17" calcext:value-type="float">
            <text:p>0,0617</text:p>
          </table:table-cell>
          <table:table-cell office:value-type="float" office:value="1799.34" calcext:value-type="float">
            <text:p>1.799,34</text:p>
          </table:table-cell>
          <table:table-cell office:value-type="float" office:value="1794.25" calcext:value-type="float">
            <text:p>1.794,25</text:p>
          </table:table-cell>
          <table:table-cell office:value-type="float" office:value="1793.35" calcext:value-type="float">
            <text:p>1.793,3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4/2014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22" calcext:value-type="float">
            <text:p>0,0622</text:p>
          </table:table-cell>
          <table:table-cell office:value-type="float" office:value="1795.99" calcext:value-type="float">
            <text:p>1.795,99</text:p>
          </table:table-cell>
          <table:table-cell office:value-type="float" office:value="1790.91" calcext:value-type="float">
            <text:p>1.790,91</text:p>
          </table:table-cell>
          <table:table-cell office:value-type="float" office:value="1790.01" calcext:value-type="float">
            <text:p>1.790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4/2014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624" calcext:value-type="float">
            <text:p>0,0624</text:p>
          </table:table-cell>
          <table:table-cell office:value-type="float" office:value="1795.66" calcext:value-type="float">
            <text:p>1.795,66</text:p>
          </table:table-cell>
          <table:table-cell office:value-type="float" office:value="1790.59" calcext:value-type="float">
            <text:p>1.790,59</text:p>
          </table:table-cell>
          <table:table-cell office:value-type="float" office:value="1789.22" calcext:value-type="float">
            <text:p>1.789,2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5/2014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624" calcext:value-type="float">
            <text:p>0,0624</text:p>
          </table:table-cell>
          <table:table-cell office:value-type="float" office:value="1797.51" calcext:value-type="float">
            <text:p>1.797,51</text:p>
          </table:table-cell>
          <table:table-cell office:value-type="float" office:value="1792.43" calcext:value-type="float">
            <text:p>1.792,43</text:p>
          </table:table-cell>
          <table:table-cell office:value-type="float" office:value="1790.59" calcext:value-type="float">
            <text:p>1.790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5/2014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22" calcext:value-type="float">
            <text:p>0,0622</text:p>
          </table:table-cell>
          <table:table-cell office:value-type="float" office:value="1800.1" calcext:value-type="float">
            <text:p>1.800,10</text:p>
          </table:table-cell>
          <table:table-cell office:value-type="float" office:value="1795.02" calcext:value-type="float">
            <text:p>1.795,02</text:p>
          </table:table-cell>
          <table:table-cell office:value-type="float" office:value="1794.12" calcext:value-type="float">
            <text:p>1.794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5/2014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26" calcext:value-type="float">
            <text:p>0,0626</text:p>
          </table:table-cell>
          <table:table-cell office:value-type="float" office:value="1797.61" calcext:value-type="float">
            <text:p>1.797,61</text:p>
          </table:table-cell>
          <table:table-cell office:value-type="float" office:value="1792.54" calcext:value-type="float">
            <text:p>1.792,54</text:p>
          </table:table-cell>
          <table:table-cell office:value-type="float" office:value="1791.64" calcext:value-type="float">
            <text:p>1.791,6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5/2014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618" calcext:value-type="float">
            <text:p>0,0618</text:p>
          </table:table-cell>
          <table:table-cell office:value-type="float" office:value="1805.3" calcext:value-type="float">
            <text:p>1.805,30</text:p>
          </table:table-cell>
          <table:table-cell office:value-type="float" office:value="1800.21" calcext:value-type="float">
            <text:p>1.800,21</text:p>
          </table:table-cell>
          <table:table-cell office:value-type="float" office:value="1799.3" calcext:value-type="float">
            <text:p>1.799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5/2014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16" calcext:value-type="float">
            <text:p>0,0616</text:p>
          </table:table-cell>
          <table:table-cell office:value-type="float" office:value="1807.9" calcext:value-type="float">
            <text:p>1.807,90</text:p>
          </table:table-cell>
          <table:table-cell office:value-type="float" office:value="1802.8" calcext:value-type="float">
            <text:p>1.802,80</text:p>
          </table:table-cell>
          <table:table-cell office:value-type="float" office:value="1801.9" calcext:value-type="float">
            <text:p>1.801,9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5/2014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621" calcext:value-type="float">
            <text:p>0,0621</text:p>
          </table:table-cell>
          <table:table-cell office:value-type="float" office:value="1803.56" calcext:value-type="float">
            <text:p>1.803,56</text:p>
          </table:table-cell>
          <table:table-cell office:value-type="float" office:value="1798.48" calcext:value-type="float">
            <text:p>1.798,48</text:p>
          </table:table-cell>
          <table:table-cell office:value-type="float" office:value="1796.85" calcext:value-type="float">
            <text:p>1.796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5/2014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621" calcext:value-type="float">
            <text:p>0,0621</text:p>
          </table:table-cell>
          <table:table-cell office:value-type="float" office:value="1804.39" calcext:value-type="float">
            <text:p>1.804,39</text:p>
          </table:table-cell>
          <table:table-cell office:value-type="float" office:value="1799.31" calcext:value-type="float">
            <text:p>1.799,31</text:p>
          </table:table-cell>
          <table:table-cell office:value-type="float" office:value="1798.48" calcext:value-type="float">
            <text:p>1.798,4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5/2014</text:p>
          </table:table-cell>
          <table:table-cell office:value-type="float" office:value="0.0619" calcext:value-type="float">
            <text:p>0,0619</text:p>
          </table:table-cell>
          <table:table-cell office:value-type="float" office:value="0.0625" calcext:value-type="float">
            <text:p>0,0625</text:p>
          </table:table-cell>
          <table:table-cell office:value-type="float" office:value="1801.83" calcext:value-type="float">
            <text:p>1.801,83</text:p>
          </table:table-cell>
          <table:table-cell office:value-type="float" office:value="1796.78" calcext:value-type="float">
            <text:p>1.796,78</text:p>
          </table:table-cell>
          <table:table-cell office:value-type="float" office:value="1795.94" calcext:value-type="float">
            <text:p>1.795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5/2014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624" calcext:value-type="float">
            <text:p>0,0624</text:p>
          </table:table-cell>
          <table:table-cell office:value-type="float" office:value="1803.51" calcext:value-type="float">
            <text:p>1.803,51</text:p>
          </table:table-cell>
          <table:table-cell office:value-type="float" office:value="1798.45" calcext:value-type="float">
            <text:p>1.798,45</text:p>
          </table:table-cell>
          <table:table-cell office:value-type="float" office:value="1797.62" calcext:value-type="float">
            <text:p>1.797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5/2014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614" calcext:value-type="float">
            <text:p>0,0614</text:p>
          </table:table-cell>
          <table:table-cell office:value-type="float" office:value="1812.69" calcext:value-type="float">
            <text:p>1.812,69</text:p>
          </table:table-cell>
          <table:table-cell office:value-type="float" office:value="1807.6" calcext:value-type="float">
            <text:p>1.807,60</text:p>
          </table:table-cell>
          <table:table-cell office:value-type="float" office:value="1806.9" calcext:value-type="float">
            <text:p>1.806,9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5/2014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618" calcext:value-type="float">
            <text:p>0,0618</text:p>
          </table:table-cell>
          <table:table-cell office:value-type="float" office:value="1810.54" calcext:value-type="float">
            <text:p>1.810,54</text:p>
          </table:table-cell>
          <table:table-cell office:value-type="float" office:value="1805.46" calcext:value-type="float">
            <text:p>1.805,46</text:p>
          </table:table-cell>
          <table:table-cell office:value-type="float" office:value="1804.21" calcext:value-type="float">
            <text:p>1.804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5/2014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618" calcext:value-type="float">
            <text:p>0,0618</text:p>
          </table:table-cell>
          <table:table-cell office:value-type="float" office:value="1811.24" calcext:value-type="float">
            <text:p>1.811,24</text:p>
          </table:table-cell>
          <table:table-cell office:value-type="float" office:value="1806.17" calcext:value-type="float">
            <text:p>1.806,17</text:p>
          </table:table-cell>
          <table:table-cell office:value-type="float" office:value="1805.46" calcext:value-type="float">
            <text:p>1.805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5/201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615" calcext:value-type="float">
            <text:p>0,0615</text:p>
          </table:table-cell>
          <table:table-cell office:value-type="float" office:value="1814.48" calcext:value-type="float">
            <text:p>1.814,48</text:p>
          </table:table-cell>
          <table:table-cell office:value-type="float" office:value="1809.4" calcext:value-type="float">
            <text:p>1.809,40</text:p>
          </table:table-cell>
          <table:table-cell office:value-type="float" office:value="1808.7" calcext:value-type="float">
            <text:p>1.808,7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5/2014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16" calcext:value-type="float">
            <text:p>0,0616</text:p>
          </table:table-cell>
          <table:table-cell office:value-type="float" office:value="1814.34" calcext:value-type="float">
            <text:p>1.814,34</text:p>
          </table:table-cell>
          <table:table-cell office:value-type="float" office:value="1809.26" calcext:value-type="float">
            <text:p>1.809,26</text:p>
          </table:table-cell>
          <table:table-cell office:value-type="float" office:value="1808.56" calcext:value-type="float">
            <text:p>1.808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5/2014</text:p>
          </table:table-cell>
          <table:table-cell office:value-type="float" office:value="0.0602" calcext:value-type="float">
            <text:p>0,0602</text:p>
          </table:table-cell>
          <table:table-cell office:value-type="float" office:value="0.0608" calcext:value-type="float">
            <text:p>0,0608</text:p>
          </table:table-cell>
          <table:table-cell office:value-type="float" office:value="1821.83" calcext:value-type="float">
            <text:p>1.821,83</text:p>
          </table:table-cell>
          <table:table-cell office:value-type="float" office:value="1816.73" calcext:value-type="float">
            <text:p>1.816,73</text:p>
          </table:table-cell>
          <table:table-cell office:value-type="float" office:value="1816.03" calcext:value-type="float">
            <text:p>1.816,0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5/2014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598" calcext:value-type="float">
            <text:p>0,0598</text:p>
          </table:table-cell>
          <table:table-cell office:value-type="float" office:value="1831.61" calcext:value-type="float">
            <text:p>1.831,61</text:p>
          </table:table-cell>
          <table:table-cell office:value-type="float" office:value="1826.49" calcext:value-type="float">
            <text:p>1.826,49</text:p>
          </table:table-cell>
          <table:table-cell office:value-type="float" office:value="1825.24" calcext:value-type="float">
            <text:p>1.825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5/2014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601" calcext:value-type="float">
            <text:p>0,0601</text:p>
          </table:table-cell>
          <table:table-cell office:value-type="float" office:value="1829.75" calcext:value-type="float">
            <text:p>1.829,75</text:p>
          </table:table-cell>
          <table:table-cell office:value-type="float" office:value="1824.63" calcext:value-type="float">
            <text:p>1.824,63</text:p>
          </table:table-cell>
          <table:table-cell office:value-type="float" office:value="1823.93" calcext:value-type="float">
            <text:p>1.823,9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5/2014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601" calcext:value-type="float">
            <text:p>0,0601</text:p>
          </table:table-cell>
          <table:table-cell office:value-type="float" office:value="1830.44" calcext:value-type="float">
            <text:p>1.830,44</text:p>
          </table:table-cell>
          <table:table-cell office:value-type="float" office:value="1825.33" calcext:value-type="float">
            <text:p>1.825,33</text:p>
          </table:table-cell>
          <table:table-cell office:value-type="float" office:value="1824.63" calcext:value-type="float">
            <text:p>1.824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5/2014</text:p>
          </table:table-cell>
          <table:table-cell office:value-type="float" office:value="0.06" calcext:value-type="float">
            <text:p>0,06</text:p>
          </table:table-cell>
          <table:table-cell office:value-type="float" office:value="0.0606" calcext:value-type="float">
            <text:p>0,0606</text:p>
          </table:table-cell>
          <table:table-cell office:value-type="float" office:value="1826.88" calcext:value-type="float">
            <text:p>1.826,88</text:p>
          </table:table-cell>
          <table:table-cell office:value-type="float" office:value="1821.78" calcext:value-type="float">
            <text:p>1.821,78</text:p>
          </table:table-cell>
          <table:table-cell office:value-type="float" office:value="1821.08" calcext:value-type="float">
            <text:p>1.821,0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5/2014</text:p>
          </table:table-cell>
          <table:table-cell office:value-type="float" office:value="0.0589" calcext:value-type="float">
            <text:p>0,0589</text:p>
          </table:table-cell>
          <table:table-cell office:value-type="float" office:value="0.0595" calcext:value-type="float">
            <text:p>0,0595</text:p>
          </table:table-cell>
          <table:table-cell office:value-type="float" office:value="1836.96" calcext:value-type="float">
            <text:p>1.836,96</text:p>
          </table:table-cell>
          <table:table-cell office:value-type="float" office:value="1831.84" calcext:value-type="float">
            <text:p>1.831,84</text:p>
          </table:table-cell>
          <table:table-cell office:value-type="float" office:value="1831.14" calcext:value-type="float">
            <text:p>1.831,1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5/2014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581" calcext:value-type="float">
            <text:p>0,0581</text:p>
          </table:table-cell>
          <table:table-cell office:value-type="float" office:value="1850.24" calcext:value-type="float">
            <text:p>1.850,24</text:p>
          </table:table-cell>
          <table:table-cell office:value-type="float" office:value="1845.07" calcext:value-type="float">
            <text:p>1.845,07</text:p>
          </table:table-cell>
          <table:table-cell office:value-type="float" office:value="1843.82" calcext:value-type="float">
            <text:p>1.843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6/2014</text:p>
          </table:table-cell>
          <table:table-cell office:value-type="float" office:value="0.0573" calcext:value-type="float">
            <text:p>0,0573</text:p>
          </table:table-cell>
          <table:table-cell office:value-type="float" office:value="0.0579" calcext:value-type="float">
            <text:p>0,0579</text:p>
          </table:table-cell>
          <table:table-cell office:value-type="float" office:value="1852.65" calcext:value-type="float">
            <text:p>1.852,65</text:p>
          </table:table-cell>
          <table:table-cell office:value-type="float" office:value="1847.48" calcext:value-type="float">
            <text:p>1.847,48</text:p>
          </table:table-cell>
          <table:table-cell office:value-type="float" office:value="1846.79" calcext:value-type="float">
            <text:p>1.846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6/2014</text:p>
          </table:table-cell>
          <table:table-cell office:value-type="float" office:value="0.058" calcext:value-type="float">
            <text:p>0,058</text:p>
          </table:table-cell>
          <table:table-cell office:value-type="float" office:value="0.0586" calcext:value-type="float">
            <text:p>0,0586</text:p>
          </table:table-cell>
          <table:table-cell office:value-type="float" office:value="1847.32" calcext:value-type="float">
            <text:p>1.847,32</text:p>
          </table:table-cell>
          <table:table-cell office:value-type="float" office:value="1842.17" calcext:value-type="float">
            <text:p>1.842,17</text:p>
          </table:table-cell>
          <table:table-cell office:value-type="float" office:value="1841.48" calcext:value-type="float">
            <text:p>1.841,4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6/2014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598" calcext:value-type="float">
            <text:p>0,0598</text:p>
          </table:table-cell>
          <table:table-cell office:value-type="float" office:value="1837.74" calcext:value-type="float">
            <text:p>1.837,74</text:p>
          </table:table-cell>
          <table:table-cell office:value-type="float" office:value="1832.63" calcext:value-type="float">
            <text:p>1.832,63</text:p>
          </table:table-cell>
          <table:table-cell office:value-type="float" office:value="1831.93" calcext:value-type="float">
            <text:p>1.831,9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6/2014</text:p>
          </table:table-cell>
          <table:table-cell office:value-type="float" office:value="0.0591" calcext:value-type="float">
            <text:p>0,0591</text:p>
          </table:table-cell>
          <table:table-cell office:value-type="float" office:value="0.0597" calcext:value-type="float">
            <text:p>0,0597</text:p>
          </table:table-cell>
          <table:table-cell office:value-type="float" office:value="1839.29" calcext:value-type="float">
            <text:p>1.839,29</text:p>
          </table:table-cell>
          <table:table-cell office:value-type="float" office:value="1834.18" calcext:value-type="float">
            <text:p>1.834,18</text:p>
          </table:table-cell>
          <table:table-cell office:value-type="float" office:value="1833.48" calcext:value-type="float">
            <text:p>1.833,4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6/2014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91" calcext:value-type="float">
            <text:p>0,0591</text:p>
          </table:table-cell>
          <table:table-cell office:value-type="float" office:value="1845.52" calcext:value-type="float">
            <text:p>1.845,52</text:p>
          </table:table-cell>
          <table:table-cell office:value-type="float" office:value="1840.39" calcext:value-type="float">
            <text:p>1.840,39</text:p>
          </table:table-cell>
          <table:table-cell office:value-type="float" office:value="1839.16" calcext:value-type="float">
            <text:p>1.839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6/2014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71" calcext:value-type="float">
            <text:p>0,0571</text:p>
          </table:table-cell>
          <table:table-cell office:value-type="float" office:value="1863.42" calcext:value-type="float">
            <text:p>1.863,42</text:p>
          </table:table-cell>
          <table:table-cell office:value-type="float" office:value="1858.23" calcext:value-type="float">
            <text:p>1.858,23</text:p>
          </table:table-cell>
          <table:table-cell office:value-type="float" office:value="1857.55" calcext:value-type="float">
            <text:p>1.857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6/2014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571" calcext:value-type="float">
            <text:p>0,0571</text:p>
          </table:table-cell>
          <table:table-cell office:value-type="float" office:value="1862.37" calcext:value-type="float">
            <text:p>1.862,37</text:p>
          </table:table-cell>
          <table:table-cell office:value-type="float" office:value="1858.92" calcext:value-type="float">
            <text:p>1.858,92</text:p>
          </table:table-cell>
          <table:table-cell office:value-type="float" office:value="1858.23" calcext:value-type="float">
            <text:p>1.858,2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6/2014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573" calcext:value-type="float">
            <text:p>0,0573</text:p>
          </table:table-cell>
          <table:table-cell office:value-type="float" office:value="1862.01" calcext:value-type="float">
            <text:p>1.862,01</text:p>
          </table:table-cell>
          <table:table-cell office:value-type="float" office:value="1858.57" calcext:value-type="float">
            <text:p>1.858,57</text:p>
          </table:table-cell>
          <table:table-cell office:value-type="float" office:value="1857.2" calcext:value-type="float">
            <text:p>1.857,2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6/201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574" calcext:value-type="float">
            <text:p>0,0574</text:p>
          </table:table-cell>
          <table:table-cell office:value-type="float" office:value="1861.15" calcext:value-type="float">
            <text:p>1.861,15</text:p>
          </table:table-cell>
          <table:table-cell office:value-type="float" office:value="1857.71" calcext:value-type="float">
            <text:p>1.857,71</text:p>
          </table:table-cell>
          <table:table-cell office:value-type="float" office:value="1857.02" calcext:value-type="float">
            <text:p>1.857,0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6/201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574" calcext:value-type="float">
            <text:p>0,0574</text:p>
          </table:table-cell>
          <table:table-cell office:value-type="float" office:value="1862.33" calcext:value-type="float">
            <text:p>1.862,33</text:p>
          </table:table-cell>
          <table:table-cell office:value-type="float" office:value="1858.89" calcext:value-type="float">
            <text:p>1.858,89</text:p>
          </table:table-cell>
          <table:table-cell office:value-type="float" office:value="1857.71" calcext:value-type="float">
            <text:p>1.857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6/2014</text:p>
          </table:table-cell>
          <table:table-cell office:value-type="float" office:value="0.0559" calcext:value-type="float">
            <text:p>0,0559</text:p>
          </table:table-cell>
          <table:table-cell office:value-type="float" office:value="0.0563" calcext:value-type="float">
            <text:p>0,0563</text:p>
          </table:table-cell>
          <table:table-cell office:value-type="float" office:value="1873.08" calcext:value-type="float">
            <text:p>1.873,08</text:p>
          </table:table-cell>
          <table:table-cell office:value-type="float" office:value="1869.62" calcext:value-type="float">
            <text:p>1.869,62</text:p>
          </table:table-cell>
          <table:table-cell office:value-type="float" office:value="1868.37" calcext:value-type="float">
            <text:p>1.868,3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6/201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574" calcext:value-type="float">
            <text:p>0,0574</text:p>
          </table:table-cell>
          <table:table-cell office:value-type="float" office:value="1863.58" calcext:value-type="float">
            <text:p>1.863,58</text:p>
          </table:table-cell>
          <table:table-cell office:value-type="float" office:value="1860.14" calcext:value-type="float">
            <text:p>1.860,14</text:p>
          </table:table-cell>
          <table:table-cell office:value-type="float" office:value="1859.52" calcext:value-type="float">
            <text:p>1.859,5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6/2014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582" calcext:value-type="float">
            <text:p>0,0582</text:p>
          </table:table-cell>
          <table:table-cell office:value-type="float" office:value="1857.56" calcext:value-type="float">
            <text:p>1.857,56</text:p>
          </table:table-cell>
          <table:table-cell office:value-type="float" office:value="1854.14" calcext:value-type="float">
            <text:p>1.854,14</text:p>
          </table:table-cell>
          <table:table-cell office:value-type="float" office:value="1853.29" calcext:value-type="float">
            <text:p>1.853,2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6/201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574" calcext:value-type="float">
            <text:p>0,0574</text:p>
          </table:table-cell>
          <table:table-cell office:value-type="float" office:value="1866.28" calcext:value-type="float">
            <text:p>1.866,28</text:p>
          </table:table-cell>
          <table:table-cell office:value-type="float" office:value="1862.85" calcext:value-type="float">
            <text:p>1.862,85</text:p>
          </table:table-cell>
          <table:table-cell office:value-type="float" office:value="1861.08" calcext:value-type="float">
            <text:p>1.861,0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6/2014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0576" calcext:value-type="float">
            <text:p>0,0576</text:p>
          </table:table-cell>
          <table:table-cell office:value-type="float" office:value="1864.57" calcext:value-type="float">
            <text:p>1.864,57</text:p>
          </table:table-cell>
          <table:table-cell office:value-type="float" office:value="1861.13" calcext:value-type="float">
            <text:p>1.861,13</text:p>
          </table:table-cell>
          <table:table-cell office:value-type="float" office:value="1860.48" calcext:value-type="float">
            <text:p>1.860,4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6/2014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572" calcext:value-type="float">
            <text:p>0,0572</text:p>
          </table:table-cell>
          <table:table-cell office:value-type="float" office:value="1868.65" calcext:value-type="float">
            <text:p>1.868,65</text:p>
          </table:table-cell>
          <table:table-cell office:value-type="float" office:value="1865.21" calcext:value-type="float">
            <text:p>1.865,21</text:p>
          </table:table-cell>
          <table:table-cell office:value-type="float" office:value="1864.57" calcext:value-type="float">
            <text:p>1.864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6/2014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67" calcext:value-type="float">
            <text:p>0,0567</text:p>
          </table:table-cell>
          <table:table-cell office:value-type="float" office:value="1874.24" calcext:value-type="float">
            <text:p>1.874,24</text:p>
          </table:table-cell>
          <table:table-cell office:value-type="float" office:value="1870.8" calcext:value-type="float">
            <text:p>1.870,80</text:p>
          </table:table-cell>
          <table:table-cell office:value-type="float" office:value="1869.51" calcext:value-type="float">
            <text:p>1.869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6/2014</text:p>
          </table:table-cell>
          <table:table-cell office:value-type="float" office:value="0.0558" calcext:value-type="float">
            <text:p>0,0558</text:p>
          </table:table-cell>
          <table:table-cell office:value-type="float" office:value="0.0562" calcext:value-type="float">
            <text:p>0,0562</text:p>
          </table:table-cell>
          <table:table-cell office:value-type="float" office:value="1878.56" calcext:value-type="float">
            <text:p>1.878,56</text:p>
          </table:table-cell>
          <table:table-cell office:value-type="float" office:value="1875.11" calcext:value-type="float">
            <text:p>1.875,11</text:p>
          </table:table-cell>
          <table:table-cell office:value-type="float" office:value="1874.46" calcext:value-type="float">
            <text:p>1.874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6/2014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0559" calcext:value-type="float">
            <text:p>0,0559</text:p>
          </table:table-cell>
          <table:table-cell office:value-type="float" office:value="1882.91" calcext:value-type="float">
            <text:p>1.882,91</text:p>
          </table:table-cell>
          <table:table-cell office:value-type="float" office:value="1879.46" calcext:value-type="float">
            <text:p>1.879,46</text:p>
          </table:table-cell>
          <table:table-cell office:value-type="float" office:value="1877.7" calcext:value-type="float">
            <text:p>1.877,7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6/2014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573" calcext:value-type="float">
            <text:p>0,0573</text:p>
          </table:table-cell>
          <table:table-cell office:value-type="float" office:value="1870.85" calcext:value-type="float">
            <text:p>1.870,85</text:p>
          </table:table-cell>
          <table:table-cell office:value-type="float" office:value="1867.42" calcext:value-type="float">
            <text:p>1.867,42</text:p>
          </table:table-cell>
          <table:table-cell office:value-type="float" office:value="1866.77" calcext:value-type="float">
            <text:p>1.866,7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7/2014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579" calcext:value-type="float">
            <text:p>0,0579</text:p>
          </table:table-cell>
          <table:table-cell office:value-type="float" office:value="1866.36" calcext:value-type="float">
            <text:p>1.866,36</text:p>
          </table:table-cell>
          <table:table-cell office:value-type="float" office:value="1862.94" calcext:value-type="float">
            <text:p>1.862,94</text:p>
          </table:table-cell>
          <table:table-cell office:value-type="float" office:value="1862.29" calcext:value-type="float">
            <text:p>1.862,2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7/2014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573" calcext:value-type="float">
            <text:p>0,0573</text:p>
          </table:table-cell>
          <table:table-cell office:value-type="float" office:value="1872.14" calcext:value-type="float">
            <text:p>1.872,14</text:p>
          </table:table-cell>
          <table:table-cell office:value-type="float" office:value="1868.72" calcext:value-type="float">
            <text:p>1.868,72</text:p>
          </table:table-cell>
          <table:table-cell office:value-type="float" office:value="1868.07" calcext:value-type="float">
            <text:p>1.868,0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7/2014</text:p>
          </table:table-cell>
          <table:table-cell office:value-type="float" office:value="0.0576" calcext:value-type="float">
            <text:p>0,0576</text:p>
          </table:table-cell>
          <table:table-cell office:value-type="float" office:value="0.058" calcext:value-type="float">
            <text:p>0,058</text:p>
          </table:table-cell>
          <table:table-cell office:value-type="float" office:value="1867.93" calcext:value-type="float">
            <text:p>1.867,93</text:p>
          </table:table-cell>
          <table:table-cell office:value-type="float" office:value="1864.52" calcext:value-type="float">
            <text:p>1.864,52</text:p>
          </table:table-cell>
          <table:table-cell office:value-type="float" office:value="1862.74" calcext:value-type="float">
            <text:p>1.862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7/2014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0576" calcext:value-type="float">
            <text:p>0,0576</text:p>
          </table:table-cell>
          <table:table-cell office:value-type="float" office:value="1871.34" calcext:value-type="float">
            <text:p>1.871,34</text:p>
          </table:table-cell>
          <table:table-cell office:value-type="float" office:value="1867.93" calcext:value-type="float">
            <text:p>1.867,93</text:p>
          </table:table-cell>
          <table:table-cell office:value-type="float" office:value="1866.8" calcext:value-type="float">
            <text:p>1.866,8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7/2014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0575" calcext:value-type="float">
            <text:p>0,0575</text:p>
          </table:table-cell>
          <table:table-cell office:value-type="float" office:value="1874.15" calcext:value-type="float">
            <text:p>1.874,15</text:p>
          </table:table-cell>
          <table:table-cell office:value-type="float" office:value="1870.73" calcext:value-type="float">
            <text:p>1.870,73</text:p>
          </table:table-cell>
          <table:table-cell office:value-type="float" office:value="1868.78" calcext:value-type="float">
            <text:p>1.868,7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7/2014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573" calcext:value-type="float">
            <text:p>0,0573</text:p>
          </table:table-cell>
          <table:table-cell office:value-type="float" office:value="1876.17" calcext:value-type="float">
            <text:p>1.876,17</text:p>
          </table:table-cell>
          <table:table-cell office:value-type="float" office:value="1872.75" calcext:value-type="float">
            <text:p>1.872,75</text:p>
          </table:table-cell>
          <table:table-cell office:value-type="float" office:value="1871.43" calcext:value-type="float">
            <text:p>1.871,4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7/2014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572" calcext:value-type="float">
            <text:p>0,0572</text:p>
          </table:table-cell>
          <table:table-cell office:value-type="float" office:value="1877.03" calcext:value-type="float">
            <text:p>1.877,03</text:p>
          </table:table-cell>
          <table:table-cell office:value-type="float" office:value="1873.61" calcext:value-type="float">
            <text:p>1.873,61</text:p>
          </table:table-cell>
          <table:table-cell office:value-type="float" office:value="1872.94" calcext:value-type="float">
            <text:p>1.872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7/2014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572" calcext:value-type="float">
            <text:p>0,0572</text:p>
          </table:table-cell>
          <table:table-cell office:value-type="float" office:value="1877.69" calcext:value-type="float">
            <text:p>1.877,69</text:p>
          </table:table-cell>
          <table:table-cell office:value-type="float" office:value="1874.27" calcext:value-type="float">
            <text:p>1.874,27</text:p>
          </table:table-cell>
          <table:table-cell office:value-type="float" office:value="1873.61" calcext:value-type="float">
            <text:p>1.873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7/2014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579" calcext:value-type="float">
            <text:p>0,0579</text:p>
          </table:table-cell>
          <table:table-cell office:value-type="float" office:value="1872.87" calcext:value-type="float">
            <text:p>1.872,87</text:p>
          </table:table-cell>
          <table:table-cell office:value-type="float" office:value="1869.46" calcext:value-type="float">
            <text:p>1.869,46</text:p>
          </table:table-cell>
          <table:table-cell office:value-type="float" office:value="1868.3" calcext:value-type="float">
            <text:p>1.868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7/2014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582" calcext:value-type="float">
            <text:p>0,0582</text:p>
          </table:table-cell>
          <table:table-cell office:value-type="float" office:value="1870.98" calcext:value-type="float">
            <text:p>1.870,98</text:p>
          </table:table-cell>
          <table:table-cell office:value-type="float" office:value="1867.58" calcext:value-type="float">
            <text:p>1.867,58</text:p>
          </table:table-cell>
          <table:table-cell office:value-type="float" office:value="1866.91" calcext:value-type="float">
            <text:p>1.866,9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7/2014</text:p>
          </table:table-cell>
          <table:table-cell office:value-type="float" office:value="0.0577" calcext:value-type="float">
            <text:p>0,0577</text:p>
          </table:table-cell>
          <table:table-cell office:value-type="float" office:value="0.0581" calcext:value-type="float">
            <text:p>0,0581</text:p>
          </table:table-cell>
          <table:table-cell office:value-type="float" office:value="1872.4" calcext:value-type="float">
            <text:p>1.872,40</text:p>
          </table:table-cell>
          <table:table-cell office:value-type="float" office:value="1869" calcext:value-type="float">
            <text:p>1.869,00</text:p>
          </table:table-cell>
          <table:table-cell office:value-type="float" office:value="1868.43" calcext:value-type="float">
            <text:p>1.868,4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7/2014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0587" calcext:value-type="float">
            <text:p>0,0587</text:p>
          </table:table-cell>
          <table:table-cell office:value-type="float" office:value="1867.88" calcext:value-type="float">
            <text:p>1.867,88</text:p>
          </table:table-cell>
          <table:table-cell office:value-type="float" office:value="1864.49" calcext:value-type="float">
            <text:p>1.864,49</text:p>
          </table:table-cell>
          <table:table-cell office:value-type="float" office:value="1863.92" calcext:value-type="float">
            <text:p>1.863,9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7/2014</text:p>
          </table:table-cell>
          <table:table-cell office:value-type="float" office:value="0.0577" calcext:value-type="float">
            <text:p>0,0577</text:p>
          </table:table-cell>
          <table:table-cell office:value-type="float" office:value="0.0581" calcext:value-type="float">
            <text:p>0,0581</text:p>
          </table:table-cell>
          <table:table-cell office:value-type="float" office:value="1873.54" calcext:value-type="float">
            <text:p>1.873,54</text:p>
          </table:table-cell>
          <table:table-cell office:value-type="float" office:value="1870.14" calcext:value-type="float">
            <text:p>1.870,14</text:p>
          </table:table-cell>
          <table:table-cell office:value-type="float" office:value="1869.57" calcext:value-type="float">
            <text:p>1.869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7/2014</text:p>
          </table:table-cell>
          <table:table-cell office:value-type="float" office:value="0.0573" calcext:value-type="float">
            <text:p>0,0573</text:p>
          </table:table-cell>
          <table:table-cell office:value-type="float" office:value="0.0577" calcext:value-type="float">
            <text:p>0,0577</text:p>
          </table:table-cell>
          <table:table-cell office:value-type="float" office:value="1877.81" calcext:value-type="float">
            <text:p>1.877,81</text:p>
          </table:table-cell>
          <table:table-cell office:value-type="float" office:value="1874.41" calcext:value-type="float">
            <text:p>1.874,41</text:p>
          </table:table-cell>
          <table:table-cell office:value-type="float" office:value="1873.54" calcext:value-type="float">
            <text:p>1.873,5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7/2014</text:p>
          </table:table-cell>
          <table:table-cell office:value-type="float" office:value="0.0561" calcext:value-type="float">
            <text:p>0,0561</text:p>
          </table:table-cell>
          <table:table-cell office:value-type="float" office:value="0.0565" calcext:value-type="float">
            <text:p>0,0565</text:p>
          </table:table-cell>
          <table:table-cell office:value-type="float" office:value="1888.62" calcext:value-type="float">
            <text:p>1.888,62</text:p>
          </table:table-cell>
          <table:table-cell office:value-type="float" office:value="1885.2" calcext:value-type="float">
            <text:p>1.885,20</text:p>
          </table:table-cell>
          <table:table-cell office:value-type="float" office:value="1884.63" calcext:value-type="float">
            <text:p>1.884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7/2014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557" calcext:value-type="float">
            <text:p>0,0557</text:p>
          </table:table-cell>
          <table:table-cell office:value-type="float" office:value="1896.04" calcext:value-type="float">
            <text:p>1.896,04</text:p>
          </table:table-cell>
          <table:table-cell office:value-type="float" office:value="1892.61" calcext:value-type="float">
            <text:p>1.892,61</text:p>
          </table:table-cell>
          <table:table-cell office:value-type="float" office:value="1892.05" calcext:value-type="float">
            <text:p>1.892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7/2014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55" calcext:value-type="float">
            <text:p>0,055</text:p>
          </table:table-cell>
          <table:table-cell office:value-type="float" office:value="1901.91" calcext:value-type="float">
            <text:p>1.901,91</text:p>
          </table:table-cell>
          <table:table-cell office:value-type="float" office:value="1898.47" calcext:value-type="float">
            <text:p>1.898,47</text:p>
          </table:table-cell>
          <table:table-cell office:value-type="float" office:value="1897.99" calcext:value-type="float">
            <text:p>1.897,9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7/2014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556" calcext:value-type="float">
            <text:p>0,0556</text:p>
          </table:table-cell>
          <table:table-cell office:value-type="float" office:value="1897.23" calcext:value-type="float">
            <text:p>1.897,23</text:p>
          </table:table-cell>
          <table:table-cell office:value-type="float" office:value="1893.79" calcext:value-type="float">
            <text:p>1.893,79</text:p>
          </table:table-cell>
          <table:table-cell office:value-type="float" office:value="1893.31" calcext:value-type="float">
            <text:p>1.893,3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7/2014</text:p>
          </table:table-cell>
          <table:table-cell office:value-type="float" office:value="0.0566" calcext:value-type="float">
            <text:p>0,0566</text:p>
          </table:table-cell>
          <table:table-cell office:value-type="float" office:value="0.057" calcext:value-type="float">
            <text:p>0,057</text:p>
          </table:table-cell>
          <table:table-cell office:value-type="float" office:value="1885.88" calcext:value-type="float">
            <text:p>1.885,88</text:p>
          </table:table-cell>
          <table:table-cell office:value-type="float" office:value="1882.47" calcext:value-type="float">
            <text:p>1.882,47</text:p>
          </table:table-cell>
          <table:table-cell office:value-type="float" office:value="1881.84" calcext:value-type="float">
            <text:p>1.881,8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7/2014</text:p>
          </table:table-cell>
          <table:table-cell office:value-type="float" office:value="0.0559" calcext:value-type="float">
            <text:p>0,0559</text:p>
          </table:table-cell>
          <table:table-cell office:value-type="float" office:value="0.0563" calcext:value-type="float">
            <text:p>0,0563</text:p>
          </table:table-cell>
          <table:table-cell office:value-type="float" office:value="1892.33" calcext:value-type="float">
            <text:p>1.892,33</text:p>
          </table:table-cell>
          <table:table-cell office:value-type="float" office:value="1888.92" calcext:value-type="float">
            <text:p>1.888,92</text:p>
          </table:table-cell>
          <table:table-cell office:value-type="float" office:value="1888.43" calcext:value-type="float">
            <text:p>1.888,4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7/2014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67" calcext:value-type="float">
            <text:p>0,0567</text:p>
          </table:table-cell>
          <table:table-cell office:value-type="float" office:value="1889.4" calcext:value-type="float">
            <text:p>1.889,40</text:p>
          </table:table-cell>
          <table:table-cell office:value-type="float" office:value="1885.99" calcext:value-type="float">
            <text:p>1.885,99</text:p>
          </table:table-cell>
          <table:table-cell office:value-type="float" office:value="1885.51" calcext:value-type="float">
            <text:p>1.885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7/2014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69" calcext:value-type="float">
            <text:p>0,0569</text:p>
          </table:table-cell>
          <table:table-cell office:value-type="float" office:value="1888.18" calcext:value-type="float">
            <text:p>1.888,18</text:p>
          </table:table-cell>
          <table:table-cell office:value-type="float" office:value="1884.78" calcext:value-type="float">
            <text:p>1.884,78</text:p>
          </table:table-cell>
          <table:table-cell office:value-type="float" office:value="1884.29" calcext:value-type="float">
            <text:p>1.884,2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7/2014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573" calcext:value-type="float">
            <text:p>0,0573</text:p>
          </table:table-cell>
          <table:table-cell office:value-type="float" office:value="1885.27" calcext:value-type="float">
            <text:p>1.885,27</text:p>
          </table:table-cell>
          <table:table-cell office:value-type="float" office:value="1881.88" calcext:value-type="float">
            <text:p>1.881,88</text:p>
          </table:table-cell>
          <table:table-cell office:value-type="float" office:value="1881.39" calcext:value-type="float">
            <text:p>1.881,3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8/2014</text:p>
          </table:table-cell>
          <table:table-cell office:value-type="float" office:value="0.0573" calcext:value-type="float">
            <text:p>0,0573</text:p>
          </table:table-cell>
          <table:table-cell office:value-type="float" office:value="0.0577" calcext:value-type="float">
            <text:p>0,0577</text:p>
          </table:table-cell>
          <table:table-cell office:value-type="float" office:value="1882.51" calcext:value-type="float">
            <text:p>1.882,51</text:p>
          </table:table-cell>
          <table:table-cell office:value-type="float" office:value="1879.13" calcext:value-type="float">
            <text:p>1.879,13</text:p>
          </table:table-cell>
          <table:table-cell office:value-type="float" office:value="1878.49" calcext:value-type="float">
            <text:p>1.878,4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8/2014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588" calcext:value-type="float">
            <text:p>0,0588</text:p>
          </table:table-cell>
          <table:table-cell office:value-type="float" office:value="1873.72" calcext:value-type="float">
            <text:p>1.873,72</text:p>
          </table:table-cell>
          <table:table-cell office:value-type="float" office:value="1870.36" calcext:value-type="float">
            <text:p>1.870,36</text:p>
          </table:table-cell>
          <table:table-cell office:value-type="float" office:value="1869.87" calcext:value-type="float">
            <text:p>1.869,8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8/2014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583" calcext:value-type="float">
            <text:p>0,0583</text:p>
          </table:table-cell>
          <table:table-cell office:value-type="float" office:value="1878.43" calcext:value-type="float">
            <text:p>1.878,43</text:p>
          </table:table-cell>
          <table:table-cell office:value-type="float" office:value="1875.06" calcext:value-type="float">
            <text:p>1.875,06</text:p>
          </table:table-cell>
          <table:table-cell office:value-type="float" office:value="1874.56" calcext:value-type="float">
            <text:p>1.874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8/2014</text:p>
          </table:table-cell>
          <table:table-cell office:value-type="float" office:value="0.0598" calcext:value-type="float">
            <text:p>0,0598</text:p>
          </table:table-cell>
          <table:table-cell office:value-type="float" office:value="0.0602" calcext:value-type="float">
            <text:p>0,0602</text:p>
          </table:table-cell>
          <table:table-cell office:value-type="float" office:value="1863" calcext:value-type="float">
            <text:p>1.863,00</text:p>
          </table:table-cell>
          <table:table-cell office:value-type="float" office:value="1859.67" calcext:value-type="float">
            <text:p>1.859,67</text:p>
          </table:table-cell>
          <table:table-cell office:value-type="float" office:value="1859.16" calcext:value-type="float">
            <text:p>1.859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8/2014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582" calcext:value-type="float">
            <text:p>0,0582</text:p>
          </table:table-cell>
          <table:table-cell office:value-type="float" office:value="1880.25" calcext:value-type="float">
            <text:p>1.880,25</text:p>
          </table:table-cell>
          <table:table-cell office:value-type="float" office:value="1876.89" calcext:value-type="float">
            <text:p>1.876,89</text:p>
          </table:table-cell>
          <table:table-cell office:value-type="float" office:value="1876.39" calcext:value-type="float">
            <text:p>1.876,3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8/2014</text:p>
          </table:table-cell>
          <table:table-cell office:value-type="float" office:value="0.0586" calcext:value-type="float">
            <text:p>0,0586</text:p>
          </table:table-cell>
          <table:table-cell office:value-type="float" office:value="0.059" calcext:value-type="float">
            <text:p>0,059</text:p>
          </table:table-cell>
          <table:table-cell office:value-type="float" office:value="1872.38" calcext:value-type="float">
            <text:p>1.872,38</text:p>
          </table:table-cell>
          <table:table-cell office:value-type="float" office:value="1869.03" calcext:value-type="float">
            <text:p>1.869,03</text:p>
          </table:table-cell>
          <table:table-cell office:value-type="float" office:value="1868.59" calcext:value-type="float">
            <text:p>1.868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8/2014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579" calcext:value-type="float">
            <text:p>0,0579</text:p>
          </table:table-cell>
          <table:table-cell office:value-type="float" office:value="1882.04" calcext:value-type="float">
            <text:p>1.882,04</text:p>
          </table:table-cell>
          <table:table-cell office:value-type="float" office:value="1878.67" calcext:value-type="float">
            <text:p>1.878,67</text:p>
          </table:table-cell>
          <table:table-cell office:value-type="float" office:value="1878.25" calcext:value-type="float">
            <text:p>1.878,2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8/2014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572" calcext:value-type="float">
            <text:p>0,0572</text:p>
          </table:table-cell>
          <table:table-cell office:value-type="float" office:value="1888.36" calcext:value-type="float">
            <text:p>1.888,36</text:p>
          </table:table-cell>
          <table:table-cell office:value-type="float" office:value="1884.99" calcext:value-type="float">
            <text:p>1.884,99</text:p>
          </table:table-cell>
          <table:table-cell office:value-type="float" office:value="1884.57" calcext:value-type="float">
            <text:p>1.884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8/2014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0576" calcext:value-type="float">
            <text:p>0,0576</text:p>
          </table:table-cell>
          <table:table-cell office:value-type="float" office:value="1885.41" calcext:value-type="float">
            <text:p>1.885,41</text:p>
          </table:table-cell>
          <table:table-cell office:value-type="float" office:value="1882.04" calcext:value-type="float">
            <text:p>1.882,04</text:p>
          </table:table-cell>
          <table:table-cell office:value-type="float" office:value="1881.62" calcext:value-type="float">
            <text:p>1.881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8/2014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0585" calcext:value-type="float">
            <text:p>0,0585</text:p>
          </table:table-cell>
          <table:table-cell office:value-type="float" office:value="1878.28" calcext:value-type="float">
            <text:p>1.878,28</text:p>
          </table:table-cell>
          <table:table-cell office:value-type="float" office:value="1874.93" calcext:value-type="float">
            <text:p>1.874,93</text:p>
          </table:table-cell>
          <table:table-cell office:value-type="float" office:value="1874.5" calcext:value-type="float">
            <text:p>1.874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8/2014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0578" calcext:value-type="float">
            <text:p>0,0578</text:p>
          </table:table-cell>
          <table:table-cell office:value-type="float" office:value="1884.99" calcext:value-type="float">
            <text:p>1.884,99</text:p>
          </table:table-cell>
          <table:table-cell office:value-type="float" office:value="1881.63" calcext:value-type="float">
            <text:p>1.881,63</text:p>
          </table:table-cell>
          <table:table-cell office:value-type="float" office:value="1880.79" calcext:value-type="float">
            <text:p>1.880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8/2014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67" calcext:value-type="float">
            <text:p>0,0567</text:p>
          </table:table-cell>
          <table:table-cell office:value-type="float" office:value="1894.81" calcext:value-type="float">
            <text:p>1.894,81</text:p>
          </table:table-cell>
          <table:table-cell office:value-type="float" office:value="1891.44" calcext:value-type="float">
            <text:p>1.891,44</text:p>
          </table:table-cell>
          <table:table-cell office:value-type="float" office:value="1890.88" calcext:value-type="float">
            <text:p>1.890,8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8/2014</text:p>
          </table:table-cell>
          <table:table-cell office:value-type="float" office:value="0.0556" calcext:value-type="float">
            <text:p>0,0556</text:p>
          </table:table-cell>
          <table:table-cell office:value-type="float" office:value="0.056" calcext:value-type="float">
            <text:p>0,056</text:p>
          </table:table-cell>
          <table:table-cell office:value-type="float" office:value="1901.29" calcext:value-type="float">
            <text:p>1.901,29</text:p>
          </table:table-cell>
          <table:table-cell office:value-type="float" office:value="1897.9" calcext:value-type="float">
            <text:p>1.897,90</text:p>
          </table:table-cell>
          <table:table-cell office:value-type="float" office:value="1897.35" calcext:value-type="float">
            <text:p>1.897,3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8/2014</text:p>
          </table:table-cell>
          <table:table-cell office:value-type="float" office:value="0.0554" calcext:value-type="float">
            <text:p>0,0554</text:p>
          </table:table-cell>
          <table:table-cell office:value-type="float" office:value="0.0558" calcext:value-type="float">
            <text:p>0,0558</text:p>
          </table:table-cell>
          <table:table-cell office:value-type="float" office:value="1903.53" calcext:value-type="float">
            <text:p>1.903,53</text:p>
          </table:table-cell>
          <table:table-cell office:value-type="float" office:value="1900.14" calcext:value-type="float">
            <text:p>1.900,14</text:p>
          </table:table-cell>
          <table:table-cell office:value-type="float" office:value="1899.59" calcext:value-type="float">
            <text:p>1.899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8/2014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64" calcext:value-type="float">
            <text:p>0,0564</text:p>
          </table:table-cell>
          <table:table-cell office:value-type="float" office:value="1899.09" calcext:value-type="float">
            <text:p>1.899,09</text:p>
          </table:table-cell>
          <table:table-cell office:value-type="float" office:value="1895.71" calcext:value-type="float">
            <text:p>1.895,71</text:p>
          </table:table-cell>
          <table:table-cell office:value-type="float" office:value="1895.15" calcext:value-type="float">
            <text:p>1.895,1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8/2014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568" calcext:value-type="float">
            <text:p>0,0568</text:p>
          </table:table-cell>
          <table:table-cell office:value-type="float" office:value="1896.58" calcext:value-type="float">
            <text:p>1.896,58</text:p>
          </table:table-cell>
          <table:table-cell office:value-type="float" office:value="1893.22" calcext:value-type="float">
            <text:p>1.893,22</text:p>
          </table:table-cell>
          <table:table-cell office:value-type="float" office:value="1892.34" calcext:value-type="float">
            <text:p>1.892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8/2014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0559" calcext:value-type="float">
            <text:p>0,0559</text:p>
          </table:table-cell>
          <table:table-cell office:value-type="float" office:value="1904.75" calcext:value-type="float">
            <text:p>1.904,75</text:p>
          </table:table-cell>
          <table:table-cell office:value-type="float" office:value="1901.37" calcext:value-type="float">
            <text:p>1.901,37</text:p>
          </table:table-cell>
          <table:table-cell office:value-type="float" office:value="1900.8" calcext:value-type="float">
            <text:p>1.900,8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8/2014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557" calcext:value-type="float">
            <text:p>0,0557</text:p>
          </table:table-cell>
          <table:table-cell office:value-type="float" office:value="1907" calcext:value-type="float">
            <text:p>1.907,00</text:p>
          </table:table-cell>
          <table:table-cell office:value-type="float" office:value="1903.62" calcext:value-type="float">
            <text:p>1.903,62</text:p>
          </table:table-cell>
          <table:table-cell office:value-type="float" office:value="1903.06" calcext:value-type="float">
            <text:p>1.903,0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8/2014</text:p>
          </table:table-cell>
          <table:table-cell office:value-type="float" office:value="0.0551" calcext:value-type="float">
            <text:p>0,0551</text:p>
          </table:table-cell>
          <table:table-cell office:value-type="float" office:value="0.0555" calcext:value-type="float">
            <text:p>0,0555</text:p>
          </table:table-cell>
          <table:table-cell office:value-type="float" office:value="1909.26" calcext:value-type="float">
            <text:p>1.909,26</text:p>
          </table:table-cell>
          <table:table-cell office:value-type="float" office:value="1905.87" calcext:value-type="float">
            <text:p>1.905,87</text:p>
          </table:table-cell>
          <table:table-cell office:value-type="float" office:value="1905.31" calcext:value-type="float">
            <text:p>1.905,3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8/2014</text:p>
          </table:table-cell>
          <table:table-cell office:value-type="float" office:value="0.0551" calcext:value-type="float">
            <text:p>0,0551</text:p>
          </table:table-cell>
          <table:table-cell office:value-type="float" office:value="0.0555" calcext:value-type="float">
            <text:p>0,0555</text:p>
          </table:table-cell>
          <table:table-cell office:value-type="float" office:value="1909.82" calcext:value-type="float">
            <text:p>1.909,82</text:p>
          </table:table-cell>
          <table:table-cell office:value-type="float" office:value="1906.43" calcext:value-type="float">
            <text:p>1.906,43</text:p>
          </table:table-cell>
          <table:table-cell office:value-type="float" office:value="1905.87" calcext:value-type="float">
            <text:p>1.905,8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8/2014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551" calcext:value-type="float">
            <text:p>0,0551</text:p>
          </table:table-cell>
          <table:table-cell office:value-type="float" office:value="1914.08" calcext:value-type="float">
            <text:p>1.914,08</text:p>
          </table:table-cell>
          <table:table-cell office:value-type="float" office:value="1910.69" calcext:value-type="float">
            <text:p>1.910,69</text:p>
          </table:table-cell>
          <table:table-cell office:value-type="float" office:value="1909.82" calcext:value-type="float">
            <text:p>1.909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9/2014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549" calcext:value-type="float">
            <text:p>0,0549</text:p>
          </table:table-cell>
          <table:table-cell office:value-type="float" office:value="1916.33" calcext:value-type="float">
            <text:p>1.916,33</text:p>
          </table:table-cell>
          <table:table-cell office:value-type="float" office:value="1912.94" calcext:value-type="float">
            <text:p>1.912,94</text:p>
          </table:table-cell>
          <table:table-cell office:value-type="float" office:value="1912.38" calcext:value-type="float">
            <text:p>1.912,3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9/2014</text:p>
          </table:table-cell>
          <table:table-cell office:value-type="float" office:value="0.0541" calcext:value-type="float">
            <text:p>0,0541</text:p>
          </table:table-cell>
          <table:table-cell office:value-type="float" office:value="0.0545" calcext:value-type="float">
            <text:p>0,0545</text:p>
          </table:table-cell>
          <table:table-cell office:value-type="float" office:value="1920.29" calcext:value-type="float">
            <text:p>1.920,29</text:p>
          </table:table-cell>
          <table:table-cell office:value-type="float" office:value="1916.89" calcext:value-type="float">
            <text:p>1.916,89</text:p>
          </table:table-cell>
          <table:table-cell office:value-type="float" office:value="1916.33" calcext:value-type="float">
            <text:p>1.916,3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9/2014</text:p>
          </table:table-cell>
          <table:table-cell office:value-type="float" office:value="0.0528" calcext:value-type="float">
            <text:p>0,0528</text:p>
          </table:table-cell>
          <table:table-cell office:value-type="float" office:value="0.0532" calcext:value-type="float">
            <text:p>0,0532</text:p>
          </table:table-cell>
          <table:table-cell office:value-type="float" office:value="1931.93" calcext:value-type="float">
            <text:p>1.931,93</text:p>
          </table:table-cell>
          <table:table-cell office:value-type="float" office:value="1928.51" calcext:value-type="float">
            <text:p>1.928,51</text:p>
          </table:table-cell>
          <table:table-cell office:value-type="float" office:value="1927.96" calcext:value-type="float">
            <text:p>1.927,9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9/2014</text:p>
          </table:table-cell>
          <table:table-cell office:value-type="float" office:value="0.0527" calcext:value-type="float">
            <text:p>0,0527</text:p>
          </table:table-cell>
          <table:table-cell office:value-type="float" office:value="0.0531" calcext:value-type="float">
            <text:p>0,0531</text:p>
          </table:table-cell>
          <table:table-cell office:value-type="float" office:value="1933.33" calcext:value-type="float">
            <text:p>1.933,33</text:p>
          </table:table-cell>
          <table:table-cell office:value-type="float" office:value="1929.91" calcext:value-type="float">
            <text:p>1.929,91</text:p>
          </table:table-cell>
          <table:table-cell office:value-type="float" office:value="1929.36" calcext:value-type="float">
            <text:p>1.929,3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9/2014</text:p>
          </table:table-cell>
          <table:table-cell office:value-type="float" office:value="0.0535" calcext:value-type="float">
            <text:p>0,0535</text:p>
          </table:table-cell>
          <table:table-cell office:value-type="float" office:value="0.0539" calcext:value-type="float">
            <text:p>0,0539</text:p>
          </table:table-cell>
          <table:table-cell office:value-type="float" office:value="1927.36" calcext:value-type="float">
            <text:p>1.927,36</text:p>
          </table:table-cell>
          <table:table-cell office:value-type="float" office:value="1923.96" calcext:value-type="float">
            <text:p>1.923,96</text:p>
          </table:table-cell>
          <table:table-cell office:value-type="float" office:value="1923.1" calcext:value-type="float">
            <text:p>1.923,1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9/2014</text:p>
          </table:table-cell>
          <table:table-cell office:value-type="float" office:value="0.0536" calcext:value-type="float">
            <text:p>0,0536</text:p>
          </table:table-cell>
          <table:table-cell office:value-type="float" office:value="0.054" calcext:value-type="float">
            <text:p>0,054</text:p>
          </table:table-cell>
          <table:table-cell office:value-type="float" office:value="1927.07" calcext:value-type="float">
            <text:p>1.927,07</text:p>
          </table:table-cell>
          <table:table-cell office:value-type="float" office:value="1923.67" calcext:value-type="float">
            <text:p>1.923,67</text:p>
          </table:table-cell>
          <table:table-cell office:value-type="float" office:value="1923.11" calcext:value-type="float">
            <text:p>1.923,1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9/2014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0553" calcext:value-type="float">
            <text:p>0,0553</text:p>
          </table:table-cell>
          <table:table-cell office:value-type="float" office:value="1916.61" calcext:value-type="float">
            <text:p>1.916,61</text:p>
          </table:table-cell>
          <table:table-cell office:value-type="float" office:value="1913.24" calcext:value-type="float">
            <text:p>1.913,24</text:p>
          </table:table-cell>
          <table:table-cell office:value-type="float" office:value="1912.67" calcext:value-type="float">
            <text:p>1.912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9/2014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573" calcext:value-type="float">
            <text:p>0,0573</text:p>
          </table:table-cell>
          <table:table-cell office:value-type="float" office:value="1900.38" calcext:value-type="float">
            <text:p>1.900,38</text:p>
          </table:table-cell>
          <table:table-cell office:value-type="float" office:value="1897.05" calcext:value-type="float">
            <text:p>1.897,05</text:p>
          </table:table-cell>
          <table:table-cell office:value-type="float" office:value="1896.48" calcext:value-type="float">
            <text:p>1.896,4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9/2014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64" calcext:value-type="float">
            <text:p>0,0564</text:p>
          </table:table-cell>
          <table:table-cell office:value-type="float" office:value="1908.48" calcext:value-type="float">
            <text:p>1.908,48</text:p>
          </table:table-cell>
          <table:table-cell office:value-type="float" office:value="1905.13" calcext:value-type="float">
            <text:p>1.905,13</text:p>
          </table:table-cell>
          <table:table-cell office:value-type="float" office:value="1904.56" calcext:value-type="float">
            <text:p>1.904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9/2014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557" calcext:value-type="float">
            <text:p>0,0557</text:p>
          </table:table-cell>
          <table:table-cell office:value-type="float" office:value="1915.23" calcext:value-type="float">
            <text:p>1.915,23</text:p>
          </table:table-cell>
          <table:table-cell office:value-type="float" office:value="1911.87" calcext:value-type="float">
            <text:p>1.911,87</text:p>
          </table:table-cell>
          <table:table-cell office:value-type="float" office:value="1911" calcext:value-type="float">
            <text:p>1.911,0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9/2014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0585" calcext:value-type="float">
            <text:p>0,0585</text:p>
          </table:table-cell>
          <table:table-cell office:value-type="float" office:value="1892.54" calcext:value-type="float">
            <text:p>1.892,54</text:p>
          </table:table-cell>
          <table:table-cell office:value-type="float" office:value="1889.23" calcext:value-type="float">
            <text:p>1.889,23</text:p>
          </table:table-cell>
          <table:table-cell office:value-type="float" office:value="1888.55" calcext:value-type="float">
            <text:p>1.888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9/2014</text:p>
          </table:table-cell>
          <table:table-cell office:value-type="float" office:value="0.0576" calcext:value-type="float">
            <text:p>0,0576</text:p>
          </table:table-cell>
          <table:table-cell office:value-type="float" office:value="0.058" calcext:value-type="float">
            <text:p>0,058</text:p>
          </table:table-cell>
          <table:table-cell office:value-type="float" office:value="1897.37" calcext:value-type="float">
            <text:p>1.897,37</text:p>
          </table:table-cell>
          <table:table-cell office:value-type="float" office:value="1894.05" calcext:value-type="float">
            <text:p>1.894,05</text:p>
          </table:table-cell>
          <table:table-cell office:value-type="float" office:value="1893.37" calcext:value-type="float">
            <text:p>1.893,3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9/2014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69" calcext:value-type="float">
            <text:p>0,0569</text:p>
          </table:table-cell>
          <table:table-cell office:value-type="float" office:value="1907.2" calcext:value-type="float">
            <text:p>1.907,20</text:p>
          </table:table-cell>
          <table:table-cell office:value-type="float" office:value="1903.87" calcext:value-type="float">
            <text:p>1.903,87</text:p>
          </table:table-cell>
          <table:table-cell office:value-type="float" office:value="1903.19" calcext:value-type="float">
            <text:p>1.903,1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9/2014</text:p>
          </table:table-cell>
          <table:table-cell office:value-type="float" office:value="0.0566" calcext:value-type="float">
            <text:p>0,0566</text:p>
          </table:table-cell>
          <table:table-cell office:value-type="float" office:value="0.057" calcext:value-type="float">
            <text:p>0,057</text:p>
          </table:table-cell>
          <table:table-cell office:value-type="float" office:value="1907.04" calcext:value-type="float">
            <text:p>1.907,04</text:p>
          </table:table-cell>
          <table:table-cell office:value-type="float" office:value="1903.71" calcext:value-type="float">
            <text:p>1.903,71</text:p>
          </table:table-cell>
          <table:table-cell office:value-type="float" office:value="1903.03" calcext:value-type="float">
            <text:p>1.903,0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9/2014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579" calcext:value-type="float">
            <text:p>0,0579</text:p>
          </table:table-cell>
          <table:table-cell office:value-type="float" office:value="1900.76" calcext:value-type="float">
            <text:p>1.900,76</text:p>
          </table:table-cell>
          <table:table-cell office:value-type="float" office:value="1897.44" calcext:value-type="float">
            <text:p>1.897,44</text:p>
          </table:table-cell>
          <table:table-cell office:value-type="float" office:value="1896.24" calcext:value-type="float">
            <text:p>1.896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9/2014</text:p>
          </table:table-cell>
          <table:table-cell office:value-type="float" office:value="0.0573" calcext:value-type="float">
            <text:p>0,0573</text:p>
          </table:table-cell>
          <table:table-cell office:value-type="float" office:value="0.0577" calcext:value-type="float">
            <text:p>0,0577</text:p>
          </table:table-cell>
          <table:table-cell office:value-type="float" office:value="1903.4" calcext:value-type="float">
            <text:p>1.903,40</text:p>
          </table:table-cell>
          <table:table-cell office:value-type="float" office:value="1900.08" calcext:value-type="float">
            <text:p>1.900,08</text:p>
          </table:table-cell>
          <table:table-cell office:value-type="float" office:value="1899.36" calcext:value-type="float">
            <text:p>1.899,3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9/2014</text:p>
          </table:table-cell>
          <table:table-cell office:value-type="float" office:value="0.0587" calcext:value-type="float">
            <text:p>0,0587</text:p>
          </table:table-cell>
          <table:table-cell office:value-type="float" office:value="0.0591" calcext:value-type="float">
            <text:p>0,0591</text:p>
          </table:table-cell>
          <table:table-cell office:value-type="float" office:value="1892.55" calcext:value-type="float">
            <text:p>1.892,55</text:p>
          </table:table-cell>
          <table:table-cell office:value-type="float" office:value="1889.26" calcext:value-type="float">
            <text:p>1.889,26</text:p>
          </table:table-cell>
          <table:table-cell office:value-type="float" office:value="1888.53" calcext:value-type="float">
            <text:p>1.888,5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9/2014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583" calcext:value-type="float">
            <text:p>0,0583</text:p>
          </table:table-cell>
          <table:table-cell office:value-type="float" office:value="1899.87" calcext:value-type="float">
            <text:p>1.899,87</text:p>
          </table:table-cell>
          <table:table-cell office:value-type="float" office:value="1896.57" calcext:value-type="float">
            <text:p>1.896,57</text:p>
          </table:table-cell>
          <table:table-cell office:value-type="float" office:value="1895.84" calcext:value-type="float">
            <text:p>1.895,8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9/2014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69" calcext:value-type="float">
            <text:p>0,0569</text:p>
          </table:table-cell>
          <table:table-cell office:value-type="float" office:value="1912.2" calcext:value-type="float">
            <text:p>1.912,20</text:p>
          </table:table-cell>
          <table:table-cell office:value-type="float" office:value="1908.88" calcext:value-type="float">
            <text:p>1.908,88</text:p>
          </table:table-cell>
          <table:table-cell office:value-type="float" office:value="1908.16" calcext:value-type="float">
            <text:p>1.908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9/201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574" calcext:value-type="float">
            <text:p>0,0574</text:p>
          </table:table-cell>
          <table:table-cell office:value-type="float" office:value="1909.36" calcext:value-type="float">
            <text:p>1.909,36</text:p>
          </table:table-cell>
          <table:table-cell office:value-type="float" office:value="1906.04" calcext:value-type="float">
            <text:p>1.906,04</text:p>
          </table:table-cell>
          <table:table-cell office:value-type="float" office:value="1904.73" calcext:value-type="float">
            <text:p>1.904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9/2014</text:p>
          </table:table-cell>
          <table:table-cell office:value-type="float" office:value="0.0588" calcext:value-type="float">
            <text:p>0,0588</text:p>
          </table:table-cell>
          <table:table-cell office:value-type="float" office:value="0.0592" calcext:value-type="float">
            <text:p>0,0592</text:p>
          </table:table-cell>
          <table:table-cell office:value-type="float" office:value="1895.21" calcext:value-type="float">
            <text:p>1.895,21</text:p>
          </table:table-cell>
          <table:table-cell office:value-type="float" office:value="1891.93" calcext:value-type="float">
            <text:p>1.891,93</text:p>
          </table:table-cell>
          <table:table-cell office:value-type="float" office:value="1891.2" calcext:value-type="float">
            <text:p>1.891,2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9/2014</text:p>
          </table:table-cell>
          <table:table-cell office:value-type="float" office:value="0.0598" calcext:value-type="float">
            <text:p>0,0598</text:p>
          </table:table-cell>
          <table:table-cell office:value-type="float" office:value="0.0602" calcext:value-type="float">
            <text:p>0,0602</text:p>
          </table:table-cell>
          <table:table-cell office:value-type="float" office:value="1887.75" calcext:value-type="float">
            <text:p>1.887,75</text:p>
          </table:table-cell>
          <table:table-cell office:value-type="float" office:value="1884.48" calcext:value-type="float">
            <text:p>1.884,48</text:p>
          </table:table-cell>
          <table:table-cell office:value-type="float" office:value="1883.75" calcext:value-type="float">
            <text:p>1.883,7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10/2014</text:p>
          </table:table-cell>
          <table:table-cell office:value-type="float" office:value="0.0588" calcext:value-type="float">
            <text:p>0,0588</text:p>
          </table:table-cell>
          <table:table-cell office:value-type="float" office:value="0.0592" calcext:value-type="float">
            <text:p>0,0592</text:p>
          </table:table-cell>
          <table:table-cell office:value-type="float" office:value="1896.67" calcext:value-type="float">
            <text:p>1.896,67</text:p>
          </table:table-cell>
          <table:table-cell office:value-type="float" office:value="1893.39" calcext:value-type="float">
            <text:p>1.893,39</text:p>
          </table:table-cell>
          <table:table-cell office:value-type="float" office:value="1892.66" calcext:value-type="float">
            <text:p>1.892,6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10/2014</text:p>
          </table:table-cell>
          <table:table-cell office:value-type="float" office:value="0.0594" calcext:value-type="float">
            <text:p>0,0594</text:p>
          </table:table-cell>
          <table:table-cell office:value-type="float" office:value="0.0598" calcext:value-type="float">
            <text:p>0,0598</text:p>
          </table:table-cell>
          <table:table-cell office:value-type="float" office:value="1892.48" calcext:value-type="float">
            <text:p>1.892,48</text:p>
          </table:table-cell>
          <table:table-cell office:value-type="float" office:value="1889.21" calcext:value-type="float">
            <text:p>1.889,21</text:p>
          </table:table-cell>
          <table:table-cell office:value-type="float" office:value="1888.48" calcext:value-type="float">
            <text:p>1.888,4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10/2014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89" calcext:value-type="float">
            <text:p>0,0589</text:p>
          </table:table-cell>
          <table:table-cell office:value-type="float" office:value="1901.18" calcext:value-type="float">
            <text:p>1.901,18</text:p>
          </table:table-cell>
          <table:table-cell office:value-type="float" office:value="1897.89" calcext:value-type="float">
            <text:p>1.897,89</text:p>
          </table:table-cell>
          <table:table-cell office:value-type="float" office:value="1896.57" calcext:value-type="float">
            <text:p>1.896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10/2014</text:p>
          </table:table-cell>
          <table:table-cell office:value-type="float" office:value="0.0542" calcext:value-type="float">
            <text:p>0,0542</text:p>
          </table:table-cell>
          <table:table-cell office:value-type="float" office:value="0.0546" calcext:value-type="float">
            <text:p>0,0546</text:p>
          </table:table-cell>
          <table:table-cell office:value-type="float" office:value="1937.63" calcext:value-type="float">
            <text:p>1.937,63</text:p>
          </table:table-cell>
          <table:table-cell office:value-type="float" office:value="1934.27" calcext:value-type="float">
            <text:p>1.934,27</text:p>
          </table:table-cell>
          <table:table-cell office:value-type="float" office:value="1933.56" calcext:value-type="float">
            <text:p>1.933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10/2014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69" calcext:value-type="float">
            <text:p>0,0569</text:p>
          </table:table-cell>
          <table:table-cell office:value-type="float" office:value="1919.14" calcext:value-type="float">
            <text:p>1.919,14</text:p>
          </table:table-cell>
          <table:table-cell office:value-type="float" office:value="1915.82" calcext:value-type="float">
            <text:p>1.915,82</text:p>
          </table:table-cell>
          <table:table-cell office:value-type="float" office:value="1915.1" calcext:value-type="float">
            <text:p>1.915,1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10/2014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0559" calcext:value-type="float">
            <text:p>0,0559</text:p>
          </table:table-cell>
          <table:table-cell office:value-type="float" office:value="1929.71" calcext:value-type="float">
            <text:p>1.929,71</text:p>
          </table:table-cell>
          <table:table-cell office:value-type="float" office:value="1926.37" calcext:value-type="float">
            <text:p>1.926,37</text:p>
          </table:table-cell>
          <table:table-cell office:value-type="float" office:value="1925.59" calcext:value-type="float">
            <text:p>1.925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10/2014</text:p>
          </table:table-cell>
          <table:table-cell office:value-type="float" office:value="0.0556" calcext:value-type="float">
            <text:p>0,0556</text:p>
          </table:table-cell>
          <table:table-cell office:value-type="float" office:value="0.056" calcext:value-type="float">
            <text:p>0,056</text:p>
          </table:table-cell>
          <table:table-cell office:value-type="float" office:value="1929.65" calcext:value-type="float">
            <text:p>1.929,65</text:p>
          </table:table-cell>
          <table:table-cell office:value-type="float" office:value="1926.32" calcext:value-type="float">
            <text:p>1.926,32</text:p>
          </table:table-cell>
          <table:table-cell office:value-type="float" office:value="1925.54" calcext:value-type="float">
            <text:p>1.925,5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10/2014</text:p>
          </table:table-cell>
          <table:table-cell office:value-type="float" office:value="0.0559" calcext:value-type="float">
            <text:p>0,0559</text:p>
          </table:table-cell>
          <table:table-cell office:value-type="float" office:value="0.0563" calcext:value-type="float">
            <text:p>0,0563</text:p>
          </table:table-cell>
          <table:table-cell office:value-type="float" office:value="1928.66" calcext:value-type="float">
            <text:p>1.928,66</text:p>
          </table:table-cell>
          <table:table-cell office:value-type="float" office:value="1925.34" calcext:value-type="float">
            <text:p>1.925,34</text:p>
          </table:table-cell>
          <table:table-cell office:value-type="float" office:value="1923.83" calcext:value-type="float">
            <text:p>1.923,8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10/2014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556" calcext:value-type="float">
            <text:p>0,0556</text:p>
          </table:table-cell>
          <table:table-cell office:value-type="float" office:value="1935.28" calcext:value-type="float">
            <text:p>1.935,28</text:p>
          </table:table-cell>
          <table:table-cell office:value-type="float" office:value="1931.94" calcext:value-type="float">
            <text:p>1.931,94</text:p>
          </table:table-cell>
          <table:table-cell office:value-type="float" office:value="1931.16" calcext:value-type="float">
            <text:p>1.931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10/2014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549" calcext:value-type="float">
            <text:p>0,0549</text:p>
          </table:table-cell>
          <table:table-cell office:value-type="float" office:value="1941.91" calcext:value-type="float">
            <text:p>1.941,91</text:p>
          </table:table-cell>
          <table:table-cell office:value-type="float" office:value="1938.56" calcext:value-type="float">
            <text:p>1.938,56</text:p>
          </table:table-cell>
          <table:table-cell office:value-type="float" office:value="1937.79" calcext:value-type="float">
            <text:p>1.937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10/2014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54" calcext:value-type="float">
            <text:p>0,0554</text:p>
          </table:table-cell>
          <table:table-cell office:value-type="float" office:value="1938.46" calcext:value-type="float">
            <text:p>1.938,46</text:p>
          </table:table-cell>
          <table:table-cell office:value-type="float" office:value="1935.12" calcext:value-type="float">
            <text:p>1.935,12</text:p>
          </table:table-cell>
          <table:table-cell office:value-type="float" office:value="1934.39" calcext:value-type="float">
            <text:p>1.934,3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10/2014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579" calcext:value-type="float">
            <text:p>0,0579</text:p>
          </table:table-cell>
          <table:table-cell office:value-type="float" office:value="1918.46" calcext:value-type="float">
            <text:p>1.918,46</text:p>
          </table:table-cell>
          <table:table-cell office:value-type="float" office:value="1915.17" calcext:value-type="float">
            <text:p>1.915,17</text:p>
          </table:table-cell>
          <table:table-cell office:value-type="float" office:value="1914.43" calcext:value-type="float">
            <text:p>1.914,4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10/2014</text:p>
          </table:table-cell>
          <table:table-cell office:value-type="float" office:value="0.0566" calcext:value-type="float">
            <text:p>0,0566</text:p>
          </table:table-cell>
          <table:table-cell office:value-type="float" office:value="0.057" calcext:value-type="float">
            <text:p>0,057</text:p>
          </table:table-cell>
          <table:table-cell office:value-type="float" office:value="1927.26" calcext:value-type="float">
            <text:p>1.927,26</text:p>
          </table:table-cell>
          <table:table-cell office:value-type="float" office:value="1923.96" calcext:value-type="float">
            <text:p>1.923,96</text:p>
          </table:table-cell>
          <table:table-cell office:value-type="float" office:value="1922.59" calcext:value-type="float">
            <text:p>1.922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10/2014</text:p>
          </table:table-cell>
          <table:table-cell office:value-type="float" office:value="0.0562" calcext:value-type="float">
            <text:p>0,0562</text:p>
          </table:table-cell>
          <table:table-cell office:value-type="float" office:value="0.0566" calcext:value-type="float">
            <text:p>0,0566</text:p>
          </table:table-cell>
          <table:table-cell office:value-type="float" office:value="1931.31" calcext:value-type="float">
            <text:p>1.931,31</text:p>
          </table:table-cell>
          <table:table-cell office:value-type="float" office:value="1928" calcext:value-type="float">
            <text:p>1.928,00</text:p>
          </table:table-cell>
          <table:table-cell office:value-type="float" office:value="1927.26" calcext:value-type="float">
            <text:p>1.927,2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10/2014</text:p>
          </table:table-cell>
          <table:table-cell office:value-type="float" office:value="0.0591" calcext:value-type="float">
            <text:p>0,0591</text:p>
          </table:table-cell>
          <table:table-cell office:value-type="float" office:value="0.0595" calcext:value-type="float">
            <text:p>0,0595</text:p>
          </table:table-cell>
          <table:table-cell office:value-type="float" office:value="1908.21" calcext:value-type="float">
            <text:p>1.908,21</text:p>
          </table:table-cell>
          <table:table-cell office:value-type="float" office:value="1904.95" calcext:value-type="float">
            <text:p>1.904,95</text:p>
          </table:table-cell>
          <table:table-cell office:value-type="float" office:value="1904.2" calcext:value-type="float">
            <text:p>1.904,2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10/2014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599" calcext:value-type="float">
            <text:p>0,0599</text:p>
          </table:table-cell>
          <table:table-cell office:value-type="float" office:value="1905.55" calcext:value-type="float">
            <text:p>1.905,55</text:p>
          </table:table-cell>
          <table:table-cell office:value-type="float" office:value="1902.3" calcext:value-type="float">
            <text:p>1.902,30</text:p>
          </table:table-cell>
          <table:table-cell office:value-type="float" office:value="1901.57" calcext:value-type="float">
            <text:p>1.901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10/2014</text:p>
          </table:table-cell>
          <table:table-cell office:value-type="float" office:value="0.0594" calcext:value-type="float">
            <text:p>0,0594</text:p>
          </table:table-cell>
          <table:table-cell office:value-type="float" office:value="0.0598" calcext:value-type="float">
            <text:p>0,0598</text:p>
          </table:table-cell>
          <table:table-cell office:value-type="float" office:value="1907.1" calcext:value-type="float">
            <text:p>1.907,10</text:p>
          </table:table-cell>
          <table:table-cell office:value-type="float" office:value="1903.85" calcext:value-type="float">
            <text:p>1.903,85</text:p>
          </table:table-cell>
          <table:table-cell office:value-type="float" office:value="1903.11" calcext:value-type="float">
            <text:p>1.903,1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10/2014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601" calcext:value-type="float">
            <text:p>0,0601</text:p>
          </table:table-cell>
          <table:table-cell office:value-type="float" office:value="1905.98" calcext:value-type="float">
            <text:p>1.905,98</text:p>
          </table:table-cell>
          <table:table-cell office:value-type="float" office:value="1902.73" calcext:value-type="float">
            <text:p>1.902,73</text:p>
          </table:table-cell>
          <table:table-cell office:value-type="float" office:value="1901.41" calcext:value-type="float">
            <text:p>1.901,4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10/2014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86" calcext:value-type="float">
            <text:p>0,0586</text:p>
          </table:table-cell>
          <table:table-cell office:value-type="float" office:value="1918.94" calcext:value-type="float">
            <text:p>1.918,94</text:p>
          </table:table-cell>
          <table:table-cell office:value-type="float" office:value="1915.67" calcext:value-type="float">
            <text:p>1.915,67</text:p>
          </table:table-cell>
          <table:table-cell office:value-type="float" office:value="1914.94" calcext:value-type="float">
            <text:p>1.914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10/2014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86" calcext:value-type="float">
            <text:p>0,0586</text:p>
          </table:table-cell>
          <table:table-cell office:value-type="float" office:value="1919.66" calcext:value-type="float">
            <text:p>1.919,66</text:p>
          </table:table-cell>
          <table:table-cell office:value-type="float" office:value="1916.4" calcext:value-type="float">
            <text:p>1.916,40</text:p>
          </table:table-cell>
          <table:table-cell office:value-type="float" office:value="1915.67" calcext:value-type="float">
            <text:p>1.915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10/2014</text:p>
          </table:table-cell>
          <table:table-cell office:value-type="float" office:value="0.0566" calcext:value-type="float">
            <text:p>0,0566</text:p>
          </table:table-cell>
          <table:table-cell office:value-type="float" office:value="0.057" calcext:value-type="float">
            <text:p>0,057</text:p>
          </table:table-cell>
          <table:table-cell office:value-type="float" office:value="1933.53" calcext:value-type="float">
            <text:p>1.933,53</text:p>
          </table:table-cell>
          <table:table-cell office:value-type="float" office:value="1930.23" calcext:value-type="float">
            <text:p>1.930,23</text:p>
          </table:table-cell>
          <table:table-cell office:value-type="float" office:value="1929.51" calcext:value-type="float">
            <text:p>1.929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10/2014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601" calcext:value-type="float">
            <text:p>0,0601</text:p>
          </table:table-cell>
          <table:table-cell office:value-type="float" office:value="1908.91" calcext:value-type="float">
            <text:p>1.908,91</text:p>
          </table:table-cell>
          <table:table-cell office:value-type="float" office:value="1905.67" calcext:value-type="float">
            <text:p>1.905,67</text:p>
          </table:table-cell>
          <table:table-cell office:value-type="float" office:value="1904.94" calcext:value-type="float">
            <text:p>1.904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10/2014</text:p>
          </table:table-cell>
          <table:table-cell office:value-type="float" office:value="0.0593" calcext:value-type="float">
            <text:p>0,0593</text:p>
          </table:table-cell>
          <table:table-cell office:value-type="float" office:value="0.0597" calcext:value-type="float">
            <text:p>0,0597</text:p>
          </table:table-cell>
          <table:table-cell office:value-type="float" office:value="1913.48" calcext:value-type="float">
            <text:p>1.913,48</text:p>
          </table:table-cell>
          <table:table-cell office:value-type="float" office:value="1910.24" calcext:value-type="float">
            <text:p>1.910,24</text:p>
          </table:table-cell>
          <table:table-cell office:value-type="float" office:value="1908.91" calcext:value-type="float">
            <text:p>1.908,9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11/2014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89" calcext:value-type="float">
            <text:p>0,0589</text:p>
          </table:table-cell>
          <table:table-cell office:value-type="float" office:value="1920.72" calcext:value-type="float">
            <text:p>1.920,72</text:p>
          </table:table-cell>
          <table:table-cell office:value-type="float" office:value="1917.47" calcext:value-type="float">
            <text:p>1.917,47</text:p>
          </table:table-cell>
          <table:table-cell office:value-type="float" office:value="1916.73" calcext:value-type="float">
            <text:p>1.916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11/2014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596" calcext:value-type="float">
            <text:p>0,0596</text:p>
          </table:table-cell>
          <table:table-cell office:value-type="float" office:value="1915.76" calcext:value-type="float">
            <text:p>1.915,76</text:p>
          </table:table-cell>
          <table:table-cell office:value-type="float" office:value="1912.52" calcext:value-type="float">
            <text:p>1.912,52</text:p>
          </table:table-cell>
          <table:table-cell office:value-type="float" office:value="1911.78" calcext:value-type="float">
            <text:p>1.911,7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11/2014</text:p>
          </table:table-cell>
          <table:table-cell office:value-type="float" office:value="0.06" calcext:value-type="float">
            <text:p>0,06</text:p>
          </table:table-cell>
          <table:table-cell office:value-type="float" office:value="0.0604" calcext:value-type="float">
            <text:p>0,0604</text:p>
          </table:table-cell>
          <table:table-cell office:value-type="float" office:value="1910.02" calcext:value-type="float">
            <text:p>1.910,02</text:p>
          </table:table-cell>
          <table:table-cell office:value-type="float" office:value="1906.79" calcext:value-type="float">
            <text:p>1.906,79</text:p>
          </table:table-cell>
          <table:table-cell office:value-type="float" office:value="1906.05" calcext:value-type="float">
            <text:p>1.906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11/2014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596" calcext:value-type="float">
            <text:p>0,0596</text:p>
          </table:table-cell>
          <table:table-cell office:value-type="float" office:value="1917.23" calcext:value-type="float">
            <text:p>1.917,23</text:p>
          </table:table-cell>
          <table:table-cell office:value-type="float" office:value="1913.99" calcext:value-type="float">
            <text:p>1.913,99</text:p>
          </table:table-cell>
          <table:table-cell office:value-type="float" office:value="1913.25" calcext:value-type="float">
            <text:p>1.913,2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11/2014</text:p>
          </table:table-cell>
          <table:table-cell office:value-type="float" office:value="0.0603" calcext:value-type="float">
            <text:p>0,0603</text:p>
          </table:table-cell>
          <table:table-cell office:value-type="float" office:value="0.0607" calcext:value-type="float">
            <text:p>0,0607</text:p>
          </table:table-cell>
          <table:table-cell office:value-type="float" office:value="1908.71" calcext:value-type="float">
            <text:p>1.908,71</text:p>
          </table:table-cell>
          <table:table-cell office:value-type="float" office:value="1905.49" calcext:value-type="float">
            <text:p>1.905,49</text:p>
          </table:table-cell>
          <table:table-cell office:value-type="float" office:value="1904.27" calcext:value-type="float">
            <text:p>1.904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11/2014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0611" calcext:value-type="float">
            <text:p>0,0611</text:p>
          </table:table-cell>
          <table:table-cell office:value-type="float" office:value="1906.19" calcext:value-type="float">
            <text:p>1.906,19</text:p>
          </table:table-cell>
          <table:table-cell office:value-type="float" office:value="1902.98" calcext:value-type="float">
            <text:p>1.902,98</text:p>
          </table:table-cell>
          <table:table-cell office:value-type="float" office:value="1902.27" calcext:value-type="float">
            <text:p>1.902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11/2014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603" calcext:value-type="float">
            <text:p>0,0603</text:p>
          </table:table-cell>
          <table:table-cell office:value-type="float" office:value="1913.33" calcext:value-type="float">
            <text:p>1.913,33</text:p>
          </table:table-cell>
          <table:table-cell office:value-type="float" office:value="1910.11" calcext:value-type="float">
            <text:p>1.910,11</text:p>
          </table:table-cell>
          <table:table-cell office:value-type="float" office:value="1909.41" calcext:value-type="float">
            <text:p>1.909,4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11/2014</text:p>
          </table:table-cell>
          <table:table-cell office:value-type="float" office:value="0.0602" calcext:value-type="float">
            <text:p>0,0602</text:p>
          </table:table-cell>
          <table:table-cell office:value-type="float" office:value="0.0606" calcext:value-type="float">
            <text:p>0,0606</text:p>
          </table:table-cell>
          <table:table-cell office:value-type="float" office:value="1911.62" calcext:value-type="float">
            <text:p>1.911,62</text:p>
          </table:table-cell>
          <table:table-cell office:value-type="float" office:value="1908.4" calcext:value-type="float">
            <text:p>1.908,40</text:p>
          </table:table-cell>
          <table:table-cell office:value-type="float" office:value="1907.7" calcext:value-type="float">
            <text:p>1.907,7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11/2014</text:p>
          </table:table-cell>
          <table:table-cell office:value-type="float" office:value="0.0605" calcext:value-type="float">
            <text:p>0,0605</text:p>
          </table:table-cell>
          <table:table-cell office:value-type="float" office:value="0.0609" calcext:value-type="float">
            <text:p>0,0609</text:p>
          </table:table-cell>
          <table:table-cell office:value-type="float" office:value="1909.91" calcext:value-type="float">
            <text:p>1.909,91</text:p>
          </table:table-cell>
          <table:table-cell office:value-type="float" office:value="1906.69" calcext:value-type="float">
            <text:p>1.906,69</text:p>
          </table:table-cell>
          <table:table-cell office:value-type="float" office:value="1905.99" calcext:value-type="float">
            <text:p>1.905,9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11/2014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622" calcext:value-type="float">
            <text:p>0,0622</text:p>
          </table:table-cell>
          <table:table-cell office:value-type="float" office:value="1900.97" calcext:value-type="float">
            <text:p>1.900,97</text:p>
          </table:table-cell>
          <table:table-cell office:value-type="float" office:value="1897.79" calcext:value-type="float">
            <text:p>1.897,79</text:p>
          </table:table-cell>
          <table:table-cell office:value-type="float" office:value="1896.31" calcext:value-type="float">
            <text:p>1.896,3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11/201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613" calcext:value-type="float">
            <text:p>0,0613</text:p>
          </table:table-cell>
          <table:table-cell office:value-type="float" office:value="1909.01" calcext:value-type="float">
            <text:p>1.909,01</text:p>
          </table:table-cell>
          <table:table-cell office:value-type="float" office:value="1905.81" calcext:value-type="float">
            <text:p>1.905,81</text:p>
          </table:table-cell>
          <table:table-cell office:value-type="float" office:value="1904.97" calcext:value-type="float">
            <text:p>1.904,9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11/2014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619" calcext:value-type="float">
            <text:p>0,0619</text:p>
          </table:table-cell>
          <table:table-cell office:value-type="float" office:value="1905.04" calcext:value-type="float">
            <text:p>1.905,04</text:p>
          </table:table-cell>
          <table:table-cell office:value-type="float" office:value="1901.86" calcext:value-type="float">
            <text:p>1.901,86</text:p>
          </table:table-cell>
          <table:table-cell office:value-type="float" office:value="1901.02" calcext:value-type="float">
            <text:p>1.901,0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11/2014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0611" calcext:value-type="float">
            <text:p>0,0611</text:p>
          </table:table-cell>
          <table:table-cell office:value-type="float" office:value="1913.11" calcext:value-type="float">
            <text:p>1.913,11</text:p>
          </table:table-cell>
          <table:table-cell office:value-type="float" office:value="1909.91" calcext:value-type="float">
            <text:p>1.909,91</text:p>
          </table:table-cell>
          <table:table-cell office:value-type="float" office:value="1908.24" calcext:value-type="float">
            <text:p>1.908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11/2014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599" calcext:value-type="float">
            <text:p>0,0599</text:p>
          </table:table-cell>
          <table:table-cell office:value-type="float" office:value="1922.45" calcext:value-type="float">
            <text:p>1.922,45</text:p>
          </table:table-cell>
          <table:table-cell office:value-type="float" office:value="1919.23" calcext:value-type="float">
            <text:p>1.919,23</text:p>
          </table:table-cell>
          <table:table-cell office:value-type="float" office:value="1918.45" calcext:value-type="float">
            <text:p>1.918,4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11/2014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599" calcext:value-type="float">
            <text:p>0,0599</text:p>
          </table:table-cell>
          <table:table-cell office:value-type="float" office:value="1923.91" calcext:value-type="float">
            <text:p>1.923,91</text:p>
          </table:table-cell>
          <table:table-cell office:value-type="float" office:value="1920.69" calcext:value-type="float">
            <text:p>1.920,69</text:p>
          </table:table-cell>
          <table:table-cell office:value-type="float" office:value="1919.23" calcext:value-type="float">
            <text:p>1.919,2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11/2014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0575" calcext:value-type="float">
            <text:p>0,0575</text:p>
          </table:table-cell>
          <table:table-cell office:value-type="float" office:value="1944.13" calcext:value-type="float">
            <text:p>1.944,13</text:p>
          </table:table-cell>
          <table:table-cell office:value-type="float" office:value="1940.88" calcext:value-type="float">
            <text:p>1.940,88</text:p>
          </table:table-cell>
          <table:table-cell office:value-type="float" office:value="1940.1" calcext:value-type="float">
            <text:p>1.940,1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11/2014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573" calcext:value-type="float">
            <text:p>0,0573</text:p>
          </table:table-cell>
          <table:table-cell office:value-type="float" office:value="1946.53" calcext:value-type="float">
            <text:p>1.946,53</text:p>
          </table:table-cell>
          <table:table-cell office:value-type="float" office:value="1943.27" calcext:value-type="float">
            <text:p>1.943,27</text:p>
          </table:table-cell>
          <table:table-cell office:value-type="float" office:value="1942.5" calcext:value-type="float">
            <text:p>1.942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11/2014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69" calcext:value-type="float">
            <text:p>0,0569</text:p>
          </table:table-cell>
          <table:table-cell office:value-type="float" office:value="1950.57" calcext:value-type="float">
            <text:p>1.950,57</text:p>
          </table:table-cell>
          <table:table-cell office:value-type="float" office:value="1947.3" calcext:value-type="float">
            <text:p>1.947,30</text:p>
          </table:table-cell>
          <table:table-cell office:value-type="float" office:value="1946.53" calcext:value-type="float">
            <text:p>1.946,5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11/2014</text:p>
          </table:table-cell>
          <table:table-cell office:value-type="float" office:value="0.0558" calcext:value-type="float">
            <text:p>0,0558</text:p>
          </table:table-cell>
          <table:table-cell office:value-type="float" office:value="0.0562" calcext:value-type="float">
            <text:p>0,0562</text:p>
          </table:table-cell>
          <table:table-cell office:value-type="float" office:value="1957.06" calcext:value-type="float">
            <text:p>1.957,06</text:p>
          </table:table-cell>
          <table:table-cell office:value-type="float" office:value="1953.79" calcext:value-type="float">
            <text:p>1.953,79</text:p>
          </table:table-cell>
          <table:table-cell office:value-type="float" office:value="1953.02" calcext:value-type="float">
            <text:p>1.953,0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11/2014</text:p>
          </table:table-cell>
          <table:table-cell office:value-type="float" office:value="0.0559" calcext:value-type="float">
            <text:p>0,0559</text:p>
          </table:table-cell>
          <table:table-cell office:value-type="float" office:value="0.0563" calcext:value-type="float">
            <text:p>0,0563</text:p>
          </table:table-cell>
          <table:table-cell office:value-type="float" office:value="1957.7" calcext:value-type="float">
            <text:p>1.957,70</text:p>
          </table:table-cell>
          <table:table-cell office:value-type="float" office:value="1954.43" calcext:value-type="float">
            <text:p>1.954,43</text:p>
          </table:table-cell>
          <table:table-cell office:value-type="float" office:value="1952.97" calcext:value-type="float">
            <text:p>1.952,9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12/201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574" calcext:value-type="float">
            <text:p>0,0574</text:p>
          </table:table-cell>
          <table:table-cell office:value-type="float" office:value="1949.49" calcext:value-type="float">
            <text:p>1.949,49</text:p>
          </table:table-cell>
          <table:table-cell office:value-type="float" office:value="1946.24" calcext:value-type="float">
            <text:p>1.946,24</text:p>
          </table:table-cell>
          <table:table-cell office:value-type="float" office:value="1945.47" calcext:value-type="float">
            <text:p>1.945,4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12/2014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0585" calcext:value-type="float">
            <text:p>0,0585</text:p>
          </table:table-cell>
          <table:table-cell office:value-type="float" office:value="1941.34" calcext:value-type="float">
            <text:p>1.941,34</text:p>
          </table:table-cell>
          <table:table-cell office:value-type="float" office:value="1938.11" calcext:value-type="float">
            <text:p>1.938,11</text:p>
          </table:table-cell>
          <table:table-cell office:value-type="float" office:value="1937.33" calcext:value-type="float">
            <text:p>1.937,3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12/2014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599" calcext:value-type="float">
            <text:p>0,0599</text:p>
          </table:table-cell>
          <table:table-cell office:value-type="float" office:value="1930.84" calcext:value-type="float">
            <text:p>1.930,84</text:p>
          </table:table-cell>
          <table:table-cell office:value-type="float" office:value="1927.63" calcext:value-type="float">
            <text:p>1.927,63</text:p>
          </table:table-cell>
          <table:table-cell office:value-type="float" office:value="1926.85" calcext:value-type="float">
            <text:p>1.926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12/2014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588" calcext:value-type="float">
            <text:p>0,0588</text:p>
          </table:table-cell>
          <table:table-cell office:value-type="float" office:value="1940.47" calcext:value-type="float">
            <text:p>1.940,47</text:p>
          </table:table-cell>
          <table:table-cell office:value-type="float" office:value="1937.25" calcext:value-type="float">
            <text:p>1.937,25</text:p>
          </table:table-cell>
          <table:table-cell office:value-type="float" office:value="1936.47" calcext:value-type="float">
            <text:p>1.936,4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12/2014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89" calcext:value-type="float">
            <text:p>0,0589</text:p>
          </table:table-cell>
          <table:table-cell office:value-type="float" office:value="1940.83" calcext:value-type="float">
            <text:p>1.940,83</text:p>
          </table:table-cell>
          <table:table-cell office:value-type="float" office:value="1937.61" calcext:value-type="float">
            <text:p>1.937,61</text:p>
          </table:table-cell>
          <table:table-cell office:value-type="float" office:value="1936.19" calcext:value-type="float">
            <text:p>1.936,1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12/2014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0585" calcext:value-type="float">
            <text:p>0,0585</text:p>
          </table:table-cell>
          <table:table-cell office:value-type="float" office:value="1944.83" calcext:value-type="float">
            <text:p>1.944,83</text:p>
          </table:table-cell>
          <table:table-cell office:value-type="float" office:value="1941.6" calcext:value-type="float">
            <text:p>1.941,60</text:p>
          </table:table-cell>
          <table:table-cell office:value-type="float" office:value="1940.83" calcext:value-type="float">
            <text:p>1.940,8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12/2014</text:p>
          </table:table-cell>
          <table:table-cell office:value-type="float" office:value="0.0587" calcext:value-type="float">
            <text:p>0,0587</text:p>
          </table:table-cell>
          <table:table-cell office:value-type="float" office:value="0.0591" calcext:value-type="float">
            <text:p>0,0591</text:p>
          </table:table-cell>
          <table:table-cell office:value-type="float" office:value="1940.76" calcext:value-type="float">
            <text:p>1.940,76</text:p>
          </table:table-cell>
          <table:table-cell office:value-type="float" office:value="1937.54" calcext:value-type="float">
            <text:p>1.937,54</text:p>
          </table:table-cell>
          <table:table-cell office:value-type="float" office:value="1936.77" calcext:value-type="float">
            <text:p>1.936,7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12/2014</text:p>
          </table:table-cell>
          <table:table-cell office:value-type="float" office:value="0.0588" calcext:value-type="float">
            <text:p>0,0588</text:p>
          </table:table-cell>
          <table:table-cell office:value-type="float" office:value="0.0592" calcext:value-type="float">
            <text:p>0,0592</text:p>
          </table:table-cell>
          <table:table-cell office:value-type="float" office:value="1940.72" calcext:value-type="float">
            <text:p>1.940,72</text:p>
          </table:table-cell>
          <table:table-cell office:value-type="float" office:value="1937.51" calcext:value-type="float">
            <text:p>1.937,51</text:p>
          </table:table-cell>
          <table:table-cell office:value-type="float" office:value="1936.74" calcext:value-type="float">
            <text:p>1.936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12/2014</text:p>
          </table:table-cell>
          <table:table-cell office:value-type="float" office:value="0.0594" calcext:value-type="float">
            <text:p>0,0594</text:p>
          </table:table-cell>
          <table:table-cell office:value-type="float" office:value="0.0598" calcext:value-type="float">
            <text:p>0,0598</text:p>
          </table:table-cell>
          <table:table-cell office:value-type="float" office:value="1936.68" calcext:value-type="float">
            <text:p>1.936,68</text:p>
          </table:table-cell>
          <table:table-cell office:value-type="float" office:value="1933.48" calcext:value-type="float">
            <text:p>1.933,48</text:p>
          </table:table-cell>
          <table:table-cell office:value-type="float" office:value="1932.71" calcext:value-type="float">
            <text:p>1.932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12/2014</text:p>
          </table:table-cell>
          <table:table-cell office:value-type="float" office:value="0.0604" calcext:value-type="float">
            <text:p>0,0604</text:p>
          </table:table-cell>
          <table:table-cell office:value-type="float" office:value="0.0608" calcext:value-type="float">
            <text:p>0,0608</text:p>
          </table:table-cell>
          <table:table-cell office:value-type="float" office:value="1930.12" calcext:value-type="float">
            <text:p>1.930,12</text:p>
          </table:table-cell>
          <table:table-cell office:value-type="float" office:value="1926.94" calcext:value-type="float">
            <text:p>1.926,94</text:p>
          </table:table-cell>
          <table:table-cell office:value-type="float" office:value="1925.51" calcext:value-type="float">
            <text:p>1.925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12/201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613" calcext:value-type="float">
            <text:p>0,0613</text:p>
          </table:table-cell>
          <table:table-cell office:value-type="float" office:value="1927.08" calcext:value-type="float">
            <text:p>1.927,08</text:p>
          </table:table-cell>
          <table:table-cell office:value-type="float" office:value="1923.91" calcext:value-type="float">
            <text:p>1.923,91</text:p>
          </table:table-cell>
          <table:table-cell office:value-type="float" office:value="1922.97" calcext:value-type="float">
            <text:p>1.922,9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12/2014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626" calcext:value-type="float">
            <text:p>0,0626</text:p>
          </table:table-cell>
          <table:table-cell office:value-type="float" office:value="1917.74" calcext:value-type="float">
            <text:p>1.917,74</text:p>
          </table:table-cell>
          <table:table-cell office:value-type="float" office:value="1914.58" calcext:value-type="float">
            <text:p>1.914,58</text:p>
          </table:table-cell>
          <table:table-cell office:value-type="float" office:value="1913.64" calcext:value-type="float">
            <text:p>1.913,6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12/2014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0633" calcext:value-type="float">
            <text:p>0,0633</text:p>
          </table:table-cell>
          <table:table-cell office:value-type="float" office:value="1913.17" calcext:value-type="float">
            <text:p>1.913,17</text:p>
          </table:table-cell>
          <table:table-cell office:value-type="float" office:value="1910.03" calcext:value-type="float">
            <text:p>1.910,03</text:p>
          </table:table-cell>
          <table:table-cell office:value-type="float" office:value="1909.09" calcext:value-type="float">
            <text:p>1.909,0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12/2014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636" calcext:value-type="float">
            <text:p>0,0636</text:p>
          </table:table-cell>
          <table:table-cell office:value-type="float" office:value="1911.77" calcext:value-type="float">
            <text:p>1.911,77</text:p>
          </table:table-cell>
          <table:table-cell office:value-type="float" office:value="1908.64" calcext:value-type="float">
            <text:p>1.908,64</text:p>
          </table:table-cell>
          <table:table-cell office:value-type="float" office:value="1907.68" calcext:value-type="float">
            <text:p>1.907,6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12/2014</text:p>
          </table:table-cell>
          <table:table-cell office:value-type="float" office:value="0.0633" calcext:value-type="float">
            <text:p>0,0633</text:p>
          </table:table-cell>
          <table:table-cell office:value-type="float" office:value="0.0637" calcext:value-type="float">
            <text:p>0,0637</text:p>
          </table:table-cell>
          <table:table-cell office:value-type="float" office:value="1912.91" calcext:value-type="float">
            <text:p>1.912,91</text:p>
          </table:table-cell>
          <table:table-cell office:value-type="float" office:value="1909.77" calcext:value-type="float">
            <text:p>1.909,77</text:p>
          </table:table-cell>
          <table:table-cell office:value-type="float" office:value="1907.85" calcext:value-type="float">
            <text:p>1.907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12/2014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636" calcext:value-type="float">
            <text:p>0,0636</text:p>
          </table:table-cell>
          <table:table-cell office:value-type="float" office:value="1914.64" calcext:value-type="float">
            <text:p>1.914,64</text:p>
          </table:table-cell>
          <table:table-cell office:value-type="float" office:value="1911.51" calcext:value-type="float">
            <text:p>1.911,51</text:p>
          </table:table-cell>
          <table:table-cell office:value-type="float" office:value="1910.56" calcext:value-type="float">
            <text:p>1.910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12/2014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627" calcext:value-type="float">
            <text:p>0,0627</text:p>
          </table:table-cell>
          <table:table-cell office:value-type="float" office:value="1924.1" calcext:value-type="float">
            <text:p>1.924,10</text:p>
          </table:table-cell>
          <table:table-cell office:value-type="float" office:value="1920.95" calcext:value-type="float">
            <text:p>1.920,95</text:p>
          </table:table-cell>
          <table:table-cell office:value-type="float" office:value="1918.56" calcext:value-type="float">
            <text:p>1.918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12/2014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" calcext:value-type="float">
            <text:p>0,063</text:p>
          </table:table-cell>
          <table:table-cell office:value-type="float" office:value="1921.74" calcext:value-type="float">
            <text:p>1.921,74</text:p>
          </table:table-cell>
          <table:table-cell office:value-type="float" office:value="1918.6" calcext:value-type="float">
            <text:p>1.918,60</text:p>
          </table:table-cell>
          <table:table-cell office:value-type="float" office:value="1917.16" calcext:value-type="float">
            <text:p>1.917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12/2014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" calcext:value-type="float">
            <text:p>0,063</text:p>
          </table:table-cell>
          <table:table-cell office:value-type="float" office:value="1923.67" calcext:value-type="float">
            <text:p>1.923,67</text:p>
          </table:table-cell>
          <table:table-cell office:value-type="float" office:value="1920.53" calcext:value-type="float">
            <text:p>1.920,53</text:p>
          </table:table-cell>
          <table:table-cell office:value-type="float" office:value="1918.6" calcext:value-type="float">
            <text:p>1.918,6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12/2014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629" calcext:value-type="float">
            <text:p>0,0629</text:p>
          </table:table-cell>
          <table:table-cell office:value-type="float" office:value="1925.41" calcext:value-type="float">
            <text:p>1.925,41</text:p>
          </table:table-cell>
          <table:table-cell office:value-type="float" office:value="1922.27" calcext:value-type="float">
            <text:p>1.922,27</text:p>
          </table:table-cell>
          <table:table-cell office:value-type="float" office:value="1921.31" calcext:value-type="float">
            <text:p>1.921,3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12/2014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1928.16" calcext:value-type="float">
            <text:p>1.928,16</text:p>
          </table:table-cell>
          <table:table-cell office:value-type="float" office:value="1925.03" calcext:value-type="float">
            <text:p>1.925,03</text:p>
          </table:table-cell>
          <table:table-cell office:value-type="float" office:value="1920.7" calcext:value-type="float">
            <text:p>1.920,7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12/2014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625" calcext:value-type="float">
            <text:p>0,0625</text:p>
          </table:table-cell>
          <table:table-cell office:value-type="float" office:value="1932.88" calcext:value-type="float">
            <text:p>1.932,88</text:p>
          </table:table-cell>
          <table:table-cell office:value-type="float" office:value="1929.73" calcext:value-type="float">
            <text:p>1.929,73</text:p>
          </table:table-cell>
          <table:table-cell office:value-type="float" office:value="1926.36" calcext:value-type="float">
            <text:p>1.926,3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1/2015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625" calcext:value-type="float">
            <text:p>0,0625</text:p>
          </table:table-cell>
          <table:table-cell office:value-type="float" office:value="1932.88" calcext:value-type="float">
            <text:p>1.932,88</text:p>
          </table:table-cell>
          <table:table-cell office:value-type="float" office:value="1929.73" calcext:value-type="float">
            <text:p>1.929,73</text:p>
          </table:table-cell>
          <table:table-cell office:value-type="float" office:value="1927.8" calcext:value-type="float">
            <text:p>1.927,8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1/2015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625" calcext:value-type="float">
            <text:p>0,0625</text:p>
          </table:table-cell>
          <table:table-cell office:value-type="float" office:value="1933.83" calcext:value-type="float">
            <text:p>1.933,83</text:p>
          </table:table-cell>
          <table:table-cell office:value-type="float" office:value="1930.69" calcext:value-type="float">
            <text:p>1.930,69</text:p>
          </table:table-cell>
          <table:table-cell office:value-type="float" office:value="1929.73" calcext:value-type="float">
            <text:p>1.929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1/2015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617" calcext:value-type="float">
            <text:p>0,0617</text:p>
          </table:table-cell>
          <table:table-cell office:value-type="float" office:value="1941.09" calcext:value-type="float">
            <text:p>1.941,09</text:p>
          </table:table-cell>
          <table:table-cell office:value-type="float" office:value="1937.93" calcext:value-type="float">
            <text:p>1.937,93</text:p>
          </table:table-cell>
          <table:table-cell office:value-type="float" office:value="1936.98" calcext:value-type="float">
            <text:p>1.936,9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1/2015</text:p>
          </table:table-cell>
          <table:table-cell office:value-type="float" office:value="0.0603" calcext:value-type="float">
            <text:p>0,0603</text:p>
          </table:table-cell>
          <table:table-cell office:value-type="float" office:value="0.0607" calcext:value-type="float">
            <text:p>0,0607</text:p>
          </table:table-cell>
          <table:table-cell office:value-type="float" office:value="1949.95" calcext:value-type="float">
            <text:p>1.949,95</text:p>
          </table:table-cell>
          <table:table-cell office:value-type="float" office:value="1946.78" calcext:value-type="float">
            <text:p>1.946,78</text:p>
          </table:table-cell>
          <table:table-cell office:value-type="float" office:value="1945.84" calcext:value-type="float">
            <text:p>1.945,8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1/2015</text:p>
          </table:table-cell>
          <table:table-cell office:value-type="float" office:value="0.0604" calcext:value-type="float">
            <text:p>0,0604</text:p>
          </table:table-cell>
          <table:table-cell office:value-type="float" office:value="0.0608" calcext:value-type="float">
            <text:p>0,0608</text:p>
          </table:table-cell>
          <table:table-cell office:value-type="float" office:value="1950.11" calcext:value-type="float">
            <text:p>1.950,11</text:p>
          </table:table-cell>
          <table:table-cell office:value-type="float" office:value="1946.94" calcext:value-type="float">
            <text:p>1.946,94</text:p>
          </table:table-cell>
          <table:table-cell office:value-type="float" office:value="1945.99" calcext:value-type="float">
            <text:p>1.945,9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1/2015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605" calcext:value-type="float">
            <text:p>0,0605</text:p>
          </table:table-cell>
          <table:table-cell office:value-type="float" office:value="1954.25" calcext:value-type="float">
            <text:p>1.954,25</text:p>
          </table:table-cell>
          <table:table-cell office:value-type="float" office:value="1951.08" calcext:value-type="float">
            <text:p>1.951,08</text:p>
          </table:table-cell>
          <table:table-cell office:value-type="float" office:value="1949.16" calcext:value-type="float">
            <text:p>1.949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float" office:value="0.0591" calcext:value-type="float">
            <text:p>0,0591</text:p>
          </table:table-cell>
          <table:table-cell office:value-type="float" office:value="0.0595" calcext:value-type="float">
            <text:p>0,0595</text:p>
          </table:table-cell>
          <table:table-cell office:value-type="float" office:value="1963.15" calcext:value-type="float">
            <text:p>1.963,15</text:p>
          </table:table-cell>
          <table:table-cell office:value-type="float" office:value="1959.96" calcext:value-type="float">
            <text:p>1.959,96</text:p>
          </table:table-cell>
          <table:table-cell office:value-type="float" office:value="1959.02" calcext:value-type="float">
            <text:p>1.959,0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1/2015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603" calcext:value-type="float">
            <text:p>0,0603</text:p>
          </table:table-cell>
          <table:table-cell office:value-type="float" office:value="1957.73" calcext:value-type="float">
            <text:p>1.957,73</text:p>
          </table:table-cell>
          <table:table-cell office:value-type="float" office:value="1954.55" calcext:value-type="float">
            <text:p>1.954,55</text:p>
          </table:table-cell>
          <table:table-cell office:value-type="float" office:value="1953.61" calcext:value-type="float">
            <text:p>1.953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1/2015</text:p>
          </table:table-cell>
          <table:table-cell office:value-type="float" office:value="0.0586" calcext:value-type="float">
            <text:p>0,0586</text:p>
          </table:table-cell>
          <table:table-cell office:value-type="float" office:value="0.059" calcext:value-type="float">
            <text:p>0,059</text:p>
          </table:table-cell>
          <table:table-cell office:value-type="float" office:value="1969.02" calcext:value-type="float">
            <text:p>1.969,02</text:p>
          </table:table-cell>
          <table:table-cell office:value-type="float" office:value="1965.82" calcext:value-type="float">
            <text:p>1.965,82</text:p>
          </table:table-cell>
          <table:table-cell office:value-type="float" office:value="1964.89" calcext:value-type="float">
            <text:p>1.964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1/2015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588" calcext:value-type="float">
            <text:p>0,0588</text:p>
          </table:table-cell>
          <table:table-cell office:value-type="float" office:value="1971.78" calcext:value-type="float">
            <text:p>1.971,78</text:p>
          </table:table-cell>
          <table:table-cell office:value-type="float" office:value="1968.59" calcext:value-type="float">
            <text:p>1.968,59</text:p>
          </table:table-cell>
          <table:table-cell office:value-type="float" office:value="1967.42" calcext:value-type="float">
            <text:p>1.967,4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1/2015</text:p>
          </table:table-cell>
          <table:table-cell office:value-type="float" office:value="0.0577" calcext:value-type="float">
            <text:p>0,0577</text:p>
          </table:table-cell>
          <table:table-cell office:value-type="float" office:value="0.0581" calcext:value-type="float">
            <text:p>0,0581</text:p>
          </table:table-cell>
          <table:table-cell office:value-type="float" office:value="1979.99" calcext:value-type="float">
            <text:p>1.979,99</text:p>
          </table:table-cell>
          <table:table-cell office:value-type="float" office:value="1976.79" calcext:value-type="float">
            <text:p>1.976,79</text:p>
          </table:table-cell>
          <table:table-cell office:value-type="float" office:value="1974.18" calcext:value-type="float">
            <text:p>1.974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1/2015</text:p>
          </table:table-cell>
          <table:table-cell office:value-type="float" office:value="0.057" calcext:value-type="float">
            <text:p>0,057</text:p>
          </table:table-cell>
          <table:table-cell office:value-type="float" office:value="0.0574" calcext:value-type="float">
            <text:p>0,0574</text:p>
          </table:table-cell>
          <table:table-cell office:value-type="float" office:value="1986.78" calcext:value-type="float">
            <text:p>1.986,78</text:p>
          </table:table-cell>
          <table:table-cell office:value-type="float" office:value="1983.57" calcext:value-type="float">
            <text:p>1.983,57</text:p>
          </table:table-cell>
          <table:table-cell office:value-type="float" office:value="1982.4" calcext:value-type="float">
            <text:p>1.982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1/2015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0578" calcext:value-type="float">
            <text:p>0,0578</text:p>
          </table:table-cell>
          <table:table-cell office:value-type="float" office:value="1984.73" calcext:value-type="float">
            <text:p>1.984,73</text:p>
          </table:table-cell>
          <table:table-cell office:value-type="float" office:value="1981.52" calcext:value-type="float">
            <text:p>1.981,52</text:p>
          </table:table-cell>
          <table:table-cell office:value-type="float" office:value="1980.36" calcext:value-type="float">
            <text:p>1.980,3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1/2015</text:p>
          </table:table-cell>
          <table:table-cell office:value-type="float" office:value="0.0566" calcext:value-type="float">
            <text:p>0,0566</text:p>
          </table:table-cell>
          <table:table-cell office:value-type="float" office:value="0.057" calcext:value-type="float">
            <text:p>0,057</text:p>
          </table:table-cell>
          <table:table-cell office:value-type="float" office:value="1992.33" calcext:value-type="float">
            <text:p>1.992,33</text:p>
          </table:table-cell>
          <table:table-cell office:value-type="float" office:value="1989.11" calcext:value-type="float">
            <text:p>1.989,11</text:p>
          </table:table-cell>
          <table:table-cell office:value-type="float" office:value="1987.95" calcext:value-type="float">
            <text:p>1.987,9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1/2015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571" calcext:value-type="float">
            <text:p>0,0571</text:p>
          </table:table-cell>
          <table:table-cell office:value-type="float" office:value="1992.69" calcext:value-type="float">
            <text:p>1.992,69</text:p>
          </table:table-cell>
          <table:table-cell office:value-type="float" office:value="1989.47" calcext:value-type="float">
            <text:p>1.989,47</text:p>
          </table:table-cell>
          <table:table-cell office:value-type="float" office:value="1988.31" calcext:value-type="float">
            <text:p>1.988,3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1/2015</text:p>
          </table:table-cell>
          <table:table-cell office:value-type="float" office:value="0.058" calcext:value-type="float">
            <text:p>0,058</text:p>
          </table:table-cell>
          <table:table-cell office:value-type="float" office:value="0.0584" calcext:value-type="float">
            <text:p>0,0584</text:p>
          </table:table-cell>
          <table:table-cell office:value-type="float" office:value="1984.88" calcext:value-type="float">
            <text:p>1.984,88</text:p>
          </table:table-cell>
          <table:table-cell office:value-type="float" office:value="1981.68" calcext:value-type="float">
            <text:p>1.981,68</text:p>
          </table:table-cell>
          <table:table-cell office:value-type="float" office:value="1979.06" calcext:value-type="float">
            <text:p>1.979,0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1/2015</text:p>
          </table:table-cell>
          <table:table-cell office:value-type="float" office:value="0.0576" calcext:value-type="float">
            <text:p>0,0576</text:p>
          </table:table-cell>
          <table:table-cell office:value-type="float" office:value="0.058" calcext:value-type="float">
            <text:p>0,058</text:p>
          </table:table-cell>
          <table:table-cell office:value-type="float" office:value="1990.01" calcext:value-type="float">
            <text:p>1.990,01</text:p>
          </table:table-cell>
          <table:table-cell office:value-type="float" office:value="1986.81" calcext:value-type="float">
            <text:p>1.986,81</text:p>
          </table:table-cell>
          <table:table-cell office:value-type="float" office:value="1985.57" calcext:value-type="float">
            <text:p>1.985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1/2015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0585" calcext:value-type="float">
            <text:p>0,0585</text:p>
          </table:table-cell>
          <table:table-cell office:value-type="float" office:value="1987.24" calcext:value-type="float">
            <text:p>1.987,24</text:p>
          </table:table-cell>
          <table:table-cell office:value-type="float" office:value="1984.05" calcext:value-type="float">
            <text:p>1.984,05</text:p>
          </table:table-cell>
          <table:table-cell office:value-type="float" office:value="1982.81" calcext:value-type="float">
            <text:p>1.982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1/2015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0587" calcext:value-type="float">
            <text:p>0,0587</text:p>
          </table:table-cell>
          <table:table-cell office:value-type="float" office:value="1986.88" calcext:value-type="float">
            <text:p>1.986,88</text:p>
          </table:table-cell>
          <table:table-cell office:value-type="float" office:value="1983.69" calcext:value-type="float">
            <text:p>1.983,69</text:p>
          </table:table-cell>
          <table:table-cell office:value-type="float" office:value="1982.45" calcext:value-type="float">
            <text:p>1.982,4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1/2015</text:p>
          </table:table-cell>
          <table:table-cell office:value-type="float" office:value="0.0587" calcext:value-type="float">
            <text:p>0,0587</text:p>
          </table:table-cell>
          <table:table-cell office:value-type="float" office:value="0.0591" calcext:value-type="float">
            <text:p>0,0591</text:p>
          </table:table-cell>
          <table:table-cell office:value-type="float" office:value="1984.92" calcext:value-type="float">
            <text:p>1.984,92</text:p>
          </table:table-cell>
          <table:table-cell office:value-type="float" office:value="1981.74" calcext:value-type="float">
            <text:p>1.981,74</text:p>
          </table:table-cell>
          <table:table-cell office:value-type="float" office:value="1980.5" calcext:value-type="float">
            <text:p>1.980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1/2015</text:p>
          </table:table-cell>
          <table:table-cell office:value-type="float" office:value="0.0576" calcext:value-type="float">
            <text:p>0,0576</text:p>
          </table:table-cell>
          <table:table-cell office:value-type="float" office:value="0.058" calcext:value-type="float">
            <text:p>0,058</text:p>
          </table:table-cell>
          <table:table-cell office:value-type="float" office:value="1996.54" calcext:value-type="float">
            <text:p>1.996,54</text:p>
          </table:table-cell>
          <table:table-cell office:value-type="float" office:value="1993.33" calcext:value-type="float">
            <text:p>1.993,33</text:p>
          </table:table-cell>
          <table:table-cell office:value-type="float" office:value="1990.51" calcext:value-type="float">
            <text:p>1.990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2/2015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582" calcext:value-type="float">
            <text:p>0,0582</text:p>
          </table:table-cell>
          <table:table-cell office:value-type="float" office:value="1996.17" calcext:value-type="float">
            <text:p>1.996,17</text:p>
          </table:table-cell>
          <table:table-cell office:value-type="float" office:value="1992.97" calcext:value-type="float">
            <text:p>1.992,97</text:p>
          </table:table-cell>
          <table:table-cell office:value-type="float" office:value="1991.74" calcext:value-type="float">
            <text:p>1.991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2/2015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89" calcext:value-type="float">
            <text:p>0,0589</text:p>
          </table:table-cell>
          <table:table-cell office:value-type="float" office:value="1991.82" calcext:value-type="float">
            <text:p>1.991,82</text:p>
          </table:table-cell>
          <table:table-cell office:value-type="float" office:value="1988.63" calcext:value-type="float">
            <text:p>1.988,63</text:p>
          </table:table-cell>
          <table:table-cell office:value-type="float" office:value="1987.39" calcext:value-type="float">
            <text:p>1.987,3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2/2015</text:p>
          </table:table-cell>
          <table:table-cell office:value-type="float" office:value="0.058" calcext:value-type="float">
            <text:p>0,058</text:p>
          </table:table-cell>
          <table:table-cell office:value-type="float" office:value="0.0584" calcext:value-type="float">
            <text:p>0,0584</text:p>
          </table:table-cell>
          <table:table-cell office:value-type="float" office:value="1997.05" calcext:value-type="float">
            <text:p>1.997,05</text:p>
          </table:table-cell>
          <table:table-cell office:value-type="float" office:value="1993.86" calcext:value-type="float">
            <text:p>1.993,86</text:p>
          </table:table-cell>
          <table:table-cell office:value-type="float" office:value="1992.62" calcext:value-type="float">
            <text:p>1.992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2/2015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588" calcext:value-type="float">
            <text:p>0,0588</text:p>
          </table:table-cell>
          <table:table-cell office:value-type="float" office:value="1995.1" calcext:value-type="float">
            <text:p>1.995,10</text:p>
          </table:table-cell>
          <table:table-cell office:value-type="float" office:value="1991.91" calcext:value-type="float">
            <text:p>1.991,91</text:p>
          </table:table-cell>
          <table:table-cell office:value-type="float" office:value="1990.67" calcext:value-type="float">
            <text:p>1.990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2/2015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86" calcext:value-type="float">
            <text:p>0,0586</text:p>
          </table:table-cell>
          <table:table-cell office:value-type="float" office:value="1999.53" calcext:value-type="float">
            <text:p>1.999,53</text:p>
          </table:table-cell>
          <table:table-cell office:value-type="float" office:value="1996.34" calcext:value-type="float">
            <text:p>1.996,34</text:p>
          </table:table-cell>
          <table:table-cell office:value-type="float" office:value="1993.51" calcext:value-type="float">
            <text:p>1.993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2/2015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86" calcext:value-type="float">
            <text:p>0,0586</text:p>
          </table:table-cell>
          <table:table-cell office:value-type="float" office:value="2000.77" calcext:value-type="float">
            <text:p>2.000,77</text:p>
          </table:table-cell>
          <table:table-cell office:value-type="float" office:value="1997.58" calcext:value-type="float">
            <text:p>1.997,58</text:p>
          </table:table-cell>
          <table:table-cell office:value-type="float" office:value="1996.34" calcext:value-type="float">
            <text:p>1.996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2/2015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596" calcext:value-type="float">
            <text:p>0,0596</text:p>
          </table:table-cell>
          <table:table-cell office:value-type="float" office:value="1994.06" calcext:value-type="float">
            <text:p>1.994,06</text:p>
          </table:table-cell>
          <table:table-cell office:value-type="float" office:value="1990.88" calcext:value-type="float">
            <text:p>1.990,88</text:p>
          </table:table-cell>
          <table:table-cell office:value-type="float" office:value="1989.64" calcext:value-type="float">
            <text:p>1.989,6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2/2015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15" calcext:value-type="float">
            <text:p>0,0615</text:p>
          </table:table-cell>
          <table:table-cell office:value-type="float" office:value="1980.29" calcext:value-type="float">
            <text:p>1.980,29</text:p>
          </table:table-cell>
          <table:table-cell office:value-type="float" office:value="1977.15" calcext:value-type="float">
            <text:p>1.977,15</text:p>
          </table:table-cell>
          <table:table-cell office:value-type="float" office:value="1975.89" calcext:value-type="float">
            <text:p>1.975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2/2015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636" calcext:value-type="float">
            <text:p>0,0636</text:p>
          </table:table-cell>
          <table:table-cell office:value-type="float" office:value="1965.12" calcext:value-type="float">
            <text:p>1.965,12</text:p>
          </table:table-cell>
          <table:table-cell office:value-type="float" office:value="1962.01" calcext:value-type="float">
            <text:p>1.962,01</text:p>
          </table:table-cell>
          <table:table-cell office:value-type="float" office:value="1960.75" calcext:value-type="float">
            <text:p>1.960,7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2/2015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627" calcext:value-type="float">
            <text:p>0,0627</text:p>
          </table:table-cell>
          <table:table-cell office:value-type="float" office:value="1976.35" calcext:value-type="float">
            <text:p>1.976,35</text:p>
          </table:table-cell>
          <table:table-cell office:value-type="float" office:value="1973.22" calcext:value-type="float">
            <text:p>1.973,22</text:p>
          </table:table-cell>
          <table:table-cell office:value-type="float" office:value="1969.01" calcext:value-type="float">
            <text:p>1.969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2/2015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627" calcext:value-type="float">
            <text:p>0,0627</text:p>
          </table:table-cell>
          <table:table-cell office:value-type="float" office:value="1977.54" calcext:value-type="float">
            <text:p>1.977,54</text:p>
          </table:table-cell>
          <table:table-cell office:value-type="float" office:value="1974.42" calcext:value-type="float">
            <text:p>1.974,42</text:p>
          </table:table-cell>
          <table:table-cell office:value-type="float" office:value="1973.22" calcext:value-type="float">
            <text:p>1.973,2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2/2015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" calcext:value-type="float">
            <text:p>0,063</text:p>
          </table:table-cell>
          <table:table-cell office:value-type="float" office:value="1976.4" calcext:value-type="float">
            <text:p>1.976,40</text:p>
          </table:table-cell>
          <table:table-cell office:value-type="float" office:value="1973.28" calcext:value-type="float">
            <text:p>1.973,28</text:p>
          </table:table-cell>
          <table:table-cell office:value-type="float" office:value="1972.08" calcext:value-type="float">
            <text:p>1.972,0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2/2015</text:p>
          </table:table-cell>
          <table:table-cell office:value-type="float" office:value="0.0624" calcext:value-type="float">
            <text:p>0,0624</text:p>
          </table:table-cell>
          <table:table-cell office:value-type="float" office:value="0.0628" calcext:value-type="float">
            <text:p>0,0628</text:p>
          </table:table-cell>
          <table:table-cell office:value-type="float" office:value="1980.61" calcext:value-type="float">
            <text:p>1.980,61</text:p>
          </table:table-cell>
          <table:table-cell office:value-type="float" office:value="1977.48" calcext:value-type="float">
            <text:p>1.977,48</text:p>
          </table:table-cell>
          <table:table-cell office:value-type="float" office:value="1974.84" calcext:value-type="float">
            <text:p>1.974,8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2/201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34" calcext:value-type="float">
            <text:p>0,0634</text:p>
          </table:table-cell>
          <table:table-cell office:value-type="float" office:value="1977.13" calcext:value-type="float">
            <text:p>1.977,13</text:p>
          </table:table-cell>
          <table:table-cell office:value-type="float" office:value="1974.01" calcext:value-type="float">
            <text:p>1.974,01</text:p>
          </table:table-cell>
          <table:table-cell office:value-type="float" office:value="1972.81" calcext:value-type="float">
            <text:p>1.972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2/2015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0633" calcext:value-type="float">
            <text:p>0,0633</text:p>
          </table:table-cell>
          <table:table-cell office:value-type="float" office:value="1979.11" calcext:value-type="float">
            <text:p>1.979,11</text:p>
          </table:table-cell>
          <table:table-cell office:value-type="float" office:value="1975.99" calcext:value-type="float">
            <text:p>1.975,99</text:p>
          </table:table-cell>
          <table:table-cell office:value-type="float" office:value="1974.79" calcext:value-type="float">
            <text:p>1.974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2/2015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" calcext:value-type="float">
            <text:p>0,063</text:p>
          </table:table-cell>
          <table:table-cell office:value-type="float" office:value="1983.04" calcext:value-type="float">
            <text:p>1.983,04</text:p>
          </table:table-cell>
          <table:table-cell office:value-type="float" office:value="1979.92" calcext:value-type="float">
            <text:p>1.979,92</text:p>
          </table:table-cell>
          <table:table-cell office:value-type="float" office:value="1978.68" calcext:value-type="float">
            <text:p>1.978,6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2/2015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626" calcext:value-type="float">
            <text:p>0,0626</text:p>
          </table:table-cell>
          <table:table-cell office:value-type="float" office:value="1987.4" calcext:value-type="float">
            <text:p>1.987,40</text:p>
          </table:table-cell>
          <table:table-cell office:value-type="float" office:value="1984.28" calcext:value-type="float">
            <text:p>1.984,28</text:p>
          </table:table-cell>
          <table:table-cell office:value-type="float" office:value="1983.04" calcext:value-type="float">
            <text:p>1.983,0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2/2015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622" calcext:value-type="float">
            <text:p>0,0622</text:p>
          </table:table-cell>
          <table:table-cell office:value-type="float" office:value="1993.3" calcext:value-type="float">
            <text:p>1.993,30</text:p>
          </table:table-cell>
          <table:table-cell office:value-type="float" office:value="1990.17" calcext:value-type="float">
            <text:p>1.990,17</text:p>
          </table:table-cell>
          <table:table-cell office:value-type="float" office:value="1987.4" calcext:value-type="float">
            <text:p>1.987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3/2015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596" calcext:value-type="float">
            <text:p>0,0596</text:p>
          </table:table-cell>
          <table:table-cell office:value-type="float" office:value="2015.04" calcext:value-type="float">
            <text:p>2.015,04</text:p>
          </table:table-cell>
          <table:table-cell office:value-type="float" office:value="2011.87" calcext:value-type="float">
            <text:p>2.011,87</text:p>
          </table:table-cell>
          <table:table-cell office:value-type="float" office:value="2010.63" calcext:value-type="float">
            <text:p>2.010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3/2015</text:p>
          </table:table-cell>
          <table:table-cell office:value-type="float" office:value="0.0598" calcext:value-type="float">
            <text:p>0,0598</text:p>
          </table:table-cell>
          <table:table-cell office:value-type="float" office:value="0.0602" calcext:value-type="float">
            <text:p>0,0602</text:p>
          </table:table-cell>
          <table:table-cell office:value-type="float" office:value="2011.52" calcext:value-type="float">
            <text:p>2.011,52</text:p>
          </table:table-cell>
          <table:table-cell office:value-type="float" office:value="2008.36" calcext:value-type="float">
            <text:p>2.008,36</text:p>
          </table:table-cell>
          <table:table-cell office:value-type="float" office:value="2007.12" calcext:value-type="float">
            <text:p>2.007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3/2015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14" calcext:value-type="float">
            <text:p>0,0614</text:p>
          </table:table-cell>
          <table:table-cell office:value-type="float" office:value="2003.3" calcext:value-type="float">
            <text:p>2.003,30</text:p>
          </table:table-cell>
          <table:table-cell office:value-type="float" office:value="2000.15" calcext:value-type="float">
            <text:p>2.000,15</text:p>
          </table:table-cell>
          <table:table-cell office:value-type="float" office:value="1998.91" calcext:value-type="float">
            <text:p>1.998,9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3/2015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613" calcext:value-type="float">
            <text:p>0,0613</text:p>
          </table:table-cell>
          <table:table-cell office:value-type="float" office:value="2005.32" calcext:value-type="float">
            <text:p>2.005,32</text:p>
          </table:table-cell>
          <table:table-cell office:value-type="float" office:value="2002.18" calcext:value-type="float">
            <text:p>2.002,18</text:p>
          </table:table-cell>
          <table:table-cell office:value-type="float" office:value="2000.94" calcext:value-type="float">
            <text:p>2.000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3/2015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622" calcext:value-type="float">
            <text:p>0,0622</text:p>
          </table:table-cell>
          <table:table-cell office:value-type="float" office:value="2003.22" calcext:value-type="float">
            <text:p>2.003,22</text:p>
          </table:table-cell>
          <table:table-cell office:value-type="float" office:value="2000.08" calcext:value-type="float">
            <text:p>2.000,08</text:p>
          </table:table-cell>
          <table:table-cell office:value-type="float" office:value="1997.01" calcext:value-type="float">
            <text:p>1.997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3/2015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639" calcext:value-type="float">
            <text:p>0,0639</text:p>
          </table:table-cell>
          <table:table-cell office:value-type="float" office:value="1991.29" calcext:value-type="float">
            <text:p>1.991,29</text:p>
          </table:table-cell>
          <table:table-cell office:value-type="float" office:value="1988.19" calcext:value-type="float">
            <text:p>1.988,19</text:p>
          </table:table-cell>
          <table:table-cell office:value-type="float" office:value="1986.84" calcext:value-type="float">
            <text:p>1.986,8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3/2015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645" calcext:value-type="float">
            <text:p>0,0645</text:p>
          </table:table-cell>
          <table:table-cell office:value-type="float" office:value="1987.99" calcext:value-type="float">
            <text:p>1.987,99</text:p>
          </table:table-cell>
          <table:table-cell office:value-type="float" office:value="1984.89" calcext:value-type="float">
            <text:p>1.984,89</text:p>
          </table:table-cell>
          <table:table-cell office:value-type="float" office:value="1983.54" calcext:value-type="float">
            <text:p>1.983,5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3/2015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44" calcext:value-type="float">
            <text:p>0,0644</text:p>
          </table:table-cell>
          <table:table-cell office:value-type="float" office:value="1990.11" calcext:value-type="float">
            <text:p>1.990,11</text:p>
          </table:table-cell>
          <table:table-cell office:value-type="float" office:value="1987.02" calcext:value-type="float">
            <text:p>1.987,02</text:p>
          </table:table-cell>
          <table:table-cell office:value-type="float" office:value="1985.66" calcext:value-type="float">
            <text:p>1.985,6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3/2015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638" calcext:value-type="float">
            <text:p>0,0638</text:p>
          </table:table-cell>
          <table:table-cell office:value-type="float" office:value="1996.12" calcext:value-type="float">
            <text:p>1.996,12</text:p>
          </table:table-cell>
          <table:table-cell office:value-type="float" office:value="1993.02" calcext:value-type="float">
            <text:p>1.993,02</text:p>
          </table:table-cell>
          <table:table-cell office:value-type="float" office:value="1991.66" calcext:value-type="float">
            <text:p>1.991,6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3/2015</text:p>
          </table:table-cell>
          <table:table-cell office:value-type="float" office:value="0.0646" calcext:value-type="float">
            <text:p>0,0646</text:p>
          </table:table-cell>
          <table:table-cell office:value-type="float" office:value="0.065" calcext:value-type="float">
            <text:p>0,065</text:p>
          </table:table-cell>
          <table:table-cell office:value-type="float" office:value="1989.92" calcext:value-type="float">
            <text:p>1.989,92</text:p>
          </table:table-cell>
          <table:table-cell office:value-type="float" office:value="1986.84" calcext:value-type="float">
            <text:p>1.986,84</text:p>
          </table:table-cell>
          <table:table-cell office:value-type="float" office:value="1983.74" calcext:value-type="float">
            <text:p>1.983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3/2015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638" calcext:value-type="float">
            <text:p>0,0638</text:p>
          </table:table-cell>
          <table:table-cell office:value-type="float" office:value="2000.61" calcext:value-type="float">
            <text:p>2.000,61</text:p>
          </table:table-cell>
          <table:table-cell office:value-type="float" office:value="1997.5" calcext:value-type="float">
            <text:p>1.997,50</text:p>
          </table:table-cell>
          <table:table-cell office:value-type="float" office:value="1996.12" calcext:value-type="float">
            <text:p>1.996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3/2015</text:p>
          </table:table-cell>
          <table:table-cell office:value-type="float" office:value="0.0633" calcext:value-type="float">
            <text:p>0,0633</text:p>
          </table:table-cell>
          <table:table-cell office:value-type="float" office:value="0.0637" calcext:value-type="float">
            <text:p>0,0637</text:p>
          </table:table-cell>
          <table:table-cell office:value-type="float" office:value="2002.76" calcext:value-type="float">
            <text:p>2.002,76</text:p>
          </table:table-cell>
          <table:table-cell office:value-type="float" office:value="1999.65" calcext:value-type="float">
            <text:p>1.999,65</text:p>
          </table:table-cell>
          <table:table-cell office:value-type="float" office:value="1998.27" calcext:value-type="float">
            <text:p>1.998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3/2015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625" calcext:value-type="float">
            <text:p>0,0625</text:p>
          </table:table-cell>
          <table:table-cell office:value-type="float" office:value="2013.49" calcext:value-type="float">
            <text:p>2.013,49</text:p>
          </table:table-cell>
          <table:table-cell office:value-type="float" office:value="2010.37" calcext:value-type="float">
            <text:p>2.010,37</text:p>
          </table:table-cell>
          <table:table-cell office:value-type="float" office:value="2008.99" calcext:value-type="float">
            <text:p>2.008,9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3/2015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1" calcext:value-type="float">
            <text:p>0,0621</text:p>
          </table:table-cell>
          <table:table-cell office:value-type="float" office:value="2018" calcext:value-type="float">
            <text:p>2.018,00</text:p>
          </table:table-cell>
          <table:table-cell office:value-type="float" office:value="2014.87" calcext:value-type="float">
            <text:p>2.014,87</text:p>
          </table:table-cell>
          <table:table-cell office:value-type="float" office:value="2013.49" calcext:value-type="float">
            <text:p>2.013,4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3/2015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636" calcext:value-type="float">
            <text:p>0,0636</text:p>
          </table:table-cell>
          <table:table-cell office:value-type="float" office:value="2009.47" calcext:value-type="float">
            <text:p>2.009,47</text:p>
          </table:table-cell>
          <table:table-cell office:value-type="float" office:value="2006.36" calcext:value-type="float">
            <text:p>2.006,36</text:p>
          </table:table-cell>
          <table:table-cell office:value-type="float" office:value="2003.19" calcext:value-type="float">
            <text:p>2.003,1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3/2015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0633" calcext:value-type="float">
            <text:p>0,0633</text:p>
          </table:table-cell>
          <table:table-cell office:value-type="float" office:value="2013.3" calcext:value-type="float">
            <text:p>2.013,30</text:p>
          </table:table-cell>
          <table:table-cell office:value-type="float" office:value="2010.19" calcext:value-type="float">
            <text:p>2.010,19</text:p>
          </table:table-cell>
          <table:table-cell office:value-type="float" office:value="2008.79" calcext:value-type="float">
            <text:p>2.008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3/2015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2016.26" calcext:value-type="float">
            <text:p>2.016,26</text:p>
          </table:table-cell>
          <table:table-cell office:value-type="float" office:value="2013.15" calcext:value-type="float">
            <text:p>2.013,15</text:p>
          </table:table-cell>
          <table:table-cell office:value-type="float" office:value="2011.75" calcext:value-type="float">
            <text:p>2.011,7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3/201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34" calcext:value-type="float">
            <text:p>0,0634</text:p>
          </table:table-cell>
          <table:table-cell office:value-type="float" office:value="2015.32" calcext:value-type="float">
            <text:p>2.015,32</text:p>
          </table:table-cell>
          <table:table-cell office:value-type="float" office:value="2012.21" calcext:value-type="float">
            <text:p>2.012,21</text:p>
          </table:table-cell>
          <table:table-cell office:value-type="float" office:value="2010.81" calcext:value-type="float">
            <text:p>2.010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3/201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34" calcext:value-type="float">
            <text:p>0,0634</text:p>
          </table:table-cell>
          <table:table-cell office:value-type="float" office:value="2016.72" calcext:value-type="float">
            <text:p>2.016,72</text:p>
          </table:table-cell>
          <table:table-cell office:value-type="float" office:value="2013.61" calcext:value-type="float">
            <text:p>2.013,61</text:p>
          </table:table-cell>
          <table:table-cell office:value-type="float" office:value="2012.21" calcext:value-type="float">
            <text:p>2.012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3/2015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639" calcext:value-type="float">
            <text:p>0,0639</text:p>
          </table:table-cell>
          <table:table-cell office:value-type="float" office:value="2016.06" calcext:value-type="float">
            <text:p>2.016,06</text:p>
          </table:table-cell>
          <table:table-cell office:value-type="float" office:value="2012.95" calcext:value-type="float">
            <text:p>2.012,95</text:p>
          </table:table-cell>
          <table:table-cell office:value-type="float" office:value="2009.74" calcext:value-type="float">
            <text:p>2.009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3/2015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44" calcext:value-type="float">
            <text:p>0,0644</text:p>
          </table:table-cell>
          <table:table-cell office:value-type="float" office:value="2013.59" calcext:value-type="float">
            <text:p>2.013,59</text:p>
          </table:table-cell>
          <table:table-cell office:value-type="float" office:value="2010.49" calcext:value-type="float">
            <text:p>2.010,49</text:p>
          </table:table-cell>
          <table:table-cell office:value-type="float" office:value="2009.09" calcext:value-type="float">
            <text:p>2.009,0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3/2015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44" calcext:value-type="float">
            <text:p>0,0644</text:p>
          </table:table-cell>
          <table:table-cell office:value-type="float" office:value="2014.99" calcext:value-type="float">
            <text:p>2.014,99</text:p>
          </table:table-cell>
          <table:table-cell office:value-type="float" office:value="2011.9" calcext:value-type="float">
            <text:p>2.011,90</text:p>
          </table:table-cell>
          <table:table-cell office:value-type="float" office:value="2010.49" calcext:value-type="float">
            <text:p>2.010,4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4/2015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44" calcext:value-type="float">
            <text:p>0,0644</text:p>
          </table:table-cell>
          <table:table-cell office:value-type="float" office:value="2016.4" calcext:value-type="float">
            <text:p>2.016,40</text:p>
          </table:table-cell>
          <table:table-cell office:value-type="float" office:value="2013.3" calcext:value-type="float">
            <text:p>2.013,30</text:p>
          </table:table-cell>
          <table:table-cell office:value-type="float" office:value="2011.9" calcext:value-type="float">
            <text:p>2.011,9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4/201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34" calcext:value-type="float">
            <text:p>0,0634</text:p>
          </table:table-cell>
          <table:table-cell office:value-type="float" office:value="2028.31" calcext:value-type="float">
            <text:p>2.028,31</text:p>
          </table:table-cell>
          <table:table-cell office:value-type="float" office:value="2025.2" calcext:value-type="float">
            <text:p>2.025,20</text:p>
          </table:table-cell>
          <table:table-cell office:value-type="float" office:value="2021.05" calcext:value-type="float">
            <text:p>2.021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4/2015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636" calcext:value-type="float">
            <text:p>0,0636</text:p>
          </table:table-cell>
          <table:table-cell office:value-type="float" office:value="2028.16" calcext:value-type="float">
            <text:p>2.028,16</text:p>
          </table:table-cell>
          <table:table-cell office:value-type="float" office:value="2025.05" calcext:value-type="float">
            <text:p>2.025,05</text:p>
          </table:table-cell>
          <table:table-cell office:value-type="float" office:value="2023.64" calcext:value-type="float">
            <text:p>2.023,6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4/2015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638" calcext:value-type="float">
            <text:p>0,0638</text:p>
          </table:table-cell>
          <table:table-cell office:value-type="float" office:value="2028.01" calcext:value-type="float">
            <text:p>2.028,01</text:p>
          </table:table-cell>
          <table:table-cell office:value-type="float" office:value="2024.91" calcext:value-type="float">
            <text:p>2.024,91</text:p>
          </table:table-cell>
          <table:table-cell office:value-type="float" office:value="2023.5" calcext:value-type="float">
            <text:p>2.023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4/2015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641" calcext:value-type="float">
            <text:p>0,0641</text:p>
          </table:table-cell>
          <table:table-cell office:value-type="float" office:value="2025.65" calcext:value-type="float">
            <text:p>2.025,65</text:p>
          </table:table-cell>
          <table:table-cell office:value-type="float" office:value="2022.55" calcext:value-type="float">
            <text:p>2.022,55</text:p>
          </table:table-cell>
          <table:table-cell office:value-type="float" office:value="2021.2" calcext:value-type="float">
            <text:p>2.021,2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4/2015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2034.76" calcext:value-type="float">
            <text:p>2.034,76</text:p>
          </table:table-cell>
          <table:table-cell office:value-type="float" office:value="2031.66" calcext:value-type="float">
            <text:p>2.031,66</text:p>
          </table:table-cell>
          <table:table-cell office:value-type="float" office:value="2030.3" calcext:value-type="float">
            <text:p>2.030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4/2015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64" calcext:value-type="float">
            <text:p>0,064</text:p>
          </table:table-cell>
          <table:table-cell office:value-type="float" office:value="2030.85" calcext:value-type="float">
            <text:p>2.030,85</text:p>
          </table:table-cell>
          <table:table-cell office:value-type="float" office:value="2027.75" calcext:value-type="float">
            <text:p>2.027,75</text:p>
          </table:table-cell>
          <table:table-cell office:value-type="float" office:value="2024.68" calcext:value-type="float">
            <text:p>2.024,6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4/2015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635" calcext:value-type="float">
            <text:p>0,0635</text:p>
          </table:table-cell>
          <table:table-cell office:value-type="float" office:value="2036.09" calcext:value-type="float">
            <text:p>2.036,09</text:p>
          </table:table-cell>
          <table:table-cell office:value-type="float" office:value="2032.98" calcext:value-type="float">
            <text:p>2.032,98</text:p>
          </table:table-cell>
          <table:table-cell office:value-type="float" office:value="2031.62" calcext:value-type="float">
            <text:p>2.031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4/2015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639" calcext:value-type="float">
            <text:p>0,0639</text:p>
          </table:table-cell>
          <table:table-cell office:value-type="float" office:value="2034.34" calcext:value-type="float">
            <text:p>2.034,34</text:p>
          </table:table-cell>
          <table:table-cell office:value-type="float" office:value="2031.24" calcext:value-type="float">
            <text:p>2.031,24</text:p>
          </table:table-cell>
          <table:table-cell office:value-type="float" office:value="2029.88" calcext:value-type="float">
            <text:p>2.029,8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4/2015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635" calcext:value-type="float">
            <text:p>0,0635</text:p>
          </table:table-cell>
          <table:table-cell office:value-type="float" office:value="2038.38" calcext:value-type="float">
            <text:p>2.038,38</text:p>
          </table:table-cell>
          <table:table-cell office:value-type="float" office:value="2035.28" calcext:value-type="float">
            <text:p>2.035,28</text:p>
          </table:table-cell>
          <table:table-cell office:value-type="float" office:value="2034.34" calcext:value-type="float">
            <text:p>2.034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4/2015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2042.43" calcext:value-type="float">
            <text:p>2.042,43</text:p>
          </table:table-cell>
          <table:table-cell office:value-type="float" office:value="2039.33" calcext:value-type="float">
            <text:p>2.039,33</text:p>
          </table:table-cell>
          <table:table-cell office:value-type="float" office:value="2038.38" calcext:value-type="float">
            <text:p>2.038,3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4/2015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2044.27" calcext:value-type="float">
            <text:p>2.044,27</text:p>
          </table:table-cell>
          <table:table-cell office:value-type="float" office:value="2041.16" calcext:value-type="float">
            <text:p>2.041,16</text:p>
          </table:table-cell>
          <table:table-cell office:value-type="float" office:value="2039.33" calcext:value-type="float">
            <text:p>2.039,3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4/2015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638" calcext:value-type="float">
            <text:p>0,0638</text:p>
          </table:table-cell>
          <table:table-cell office:value-type="float" office:value="2040.61" calcext:value-type="float">
            <text:p>2.040,61</text:p>
          </table:table-cell>
          <table:table-cell office:value-type="float" office:value="2037.51" calcext:value-type="float">
            <text:p>2.037,51</text:p>
          </table:table-cell>
          <table:table-cell office:value-type="float" office:value="2036.01" calcext:value-type="float">
            <text:p>2.036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4/2015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666" calcext:value-type="float">
            <text:p>0,0666</text:p>
          </table:table-cell>
          <table:table-cell office:value-type="float" office:value="2020.08" calcext:value-type="float">
            <text:p>2.020,08</text:p>
          </table:table-cell>
          <table:table-cell office:value-type="float" office:value="2017.03" calcext:value-type="float">
            <text:p>2.017,03</text:p>
          </table:table-cell>
          <table:table-cell office:value-type="float" office:value="2016.01" calcext:value-type="float">
            <text:p>2.016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4/2015</text:p>
          </table:table-cell>
          <table:table-cell office:value-type="float" office:value="0.0663" calcext:value-type="float">
            <text:p>0,0663</text:p>
          </table:table-cell>
          <table:table-cell office:value-type="float" office:value="0.0667" calcext:value-type="float">
            <text:p>0,0667</text:p>
          </table:table-cell>
          <table:table-cell office:value-type="float" office:value="2020.33" calcext:value-type="float">
            <text:p>2.020,33</text:p>
          </table:table-cell>
          <table:table-cell office:value-type="float" office:value="2017.28" calcext:value-type="float">
            <text:p>2.017,28</text:p>
          </table:table-cell>
          <table:table-cell office:value-type="float" office:value="2016.26" calcext:value-type="float">
            <text:p>2.016,2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4/2015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0669" calcext:value-type="float">
            <text:p>0,0669</text:p>
          </table:table-cell>
          <table:table-cell office:value-type="float" office:value="2020.81" calcext:value-type="float">
            <text:p>2.020,81</text:p>
          </table:table-cell>
          <table:table-cell office:value-type="float" office:value="2017.76" calcext:value-type="float">
            <text:p>2.017,76</text:p>
          </table:table-cell>
          <table:table-cell office:value-type="float" office:value="2015.75" calcext:value-type="float">
            <text:p>2.015,7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4/201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74" calcext:value-type="float">
            <text:p>0,0674</text:p>
          </table:table-cell>
          <table:table-cell office:value-type="float" office:value="2018.01" calcext:value-type="float">
            <text:p>2.018,01</text:p>
          </table:table-cell>
          <table:table-cell office:value-type="float" office:value="2014.97" calcext:value-type="float">
            <text:p>2.014,97</text:p>
          </table:table-cell>
          <table:table-cell office:value-type="float" office:value="2013.96" calcext:value-type="float">
            <text:p>2.013,9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4/2015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066" calcext:value-type="float">
            <text:p>0,066</text:p>
          </table:table-cell>
          <table:table-cell office:value-type="float" office:value="2029.7" calcext:value-type="float">
            <text:p>2.029,70</text:p>
          </table:table-cell>
          <table:table-cell office:value-type="float" office:value="2026.65" calcext:value-type="float">
            <text:p>2.026,65</text:p>
          </table:table-cell>
          <table:table-cell office:value-type="float" office:value="2025.63" calcext:value-type="float">
            <text:p>2.025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4/2015</text:p>
          </table:table-cell>
          <table:table-cell office:value-type="float" office:value="0.0652" calcext:value-type="float">
            <text:p>0,0652</text:p>
          </table:table-cell>
          <table:table-cell office:value-type="float" office:value="0.0656" calcext:value-type="float">
            <text:p>0,0656</text:p>
          </table:table-cell>
          <table:table-cell office:value-type="float" office:value="2033.77" calcext:value-type="float">
            <text:p>2.033,77</text:p>
          </table:table-cell>
          <table:table-cell office:value-type="float" office:value="2030.71" calcext:value-type="float">
            <text:p>2.030,71</text:p>
          </table:table-cell>
          <table:table-cell office:value-type="float" office:value="2029.7" calcext:value-type="float">
            <text:p>2.029,7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4/2015</text:p>
          </table:table-cell>
          <table:table-cell office:value-type="float" office:value="0.0645" calcext:value-type="float">
            <text:p>0,0645</text:p>
          </table:table-cell>
          <table:table-cell office:value-type="float" office:value="0.0649" calcext:value-type="float">
            <text:p>0,0649</text:p>
          </table:table-cell>
          <table:table-cell office:value-type="float" office:value="2041.66" calcext:value-type="float">
            <text:p>2.041,66</text:p>
          </table:table-cell>
          <table:table-cell office:value-type="float" office:value="2038.58" calcext:value-type="float">
            <text:p>2.038,58</text:p>
          </table:table-cell>
          <table:table-cell office:value-type="float" office:value="2036.07" calcext:value-type="float">
            <text:p>2.036,0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5/2015</text:p>
          </table:table-cell>
          <table:table-cell office:value-type="float" office:value="0.0667" calcext:value-type="float">
            <text:p>0,0667</text:p>
          </table:table-cell>
          <table:table-cell office:value-type="float" office:value="0.0671" calcext:value-type="float">
            <text:p>0,0671</text:p>
          </table:table-cell>
          <table:table-cell office:value-type="float" office:value="2025.85" calcext:value-type="float">
            <text:p>2.025,85</text:p>
          </table:table-cell>
          <table:table-cell office:value-type="float" office:value="2022.81" calcext:value-type="float">
            <text:p>2.022,81</text:p>
          </table:table-cell>
          <table:table-cell office:value-type="float" office:value="2021.79" calcext:value-type="float">
            <text:p>2.021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5/201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74" calcext:value-type="float">
            <text:p>0,0674</text:p>
          </table:table-cell>
          <table:table-cell office:value-type="float" office:value="2024.59" calcext:value-type="float">
            <text:p>2.024,59</text:p>
          </table:table-cell>
          <table:table-cell office:value-type="float" office:value="2021.55" calcext:value-type="float">
            <text:p>2.021,55</text:p>
          </table:table-cell>
          <table:table-cell office:value-type="float" office:value="2020.53" calcext:value-type="float">
            <text:p>2.020,5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5/2015</text:p>
          </table:table-cell>
          <table:table-cell office:value-type="float" office:value="0.0666" calcext:value-type="float">
            <text:p>0,0666</text:p>
          </table:table-cell>
          <table:table-cell office:value-type="float" office:value="0.067" calcext:value-type="float">
            <text:p>0,067</text:p>
          </table:table-cell>
          <table:table-cell office:value-type="float" office:value="2028.64" calcext:value-type="float">
            <text:p>2.028,64</text:p>
          </table:table-cell>
          <table:table-cell office:value-type="float" office:value="2025.6" calcext:value-type="float">
            <text:p>2.025,60</text:p>
          </table:table-cell>
          <table:table-cell office:value-type="float" office:value="2024.59" calcext:value-type="float">
            <text:p>2.024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5/2015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0669" calcext:value-type="float">
            <text:p>0,0669</text:p>
          </table:table-cell>
          <table:table-cell office:value-type="float" office:value="2030.42" calcext:value-type="float">
            <text:p>2.030,42</text:p>
          </table:table-cell>
          <table:table-cell office:value-type="float" office:value="2027.38" calcext:value-type="float">
            <text:p>2.027,38</text:p>
          </table:table-cell>
          <table:table-cell office:value-type="float" office:value="2026.37" calcext:value-type="float">
            <text:p>2.026,3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5/2015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672" calcext:value-type="float">
            <text:p>0,0672</text:p>
          </table:table-cell>
          <table:table-cell office:value-type="float" office:value="2029.63" calcext:value-type="float">
            <text:p>2.029,63</text:p>
          </table:table-cell>
          <table:table-cell office:value-type="float" office:value="2026.6" calcext:value-type="float">
            <text:p>2.026,60</text:p>
          </table:table-cell>
          <table:table-cell office:value-type="float" office:value="2024.65" calcext:value-type="float">
            <text:p>2.024,6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5/2015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64" calcext:value-type="float">
            <text:p>0,0664</text:p>
          </table:table-cell>
          <table:table-cell office:value-type="float" office:value="2036.71" calcext:value-type="float">
            <text:p>2.036,71</text:p>
          </table:table-cell>
          <table:table-cell office:value-type="float" office:value="2033.67" calcext:value-type="float">
            <text:p>2.033,67</text:p>
          </table:table-cell>
          <table:table-cell office:value-type="float" office:value="2032.67" calcext:value-type="float">
            <text:p>2.032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5/2015</text:p>
          </table:table-cell>
          <table:table-cell office:value-type="float" office:value="0.0666" calcext:value-type="float">
            <text:p>0,0666</text:p>
          </table:table-cell>
          <table:table-cell office:value-type="float" office:value="0.067" calcext:value-type="float">
            <text:p>0,067</text:p>
          </table:table-cell>
          <table:table-cell office:value-type="float" office:value="2033.15" calcext:value-type="float">
            <text:p>2.033,15</text:p>
          </table:table-cell>
          <table:table-cell office:value-type="float" office:value="2030.12" calcext:value-type="float">
            <text:p>2.030,12</text:p>
          </table:table-cell>
          <table:table-cell office:value-type="float" office:value="2029.12" calcext:value-type="float">
            <text:p>2.029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5/201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74" calcext:value-type="float">
            <text:p>0,0674</text:p>
          </table:table-cell>
          <table:table-cell office:value-type="float" office:value="2031.12" calcext:value-type="float">
            <text:p>2.031,12</text:p>
          </table:table-cell>
          <table:table-cell office:value-type="float" office:value="2028.1" calcext:value-type="float">
            <text:p>2.028,10</text:p>
          </table:table-cell>
          <table:table-cell office:value-type="float" office:value="2027.09" calcext:value-type="float">
            <text:p>2.027,0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5/2015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672" calcext:value-type="float">
            <text:p>0,0672</text:p>
          </table:table-cell>
          <table:table-cell office:value-type="float" office:value="2033.64" calcext:value-type="float">
            <text:p>2.033,64</text:p>
          </table:table-cell>
          <table:table-cell office:value-type="float" office:value="2030.61" calcext:value-type="float">
            <text:p>2.030,61</text:p>
          </table:table-cell>
          <table:table-cell office:value-type="float" office:value="2029.61" calcext:value-type="float">
            <text:p>2.029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5/2015</text:p>
          </table:table-cell>
          <table:table-cell office:value-type="float" office:value="0.0645" calcext:value-type="float">
            <text:p>0,0645</text:p>
          </table:table-cell>
          <table:table-cell office:value-type="float" office:value="0.0649" calcext:value-type="float">
            <text:p>0,0649</text:p>
          </table:table-cell>
          <table:table-cell office:value-type="float" office:value="2052.73" calcext:value-type="float">
            <text:p>2.052,73</text:p>
          </table:table-cell>
          <table:table-cell office:value-type="float" office:value="2049.67" calcext:value-type="float">
            <text:p>2.049,67</text:p>
          </table:table-cell>
          <table:table-cell office:value-type="float" office:value="2048.09" calcext:value-type="float">
            <text:p>2.048,0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5/2015</text:p>
          </table:table-cell>
          <table:table-cell office:value-type="float" office:value="0.0633" calcext:value-type="float">
            <text:p>0,0633</text:p>
          </table:table-cell>
          <table:table-cell office:value-type="float" office:value="0.0637" calcext:value-type="float">
            <text:p>0,0637</text:p>
          </table:table-cell>
          <table:table-cell office:value-type="float" office:value="2062.79" calcext:value-type="float">
            <text:p>2.062,79</text:p>
          </table:table-cell>
          <table:table-cell office:value-type="float" office:value="2059.72" calcext:value-type="float">
            <text:p>2.059,72</text:p>
          </table:table-cell>
          <table:table-cell office:value-type="float" office:value="2058.86" calcext:value-type="float">
            <text:p>2.058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5/2015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54" calcext:value-type="float">
            <text:p>0,0654</text:p>
          </table:table-cell>
          <table:table-cell office:value-type="float" office:value="2050.64" calcext:value-type="float">
            <text:p>2.050,64</text:p>
          </table:table-cell>
          <table:table-cell office:value-type="float" office:value="2047.59" calcext:value-type="float">
            <text:p>2.047,59</text:p>
          </table:table-cell>
          <table:table-cell office:value-type="float" office:value="2046.72" calcext:value-type="float">
            <text:p>2.046,7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5/2015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661" calcext:value-type="float">
            <text:p>0,0661</text:p>
          </table:table-cell>
          <table:table-cell office:value-type="float" office:value="2046.18" calcext:value-type="float">
            <text:p>2.046,18</text:p>
          </table:table-cell>
          <table:table-cell office:value-type="float" office:value="2043.15" calcext:value-type="float">
            <text:p>2.043,15</text:p>
          </table:table-cell>
          <table:table-cell office:value-type="float" office:value="2042.27" calcext:value-type="float">
            <text:p>2.042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5/2015</text:p>
          </table:table-cell>
          <table:table-cell office:value-type="float" office:value="0.0645" calcext:value-type="float">
            <text:p>0,0645</text:p>
          </table:table-cell>
          <table:table-cell office:value-type="float" office:value="0.0649" calcext:value-type="float">
            <text:p>0,0649</text:p>
          </table:table-cell>
          <table:table-cell office:value-type="float" office:value="2056.19" calcext:value-type="float">
            <text:p>2.056,19</text:p>
          </table:table-cell>
          <table:table-cell office:value-type="float" office:value="2053.14" calcext:value-type="float">
            <text:p>2.053,14</text:p>
          </table:table-cell>
          <table:table-cell office:value-type="float" office:value="2052.27" calcext:value-type="float">
            <text:p>2.052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5/2015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648" calcext:value-type="float">
            <text:p>0,0648</text:p>
          </table:table-cell>
          <table:table-cell office:value-type="float" office:value="2058.54" calcext:value-type="float">
            <text:p>2.058,54</text:p>
          </table:table-cell>
          <table:table-cell office:value-type="float" office:value="2055.49" calcext:value-type="float">
            <text:p>2.055,49</text:p>
          </table:table-cell>
          <table:table-cell office:value-type="float" office:value="2053.9" calcext:value-type="float">
            <text:p>2.053,9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5/2015</text:p>
          </table:table-cell>
          <table:table-cell office:value-type="float" office:value="0.0643" calcext:value-type="float">
            <text:p>0,0643</text:p>
          </table:table-cell>
          <table:table-cell office:value-type="float" office:value="0.0647" calcext:value-type="float">
            <text:p>0,0647</text:p>
          </table:table-cell>
          <table:table-cell office:value-type="float" office:value="2060.31" calcext:value-type="float">
            <text:p>2.060,31</text:p>
          </table:table-cell>
          <table:table-cell office:value-type="float" office:value="2057.26" calcext:value-type="float">
            <text:p>2.057,26</text:p>
          </table:table-cell>
          <table:table-cell office:value-type="float" office:value="2056.38" calcext:value-type="float">
            <text:p>2.056,3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5/2015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645" calcext:value-type="float">
            <text:p>0,0645</text:p>
          </table:table-cell>
          <table:table-cell office:value-type="float" office:value="2062.72" calcext:value-type="float">
            <text:p>2.062,72</text:p>
          </table:table-cell>
          <table:table-cell office:value-type="float" office:value="2059.67" calcext:value-type="float">
            <text:p>2.059,67</text:p>
          </table:table-cell>
          <table:table-cell office:value-type="float" office:value="2058.79" calcext:value-type="float">
            <text:p>2.058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5/2015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639" calcext:value-type="float">
            <text:p>0,0639</text:p>
          </table:table-cell>
          <table:table-cell office:value-type="float" office:value="2068.19" calcext:value-type="float">
            <text:p>2.068,19</text:p>
          </table:table-cell>
          <table:table-cell office:value-type="float" office:value="2065.13" calcext:value-type="float">
            <text:p>2.065,13</text:p>
          </table:table-cell>
          <table:table-cell office:value-type="float" office:value="2064.25" calcext:value-type="float">
            <text:p>2.064,2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5/2015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645" calcext:value-type="float">
            <text:p>0,0645</text:p>
          </table:table-cell>
          <table:table-cell office:value-type="float" office:value="2064.48" calcext:value-type="float">
            <text:p>2.064,48</text:p>
          </table:table-cell>
          <table:table-cell office:value-type="float" office:value="2061.43" calcext:value-type="float">
            <text:p>2.061,43</text:p>
          </table:table-cell>
          <table:table-cell office:value-type="float" office:value="2060.55" calcext:value-type="float">
            <text:p>2.060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5/2015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64" calcext:value-type="float">
            <text:p>0,064</text:p>
          </table:table-cell>
          <table:table-cell office:value-type="float" office:value="2069.93" calcext:value-type="float">
            <text:p>2.069,93</text:p>
          </table:table-cell>
          <table:table-cell office:value-type="float" office:value="2066.87" calcext:value-type="float">
            <text:p>2.066,87</text:p>
          </table:table-cell>
          <table:table-cell office:value-type="float" office:value="2065.25" calcext:value-type="float">
            <text:p>2.065,2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6/2015</text:p>
          </table:table-cell>
          <table:table-cell office:value-type="float" office:value="0.0645" calcext:value-type="float">
            <text:p>0,0645</text:p>
          </table:table-cell>
          <table:table-cell office:value-type="float" office:value="0.0649" calcext:value-type="float">
            <text:p>0,0649</text:p>
          </table:table-cell>
          <table:table-cell office:value-type="float" office:value="2063.94" calcext:value-type="float">
            <text:p>2.063,94</text:p>
          </table:table-cell>
          <table:table-cell office:value-type="float" office:value="2060.9" calcext:value-type="float">
            <text:p>2.060,90</text:p>
          </table:table-cell>
          <table:table-cell office:value-type="float" office:value="2060.02" calcext:value-type="float">
            <text:p>2.060,0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6/2015</text:p>
          </table:table-cell>
          <table:table-cell office:value-type="float" office:value="0.0647" calcext:value-type="float">
            <text:p>0,0647</text:p>
          </table:table-cell>
          <table:table-cell office:value-type="float" office:value="0.0651" calcext:value-type="float">
            <text:p>0,0651</text:p>
          </table:table-cell>
          <table:table-cell office:value-type="float" office:value="2063.31" calcext:value-type="float">
            <text:p>2.063,31</text:p>
          </table:table-cell>
          <table:table-cell office:value-type="float" office:value="2060.27" calcext:value-type="float">
            <text:p>2.060,27</text:p>
          </table:table-cell>
          <table:table-cell office:value-type="float" office:value="2059.38" calcext:value-type="float">
            <text:p>2.059,3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6/2015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066" calcext:value-type="float">
            <text:p>0,066</text:p>
          </table:table-cell>
          <table:table-cell office:value-type="float" office:value="2057.74" calcext:value-type="float">
            <text:p>2.057,74</text:p>
          </table:table-cell>
          <table:table-cell office:value-type="float" office:value="2054.72" calcext:value-type="float">
            <text:p>2.054,72</text:p>
          </table:table-cell>
          <table:table-cell office:value-type="float" office:value="2053.46" calcext:value-type="float">
            <text:p>2.053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6/2015</text:p>
          </table:table-cell>
          <table:table-cell office:value-type="float" office:value="0.0661" calcext:value-type="float">
            <text:p>0,0661</text:p>
          </table:table-cell>
          <table:table-cell office:value-type="float" office:value="0.0665" calcext:value-type="float">
            <text:p>0,0665</text:p>
          </table:table-cell>
          <table:table-cell office:value-type="float" office:value="2055.6" calcext:value-type="float">
            <text:p>2.055,60</text:p>
          </table:table-cell>
          <table:table-cell office:value-type="float" office:value="2052.58" calcext:value-type="float">
            <text:p>2.052,58</text:p>
          </table:table-cell>
          <table:table-cell office:value-type="float" office:value="2050.95" calcext:value-type="float">
            <text:p>2.050,9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6/2015</text:p>
          </table:table-cell>
          <table:table-cell office:value-type="float" office:value="0.0661" calcext:value-type="float">
            <text:p>0,0661</text:p>
          </table:table-cell>
          <table:table-cell office:value-type="float" office:value="0.0665" calcext:value-type="float">
            <text:p>0,0665</text:p>
          </table:table-cell>
          <table:table-cell office:value-type="float" office:value="2056.49" calcext:value-type="float">
            <text:p>2.056,49</text:p>
          </table:table-cell>
          <table:table-cell office:value-type="float" office:value="2053.48" calcext:value-type="float">
            <text:p>2.053,48</text:p>
          </table:table-cell>
          <table:table-cell office:value-type="float" office:value="2052.58" calcext:value-type="float">
            <text:p>2.052,5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6/2015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655" calcext:value-type="float">
            <text:p>0,0655</text:p>
          </table:table-cell>
          <table:table-cell office:value-type="float" office:value="2064.94" calcext:value-type="float">
            <text:p>2.064,94</text:p>
          </table:table-cell>
          <table:table-cell office:value-type="float" office:value="2061.91" calcext:value-type="float">
            <text:p>2.061,91</text:p>
          </table:table-cell>
          <table:table-cell office:value-type="float" office:value="2061.02" calcext:value-type="float">
            <text:p>2.061,0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6/2015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655" calcext:value-type="float">
            <text:p>0,0655</text:p>
          </table:table-cell>
          <table:table-cell office:value-type="float" office:value="2069.05" calcext:value-type="float">
            <text:p>2.069,05</text:p>
          </table:table-cell>
          <table:table-cell office:value-type="float" office:value="2066.02" calcext:value-type="float">
            <text:p>2.066,02</text:p>
          </table:table-cell>
          <table:table-cell office:value-type="float" office:value="2065.01" calcext:value-type="float">
            <text:p>2.065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6/2015</text:p>
          </table:table-cell>
          <table:table-cell office:value-type="float" office:value="0.0664" calcext:value-type="float">
            <text:p>0,0664</text:p>
          </table:table-cell>
          <table:table-cell office:value-type="float" office:value="0.0668" calcext:value-type="float">
            <text:p>0,0668</text:p>
          </table:table-cell>
          <table:table-cell office:value-type="float" office:value="2060.24" calcext:value-type="float">
            <text:p>2.060,24</text:p>
          </table:table-cell>
          <table:table-cell office:value-type="float" office:value="2057.23" calcext:value-type="float">
            <text:p>2.057,23</text:p>
          </table:table-cell>
          <table:table-cell office:value-type="float" office:value="2056.21" calcext:value-type="float">
            <text:p>2.056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6/2015</text:p>
          </table:table-cell>
          <table:table-cell office:value-type="float" office:value="0.0667" calcext:value-type="float">
            <text:p>0,0667</text:p>
          </table:table-cell>
          <table:table-cell office:value-type="float" office:value="0.0671" calcext:value-type="float">
            <text:p>0,0671</text:p>
          </table:table-cell>
          <table:table-cell office:value-type="float" office:value="2059.98" calcext:value-type="float">
            <text:p>2.059,98</text:p>
          </table:table-cell>
          <table:table-cell office:value-type="float" office:value="2056.97" calcext:value-type="float">
            <text:p>2.056,97</text:p>
          </table:table-cell>
          <table:table-cell office:value-type="float" office:value="2054.98" calcext:value-type="float">
            <text:p>2.054,9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6/2015</text:p>
          </table:table-cell>
          <table:table-cell office:value-type="float" office:value="0.0664" calcext:value-type="float">
            <text:p>0,0664</text:p>
          </table:table-cell>
          <table:table-cell office:value-type="float" office:value="0.0668" calcext:value-type="float">
            <text:p>0,0668</text:p>
          </table:table-cell>
          <table:table-cell office:value-type="float" office:value="2063.19" calcext:value-type="float">
            <text:p>2.063,19</text:p>
          </table:table-cell>
          <table:table-cell office:value-type="float" office:value="2060.19" calcext:value-type="float">
            <text:p>2.060,19</text:p>
          </table:table-cell>
          <table:table-cell office:value-type="float" office:value="2059.22" calcext:value-type="float">
            <text:p>2.059,2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6/2015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675" calcext:value-type="float">
            <text:p>0,0675</text:p>
          </table:table-cell>
          <table:table-cell office:value-type="float" office:value="2058.89" calcext:value-type="float">
            <text:p>2.058,89</text:p>
          </table:table-cell>
          <table:table-cell office:value-type="float" office:value="2055.9" calcext:value-type="float">
            <text:p>2.055,90</text:p>
          </table:table-cell>
          <table:table-cell office:value-type="float" office:value="2054.94" calcext:value-type="float">
            <text:p>2.054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6/2015</text:p>
          </table:table-cell>
          <table:table-cell office:value-type="float" office:value="0.0669" calcext:value-type="float">
            <text:p>0,0669</text:p>
          </table:table-cell>
          <table:table-cell office:value-type="float" office:value="0.0673" calcext:value-type="float">
            <text:p>0,0673</text:p>
          </table:table-cell>
          <table:table-cell office:value-type="float" office:value="2061.36" calcext:value-type="float">
            <text:p>2.061,36</text:p>
          </table:table-cell>
          <table:table-cell office:value-type="float" office:value="2058.36" calcext:value-type="float">
            <text:p>2.058,36</text:p>
          </table:table-cell>
          <table:table-cell office:value-type="float" office:value="2057.4" calcext:value-type="float">
            <text:p>2.057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6/2015</text:p>
          </table:table-cell>
          <table:table-cell office:value-type="float" office:value="0.0663" calcext:value-type="float">
            <text:p>0,0663</text:p>
          </table:table-cell>
          <table:table-cell office:value-type="float" office:value="0.0667" calcext:value-type="float">
            <text:p>0,0667</text:p>
          </table:table-cell>
          <table:table-cell office:value-type="float" office:value="2066.82" calcext:value-type="float">
            <text:p>2.066,82</text:p>
          </table:table-cell>
          <table:table-cell office:value-type="float" office:value="2063.82" calcext:value-type="float">
            <text:p>2.063,82</text:p>
          </table:table-cell>
          <table:table-cell office:value-type="float" office:value="2062.86" calcext:value-type="float">
            <text:p>2.062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6/2015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666" calcext:value-type="float">
            <text:p>0,0666</text:p>
          </table:table-cell>
          <table:table-cell office:value-type="float" office:value="2069.4" calcext:value-type="float">
            <text:p>2.069,40</text:p>
          </table:table-cell>
          <table:table-cell office:value-type="float" office:value="2066.39" calcext:value-type="float">
            <text:p>2.066,39</text:p>
          </table:table-cell>
          <table:table-cell office:value-type="float" office:value="2064.57" calcext:value-type="float">
            <text:p>2.064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6/2015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661" calcext:value-type="float">
            <text:p>0,0661</text:p>
          </table:table-cell>
          <table:table-cell office:value-type="float" office:value="2075.05" calcext:value-type="float">
            <text:p>2.075,05</text:p>
          </table:table-cell>
          <table:table-cell office:value-type="float" office:value="2072.04" calcext:value-type="float">
            <text:p>2.072,04</text:p>
          </table:table-cell>
          <table:table-cell office:value-type="float" office:value="2070.96" calcext:value-type="float">
            <text:p>2.070,9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6/2015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655" calcext:value-type="float">
            <text:p>0,0655</text:p>
          </table:table-cell>
          <table:table-cell office:value-type="float" office:value="2080.65" calcext:value-type="float">
            <text:p>2.080,65</text:p>
          </table:table-cell>
          <table:table-cell office:value-type="float" office:value="2077.63" calcext:value-type="float">
            <text:p>2.077,63</text:p>
          </table:table-cell>
          <table:table-cell office:value-type="float" office:value="2076.56" calcext:value-type="float">
            <text:p>2.076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6/2015</text:p>
          </table:table-cell>
          <table:table-cell office:value-type="float" office:value="0.0646" calcext:value-type="float">
            <text:p>0,0646</text:p>
          </table:table-cell>
          <table:table-cell office:value-type="float" office:value="0.065" calcext:value-type="float">
            <text:p>0,065</text:p>
          </table:table-cell>
          <table:table-cell office:value-type="float" office:value="2085.5" calcext:value-type="float">
            <text:p>2.085,50</text:p>
          </table:table-cell>
          <table:table-cell office:value-type="float" office:value="2082.48" calcext:value-type="float">
            <text:p>2.082,48</text:p>
          </table:table-cell>
          <table:table-cell office:value-type="float" office:value="2081.4" calcext:value-type="float">
            <text:p>2.081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6/2015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54" calcext:value-type="float">
            <text:p>0,0654</text:p>
          </table:table-cell>
          <table:table-cell office:value-type="float" office:value="2083.55" calcext:value-type="float">
            <text:p>2.083,55</text:p>
          </table:table-cell>
          <table:table-cell office:value-type="float" office:value="2080.54" calcext:value-type="float">
            <text:p>2.080,54</text:p>
          </table:table-cell>
          <table:table-cell office:value-type="float" office:value="2079.46" calcext:value-type="float">
            <text:p>2.079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6/2015</text:p>
          </table:table-cell>
          <table:table-cell office:value-type="float" office:value="0.0661" calcext:value-type="float">
            <text:p>0,0661</text:p>
          </table:table-cell>
          <table:table-cell office:value-type="float" office:value="0.0665" calcext:value-type="float">
            <text:p>0,0665</text:p>
          </table:table-cell>
          <table:table-cell office:value-type="float" office:value="2077.46" calcext:value-type="float">
            <text:p>2.077,46</text:p>
          </table:table-cell>
          <table:table-cell office:value-type="float" office:value="2074.45" calcext:value-type="float">
            <text:p>2.074,45</text:p>
          </table:table-cell>
          <table:table-cell office:value-type="float" office:value="2072.27" calcext:value-type="float">
            <text:p>2.072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6/2015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666" calcext:value-type="float">
            <text:p>0,0666</text:p>
          </table:table-cell>
          <table:table-cell office:value-type="float" office:value="2077.78" calcext:value-type="float">
            <text:p>2.077,78</text:p>
          </table:table-cell>
          <table:table-cell office:value-type="float" office:value="2074.79" calcext:value-type="float">
            <text:p>2.074,79</text:p>
          </table:table-cell>
          <table:table-cell office:value-type="float" office:value="2073.7" calcext:value-type="float">
            <text:p>2.073,7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6/2015</text:p>
          </table:table-cell>
          <table:table-cell office:value-type="float" office:value="0.0669" calcext:value-type="float">
            <text:p>0,0669</text:p>
          </table:table-cell>
          <table:table-cell office:value-type="float" office:value="0.0673" calcext:value-type="float">
            <text:p>0,0673</text:p>
          </table:table-cell>
          <table:table-cell office:value-type="float" office:value="2073.62" calcext:value-type="float">
            <text:p>2.073,62</text:p>
          </table:table-cell>
          <table:table-cell office:value-type="float" office:value="2070.64" calcext:value-type="float">
            <text:p>2.070,64</text:p>
          </table:table-cell>
          <table:table-cell office:value-type="float" office:value="2069.55" calcext:value-type="float">
            <text:p>2.069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7/2015</text:p>
          </table:table-cell>
          <table:table-cell office:value-type="float" office:value="0.0672" calcext:value-type="float">
            <text:p>0,0672</text:p>
          </table:table-cell>
          <table:table-cell office:value-type="float" office:value="0.0676" calcext:value-type="float">
            <text:p>0,0676</text:p>
          </table:table-cell>
          <table:table-cell office:value-type="float" office:value="2072.47" calcext:value-type="float">
            <text:p>2.072,47</text:p>
          </table:table-cell>
          <table:table-cell office:value-type="float" office:value="2069.49" calcext:value-type="float">
            <text:p>2.069,49</text:p>
          </table:table-cell>
          <table:table-cell office:value-type="float" office:value="2068.4" calcext:value-type="float">
            <text:p>2.068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7/2015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0685" calcext:value-type="float">
            <text:p>0,0685</text:p>
          </table:table-cell>
          <table:table-cell office:value-type="float" office:value="2066.86" calcext:value-type="float">
            <text:p>2.066,86</text:p>
          </table:table-cell>
          <table:table-cell office:value-type="float" office:value="2063.89" calcext:value-type="float">
            <text:p>2.063,89</text:p>
          </table:table-cell>
          <table:table-cell office:value-type="float" office:value="2062.8" calcext:value-type="float">
            <text:p>2.062,8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7/2015</text:p>
          </table:table-cell>
          <table:table-cell office:value-type="float" office:value="0.0667" calcext:value-type="float">
            <text:p>0,0667</text:p>
          </table:table-cell>
          <table:table-cell office:value-type="float" office:value="0.0671" calcext:value-type="float">
            <text:p>0,0671</text:p>
          </table:table-cell>
          <table:table-cell office:value-type="float" office:value="2079.48" calcext:value-type="float">
            <text:p>2.079,48</text:p>
          </table:table-cell>
          <table:table-cell office:value-type="float" office:value="2076.49" calcext:value-type="float">
            <text:p>2.076,49</text:p>
          </table:table-cell>
          <table:table-cell office:value-type="float" office:value="2074.3" calcext:value-type="float">
            <text:p>2.074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7/2015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661" calcext:value-type="float">
            <text:p>0,0661</text:p>
          </table:table-cell>
          <table:table-cell office:value-type="float" office:value="2088.05" calcext:value-type="float">
            <text:p>2.088,05</text:p>
          </table:table-cell>
          <table:table-cell office:value-type="float" office:value="2085.05" calcext:value-type="float">
            <text:p>2.085,05</text:p>
          </table:table-cell>
          <table:table-cell office:value-type="float" office:value="2083.97" calcext:value-type="float">
            <text:p>2.083,9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7/2015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662" calcext:value-type="float">
            <text:p>0,0662</text:p>
          </table:table-cell>
          <table:table-cell office:value-type="float" office:value="2088.38" calcext:value-type="float">
            <text:p>2.088,38</text:p>
          </table:table-cell>
          <table:table-cell office:value-type="float" office:value="2085.39" calcext:value-type="float">
            <text:p>2.085,39</text:p>
          </table:table-cell>
          <table:table-cell office:value-type="float" office:value="2084.3" calcext:value-type="float">
            <text:p>2.084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7/2015</text:p>
          </table:table-cell>
          <table:table-cell office:value-type="float" office:value="0.0655" calcext:value-type="float">
            <text:p>0,0655</text:p>
          </table:table-cell>
          <table:table-cell office:value-type="float" office:value="0.0659" calcext:value-type="float">
            <text:p>0,0659</text:p>
          </table:table-cell>
          <table:table-cell office:value-type="float" office:value="2092.62" calcext:value-type="float">
            <text:p>2.092,62</text:p>
          </table:table-cell>
          <table:table-cell office:value-type="float" office:value="2089.62" calcext:value-type="float">
            <text:p>2.089,62</text:p>
          </table:table-cell>
          <table:table-cell office:value-type="float" office:value="2087.47" calcext:value-type="float">
            <text:p>2.087,4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7/2015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066" calcext:value-type="float">
            <text:p>0,066</text:p>
          </table:table-cell>
          <table:table-cell office:value-type="float" office:value="2091.87" calcext:value-type="float">
            <text:p>2.091,87</text:p>
          </table:table-cell>
          <table:table-cell office:value-type="float" office:value="2088.88" calcext:value-type="float">
            <text:p>2.088,88</text:p>
          </table:table-cell>
          <table:table-cell office:value-type="float" office:value="2087.8" calcext:value-type="float">
            <text:p>2.087,8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7/2015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066" calcext:value-type="float">
            <text:p>0,066</text:p>
          </table:table-cell>
          <table:table-cell office:value-type="float" office:value="2094.05" calcext:value-type="float">
            <text:p>2.094,05</text:p>
          </table:table-cell>
          <table:table-cell office:value-type="float" office:value="2091.05" calcext:value-type="float">
            <text:p>2.091,05</text:p>
          </table:table-cell>
          <table:table-cell office:value-type="float" office:value="2088.88" calcext:value-type="float">
            <text:p>2.088,8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7/2015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657" calcext:value-type="float">
            <text:p>0,0657</text:p>
          </table:table-cell>
          <table:table-cell office:value-type="float" office:value="2097.37" calcext:value-type="float">
            <text:p>2.097,37</text:p>
          </table:table-cell>
          <table:table-cell office:value-type="float" office:value="2094.37" calcext:value-type="float">
            <text:p>2.094,37</text:p>
          </table:table-cell>
          <table:table-cell office:value-type="float" office:value="2093.3" calcext:value-type="float">
            <text:p>2.093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7/2015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661" calcext:value-type="float">
            <text:p>0,0661</text:p>
          </table:table-cell>
          <table:table-cell office:value-type="float" office:value="2095.46" calcext:value-type="float">
            <text:p>2.095,46</text:p>
          </table:table-cell>
          <table:table-cell office:value-type="float" office:value="2092.47" calcext:value-type="float">
            <text:p>2.092,47</text:p>
          </table:table-cell>
          <table:table-cell office:value-type="float" office:value="2091.38" calcext:value-type="float">
            <text:p>2.091,3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7/2015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066" calcext:value-type="float">
            <text:p>0,066</text:p>
          </table:table-cell>
          <table:table-cell office:value-type="float" office:value="2097.08" calcext:value-type="float">
            <text:p>2.097,08</text:p>
          </table:table-cell>
          <table:table-cell office:value-type="float" office:value="2094.09" calcext:value-type="float">
            <text:p>2.094,09</text:p>
          </table:table-cell>
          <table:table-cell office:value-type="float" office:value="2093.21" calcext:value-type="float">
            <text:p>2.093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7/2015</text:p>
          </table:table-cell>
          <table:table-cell office:value-type="float" office:value="0.0655" calcext:value-type="float">
            <text:p>0,0655</text:p>
          </table:table-cell>
          <table:table-cell office:value-type="float" office:value="0.0659" calcext:value-type="float">
            <text:p>0,0659</text:p>
          </table:table-cell>
          <table:table-cell office:value-type="float" office:value="2098.71" calcext:value-type="float">
            <text:p>2.098,71</text:p>
          </table:table-cell>
          <table:table-cell office:value-type="float" office:value="2095.72" calcext:value-type="float">
            <text:p>2.095,72</text:p>
          </table:table-cell>
          <table:table-cell office:value-type="float" office:value="2094.84" calcext:value-type="float">
            <text:p>2.094,8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7/2015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652" calcext:value-type="float">
            <text:p>0,0652</text:p>
          </table:table-cell>
          <table:table-cell office:value-type="float" office:value="2105.54" calcext:value-type="float">
            <text:p>2.105,54</text:p>
          </table:table-cell>
          <table:table-cell office:value-type="float" office:value="2102.54" calcext:value-type="float">
            <text:p>2.102,54</text:p>
          </table:table-cell>
          <table:table-cell office:value-type="float" office:value="2100.96" calcext:value-type="float">
            <text:p>2.100,9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7/2015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652" calcext:value-type="float">
            <text:p>0,0652</text:p>
          </table:table-cell>
          <table:table-cell office:value-type="float" office:value="2106.41" calcext:value-type="float">
            <text:p>2.106,41</text:p>
          </table:table-cell>
          <table:table-cell office:value-type="float" office:value="2103.42" calcext:value-type="float">
            <text:p>2.103,42</text:p>
          </table:table-cell>
          <table:table-cell office:value-type="float" office:value="2102.54" calcext:value-type="float">
            <text:p>2.102,5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7/2015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64" calcext:value-type="float">
            <text:p>0,064</text:p>
          </table:table-cell>
          <table:table-cell office:value-type="float" office:value="2116.31" calcext:value-type="float">
            <text:p>2.116,31</text:p>
          </table:table-cell>
          <table:table-cell office:value-type="float" office:value="2113.29" calcext:value-type="float">
            <text:p>2.113,29</text:p>
          </table:table-cell>
          <table:table-cell office:value-type="float" office:value="2112.42" calcext:value-type="float">
            <text:p>2.112,4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7/2015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0633" calcext:value-type="float">
            <text:p>0,0633</text:p>
          </table:table-cell>
          <table:table-cell office:value-type="float" office:value="2122.46" calcext:value-type="float">
            <text:p>2.122,46</text:p>
          </table:table-cell>
          <table:table-cell office:value-type="float" office:value="2119.44" calcext:value-type="float">
            <text:p>2.119,44</text:p>
          </table:table-cell>
          <table:table-cell office:value-type="float" office:value="2118.57" calcext:value-type="float">
            <text:p>2.118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7/2015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663" calcext:value-type="float">
            <text:p>0,0663</text:p>
          </table:table-cell>
          <table:table-cell office:value-type="float" office:value="2101.32" calcext:value-type="float">
            <text:p>2.101,32</text:p>
          </table:table-cell>
          <table:table-cell office:value-type="float" office:value="2098.35" calcext:value-type="float">
            <text:p>2.098,35</text:p>
          </table:table-cell>
          <table:table-cell office:value-type="float" office:value="2097.41" calcext:value-type="float">
            <text:p>2.097,4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7/2015</text:p>
          </table:table-cell>
          <table:table-cell office:value-type="float" office:value="0.0682" calcext:value-type="float">
            <text:p>0,0682</text:p>
          </table:table-cell>
          <table:table-cell office:value-type="float" office:value="0.0686" calcext:value-type="float">
            <text:p>0,0686</text:p>
          </table:table-cell>
          <table:table-cell office:value-type="float" office:value="2086.03" calcext:value-type="float">
            <text:p>2.086,03</text:p>
          </table:table-cell>
          <table:table-cell office:value-type="float" office:value="2083.09" calcext:value-type="float">
            <text:p>2.083,09</text:p>
          </table:table-cell>
          <table:table-cell office:value-type="float" office:value="2081.34" calcext:value-type="float">
            <text:p>2.081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7/2015</text:p>
          </table:table-cell>
          <table:table-cell office:value-type="float" office:value="0.0684" calcext:value-type="float">
            <text:p>0,0684</text:p>
          </table:table-cell>
          <table:table-cell office:value-type="float" office:value="0.0688" calcext:value-type="float">
            <text:p>0,0688</text:p>
          </table:table-cell>
          <table:table-cell office:value-type="float" office:value="2085.51" calcext:value-type="float">
            <text:p>2.085,51</text:p>
          </table:table-cell>
          <table:table-cell office:value-type="float" office:value="2082.57" calcext:value-type="float">
            <text:p>2.082,57</text:p>
          </table:table-cell>
          <table:table-cell office:value-type="float" office:value="2081.62" calcext:value-type="float">
            <text:p>2.081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7/2015</text:p>
          </table:table-cell>
          <table:table-cell office:value-type="float" office:value="0.0688" calcext:value-type="float">
            <text:p>0,0688</text:p>
          </table:table-cell>
          <table:table-cell office:value-type="float" office:value="0.0692" calcext:value-type="float">
            <text:p>0,0692</text:p>
          </table:table-cell>
          <table:table-cell office:value-type="float" office:value="2083.52" calcext:value-type="float">
            <text:p>2.083,52</text:p>
          </table:table-cell>
          <table:table-cell office:value-type="float" office:value="2080.59" calcext:value-type="float">
            <text:p>2.080,59</text:p>
          </table:table-cell>
          <table:table-cell office:value-type="float" office:value="2079.63" calcext:value-type="float">
            <text:p>2.079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7/2015</text:p>
          </table:table-cell>
          <table:table-cell office:value-type="float" office:value="0.0688" calcext:value-type="float">
            <text:p>0,0688</text:p>
          </table:table-cell>
          <table:table-cell office:value-type="float" office:value="0.0692" calcext:value-type="float">
            <text:p>0,0692</text:p>
          </table:table-cell>
          <table:table-cell office:value-type="float" office:value="2084.47" calcext:value-type="float">
            <text:p>2.084,47</text:p>
          </table:table-cell>
          <table:table-cell office:value-type="float" office:value="2081.54" calcext:value-type="float">
            <text:p>2.081,54</text:p>
          </table:table-cell>
          <table:table-cell office:value-type="float" office:value="2080.59" calcext:value-type="float">
            <text:p>2.080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7/2015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663" calcext:value-type="float">
            <text:p>0,0663</text:p>
          </table:table-cell>
          <table:table-cell office:value-type="float" office:value="2106.83" calcext:value-type="float">
            <text:p>2.106,83</text:p>
          </table:table-cell>
          <table:table-cell office:value-type="float" office:value="2103.86" calcext:value-type="float">
            <text:p>2.103,86</text:p>
          </table:table-cell>
          <table:table-cell office:value-type="float" office:value="2102.92" calcext:value-type="float">
            <text:p>2.102,9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7/2015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662" calcext:value-type="float">
            <text:p>0,0662</text:p>
          </table:table-cell>
          <table:table-cell office:value-type="float" office:value="2109.33" calcext:value-type="float">
            <text:p>2.109,33</text:p>
          </table:table-cell>
          <table:table-cell office:value-type="float" office:value="2106.36" calcext:value-type="float">
            <text:p>2.106,36</text:p>
          </table:table-cell>
          <table:table-cell office:value-type="float" office:value="2104.6" calcext:value-type="float">
            <text:p>2.104,6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8/2015</text:p>
          </table:table-cell>
          <table:table-cell office:value-type="float" office:value="0.0647" calcext:value-type="float">
            <text:p>0,0647</text:p>
          </table:table-cell>
          <table:table-cell office:value-type="float" office:value="0.0651" calcext:value-type="float">
            <text:p>0,0651</text:p>
          </table:table-cell>
          <table:table-cell office:value-type="float" office:value="2118.45" calcext:value-type="float">
            <text:p>2.118,45</text:p>
          </table:table-cell>
          <table:table-cell office:value-type="float" office:value="2115.47" calcext:value-type="float">
            <text:p>2.115,47</text:p>
          </table:table-cell>
          <table:table-cell office:value-type="float" office:value="2114.53" calcext:value-type="float">
            <text:p>2.114,5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8/2015</text:p>
          </table:table-cell>
          <table:table-cell office:value-type="float" office:value="0.0661" calcext:value-type="float">
            <text:p>0,0661</text:p>
          </table:table-cell>
          <table:table-cell office:value-type="float" office:value="0.0665" calcext:value-type="float">
            <text:p>0,0665</text:p>
          </table:table-cell>
          <table:table-cell office:value-type="float" office:value="2108.98" calcext:value-type="float">
            <text:p>2.108,98</text:p>
          </table:table-cell>
          <table:table-cell office:value-type="float" office:value="2106.02" calcext:value-type="float">
            <text:p>2.106,02</text:p>
          </table:table-cell>
          <table:table-cell office:value-type="float" office:value="2105.08" calcext:value-type="float">
            <text:p>2.105,0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8/2015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666" calcext:value-type="float">
            <text:p>0,0666</text:p>
          </table:table-cell>
          <table:table-cell office:value-type="float" office:value="2109.18" calcext:value-type="float">
            <text:p>2.109,18</text:p>
          </table:table-cell>
          <table:table-cell office:value-type="float" office:value="2106.23" calcext:value-type="float">
            <text:p>2.106,23</text:p>
          </table:table-cell>
          <table:table-cell office:value-type="float" office:value="2105.28" calcext:value-type="float">
            <text:p>2.105,2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8/2015</text:p>
          </table:table-cell>
          <table:table-cell office:value-type="float" office:value="0.0672" calcext:value-type="float">
            <text:p>0,0672</text:p>
          </table:table-cell>
          <table:table-cell office:value-type="float" office:value="0.0676" calcext:value-type="float">
            <text:p>0,0676</text:p>
          </table:table-cell>
          <table:table-cell office:value-type="float" office:value="2102.75" calcext:value-type="float">
            <text:p>2.102,75</text:p>
          </table:table-cell>
          <table:table-cell office:value-type="float" office:value="2099.8" calcext:value-type="float">
            <text:p>2.099,80</text:p>
          </table:table-cell>
          <table:table-cell office:value-type="float" office:value="2098.85" calcext:value-type="float">
            <text:p>2.098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8/2015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1" calcext:value-type="float">
            <text:p>0,071</text:p>
          </table:table-cell>
          <table:table-cell office:value-type="float" office:value="2080" calcext:value-type="float">
            <text:p>2.080,00</text:p>
          </table:table-cell>
          <table:table-cell office:value-type="float" office:value="2077.11" calcext:value-type="float">
            <text:p>2.077,11</text:p>
          </table:table-cell>
          <table:table-cell office:value-type="float" office:value="2075.3" calcext:value-type="float">
            <text:p>2.075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8/2015</text:p>
          </table:table-cell>
          <table:table-cell office:value-type="float" office:value="0.0719" calcext:value-type="float">
            <text:p>0,0719</text:p>
          </table:table-cell>
          <table:table-cell office:value-type="float" office:value="0.0723" calcext:value-type="float">
            <text:p>0,0723</text:p>
          </table:table-cell>
          <table:table-cell office:value-type="float" office:value="2071.58" calcext:value-type="float">
            <text:p>2.071,58</text:p>
          </table:table-cell>
          <table:table-cell office:value-type="float" office:value="2068.7" calcext:value-type="float">
            <text:p>2.068,70</text:p>
          </table:table-cell>
          <table:table-cell office:value-type="float" office:value="2067.72" calcext:value-type="float">
            <text:p>2.067,7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8/2015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0716" calcext:value-type="float">
            <text:p>0,0716</text:p>
          </table:table-cell>
          <table:table-cell office:value-type="float" office:value="2077.62" calcext:value-type="float">
            <text:p>2.077,62</text:p>
          </table:table-cell>
          <table:table-cell office:value-type="float" office:value="2074.73" calcext:value-type="float">
            <text:p>2.074,73</text:p>
          </table:table-cell>
          <table:table-cell office:value-type="float" office:value="2073.75" calcext:value-type="float">
            <text:p>2.073,7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8/2015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14" calcext:value-type="float">
            <text:p>0,0714</text:p>
          </table:table-cell>
          <table:table-cell office:value-type="float" office:value="2080.05" calcext:value-type="float">
            <text:p>2.080,05</text:p>
          </table:table-cell>
          <table:table-cell office:value-type="float" office:value="2077.16" calcext:value-type="float">
            <text:p>2.077,16</text:p>
          </table:table-cell>
          <table:table-cell office:value-type="float" office:value="2076.17" calcext:value-type="float">
            <text:p>2.076,1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8/2015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0699" calcext:value-type="float">
            <text:p>0,0699</text:p>
          </table:table-cell>
          <table:table-cell office:value-type="float" office:value="2091.9" calcext:value-type="float">
            <text:p>2.091,90</text:p>
          </table:table-cell>
          <table:table-cell office:value-type="float" office:value="2088.99" calcext:value-type="float">
            <text:p>2.088,99</text:p>
          </table:table-cell>
          <table:table-cell office:value-type="float" office:value="2088.02" calcext:value-type="float">
            <text:p>2.088,0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8/2015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1" calcext:value-type="float">
            <text:p>0,071</text:p>
          </table:table-cell>
          <table:table-cell office:value-type="float" office:value="2085.29" calcext:value-type="float">
            <text:p>2.085,29</text:p>
          </table:table-cell>
          <table:table-cell office:value-type="float" office:value="2082.4" calcext:value-type="float">
            <text:p>2.082,40</text:p>
          </table:table-cell>
          <table:table-cell office:value-type="float" office:value="2081.03" calcext:value-type="float">
            <text:p>2.081,0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8/2015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0713" calcext:value-type="float">
            <text:p>0,0713</text:p>
          </table:table-cell>
          <table:table-cell office:value-type="float" office:value="2083.88" calcext:value-type="float">
            <text:p>2.083,88</text:p>
          </table:table-cell>
          <table:table-cell office:value-type="float" office:value="2081" calcext:value-type="float">
            <text:p>2.081,00</text:p>
          </table:table-cell>
          <table:table-cell office:value-type="float" office:value="2080.23" calcext:value-type="float">
            <text:p>2.080,2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8/2015</text:p>
          </table:table-cell>
          <table:table-cell office:value-type="float" office:value="0.0713" calcext:value-type="float">
            <text:p>0,0713</text:p>
          </table:table-cell>
          <table:table-cell office:value-type="float" office:value="0.0717" calcext:value-type="float">
            <text:p>0,0717</text:p>
          </table:table-cell>
          <table:table-cell office:value-type="float" office:value="2081.76" calcext:value-type="float">
            <text:p>2.081,76</text:p>
          </table:table-cell>
          <table:table-cell office:value-type="float" office:value="2078.88" calcext:value-type="float">
            <text:p>2.078,88</text:p>
          </table:table-cell>
          <table:table-cell office:value-type="float" office:value="2078.11" calcext:value-type="float">
            <text:p>2.078,1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8/2015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1" calcext:value-type="float">
            <text:p>0,071</text:p>
          </table:table-cell>
          <table:table-cell office:value-type="float" office:value="2087.57" calcext:value-type="float">
            <text:p>2.087,57</text:p>
          </table:table-cell>
          <table:table-cell office:value-type="float" office:value="2084.68" calcext:value-type="float">
            <text:p>2.084,68</text:p>
          </table:table-cell>
          <table:table-cell office:value-type="float" office:value="2083.92" calcext:value-type="float">
            <text:p>2.083,9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8/2015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0708" calcext:value-type="float">
            <text:p>0,0708</text:p>
          </table:table-cell>
          <table:table-cell office:value-type="float" office:value="2089.77" calcext:value-type="float">
            <text:p>2.089,77</text:p>
          </table:table-cell>
          <table:table-cell office:value-type="float" office:value="2086.88" calcext:value-type="float">
            <text:p>2.086,88</text:p>
          </table:table-cell>
          <table:table-cell office:value-type="float" office:value="2086.12" calcext:value-type="float">
            <text:p>2.086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8/2015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705" calcext:value-type="float">
            <text:p>0,0705</text:p>
          </table:table-cell>
          <table:table-cell office:value-type="float" office:value="2093.09" calcext:value-type="float">
            <text:p>2.093,09</text:p>
          </table:table-cell>
          <table:table-cell office:value-type="float" office:value="2090.2" calcext:value-type="float">
            <text:p>2.090,20</text:p>
          </table:table-cell>
          <table:table-cell office:value-type="float" office:value="2089.05" calcext:value-type="float">
            <text:p>2.089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8/2015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0739" calcext:value-type="float">
            <text:p>0,0739</text:p>
          </table:table-cell>
          <table:table-cell office:value-type="float" office:value="2069.08" calcext:value-type="float">
            <text:p>2.069,08</text:p>
          </table:table-cell>
          <table:table-cell office:value-type="float" office:value="2066.23" calcext:value-type="float">
            <text:p>2.066,23</text:p>
          </table:table-cell>
          <table:table-cell office:value-type="float" office:value="2065.5" calcext:value-type="float">
            <text:p>2.065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8/2015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0731" calcext:value-type="float">
            <text:p>0,0731</text:p>
          </table:table-cell>
          <table:table-cell office:value-type="float" office:value="2075.51" calcext:value-type="float">
            <text:p>2.075,51</text:p>
          </table:table-cell>
          <table:table-cell office:value-type="float" office:value="2072.66" calcext:value-type="float">
            <text:p>2.072,66</text:p>
          </table:table-cell>
          <table:table-cell office:value-type="float" office:value="2071.92" calcext:value-type="float">
            <text:p>2.071,9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8/2015</text:p>
          </table:table-cell>
          <table:table-cell office:value-type="float" office:value="0.0724" calcext:value-type="float">
            <text:p>0,0724</text:p>
          </table:table-cell>
          <table:table-cell office:value-type="float" office:value="0.0728" calcext:value-type="float">
            <text:p>0,0728</text:p>
          </table:table-cell>
          <table:table-cell office:value-type="float" office:value="2078.38" calcext:value-type="float">
            <text:p>2.078,38</text:p>
          </table:table-cell>
          <table:table-cell office:value-type="float" office:value="2075.53" calcext:value-type="float">
            <text:p>2.075,53</text:p>
          </table:table-cell>
          <table:table-cell office:value-type="float" office:value="2074.79" calcext:value-type="float">
            <text:p>2.074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8/2015</text:p>
          </table:table-cell>
          <table:table-cell office:value-type="float" office:value="0.0716" calcext:value-type="float">
            <text:p>0,0716</text:p>
          </table:table-cell>
          <table:table-cell office:value-type="float" office:value="0.072" calcext:value-type="float">
            <text:p>0,072</text:p>
          </table:table-cell>
          <table:table-cell office:value-type="float" office:value="2084.83" calcext:value-type="float">
            <text:p>2.084,83</text:p>
          </table:table-cell>
          <table:table-cell office:value-type="float" office:value="2081.97" calcext:value-type="float">
            <text:p>2.081,97</text:p>
          </table:table-cell>
          <table:table-cell office:value-type="float" office:value="2081.24" calcext:value-type="float">
            <text:p>2.081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8/201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24" calcext:value-type="float">
            <text:p>0,0724</text:p>
          </table:table-cell>
          <table:table-cell office:value-type="float" office:value="2083" calcext:value-type="float">
            <text:p>2.083,00</text:p>
          </table:table-cell>
          <table:table-cell office:value-type="float" office:value="2080.15" calcext:value-type="float">
            <text:p>2.080,15</text:p>
          </table:table-cell>
          <table:table-cell office:value-type="float" office:value="2079.11" calcext:value-type="float">
            <text:p>2.079,1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8/2015</text:p>
          </table:table-cell>
          <table:table-cell office:value-type="float" office:value="0.0742" calcext:value-type="float">
            <text:p>0,0742</text:p>
          </table:table-cell>
          <table:table-cell office:value-type="float" office:value="0.0746" calcext:value-type="float">
            <text:p>0,0746</text:p>
          </table:table-cell>
          <table:table-cell office:value-type="float" office:value="2068.11" calcext:value-type="float">
            <text:p>2.068,11</text:p>
          </table:table-cell>
          <table:table-cell office:value-type="float" office:value="2065.29" calcext:value-type="float">
            <text:p>2.065,29</text:p>
          </table:table-cell>
          <table:table-cell office:value-type="float" office:value="2064.54" calcext:value-type="float">
            <text:p>2.064,5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9/2015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0735" calcext:value-type="float">
            <text:p>0,0735</text:p>
          </table:table-cell>
          <table:table-cell office:value-type="float" office:value="2076.64" calcext:value-type="float">
            <text:p>2.076,64</text:p>
          </table:table-cell>
          <table:table-cell office:value-type="float" office:value="2073.8" calcext:value-type="float">
            <text:p>2.073,80</text:p>
          </table:table-cell>
          <table:table-cell office:value-type="float" office:value="2073.06" calcext:value-type="float">
            <text:p>2.073,0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9/2015</text:p>
          </table:table-cell>
          <table:table-cell office:value-type="float" office:value="0.0742" calcext:value-type="float">
            <text:p>0,0742</text:p>
          </table:table-cell>
          <table:table-cell office:value-type="float" office:value="0.0746" calcext:value-type="float">
            <text:p>0,0746</text:p>
          </table:table-cell>
          <table:table-cell office:value-type="float" office:value="2069.59" calcext:value-type="float">
            <text:p>2.069,59</text:p>
          </table:table-cell>
          <table:table-cell office:value-type="float" office:value="2066.77" calcext:value-type="float">
            <text:p>2.066,77</text:p>
          </table:table-cell>
          <table:table-cell office:value-type="float" office:value="2066.03" calcext:value-type="float">
            <text:p>2.066,0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9/2015</text:p>
          </table:table-cell>
          <table:table-cell office:value-type="float" office:value="0.0764" calcext:value-type="float">
            <text:p>0,0764</text:p>
          </table:table-cell>
          <table:table-cell office:value-type="float" office:value="0.0768" calcext:value-type="float">
            <text:p>0,0768</text:p>
          </table:table-cell>
          <table:table-cell office:value-type="float" office:value="2054.89" calcext:value-type="float">
            <text:p>2.054,89</text:p>
          </table:table-cell>
          <table:table-cell office:value-type="float" office:value="2052.1" calcext:value-type="float">
            <text:p>2.052,10</text:p>
          </table:table-cell>
          <table:table-cell office:value-type="float" office:value="2051.35" calcext:value-type="float">
            <text:p>2.051,3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9/201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754" calcext:value-type="float">
            <text:p>0,0754</text:p>
          </table:table-cell>
          <table:table-cell office:value-type="float" office:value="2065.91" calcext:value-type="float">
            <text:p>2.065,91</text:p>
          </table:table-cell>
          <table:table-cell office:value-type="float" office:value="2063.1" calcext:value-type="float">
            <text:p>2.063,10</text:p>
          </table:table-cell>
          <table:table-cell office:value-type="float" office:value="2061.89" calcext:value-type="float">
            <text:p>2.061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9/2015</text:p>
          </table:table-cell>
          <table:table-cell office:value-type="float" office:value="0.0749" calcext:value-type="float">
            <text:p>0,0749</text:p>
          </table:table-cell>
          <table:table-cell office:value-type="float" office:value="0.0753" calcext:value-type="float">
            <text:p>0,0753</text:p>
          </table:table-cell>
          <table:table-cell office:value-type="float" office:value="2067.36" calcext:value-type="float">
            <text:p>2.067,36</text:p>
          </table:table-cell>
          <table:table-cell office:value-type="float" office:value="2064.55" calcext:value-type="float">
            <text:p>2.064,55</text:p>
          </table:table-cell>
          <table:table-cell office:value-type="float" office:value="2063.8" calcext:value-type="float">
            <text:p>2.063,8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9/201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754" calcext:value-type="float">
            <text:p>0,0754</text:p>
          </table:table-cell>
          <table:table-cell office:value-type="float" office:value="2067.4" calcext:value-type="float">
            <text:p>2.067,40</text:p>
          </table:table-cell>
          <table:table-cell office:value-type="float" office:value="2064.6" calcext:value-type="float">
            <text:p>2.064,60</text:p>
          </table:table-cell>
          <table:table-cell office:value-type="float" office:value="2063.85" calcext:value-type="float">
            <text:p>2.063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float" office:value="0.0759" calcext:value-type="float">
            <text:p>0,0759</text:p>
          </table:table-cell>
          <table:table-cell office:value-type="float" office:value="0.0763" calcext:value-type="float">
            <text:p>0,0763</text:p>
          </table:table-cell>
          <table:table-cell office:value-type="float" office:value="2061.67" calcext:value-type="float">
            <text:p>2.061,67</text:p>
          </table:table-cell>
          <table:table-cell office:value-type="float" office:value="2058.88" calcext:value-type="float">
            <text:p>2.058,88</text:p>
          </table:table-cell>
          <table:table-cell office:value-type="float" office:value="2058.14" calcext:value-type="float">
            <text:p>2.058,1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9/2015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0757" calcext:value-type="float">
            <text:p>0,0757</text:p>
          </table:table-cell>
          <table:table-cell office:value-type="float" office:value="2066.9" calcext:value-type="float">
            <text:p>2.066,90</text:p>
          </table:table-cell>
          <table:table-cell office:value-type="float" office:value="2064.11" calcext:value-type="float">
            <text:p>2.064,11</text:p>
          </table:table-cell>
          <table:table-cell office:value-type="float" office:value="2063.07" calcext:value-type="float">
            <text:p>2.063,0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9/2015</text:p>
          </table:table-cell>
          <table:table-cell office:value-type="float" office:value="0.0742" calcext:value-type="float">
            <text:p>0,0742</text:p>
          </table:table-cell>
          <table:table-cell office:value-type="float" office:value="0.0746" calcext:value-type="float">
            <text:p>0,0746</text:p>
          </table:table-cell>
          <table:table-cell office:value-type="float" office:value="2075.35" calcext:value-type="float">
            <text:p>2.075,35</text:p>
          </table:table-cell>
          <table:table-cell office:value-type="float" office:value="2072.54" calcext:value-type="float">
            <text:p>2.072,54</text:p>
          </table:table-cell>
          <table:table-cell office:value-type="float" office:value="2071.8" calcext:value-type="float">
            <text:p>2.071,8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9/2015</text:p>
          </table:table-cell>
          <table:table-cell office:value-type="float" office:value="0.0737" calcext:value-type="float">
            <text:p>0,0737</text:p>
          </table:table-cell>
          <table:table-cell office:value-type="float" office:value="0.0741" calcext:value-type="float">
            <text:p>0,0741</text:p>
          </table:table-cell>
          <table:table-cell office:value-type="float" office:value="2079.75" calcext:value-type="float">
            <text:p>2.079,75</text:p>
          </table:table-cell>
          <table:table-cell office:value-type="float" office:value="2076.94" calcext:value-type="float">
            <text:p>2.076,94</text:p>
          </table:table-cell>
          <table:table-cell office:value-type="float" office:value="2076.05" calcext:value-type="float">
            <text:p>2.076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9/2015</text:p>
          </table:table-cell>
          <table:table-cell office:value-type="float" office:value="0.0729" calcext:value-type="float">
            <text:p>0,0729</text:p>
          </table:table-cell>
          <table:table-cell office:value-type="float" office:value="0.0733" calcext:value-type="float">
            <text:p>0,0733</text:p>
          </table:table-cell>
          <table:table-cell office:value-type="float" office:value="2086.28" calcext:value-type="float">
            <text:p>2.086,28</text:p>
          </table:table-cell>
          <table:table-cell office:value-type="float" office:value="2083.46" calcext:value-type="float">
            <text:p>2.083,46</text:p>
          </table:table-cell>
          <table:table-cell office:value-type="float" office:value="2082.57" calcext:value-type="float">
            <text:p>2.082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9/2015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74" calcext:value-type="float">
            <text:p>0,074</text:p>
          </table:table-cell>
          <table:table-cell office:value-type="float" office:value="2082.24" calcext:value-type="float">
            <text:p>2.082,24</text:p>
          </table:table-cell>
          <table:table-cell office:value-type="float" office:value="2079.43" calcext:value-type="float">
            <text:p>2.079,43</text:p>
          </table:table-cell>
          <table:table-cell office:value-type="float" office:value="2078.54" calcext:value-type="float">
            <text:p>2.078,5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9/2015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0731" calcext:value-type="float">
            <text:p>0,0731</text:p>
          </table:table-cell>
          <table:table-cell office:value-type="float" office:value="2090.07" calcext:value-type="float">
            <text:p>2.090,07</text:p>
          </table:table-cell>
          <table:table-cell office:value-type="float" office:value="2087.26" calcext:value-type="float">
            <text:p>2.087,26</text:p>
          </table:table-cell>
          <table:table-cell office:value-type="float" office:value="2085.76" calcext:value-type="float">
            <text:p>2.085,7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9/2015</text:p>
          </table:table-cell>
          <table:table-cell office:value-type="float" office:value="0.0759" calcext:value-type="float">
            <text:p>0,0759</text:p>
          </table:table-cell>
          <table:table-cell office:value-type="float" office:value="0.0763" calcext:value-type="float">
            <text:p>0,0763</text:p>
          </table:table-cell>
          <table:table-cell office:value-type="float" office:value="2068.57" calcext:value-type="float">
            <text:p>2.068,57</text:p>
          </table:table-cell>
          <table:table-cell office:value-type="float" office:value="2065.79" calcext:value-type="float">
            <text:p>2.065,79</text:p>
          </table:table-cell>
          <table:table-cell office:value-type="float" office:value="2064.89" calcext:value-type="float">
            <text:p>2.064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9/2015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078" calcext:value-type="float">
            <text:p>0,078</text:p>
          </table:table-cell>
          <table:table-cell office:value-type="float" office:value="2057.71" calcext:value-type="float">
            <text:p>2.057,71</text:p>
          </table:table-cell>
          <table:table-cell office:value-type="float" office:value="2054.95" calcext:value-type="float">
            <text:p>2.054,95</text:p>
          </table:table-cell>
          <table:table-cell office:value-type="float" office:value="2054.04" calcext:value-type="float">
            <text:p>2.054,0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9/2015</text:p>
          </table:table-cell>
          <table:table-cell office:value-type="float" office:value="0.0773" calcext:value-type="float">
            <text:p>0,0773</text:p>
          </table:table-cell>
          <table:table-cell office:value-type="float" office:value="0.0777" calcext:value-type="float">
            <text:p>0,0777</text:p>
          </table:table-cell>
          <table:table-cell office:value-type="float" office:value="2061.12" calcext:value-type="float">
            <text:p>2.061,12</text:p>
          </table:table-cell>
          <table:table-cell office:value-type="float" office:value="2058.36" calcext:value-type="float">
            <text:p>2.058,36</text:p>
          </table:table-cell>
          <table:table-cell office:value-type="float" office:value="2057.4" calcext:value-type="float">
            <text:p>2.057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9/2015</text:p>
          </table:table-cell>
          <table:table-cell office:value-type="float" office:value="0.0803" calcext:value-type="float">
            <text:p>0,0803</text:p>
          </table:table-cell>
          <table:table-cell office:value-type="float" office:value="0.0807" calcext:value-type="float">
            <text:p>0,0807</text:p>
          </table:table-cell>
          <table:table-cell office:value-type="float" office:value="2041.52" calcext:value-type="float">
            <text:p>2.041,52</text:p>
          </table:table-cell>
          <table:table-cell office:value-type="float" office:value="2038.8" calcext:value-type="float">
            <text:p>2.038,80</text:p>
          </table:table-cell>
          <table:table-cell office:value-type="float" office:value="2037.82" calcext:value-type="float">
            <text:p>2.037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9/2015</text:p>
          </table:table-cell>
          <table:table-cell office:value-type="float" office:value="0.0734" calcext:value-type="float">
            <text:p>0,0734</text:p>
          </table:table-cell>
          <table:table-cell office:value-type="float" office:value="0.0738" calcext:value-type="float">
            <text:p>0,0738</text:p>
          </table:table-cell>
          <table:table-cell office:value-type="float" office:value="2090.85" calcext:value-type="float">
            <text:p>2.090,85</text:p>
          </table:table-cell>
          <table:table-cell office:value-type="float" office:value="2088.05" calcext:value-type="float">
            <text:p>2.088,05</text:p>
          </table:table-cell>
          <table:table-cell office:value-type="float" office:value="2086.4" calcext:value-type="float">
            <text:p>2.086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9/2015</text:p>
          </table:table-cell>
          <table:table-cell office:value-type="float" office:value="0.0746" calcext:value-type="float">
            <text:p>0,0746</text:p>
          </table:table-cell>
          <table:table-cell office:value-type="float" office:value="0.075" calcext:value-type="float">
            <text:p>0,075</text:p>
          </table:table-cell>
          <table:table-cell office:value-type="float" office:value="2083.41" calcext:value-type="float">
            <text:p>2.083,41</text:p>
          </table:table-cell>
          <table:table-cell office:value-type="float" office:value="2080.62" calcext:value-type="float">
            <text:p>2.080,62</text:p>
          </table:table-cell>
          <table:table-cell office:value-type="float" office:value="2079.67" calcext:value-type="float">
            <text:p>2.079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9/2015</text:p>
          </table:table-cell>
          <table:table-cell office:value-type="float" office:value="0.0803" calcext:value-type="float">
            <text:p>0,0803</text:p>
          </table:table-cell>
          <table:table-cell office:value-type="float" office:value="0.0807" calcext:value-type="float">
            <text:p>0,0807</text:p>
          </table:table-cell>
          <table:table-cell office:value-type="float" office:value="2045.13" calcext:value-type="float">
            <text:p>2.045,13</text:p>
          </table:table-cell>
          <table:table-cell office:value-type="float" office:value="2042.41" calcext:value-type="float">
            <text:p>2.042,41</text:p>
          </table:table-cell>
          <table:table-cell office:value-type="float" office:value="2041.44" calcext:value-type="float">
            <text:p>2.041,4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9/2015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752" calcext:value-type="float">
            <text:p>0,0752</text:p>
          </table:table-cell>
          <table:table-cell office:value-type="float" office:value="2083.91" calcext:value-type="float">
            <text:p>2.083,91</text:p>
          </table:table-cell>
          <table:table-cell office:value-type="float" office:value="2081.13" calcext:value-type="float">
            <text:p>2.081,13</text:p>
          </table:table-cell>
          <table:table-cell office:value-type="float" office:value="2080.18" calcext:value-type="float">
            <text:p>2.080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10/2015</text:p>
          </table:table-cell>
          <table:table-cell office:value-type="float" office:value="0.0751" calcext:value-type="float">
            <text:p>0,0751</text:p>
          </table:table-cell>
          <table:table-cell office:value-type="float" office:value="0.0755" calcext:value-type="float">
            <text:p>0,0755</text:p>
          </table:table-cell>
          <table:table-cell office:value-type="float" office:value="2082.78" calcext:value-type="float">
            <text:p>2.082,78</text:p>
          </table:table-cell>
          <table:table-cell office:value-type="float" office:value="2080.01" calcext:value-type="float">
            <text:p>2.080,01</text:p>
          </table:table-cell>
          <table:table-cell office:value-type="float" office:value="2079.05" calcext:value-type="float">
            <text:p>2.079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10/2015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747" calcext:value-type="float">
            <text:p>0,0747</text:p>
          </table:table-cell>
          <table:table-cell office:value-type="float" office:value="2090" calcext:value-type="float">
            <text:p>2.090,00</text:p>
          </table:table-cell>
          <table:table-cell office:value-type="float" office:value="2087.22" calcext:value-type="float">
            <text:p>2.087,22</text:p>
          </table:table-cell>
          <table:table-cell office:value-type="float" office:value="2085.56" calcext:value-type="float">
            <text:p>2.085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10/2015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1" calcext:value-type="float">
            <text:p>0,071</text:p>
          </table:table-cell>
          <table:table-cell office:value-type="float" office:value="2116.9" calcext:value-type="float">
            <text:p>2.116,90</text:p>
          </table:table-cell>
          <table:table-cell office:value-type="float" office:value="2114.07" calcext:value-type="float">
            <text:p>2.114,07</text:p>
          </table:table-cell>
          <table:table-cell office:value-type="float" office:value="2113.14" calcext:value-type="float">
            <text:p>2.113,1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10/2015</text:p>
          </table:table-cell>
          <table:table-cell office:value-type="float" office:value="0.0711" calcext:value-type="float">
            <text:p>0,0711</text:p>
          </table:table-cell>
          <table:table-cell office:value-type="float" office:value="0.0715" calcext:value-type="float">
            <text:p>0,0715</text:p>
          </table:table-cell>
          <table:table-cell office:value-type="float" office:value="2114.3" calcext:value-type="float">
            <text:p>2.114,30</text:p>
          </table:table-cell>
          <table:table-cell office:value-type="float" office:value="2111.49" calcext:value-type="float">
            <text:p>2.111,49</text:p>
          </table:table-cell>
          <table:table-cell office:value-type="float" office:value="2110.55" calcext:value-type="float">
            <text:p>2.110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10/2015</text:p>
          </table:table-cell>
          <table:table-cell office:value-type="float" office:value="0.0711" calcext:value-type="float">
            <text:p>0,0711</text:p>
          </table:table-cell>
          <table:table-cell office:value-type="float" office:value="0.0715" calcext:value-type="float">
            <text:p>0,0715</text:p>
          </table:table-cell>
          <table:table-cell office:value-type="float" office:value="2115.72" calcext:value-type="float">
            <text:p>2.115,72</text:p>
          </table:table-cell>
          <table:table-cell office:value-type="float" office:value="2112.91" calcext:value-type="float">
            <text:p>2.112,91</text:p>
          </table:table-cell>
          <table:table-cell office:value-type="float" office:value="2111.95" calcext:value-type="float">
            <text:p>2.111,9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10/2015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0731" calcext:value-type="float">
            <text:p>0,0731</text:p>
          </table:table-cell>
          <table:table-cell office:value-type="float" office:value="2105.45" calcext:value-type="float">
            <text:p>2.105,45</text:p>
          </table:table-cell>
          <table:table-cell office:value-type="float" office:value="2102.66" calcext:value-type="float">
            <text:p>2.102,66</text:p>
          </table:table-cell>
          <table:table-cell office:value-type="float" office:value="2101.69" calcext:value-type="float">
            <text:p>2.101,6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10/2015</text:p>
          </table:table-cell>
          <table:table-cell office:value-type="float" office:value="0.0711" calcext:value-type="float">
            <text:p>0,0711</text:p>
          </table:table-cell>
          <table:table-cell office:value-type="float" office:value="0.0715" calcext:value-type="float">
            <text:p>0,0715</text:p>
          </table:table-cell>
          <table:table-cell office:value-type="float" office:value="2118.78" calcext:value-type="float">
            <text:p>2.118,78</text:p>
          </table:table-cell>
          <table:table-cell office:value-type="float" office:value="2115.96" calcext:value-type="float">
            <text:p>2.115,96</text:p>
          </table:table-cell>
          <table:table-cell office:value-type="float" office:value="2113.87" calcext:value-type="float">
            <text:p>2.113,8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10/2015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0722" calcext:value-type="float">
            <text:p>0,0722</text:p>
          </table:table-cell>
          <table:table-cell office:value-type="float" office:value="2114.82" calcext:value-type="float">
            <text:p>2.114,82</text:p>
          </table:table-cell>
          <table:table-cell office:value-type="float" office:value="2112.01" calcext:value-type="float">
            <text:p>2.112,01</text:p>
          </table:table-cell>
          <table:table-cell office:value-type="float" office:value="2111.05" calcext:value-type="float">
            <text:p>2.111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10/2015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0735" calcext:value-type="float">
            <text:p>0,0735</text:p>
          </table:table-cell>
          <table:table-cell office:value-type="float" office:value="2106.69" calcext:value-type="float">
            <text:p>2.106,69</text:p>
          </table:table-cell>
          <table:table-cell office:value-type="float" office:value="2103.9" calcext:value-type="float">
            <text:p>2.103,90</text:p>
          </table:table-cell>
          <table:table-cell office:value-type="float" office:value="2102.93" calcext:value-type="float">
            <text:p>2.102,9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10/2015</text:p>
          </table:table-cell>
          <table:table-cell office:value-type="float" office:value="0.0724" calcext:value-type="float">
            <text:p>0,0724</text:p>
          </table:table-cell>
          <table:table-cell office:value-type="float" office:value="0.0728" calcext:value-type="float">
            <text:p>0,0728</text:p>
          </table:table-cell>
          <table:table-cell office:value-type="float" office:value="2112.66" calcext:value-type="float">
            <text:p>2.112,66</text:p>
          </table:table-cell>
          <table:table-cell office:value-type="float" office:value="2109.87" calcext:value-type="float">
            <text:p>2.109,87</text:p>
          </table:table-cell>
          <table:table-cell office:value-type="float" office:value="2108.78" calcext:value-type="float">
            <text:p>2.108,7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10/2015</text:p>
          </table:table-cell>
          <table:table-cell office:value-type="float" office:value="0.0716" calcext:value-type="float">
            <text:p>0,0716</text:p>
          </table:table-cell>
          <table:table-cell office:value-type="float" office:value="0.072" calcext:value-type="float">
            <text:p>0,072</text:p>
          </table:table-cell>
          <table:table-cell office:value-type="float" office:value="2120.33" calcext:value-type="float">
            <text:p>2.120,33</text:p>
          </table:table-cell>
          <table:table-cell office:value-type="float" office:value="2117.53" calcext:value-type="float">
            <text:p>2.117,53</text:p>
          </table:table-cell>
          <table:table-cell office:value-type="float" office:value="2115.46" calcext:value-type="float">
            <text:p>2.115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10/2015</text:p>
          </table:table-cell>
          <table:table-cell office:value-type="float" office:value="0.0733" calcext:value-type="float">
            <text:p>0,0733</text:p>
          </table:table-cell>
          <table:table-cell office:value-type="float" office:value="0.0737" calcext:value-type="float">
            <text:p>0,0737</text:p>
          </table:table-cell>
          <table:table-cell office:value-type="float" office:value="2109.54" calcext:value-type="float">
            <text:p>2.109,54</text:p>
          </table:table-cell>
          <table:table-cell office:value-type="float" office:value="2106.76" calcext:value-type="float">
            <text:p>2.106,76</text:p>
          </table:table-cell>
          <table:table-cell office:value-type="float" office:value="2105.67" calcext:value-type="float">
            <text:p>2.105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10/2015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34" calcext:value-type="float">
            <text:p>0,0734</text:p>
          </table:table-cell>
          <table:table-cell office:value-type="float" office:value="2112.72" calcext:value-type="float">
            <text:p>2.112,72</text:p>
          </table:table-cell>
          <table:table-cell office:value-type="float" office:value="2109.94" calcext:value-type="float">
            <text:p>2.109,94</text:p>
          </table:table-cell>
          <table:table-cell office:value-type="float" office:value="2108.85" calcext:value-type="float">
            <text:p>2.108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10/2015</text:p>
          </table:table-cell>
          <table:table-cell office:value-type="float" office:value="0.0728" calcext:value-type="float">
            <text:p>0,0728</text:p>
          </table:table-cell>
          <table:table-cell office:value-type="float" office:value="0.0732" calcext:value-type="float">
            <text:p>0,0732</text:p>
          </table:table-cell>
          <table:table-cell office:value-type="float" office:value="2115.2" calcext:value-type="float">
            <text:p>2.115,20</text:p>
          </table:table-cell>
          <table:table-cell office:value-type="float" office:value="2112.41" calcext:value-type="float">
            <text:p>2.112,41</text:p>
          </table:table-cell>
          <table:table-cell office:value-type="float" office:value="2111.33" calcext:value-type="float">
            <text:p>2.111,3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10/2015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34" calcext:value-type="float">
            <text:p>0,0734</text:p>
          </table:table-cell>
          <table:table-cell office:value-type="float" office:value="2115.16" calcext:value-type="float">
            <text:p>2.115,16</text:p>
          </table:table-cell>
          <table:table-cell office:value-type="float" office:value="2112.38" calcext:value-type="float">
            <text:p>2.112,38</text:p>
          </table:table-cell>
          <table:table-cell office:value-type="float" office:value="2111.26" calcext:value-type="float">
            <text:p>2.111,2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10/2015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0716" calcext:value-type="float">
            <text:p>0,0716</text:p>
          </table:table-cell>
          <table:table-cell office:value-type="float" office:value="2129.91" calcext:value-type="float">
            <text:p>2.129,91</text:p>
          </table:table-cell>
          <table:table-cell office:value-type="float" office:value="2127.11" calcext:value-type="float">
            <text:p>2.127,11</text:p>
          </table:table-cell>
          <table:table-cell office:value-type="float" office:value="2124.93" calcext:value-type="float">
            <text:p>2.124,9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10/2015</text:p>
          </table:table-cell>
          <table:table-cell office:value-type="float" office:value="0.0714" calcext:value-type="float">
            <text:p>0,0714</text:p>
          </table:table-cell>
          <table:table-cell office:value-type="float" office:value="0.0718" calcext:value-type="float">
            <text:p>0,0718</text:p>
          </table:table-cell>
          <table:table-cell office:value-type="float" office:value="2129.62" calcext:value-type="float">
            <text:p>2.129,62</text:p>
          </table:table-cell>
          <table:table-cell office:value-type="float" office:value="2126.83" calcext:value-type="float">
            <text:p>2.126,83</text:p>
          </table:table-cell>
          <table:table-cell office:value-type="float" office:value="2125.71" calcext:value-type="float">
            <text:p>2.125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10/2015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711" calcext:value-type="float">
            <text:p>0,0711</text:p>
          </table:table-cell>
          <table:table-cell office:value-type="float" office:value="2135.64" calcext:value-type="float">
            <text:p>2.135,64</text:p>
          </table:table-cell>
          <table:table-cell office:value-type="float" office:value="2132.84" calcext:value-type="float">
            <text:p>2.132,84</text:p>
          </table:table-cell>
          <table:table-cell office:value-type="float" office:value="2131.73" calcext:value-type="float">
            <text:p>2.131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10/2015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0699" calcext:value-type="float">
            <text:p>0,0699</text:p>
          </table:table-cell>
          <table:table-cell office:value-type="float" office:value="2145.19" calcext:value-type="float">
            <text:p>2.145,19</text:p>
          </table:table-cell>
          <table:table-cell office:value-type="float" office:value="2142.37" calcext:value-type="float">
            <text:p>2.142,37</text:p>
          </table:table-cell>
          <table:table-cell office:value-type="float" office:value="2141.26" calcext:value-type="float">
            <text:p>2.141,2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10/2015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0706" calcext:value-type="float">
            <text:p>0,0706</text:p>
          </table:table-cell>
          <table:table-cell office:value-type="float" office:value="2141.38" calcext:value-type="float">
            <text:p>2.141,38</text:p>
          </table:table-cell>
          <table:table-cell office:value-type="float" office:value="2138.57" calcext:value-type="float">
            <text:p>2.138,57</text:p>
          </table:table-cell>
          <table:table-cell office:value-type="float" office:value="2137.46" calcext:value-type="float">
            <text:p>2.137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10/2015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1" calcext:value-type="float">
            <text:p>0,071</text:p>
          </table:table-cell>
          <table:table-cell office:value-type="float" office:value="2141.3" calcext:value-type="float">
            <text:p>2.141,30</text:p>
          </table:table-cell>
          <table:table-cell office:value-type="float" office:value="2138.5" calcext:value-type="float">
            <text:p>2.138,50</text:p>
          </table:table-cell>
          <table:table-cell office:value-type="float" office:value="2135.77" calcext:value-type="float">
            <text:p>2.135,7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11/2015</text:p>
          </table:table-cell>
          <table:table-cell office:value-type="float" office:value="0.0711" calcext:value-type="float">
            <text:p>0,0711</text:p>
          </table:table-cell>
          <table:table-cell office:value-type="float" office:value="0.0715" calcext:value-type="float">
            <text:p>0,0715</text:p>
          </table:table-cell>
          <table:table-cell office:value-type="float" office:value="2138.92" calcext:value-type="float">
            <text:p>2.138,92</text:p>
          </table:table-cell>
          <table:table-cell office:value-type="float" office:value="2136.12" calcext:value-type="float">
            <text:p>2.136,12</text:p>
          </table:table-cell>
          <table:table-cell office:value-type="float" office:value="2135" calcext:value-type="float">
            <text:p>2.135,0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11/2015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0708" calcext:value-type="float">
            <text:p>0,0708</text:p>
          </table:table-cell>
          <table:table-cell office:value-type="float" office:value="2144.93" calcext:value-type="float">
            <text:p>2.144,93</text:p>
          </table:table-cell>
          <table:table-cell office:value-type="float" office:value="2142.13" calcext:value-type="float">
            <text:p>2.142,13</text:p>
          </table:table-cell>
          <table:table-cell office:value-type="float" office:value="2141.01" calcext:value-type="float">
            <text:p>2.141,0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11/2015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0701" calcext:value-type="float">
            <text:p>0,0701</text:p>
          </table:table-cell>
          <table:table-cell office:value-type="float" office:value="2150.96" calcext:value-type="float">
            <text:p>2.150,96</text:p>
          </table:table-cell>
          <table:table-cell office:value-type="float" office:value="2148.15" calcext:value-type="float">
            <text:p>2.148,15</text:p>
          </table:table-cell>
          <table:table-cell office:value-type="float" office:value="2147.03" calcext:value-type="float">
            <text:p>2.147,0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0706" calcext:value-type="float">
            <text:p>0,0706</text:p>
          </table:table-cell>
          <table:table-cell office:value-type="float" office:value="2150.33" calcext:value-type="float">
            <text:p>2.150,33</text:p>
          </table:table-cell>
          <table:table-cell office:value-type="float" office:value="2147.53" calcext:value-type="float">
            <text:p>2.147,53</text:p>
          </table:table-cell>
          <table:table-cell office:value-type="float" office:value="2145.25" calcext:value-type="float">
            <text:p>2.145,2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11/2015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1" calcext:value-type="float">
            <text:p>0,071</text:p>
          </table:table-cell>
          <table:table-cell office:value-type="float" office:value="2148.68" calcext:value-type="float">
            <text:p>2.148,68</text:p>
          </table:table-cell>
          <table:table-cell office:value-type="float" office:value="2145.88" calcext:value-type="float">
            <text:p>2.145,88</text:p>
          </table:table-cell>
          <table:table-cell office:value-type="float" office:value="2144.73" calcext:value-type="float">
            <text:p>2.144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11/2015</text:p>
          </table:table-cell>
          <table:table-cell office:value-type="float" office:value="0.0699" calcext:value-type="float">
            <text:p>0,0699</text:p>
          </table:table-cell>
          <table:table-cell office:value-type="float" office:value="0.0703" calcext:value-type="float">
            <text:p>0,0703</text:p>
          </table:table-cell>
          <table:table-cell office:value-type="float" office:value="2154.73" calcext:value-type="float">
            <text:p>2.154,73</text:p>
          </table:table-cell>
          <table:table-cell office:value-type="float" office:value="2151.92" calcext:value-type="float">
            <text:p>2.151,92</text:p>
          </table:table-cell>
          <table:table-cell office:value-type="float" office:value="2150.78" calcext:value-type="float">
            <text:p>2.150,7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11/2015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0699" calcext:value-type="float">
            <text:p>0,0699</text:p>
          </table:table-cell>
          <table:table-cell office:value-type="float" office:value="2158.67" calcext:value-type="float">
            <text:p>2.158,67</text:p>
          </table:table-cell>
          <table:table-cell office:value-type="float" office:value="2155.87" calcext:value-type="float">
            <text:p>2.155,87</text:p>
          </table:table-cell>
          <table:table-cell office:value-type="float" office:value="2154.73" calcext:value-type="float">
            <text:p>2.154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11/2015</text:p>
          </table:table-cell>
          <table:table-cell office:value-type="float" office:value="0.0684" calcext:value-type="float">
            <text:p>0,0684</text:p>
          </table:table-cell>
          <table:table-cell office:value-type="float" office:value="0.0688" calcext:value-type="float">
            <text:p>0,0688</text:p>
          </table:table-cell>
          <table:table-cell office:value-type="float" office:value="2167.55" calcext:value-type="float">
            <text:p>2.167,55</text:p>
          </table:table-cell>
          <table:table-cell office:value-type="float" office:value="2164.73" calcext:value-type="float">
            <text:p>2.164,73</text:p>
          </table:table-cell>
          <table:table-cell office:value-type="float" office:value="2163.59" calcext:value-type="float">
            <text:p>2.163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11/2015</text:p>
          </table:table-cell>
          <table:table-cell office:value-type="float" office:value="0.0686" calcext:value-type="float">
            <text:p>0,0686</text:p>
          </table:table-cell>
          <table:table-cell office:value-type="float" office:value="0.069" calcext:value-type="float">
            <text:p>0,069</text:p>
          </table:table-cell>
          <table:table-cell office:value-type="float" office:value="2168.32" calcext:value-type="float">
            <text:p>2.168,32</text:p>
          </table:table-cell>
          <table:table-cell office:value-type="float" office:value="2165.51" calcext:value-type="float">
            <text:p>2.165,51</text:p>
          </table:table-cell>
          <table:table-cell office:value-type="float" office:value="2163.33" calcext:value-type="float">
            <text:p>2.163,3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11/2015</text:p>
          </table:table-cell>
          <table:table-cell office:value-type="float" office:value="0.0691" calcext:value-type="float">
            <text:p>0,0691</text:p>
          </table:table-cell>
          <table:table-cell office:value-type="float" office:value="0.0695" calcext:value-type="float">
            <text:p>0,0695</text:p>
          </table:table-cell>
          <table:table-cell office:value-type="float" office:value="2165.85" calcext:value-type="float">
            <text:p>2.165,85</text:p>
          </table:table-cell>
          <table:table-cell office:value-type="float" office:value="2163.04" calcext:value-type="float">
            <text:p>2.163,04</text:p>
          </table:table-cell>
          <table:table-cell office:value-type="float" office:value="2162" calcext:value-type="float">
            <text:p>2.162,0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11/2015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0696" calcext:value-type="float">
            <text:p>0,0696</text:p>
          </table:table-cell>
          <table:table-cell office:value-type="float" office:value="2166.19" calcext:value-type="float">
            <text:p>2.166,19</text:p>
          </table:table-cell>
          <table:table-cell office:value-type="float" office:value="2163.38" calcext:value-type="float">
            <text:p>2.163,38</text:p>
          </table:table-cell>
          <table:table-cell office:value-type="float" office:value="2162.34" calcext:value-type="float">
            <text:p>2.162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11/2015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697" calcext:value-type="float">
            <text:p>0,0697</text:p>
          </table:table-cell>
          <table:table-cell office:value-type="float" office:value="2166.53" calcext:value-type="float">
            <text:p>2.166,53</text:p>
          </table:table-cell>
          <table:table-cell office:value-type="float" office:value="2163.73" calcext:value-type="float">
            <text:p>2.163,73</text:p>
          </table:table-cell>
          <table:table-cell office:value-type="float" office:value="2162.69" calcext:value-type="float">
            <text:p>2.162,6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11/2015</text:p>
          </table:table-cell>
          <table:table-cell office:value-type="float" office:value="0.0686" calcext:value-type="float">
            <text:p>0,0686</text:p>
          </table:table-cell>
          <table:table-cell office:value-type="float" office:value="0.069" calcext:value-type="float">
            <text:p>0,069</text:p>
          </table:table-cell>
          <table:table-cell office:value-type="float" office:value="2174.46" calcext:value-type="float">
            <text:p>2.174,46</text:p>
          </table:table-cell>
          <table:table-cell office:value-type="float" office:value="2171.66" calcext:value-type="float">
            <text:p>2.171,66</text:p>
          </table:table-cell>
          <table:table-cell office:value-type="float" office:value="2168.63" calcext:value-type="float">
            <text:p>2.168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11/2015</text:p>
          </table:table-cell>
          <table:table-cell office:value-type="float" office:value="0.0673" calcext:value-type="float">
            <text:p>0,0673</text:p>
          </table:table-cell>
          <table:table-cell office:value-type="float" office:value="0.0677" calcext:value-type="float">
            <text:p>0,0677</text:p>
          </table:table-cell>
          <table:table-cell office:value-type="float" office:value="2184.99" calcext:value-type="float">
            <text:p>2.184,99</text:p>
          </table:table-cell>
          <table:table-cell office:value-type="float" office:value="2182.17" calcext:value-type="float">
            <text:p>2.182,17</text:p>
          </table:table-cell>
          <table:table-cell office:value-type="float" office:value="2179.67" calcext:value-type="float">
            <text:p>2.179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11/2015</text:p>
          </table:table-cell>
          <table:table-cell office:value-type="float" office:value="0.0673" calcext:value-type="float">
            <text:p>0,0673</text:p>
          </table:table-cell>
          <table:table-cell office:value-type="float" office:value="0.0677" calcext:value-type="float">
            <text:p>0,0677</text:p>
          </table:table-cell>
          <table:table-cell office:value-type="float" office:value="2186.21" calcext:value-type="float">
            <text:p>2.186,21</text:p>
          </table:table-cell>
          <table:table-cell office:value-type="float" office:value="2183.39" calcext:value-type="float">
            <text:p>2.183,39</text:p>
          </table:table-cell>
          <table:table-cell office:value-type="float" office:value="2182.17" calcext:value-type="float">
            <text:p>2.182,1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11/2015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675" calcext:value-type="float">
            <text:p>0,0675</text:p>
          </table:table-cell>
          <table:table-cell office:value-type="float" office:value="2188.83" calcext:value-type="float">
            <text:p>2.188,83</text:p>
          </table:table-cell>
          <table:table-cell office:value-type="float" office:value="2186.01" calcext:value-type="float">
            <text:p>2.186,01</text:p>
          </table:table-cell>
          <table:table-cell office:value-type="float" office:value="2184.79" calcext:value-type="float">
            <text:p>2.184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11/2015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707" calcext:value-type="float">
            <text:p>0,0707</text:p>
          </table:table-cell>
          <table:table-cell office:value-type="float" office:value="2167.62" calcext:value-type="float">
            <text:p>2.167,62</text:p>
          </table:table-cell>
          <table:table-cell office:value-type="float" office:value="2164.84" calcext:value-type="float">
            <text:p>2.164,84</text:p>
          </table:table-cell>
          <table:table-cell office:value-type="float" office:value="2163.61" calcext:value-type="float">
            <text:p>2.163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11/2015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0731" calcext:value-type="float">
            <text:p>0,0731</text:p>
          </table:table-cell>
          <table:table-cell office:value-type="float" office:value="2152.23" calcext:value-type="float">
            <text:p>2.152,23</text:p>
          </table:table-cell>
          <table:table-cell office:value-type="float" office:value="2149.48" calcext:value-type="float">
            <text:p>2.149,48</text:p>
          </table:table-cell>
          <table:table-cell office:value-type="float" office:value="2148.24" calcext:value-type="float">
            <text:p>2.148,2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11/2015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0735" calcext:value-type="float">
            <text:p>0,0735</text:p>
          </table:table-cell>
          <table:table-cell office:value-type="float" office:value="2151.99" calcext:value-type="float">
            <text:p>2.151,99</text:p>
          </table:table-cell>
          <table:table-cell office:value-type="float" office:value="2149.24" calcext:value-type="float">
            <text:p>2.149,24</text:p>
          </table:table-cell>
          <table:table-cell office:value-type="float" office:value="2146.73" calcext:value-type="float">
            <text:p>2.146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11/2015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752" calcext:value-type="float">
            <text:p>0,0752</text:p>
          </table:table-cell>
          <table:table-cell office:value-type="float" office:value="2141.59" calcext:value-type="float">
            <text:p>2.141,59</text:p>
          </table:table-cell>
          <table:table-cell office:value-type="float" office:value="2138.86" calcext:value-type="float">
            <text:p>2.138,86</text:p>
          </table:table-cell>
          <table:table-cell office:value-type="float" office:value="2137.61" calcext:value-type="float">
            <text:p>2.137,6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12/2015</text:p>
          </table:table-cell>
          <table:table-cell office:value-type="float" office:value="0.0747" calcext:value-type="float">
            <text:p>0,0747</text:p>
          </table:table-cell>
          <table:table-cell office:value-type="float" office:value="0.0751" calcext:value-type="float">
            <text:p>0,0751</text:p>
          </table:table-cell>
          <table:table-cell office:value-type="float" office:value="2143.51" calcext:value-type="float">
            <text:p>2.143,51</text:p>
          </table:table-cell>
          <table:table-cell office:value-type="float" office:value="2140.79" calcext:value-type="float">
            <text:p>2.140,79</text:p>
          </table:table-cell>
          <table:table-cell office:value-type="float" office:value="2139.54" calcext:value-type="float">
            <text:p>2.139,5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12/2015</text:p>
          </table:table-cell>
          <table:table-cell office:value-type="float" office:value="0.0742" calcext:value-type="float">
            <text:p>0,0742</text:p>
          </table:table-cell>
          <table:table-cell office:value-type="float" office:value="0.0746" calcext:value-type="float">
            <text:p>0,0746</text:p>
          </table:table-cell>
          <table:table-cell office:value-type="float" office:value="2148.17" calcext:value-type="float">
            <text:p>2.148,17</text:p>
          </table:table-cell>
          <table:table-cell office:value-type="float" office:value="2145.44" calcext:value-type="float">
            <text:p>2.145,44</text:p>
          </table:table-cell>
          <table:table-cell office:value-type="float" office:value="2144.2" calcext:value-type="float">
            <text:p>2.144,2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12/2015</text:p>
          </table:table-cell>
          <table:table-cell office:value-type="float" office:value="0.0729" calcext:value-type="float">
            <text:p>0,0729</text:p>
          </table:table-cell>
          <table:table-cell office:value-type="float" office:value="0.0733" calcext:value-type="float">
            <text:p>0,0733</text:p>
          </table:table-cell>
          <table:table-cell office:value-type="float" office:value="2158.32" calcext:value-type="float">
            <text:p>2.158,32</text:p>
          </table:table-cell>
          <table:table-cell office:value-type="float" office:value="2155.58" calcext:value-type="float">
            <text:p>2.155,58</text:p>
          </table:table-cell>
          <table:table-cell office:value-type="float" office:value="2154.33" calcext:value-type="float">
            <text:p>2.154,3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12/2015</text:p>
          </table:table-cell>
          <table:table-cell office:value-type="float" office:value="0.0739" calcext:value-type="float">
            <text:p>0,0739</text:p>
          </table:table-cell>
          <table:table-cell office:value-type="float" office:value="0.0743" calcext:value-type="float">
            <text:p>0,0743</text:p>
          </table:table-cell>
          <table:table-cell office:value-type="float" office:value="2153.98" calcext:value-type="float">
            <text:p>2.153,98</text:p>
          </table:table-cell>
          <table:table-cell office:value-type="float" office:value="2151.25" calcext:value-type="float">
            <text:p>2.151,25</text:p>
          </table:table-cell>
          <table:table-cell office:value-type="float" office:value="2148.73" calcext:value-type="float">
            <text:p>2.148,7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12/2015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74" calcext:value-type="float">
            <text:p>0,074</text:p>
          </table:table-cell>
          <table:table-cell office:value-type="float" office:value="2157.28" calcext:value-type="float">
            <text:p>2.157,28</text:p>
          </table:table-cell>
          <table:table-cell office:value-type="float" office:value="2154.55" calcext:value-type="float">
            <text:p>2.154,55</text:p>
          </table:table-cell>
          <table:table-cell office:value-type="float" office:value="2153.3" calcext:value-type="float">
            <text:p>2.153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12/2015</text:p>
          </table:table-cell>
          <table:table-cell office:value-type="float" office:value="0.0741" calcext:value-type="float">
            <text:p>0,0741</text:p>
          </table:table-cell>
          <table:table-cell office:value-type="float" office:value="0.0745" calcext:value-type="float">
            <text:p>0,0745</text:p>
          </table:table-cell>
          <table:table-cell office:value-type="float" office:value="2155.11" calcext:value-type="float">
            <text:p>2.155,11</text:p>
          </table:table-cell>
          <table:table-cell office:value-type="float" office:value="2152.39" calcext:value-type="float">
            <text:p>2.152,39</text:p>
          </table:table-cell>
          <table:table-cell office:value-type="float" office:value="2151.14" calcext:value-type="float">
            <text:p>2.151,1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12/2015</text:p>
          </table:table-cell>
          <table:table-cell office:value-type="float" office:value="0.0737" calcext:value-type="float">
            <text:p>0,0737</text:p>
          </table:table-cell>
          <table:table-cell office:value-type="float" office:value="0.0741" calcext:value-type="float">
            <text:p>0,0741</text:p>
          </table:table-cell>
          <table:table-cell office:value-type="float" office:value="2161.23" calcext:value-type="float">
            <text:p>2.161,23</text:p>
          </table:table-cell>
          <table:table-cell office:value-type="float" office:value="2158.5" calcext:value-type="float">
            <text:p>2.158,50</text:p>
          </table:table-cell>
          <table:table-cell office:value-type="float" office:value="2157.16" calcext:value-type="float">
            <text:p>2.157,1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12/2015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0739" calcext:value-type="float">
            <text:p>0,0739</text:p>
          </table:table-cell>
          <table:table-cell office:value-type="float" office:value="2163.93" calcext:value-type="float">
            <text:p>2.163,93</text:p>
          </table:table-cell>
          <table:table-cell office:value-type="float" office:value="2161.2" calcext:value-type="float">
            <text:p>2.161,20</text:p>
          </table:table-cell>
          <table:table-cell office:value-type="float" office:value="2159.86" calcext:value-type="float">
            <text:p>2.159,8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float" office:value="0.0752" calcext:value-type="float">
            <text:p>0,0752</text:p>
          </table:table-cell>
          <table:table-cell office:value-type="float" office:value="0.0756" calcext:value-type="float">
            <text:p>0,0756</text:p>
          </table:table-cell>
          <table:table-cell office:value-type="float" office:value="2155.13" calcext:value-type="float">
            <text:p>2.155,13</text:p>
          </table:table-cell>
          <table:table-cell office:value-type="float" office:value="2152.41" calcext:value-type="float">
            <text:p>2.152,41</text:p>
          </table:table-cell>
          <table:table-cell office:value-type="float" office:value="2149.63" calcext:value-type="float">
            <text:p>2.149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12/2015</text:p>
          </table:table-cell>
          <table:table-cell office:value-type="float" office:value="0.0752" calcext:value-type="float">
            <text:p>0,0752</text:p>
          </table:table-cell>
          <table:table-cell office:value-type="float" office:value="0.0756" calcext:value-type="float">
            <text:p>0,0756</text:p>
          </table:table-cell>
          <table:table-cell office:value-type="float" office:value="2156.47" calcext:value-type="float">
            <text:p>2.156,47</text:p>
          </table:table-cell>
          <table:table-cell office:value-type="float" office:value="2153.76" calcext:value-type="float">
            <text:p>2.153,76</text:p>
          </table:table-cell>
          <table:table-cell office:value-type="float" office:value="2152.41" calcext:value-type="float">
            <text:p>2.152,4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12/2015</text:p>
          </table:table-cell>
          <table:table-cell office:value-type="float" office:value="0.0756" calcext:value-type="float">
            <text:p>0,0756</text:p>
          </table:table-cell>
          <table:table-cell office:value-type="float" office:value="0.076" calcext:value-type="float">
            <text:p>0,076</text:p>
          </table:table-cell>
          <table:table-cell office:value-type="float" office:value="2155.03" calcext:value-type="float">
            <text:p>2.155,03</text:p>
          </table:table-cell>
          <table:table-cell office:value-type="float" office:value="2152.32" calcext:value-type="float">
            <text:p>2.152,32</text:p>
          </table:table-cell>
          <table:table-cell office:value-type="float" office:value="2151.05" calcext:value-type="float">
            <text:p>2.151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12/2015</text:p>
          </table:table-cell>
          <table:table-cell office:value-type="float" office:value="0.0763" calcext:value-type="float">
            <text:p>0,0763</text:p>
          </table:table-cell>
          <table:table-cell office:value-type="float" office:value="0.0767" calcext:value-type="float">
            <text:p>0,0767</text:p>
          </table:table-cell>
          <table:table-cell office:value-type="float" office:value="2151.57" calcext:value-type="float">
            <text:p>2.151,57</text:p>
          </table:table-cell>
          <table:table-cell office:value-type="float" office:value="2148.88" calcext:value-type="float">
            <text:p>2.148,88</text:p>
          </table:table-cell>
          <table:table-cell office:value-type="float" office:value="2147.6" calcext:value-type="float">
            <text:p>2.147,6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12/2015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759" calcext:value-type="float">
            <text:p>0,0759</text:p>
          </table:table-cell>
          <table:table-cell office:value-type="float" office:value="2158.26" calcext:value-type="float">
            <text:p>2.158,26</text:p>
          </table:table-cell>
          <table:table-cell office:value-type="float" office:value="2155.55" calcext:value-type="float">
            <text:p>2.155,55</text:p>
          </table:table-cell>
          <table:table-cell office:value-type="float" office:value="2154.28" calcext:value-type="float">
            <text:p>2.154,2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12/2015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0739" calcext:value-type="float">
            <text:p>0,0739</text:p>
          </table:table-cell>
          <table:table-cell office:value-type="float" office:value="2174.43" calcext:value-type="float">
            <text:p>2.174,43</text:p>
          </table:table-cell>
          <table:table-cell office:value-type="float" office:value="2171.7" calcext:value-type="float">
            <text:p>2.171,70</text:p>
          </table:table-cell>
          <table:table-cell office:value-type="float" office:value="2169.12" calcext:value-type="float">
            <text:p>2.169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12/2015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0739" calcext:value-type="float">
            <text:p>0,0739</text:p>
          </table:table-cell>
          <table:table-cell office:value-type="float" office:value="2176.09" calcext:value-type="float">
            <text:p>2.176,09</text:p>
          </table:table-cell>
          <table:table-cell office:value-type="float" office:value="2173.36" calcext:value-type="float">
            <text:p>2.173,36</text:p>
          </table:table-cell>
          <table:table-cell office:value-type="float" office:value="2172.03" calcext:value-type="float">
            <text:p>2.172,0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12/2015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0739" calcext:value-type="float">
            <text:p>0,0739</text:p>
          </table:table-cell>
          <table:table-cell office:value-type="float" office:value="2177.41" calcext:value-type="float">
            <text:p>2.177,41</text:p>
          </table:table-cell>
          <table:table-cell office:value-type="float" office:value="2174.69" calcext:value-type="float">
            <text:p>2.174,69</text:p>
          </table:table-cell>
          <table:table-cell office:value-type="float" office:value="2173.36" calcext:value-type="float">
            <text:p>2.173,3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12/2015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0739" calcext:value-type="float">
            <text:p>0,0739</text:p>
          </table:table-cell>
          <table:table-cell office:value-type="float" office:value="2182.21" calcext:value-type="float">
            <text:p>2.182,21</text:p>
          </table:table-cell>
          <table:table-cell office:value-type="float" office:value="2179.48" calcext:value-type="float">
            <text:p>2.179,48</text:p>
          </table:table-cell>
          <table:table-cell office:value-type="float" office:value="2174.69" calcext:value-type="float">
            <text:p>2.174,6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12/2015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0731" calcext:value-type="float">
            <text:p>0,0731</text:p>
          </table:table-cell>
          <table:table-cell office:value-type="float" office:value="2187.67" calcext:value-type="float">
            <text:p>2.187,67</text:p>
          </table:table-cell>
          <table:table-cell office:value-type="float" office:value="2184.94" calcext:value-type="float">
            <text:p>2.184,94</text:p>
          </table:table-cell>
          <table:table-cell office:value-type="float" office:value="2181.47" calcext:value-type="float">
            <text:p>2.181,4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12/2015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0731" calcext:value-type="float">
            <text:p>0,0731</text:p>
          </table:table-cell>
          <table:table-cell office:value-type="float" office:value="2188.99" calcext:value-type="float">
            <text:p>2.188,99</text:p>
          </table:table-cell>
          <table:table-cell office:value-type="float" office:value="2186.26" calcext:value-type="float">
            <text:p>2.186,26</text:p>
          </table:table-cell>
          <table:table-cell office:value-type="float" office:value="2184.94" calcext:value-type="float">
            <text:p>2.184,9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12/2015</text:p>
          </table:table-cell>
          <table:table-cell office:value-type="float" office:value="0.0725" calcext:value-type="float">
            <text:p>0,0725</text:p>
          </table:table-cell>
          <table:table-cell office:value-type="float" office:value="0.0729" calcext:value-type="float">
            <text:p>0,0729</text:p>
          </table:table-cell>
          <table:table-cell office:value-type="float" office:value="2191.69" calcext:value-type="float">
            <text:p>2.191,69</text:p>
          </table:table-cell>
          <table:table-cell office:value-type="float" office:value="2188.96" calcext:value-type="float">
            <text:p>2.188,96</text:p>
          </table:table-cell>
          <table:table-cell office:value-type="float" office:value="2187.63" calcext:value-type="float">
            <text:p>2.187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12/2015</text:p>
          </table:table-cell>
          <table:table-cell office:value-type="float" office:value="0.0721" calcext:value-type="float">
            <text:p>0,0721</text:p>
          </table:table-cell>
          <table:table-cell office:value-type="float" office:value="0.0725" calcext:value-type="float">
            <text:p>0,0725</text:p>
          </table:table-cell>
          <table:table-cell office:value-type="float" office:value="2200.56" calcext:value-type="float">
            <text:p>2.200,56</text:p>
          </table:table-cell>
          <table:table-cell office:value-type="float" office:value="2197.83" calcext:value-type="float">
            <text:p>2.197,83</text:p>
          </table:table-cell>
          <table:table-cell office:value-type="float" office:value="2191.69" calcext:value-type="float">
            <text:p>2.191,6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12/2015</text:p>
          </table:table-cell>
          <table:table-cell office:value-type="float" office:value="0.0723" calcext:value-type="float">
            <text:p>0,0723</text:p>
          </table:table-cell>
          <table:table-cell office:value-type="float" office:value="0.0727" calcext:value-type="float">
            <text:p>0,0727</text:p>
          </table:table-cell>
          <table:table-cell office:value-type="float" office:value="2199.2" calcext:value-type="float">
            <text:p>2.199,20</text:p>
          </table:table-cell>
          <table:table-cell office:value-type="float" office:value="2196.46" calcext:value-type="float">
            <text:p>2.196,46</text:p>
          </table:table-cell>
          <table:table-cell office:value-type="float" office:value="2191.65" calcext:value-type="float">
            <text:p>2.191,6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1/2016</text:p>
          </table:table-cell>
          <table:table-cell office:value-type="float" office:value="0.0723" calcext:value-type="float">
            <text:p>0,0723</text:p>
          </table:table-cell>
          <table:table-cell office:value-type="float" office:value="0.0727" calcext:value-type="float">
            <text:p>0,0727</text:p>
          </table:table-cell>
          <table:table-cell office:value-type="float" office:value="2199.2" calcext:value-type="float">
            <text:p>2.199,20</text:p>
          </table:table-cell>
          <table:table-cell office:value-type="float" office:value="2196.46" calcext:value-type="float">
            <text:p>2.196,46</text:p>
          </table:table-cell>
          <table:table-cell office:value-type="float" office:value="2195.13" calcext:value-type="float">
            <text:p>2.195,1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1/201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24" calcext:value-type="float">
            <text:p>0,0724</text:p>
          </table:table-cell>
          <table:table-cell office:value-type="float" office:value="2202.58" calcext:value-type="float">
            <text:p>2.202,58</text:p>
          </table:table-cell>
          <table:table-cell office:value-type="float" office:value="2199.84" calcext:value-type="float">
            <text:p>2.199,84</text:p>
          </table:table-cell>
          <table:table-cell office:value-type="float" office:value="2198.51" calcext:value-type="float">
            <text:p>2.198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1/2016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0701" calcext:value-type="float">
            <text:p>0,0701</text:p>
          </table:table-cell>
          <table:table-cell office:value-type="float" office:value="2219.7" calcext:value-type="float">
            <text:p>2.219,70</text:p>
          </table:table-cell>
          <table:table-cell office:value-type="float" office:value="2216.94" calcext:value-type="float">
            <text:p>2.216,94</text:p>
          </table:table-cell>
          <table:table-cell office:value-type="float" office:value="2215.62" calcext:value-type="float">
            <text:p>2.215,6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1/2016</text:p>
          </table:table-cell>
          <table:table-cell office:value-type="float" office:value="0.0686" calcext:value-type="float">
            <text:p>0,0686</text:p>
          </table:table-cell>
          <table:table-cell office:value-type="float" office:value="0.069" calcext:value-type="float">
            <text:p>0,069</text:p>
          </table:table-cell>
          <table:table-cell office:value-type="float" office:value="2228.63" calcext:value-type="float">
            <text:p>2.228,63</text:p>
          </table:table-cell>
          <table:table-cell office:value-type="float" office:value="2225.86" calcext:value-type="float">
            <text:p>2.225,86</text:p>
          </table:table-cell>
          <table:table-cell office:value-type="float" office:value="2224.54" calcext:value-type="float">
            <text:p>2.224,5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1/2016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689" calcext:value-type="float">
            <text:p>0,0689</text:p>
          </table:table-cell>
          <table:table-cell office:value-type="float" office:value="2230.94" calcext:value-type="float">
            <text:p>2.230,94</text:p>
          </table:table-cell>
          <table:table-cell office:value-type="float" office:value="2228.17" calcext:value-type="float">
            <text:p>2.228,17</text:p>
          </table:table-cell>
          <table:table-cell office:value-type="float" office:value="2225.52" calcext:value-type="float">
            <text:p>2.225,5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1/2016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689" calcext:value-type="float">
            <text:p>0,0689</text:p>
          </table:table-cell>
          <table:table-cell office:value-type="float" office:value="2232.21" calcext:value-type="float">
            <text:p>2.232,21</text:p>
          </table:table-cell>
          <table:table-cell office:value-type="float" office:value="2229.45" calcext:value-type="float">
            <text:p>2.229,45</text:p>
          </table:table-cell>
          <table:table-cell office:value-type="float" office:value="2228.17" calcext:value-type="float">
            <text:p>2.228,1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1/2016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689" calcext:value-type="float">
            <text:p>0,0689</text:p>
          </table:table-cell>
          <table:table-cell office:value-type="float" office:value="2233.49" calcext:value-type="float">
            <text:p>2.233,49</text:p>
          </table:table-cell>
          <table:table-cell office:value-type="float" office:value="2230.72" calcext:value-type="float">
            <text:p>2.230,72</text:p>
          </table:table-cell>
          <table:table-cell office:value-type="float" office:value="2229.45" calcext:value-type="float">
            <text:p>2.229,4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1/2016</text:p>
          </table:table-cell>
          <table:table-cell office:value-type="float" office:value="0.068" calcext:value-type="float">
            <text:p>0,068</text:p>
          </table:table-cell>
          <table:table-cell office:value-type="float" office:value="0.0684" calcext:value-type="float">
            <text:p>0,0684</text:p>
          </table:table-cell>
          <table:table-cell office:value-type="float" office:value="2238.23" calcext:value-type="float">
            <text:p>2.238,23</text:p>
          </table:table-cell>
          <table:table-cell office:value-type="float" office:value="2235.46" calcext:value-type="float">
            <text:p>2.235,46</text:p>
          </table:table-cell>
          <table:table-cell office:value-type="float" office:value="2234.18" calcext:value-type="float">
            <text:p>2.234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1/2016</text:p>
          </table:table-cell>
          <table:table-cell office:value-type="float" office:value="0.0682" calcext:value-type="float">
            <text:p>0,0682</text:p>
          </table:table-cell>
          <table:table-cell office:value-type="float" office:value="0.0686" calcext:value-type="float">
            <text:p>0,0686</text:p>
          </table:table-cell>
          <table:table-cell office:value-type="float" office:value="2238.11" calcext:value-type="float">
            <text:p>2.238,11</text:p>
          </table:table-cell>
          <table:table-cell office:value-type="float" office:value="2235.35" calcext:value-type="float">
            <text:p>2.235,35</text:p>
          </table:table-cell>
          <table:table-cell office:value-type="float" office:value="2234.07" calcext:value-type="float">
            <text:p>2.234,0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1/2016</text:p>
          </table:table-cell>
          <table:table-cell office:value-type="float" office:value="0.0679" calcext:value-type="float">
            <text:p>0,0679</text:p>
          </table:table-cell>
          <table:table-cell office:value-type="float" office:value="0.0683" calcext:value-type="float">
            <text:p>0,0683</text:p>
          </table:table-cell>
          <table:table-cell office:value-type="float" office:value="2242.83" calcext:value-type="float">
            <text:p>2.242,83</text:p>
          </table:table-cell>
          <table:table-cell office:value-type="float" office:value="2240.06" calcext:value-type="float">
            <text:p>2.240,06</text:p>
          </table:table-cell>
          <table:table-cell office:value-type="float" office:value="2237.42" calcext:value-type="float">
            <text:p>2.237,4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1/2016</text:p>
          </table:table-cell>
          <table:table-cell office:value-type="float" office:value="0.068" calcext:value-type="float">
            <text:p>0,068</text:p>
          </table:table-cell>
          <table:table-cell office:value-type="float" office:value="0.0684" calcext:value-type="float">
            <text:p>0,0684</text:p>
          </table:table-cell>
          <table:table-cell office:value-type="float" office:value="2243.4" calcext:value-type="float">
            <text:p>2.243,40</text:p>
          </table:table-cell>
          <table:table-cell office:value-type="float" office:value="2240.64" calcext:value-type="float">
            <text:p>2.240,64</text:p>
          </table:table-cell>
          <table:table-cell office:value-type="float" office:value="2239.37" calcext:value-type="float">
            <text:p>2.239,3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1/2016</text:p>
          </table:table-cell>
          <table:table-cell office:value-type="float" office:value="0.0677" calcext:value-type="float">
            <text:p>0,0677</text:p>
          </table:table-cell>
          <table:table-cell office:value-type="float" office:value="0.0681" calcext:value-type="float">
            <text:p>0,0681</text:p>
          </table:table-cell>
          <table:table-cell office:value-type="float" office:value="2246.75" calcext:value-type="float">
            <text:p>2.246,75</text:p>
          </table:table-cell>
          <table:table-cell office:value-type="float" office:value="2243.98" calcext:value-type="float">
            <text:p>2.243,98</text:p>
          </table:table-cell>
          <table:table-cell office:value-type="float" office:value="2242.71" calcext:value-type="float">
            <text:p>2.242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1/2016</text:p>
          </table:table-cell>
          <table:table-cell office:value-type="float" office:value="0.0673" calcext:value-type="float">
            <text:p>0,0673</text:p>
          </table:table-cell>
          <table:table-cell office:value-type="float" office:value="0.0677" calcext:value-type="float">
            <text:p>0,0677</text:p>
          </table:table-cell>
          <table:table-cell office:value-type="float" office:value="2250.79" calcext:value-type="float">
            <text:p>2.250,79</text:p>
          </table:table-cell>
          <table:table-cell office:value-type="float" office:value="2248.02" calcext:value-type="float">
            <text:p>2.248,02</text:p>
          </table:table-cell>
          <table:table-cell office:value-type="float" office:value="2246.75" calcext:value-type="float">
            <text:p>2.246,7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1/2016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652" calcext:value-type="float">
            <text:p>0,0652</text:p>
          </table:table-cell>
          <table:table-cell office:value-type="float" office:value="2269.46" calcext:value-type="float">
            <text:p>2.269,46</text:p>
          </table:table-cell>
          <table:table-cell office:value-type="float" office:value="2266.66" calcext:value-type="float">
            <text:p>2.266,66</text:p>
          </table:table-cell>
          <table:table-cell office:value-type="float" office:value="2265.4" calcext:value-type="float">
            <text:p>2.265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1/2016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627" calcext:value-type="float">
            <text:p>0,0627</text:p>
          </table:table-cell>
          <table:table-cell office:value-type="float" office:value="2290.92" calcext:value-type="float">
            <text:p>2.290,92</text:p>
          </table:table-cell>
          <table:table-cell office:value-type="float" office:value="2288.1" calcext:value-type="float">
            <text:p>2.288,10</text:p>
          </table:table-cell>
          <table:table-cell office:value-type="float" office:value="2284.21" calcext:value-type="float">
            <text:p>2.284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1/2016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1" calcext:value-type="float">
            <text:p>0,0621</text:p>
          </table:table-cell>
          <table:table-cell office:value-type="float" office:value="2296.21" calcext:value-type="float">
            <text:p>2.296,21</text:p>
          </table:table-cell>
          <table:table-cell office:value-type="float" office:value="2293.38" calcext:value-type="float">
            <text:p>2.293,38</text:p>
          </table:table-cell>
          <table:table-cell office:value-type="float" office:value="2292.04" calcext:value-type="float">
            <text:p>2.292,0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1/2016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1" calcext:value-type="float">
            <text:p>0,0621</text:p>
          </table:table-cell>
          <table:table-cell office:value-type="float" office:value="2297.55" calcext:value-type="float">
            <text:p>2.297,55</text:p>
          </table:table-cell>
          <table:table-cell office:value-type="float" office:value="2294.72" calcext:value-type="float">
            <text:p>2.294,72</text:p>
          </table:table-cell>
          <table:table-cell office:value-type="float" office:value="2293.38" calcext:value-type="float">
            <text:p>2.293,3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1/2016</text:p>
          </table:table-cell>
          <table:table-cell office:value-type="float" office:value="0.0614" calcext:value-type="float">
            <text:p>0,0614</text:p>
          </table:table-cell>
          <table:table-cell office:value-type="float" office:value="0.0618" calcext:value-type="float">
            <text:p>0,0618</text:p>
          </table:table-cell>
          <table:table-cell office:value-type="float" office:value="2301.02" calcext:value-type="float">
            <text:p>2.301,02</text:p>
          </table:table-cell>
          <table:table-cell office:value-type="float" office:value="2298.19" calcext:value-type="float">
            <text:p>2.298,19</text:p>
          </table:table-cell>
          <table:table-cell office:value-type="float" office:value="2296.85" calcext:value-type="float">
            <text:p>2.296,8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1/2016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639" calcext:value-type="float">
            <text:p>0,0639</text:p>
          </table:table-cell>
          <table:table-cell office:value-type="float" office:value="2287.56" calcext:value-type="float">
            <text:p>2.287,56</text:p>
          </table:table-cell>
          <table:table-cell office:value-type="float" office:value="2284.76" calcext:value-type="float">
            <text:p>2.284,76</text:p>
          </table:table-cell>
          <table:table-cell office:value-type="float" office:value="2283.4" calcext:value-type="float">
            <text:p>2.283,4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1/2016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626" calcext:value-type="float">
            <text:p>0,0626</text:p>
          </table:table-cell>
          <table:table-cell office:value-type="float" office:value="2299.65" calcext:value-type="float">
            <text:p>2.299,65</text:p>
          </table:table-cell>
          <table:table-cell office:value-type="float" office:value="2296.83" calcext:value-type="float">
            <text:p>2.296,83</text:p>
          </table:table-cell>
          <table:table-cell office:value-type="float" office:value="2293.89" calcext:value-type="float">
            <text:p>2.293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2/2016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641" calcext:value-type="float">
            <text:p>0,0641</text:p>
          </table:table-cell>
          <table:table-cell office:value-type="float" office:value="2290.45" calcext:value-type="float">
            <text:p>2.290,45</text:p>
          </table:table-cell>
          <table:table-cell office:value-type="float" office:value="2287.65" calcext:value-type="float">
            <text:p>2.287,65</text:p>
          </table:table-cell>
          <table:table-cell office:value-type="float" office:value="2286.3" calcext:value-type="float">
            <text:p>2.286,3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2/2016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626" calcext:value-type="float">
            <text:p>0,0626</text:p>
          </table:table-cell>
          <table:table-cell office:value-type="float" office:value="2302.34" calcext:value-type="float">
            <text:p>2.302,34</text:p>
          </table:table-cell>
          <table:table-cell office:value-type="float" office:value="2299.53" calcext:value-type="float">
            <text:p>2.299,53</text:p>
          </table:table-cell>
          <table:table-cell office:value-type="float" office:value="2298.18" calcext:value-type="float">
            <text:p>2.298,1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2/2016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635" calcext:value-type="float">
            <text:p>0,0635</text:p>
          </table:table-cell>
          <table:table-cell office:value-type="float" office:value="2297.37" calcext:value-type="float">
            <text:p>2.297,37</text:p>
          </table:table-cell>
          <table:table-cell office:value-type="float" office:value="2294.57" calcext:value-type="float">
            <text:p>2.294,57</text:p>
          </table:table-cell>
          <table:table-cell office:value-type="float" office:value="2293.21" calcext:value-type="float">
            <text:p>2.293,2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2/2016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" calcext:value-type="float">
            <text:p>0,063</text:p>
          </table:table-cell>
          <table:table-cell office:value-type="float" office:value="2302.23" calcext:value-type="float">
            <text:p>2.302,23</text:p>
          </table:table-cell>
          <table:table-cell office:value-type="float" office:value="2299.42" calcext:value-type="float">
            <text:p>2.299,42</text:p>
          </table:table-cell>
          <table:table-cell office:value-type="float" office:value="2298.07" calcext:value-type="float">
            <text:p>2.298,0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2/2016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648" calcext:value-type="float">
            <text:p>0,0648</text:p>
          </table:table-cell>
          <table:table-cell office:value-type="float" office:value="2297.79" calcext:value-type="float">
            <text:p>2.297,79</text:p>
          </table:table-cell>
          <table:table-cell office:value-type="float" office:value="2295" calcext:value-type="float">
            <text:p>2.295,00</text:p>
          </table:table-cell>
          <table:table-cell office:value-type="float" office:value="2289.76" calcext:value-type="float">
            <text:p>2.289,7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2/2016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643" calcext:value-type="float">
            <text:p>0,0643</text:p>
          </table:table-cell>
          <table:table-cell office:value-type="float" office:value="2302.79" calcext:value-type="float">
            <text:p>2.302,79</text:p>
          </table:table-cell>
          <table:table-cell office:value-type="float" office:value="2299.99" calcext:value-type="float">
            <text:p>2.299,99</text:p>
          </table:table-cell>
          <table:table-cell office:value-type="float" office:value="2298.49" calcext:value-type="float">
            <text:p>2.298,4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2/2016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638" calcext:value-type="float">
            <text:p>0,0638</text:p>
          </table:table-cell>
          <table:table-cell office:value-type="float" office:value="2307.79" calcext:value-type="float">
            <text:p>2.307,79</text:p>
          </table:table-cell>
          <table:table-cell office:value-type="float" office:value="2304.99" calcext:value-type="float">
            <text:p>2.304,99</text:p>
          </table:table-cell>
          <table:table-cell office:value-type="float" office:value="2303.49" calcext:value-type="float">
            <text:p>2.303,4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2/2016</text:p>
          </table:table-cell>
          <table:table-cell office:value-type="float" office:value="0.0638" calcext:value-type="float">
            <text:p>0,0638</text:p>
          </table:table-cell>
          <table:table-cell office:value-type="float" office:value="0.0642" calcext:value-type="float">
            <text:p>0,0642</text:p>
          </table:table-cell>
          <table:table-cell office:value-type="float" office:value="2308.38" calcext:value-type="float">
            <text:p>2.308,38</text:p>
          </table:table-cell>
          <table:table-cell office:value-type="float" office:value="2305.58" calcext:value-type="float">
            <text:p>2.305,58</text:p>
          </table:table-cell>
          <table:table-cell office:value-type="float" office:value="2302.2" calcext:value-type="float">
            <text:p>2.302,2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2/2016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" calcext:value-type="float">
            <text:p>0,063</text:p>
          </table:table-cell>
          <table:table-cell office:value-type="float" office:value="2318.09" calcext:value-type="float">
            <text:p>2.318,09</text:p>
          </table:table-cell>
          <table:table-cell office:value-type="float" office:value="2315.28" calcext:value-type="float">
            <text:p>2.315,28</text:p>
          </table:table-cell>
          <table:table-cell office:value-type="float" office:value="2313.98" calcext:value-type="float">
            <text:p>2.313,9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2/2016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24" calcext:value-type="float">
            <text:p>0,0624</text:p>
          </table:table-cell>
          <table:table-cell office:value-type="float" office:value="2323.61" calcext:value-type="float">
            <text:p>2.323,61</text:p>
          </table:table-cell>
          <table:table-cell office:value-type="float" office:value="2320.8" calcext:value-type="float">
            <text:p>2.320,80</text:p>
          </table:table-cell>
          <table:table-cell office:value-type="float" office:value="2319.5" calcext:value-type="float">
            <text:p>2.319,5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2/2016</text:p>
          </table:table-cell>
          <table:table-cell office:value-type="float" office:value="0.0614" calcext:value-type="float">
            <text:p>0,0614</text:p>
          </table:table-cell>
          <table:table-cell office:value-type="float" office:value="0.0618" calcext:value-type="float">
            <text:p>0,0618</text:p>
          </table:table-cell>
          <table:table-cell office:value-type="float" office:value="2329.14" calcext:value-type="float">
            <text:p>2.329,14</text:p>
          </table:table-cell>
          <table:table-cell office:value-type="float" office:value="2326.32" calcext:value-type="float">
            <text:p>2.326,32</text:p>
          </table:table-cell>
          <table:table-cell office:value-type="float" office:value="2325.02" calcext:value-type="float">
            <text:p>2.325,0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2/2016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14" calcext:value-type="float">
            <text:p>0,0614</text:p>
          </table:table-cell>
          <table:table-cell office:value-type="float" office:value="2333.25" calcext:value-type="float">
            <text:p>2.333,25</text:p>
          </table:table-cell>
          <table:table-cell office:value-type="float" office:value="2330.43" calcext:value-type="float">
            <text:p>2.330,43</text:p>
          </table:table-cell>
          <table:table-cell office:value-type="float" office:value="2329.14" calcext:value-type="float">
            <text:p>2.329,1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2/20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629" calcext:value-type="float">
            <text:p>0,0629</text:p>
          </table:table-cell>
          <table:table-cell office:value-type="float" office:value="2325.48" calcext:value-type="float">
            <text:p>2.325,48</text:p>
          </table:table-cell>
          <table:table-cell office:value-type="float" office:value="2322.67" calcext:value-type="float">
            <text:p>2.322,67</text:p>
          </table:table-cell>
          <table:table-cell office:value-type="float" office:value="2319.89" calcext:value-type="float">
            <text:p>2.319,8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2/2016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2325.38" calcext:value-type="float">
            <text:p>2.325,38</text:p>
          </table:table-cell>
          <table:table-cell office:value-type="float" office:value="2322.58" calcext:value-type="float">
            <text:p>2.322,58</text:p>
          </table:table-cell>
          <table:table-cell office:value-type="float" office:value="2321.27" calcext:value-type="float">
            <text:p>2.321,2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2/2016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" calcext:value-type="float">
            <text:p>0,063</text:p>
          </table:table-cell>
          <table:table-cell office:value-type="float" office:value="2327.38" calcext:value-type="float">
            <text:p>2.327,38</text:p>
          </table:table-cell>
          <table:table-cell office:value-type="float" office:value="2324.58" calcext:value-type="float">
            <text:p>2.324,58</text:p>
          </table:table-cell>
          <table:table-cell office:value-type="float" office:value="2323.28" calcext:value-type="float">
            <text:p>2.323,2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2/2016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636" calcext:value-type="float">
            <text:p>0,0636</text:p>
          </table:table-cell>
          <table:table-cell office:value-type="float" office:value="2324.89" calcext:value-type="float">
            <text:p>2.324,89</text:p>
          </table:table-cell>
          <table:table-cell office:value-type="float" office:value="2322.1" calcext:value-type="float">
            <text:p>2.322,10</text:p>
          </table:table-cell>
          <table:table-cell office:value-type="float" office:value="2320.75" calcext:value-type="float">
            <text:p>2.320,7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2/2016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627" calcext:value-type="float">
            <text:p>0,0627</text:p>
          </table:table-cell>
          <table:table-cell office:value-type="float" office:value="2332.53" calcext:value-type="float">
            <text:p>2.332,53</text:p>
          </table:table-cell>
          <table:table-cell office:value-type="float" office:value="2329.73" calcext:value-type="float">
            <text:p>2.329,73</text:p>
          </table:table-cell>
          <table:table-cell office:value-type="float" office:value="2328.39" calcext:value-type="float">
            <text:p>2.328,3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2/2016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24" calcext:value-type="float">
            <text:p>0,0624</text:p>
          </table:table-cell>
          <table:table-cell office:value-type="float" office:value="2337.55" calcext:value-type="float">
            <text:p>2.337,55</text:p>
          </table:table-cell>
          <table:table-cell office:value-type="float" office:value="2334.75" calcext:value-type="float">
            <text:p>2.334,75</text:p>
          </table:table-cell>
          <table:table-cell office:value-type="float" office:value="2331.83" calcext:value-type="float">
            <text:p>2.331,8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float" office:value="0.0633" calcext:value-type="float">
            <text:p>0,0633</text:p>
          </table:table-cell>
          <table:table-cell office:value-type="float" office:value="0.0637" calcext:value-type="float">
            <text:p>0,0637</text:p>
          </table:table-cell>
          <table:table-cell office:value-type="float" office:value="2329.8" calcext:value-type="float">
            <text:p>2.329,80</text:p>
          </table:table-cell>
          <table:table-cell office:value-type="float" office:value="2327.02" calcext:value-type="float">
            <text:p>2.327,02</text:p>
          </table:table-cell>
          <table:table-cell office:value-type="float" office:value="2325.67" calcext:value-type="float">
            <text:p>2.325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3/2016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2335.34" calcext:value-type="float">
            <text:p>2.335,34</text:p>
          </table:table-cell>
          <table:table-cell office:value-type="float" office:value="2332.55" calcext:value-type="float">
            <text:p>2.332,55</text:p>
          </table:table-cell>
          <table:table-cell office:value-type="float" office:value="2331.2" calcext:value-type="float">
            <text:p>2.331,2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3/2016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617" calcext:value-type="float">
            <text:p>0,0617</text:p>
          </table:table-cell>
          <table:table-cell office:value-type="float" office:value="2346.49" calcext:value-type="float">
            <text:p>2.346,49</text:p>
          </table:table-cell>
          <table:table-cell office:value-type="float" office:value="2343.68" calcext:value-type="float">
            <text:p>2.343,68</text:p>
          </table:table-cell>
          <table:table-cell office:value-type="float" office:value="2342.34" calcext:value-type="float">
            <text:p>2.342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3/2016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14" calcext:value-type="float">
            <text:p>0,0614</text:p>
          </table:table-cell>
          <table:table-cell office:value-type="float" office:value="2349.94" calcext:value-type="float">
            <text:p>2.349,94</text:p>
          </table:table-cell>
          <table:table-cell office:value-type="float" office:value="2347.13" calcext:value-type="float">
            <text:p>2.347,13</text:p>
          </table:table-cell>
          <table:table-cell office:value-type="float" office:value="2345.79" calcext:value-type="float">
            <text:p>2.345,7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3/2016</text:p>
          </table:table-cell>
          <table:table-cell office:value-type="float" office:value="0.0604" calcext:value-type="float">
            <text:p>0,0604</text:p>
          </table:table-cell>
          <table:table-cell office:value-type="float" office:value="0.0608" calcext:value-type="float">
            <text:p>0,0608</text:p>
          </table:table-cell>
          <table:table-cell office:value-type="float" office:value="2357.08" calcext:value-type="float">
            <text:p>2.357,08</text:p>
          </table:table-cell>
          <table:table-cell office:value-type="float" office:value="2354.27" calcext:value-type="float">
            <text:p>2.354,27</text:p>
          </table:table-cell>
          <table:table-cell office:value-type="float" office:value="2351.34" calcext:value-type="float">
            <text:p>2.351,3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3/2016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63" calcext:value-type="float">
            <text:p>0,063</text:p>
          </table:table-cell>
          <table:table-cell office:value-type="float" office:value="2343.01" calcext:value-type="float">
            <text:p>2.343,01</text:p>
          </table:table-cell>
          <table:table-cell office:value-type="float" office:value="2340.23" calcext:value-type="float">
            <text:p>2.340,23</text:p>
          </table:table-cell>
          <table:table-cell office:value-type="float" office:value="2338.87" calcext:value-type="float">
            <text:p>2.338,8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3/2016</text:p>
          </table:table-cell>
          <table:table-cell office:value-type="float" office:value="0.0642" calcext:value-type="float">
            <text:p>0,0642</text:p>
          </table:table-cell>
          <table:table-cell office:value-type="float" office:value="0.0646" calcext:value-type="float">
            <text:p>0,0646</text:p>
          </table:table-cell>
          <table:table-cell office:value-type="float" office:value="2333.25" calcext:value-type="float">
            <text:p>2.333,25</text:p>
          </table:table-cell>
          <table:table-cell office:value-type="float" office:value="2330.49" calcext:value-type="float">
            <text:p>2.330,49</text:p>
          </table:table-cell>
          <table:table-cell office:value-type="float" office:value="2329.12" calcext:value-type="float">
            <text:p>2.329,1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3/2016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2343.49" calcext:value-type="float">
            <text:p>2.343,49</text:p>
          </table:table-cell>
          <table:table-cell office:value-type="float" office:value="2340.71" calcext:value-type="float">
            <text:p>2.340,71</text:p>
          </table:table-cell>
          <table:table-cell office:value-type="float" office:value="2339.42" calcext:value-type="float">
            <text:p>2.339,4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0/03/2016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2" calcext:value-type="float">
            <text:p>0,062</text:p>
          </table:table-cell>
          <table:table-cell office:value-type="float" office:value="2352.44" calcext:value-type="float">
            <text:p>2.352,44</text:p>
          </table:table-cell>
          <table:table-cell office:value-type="float" office:value="2349.65" calcext:value-type="float">
            <text:p>2.349,65</text:p>
          </table:table-cell>
          <table:table-cell office:value-type="float" office:value="2348.36" calcext:value-type="float">
            <text:p>2.348,3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3/2016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625" calcext:value-type="float">
            <text:p>0,0625</text:p>
          </table:table-cell>
          <table:table-cell office:value-type="float" office:value="2351.7" calcext:value-type="float">
            <text:p>2.351,70</text:p>
          </table:table-cell>
          <table:table-cell office:value-type="float" office:value="2348.91" calcext:value-type="float">
            <text:p>2.348,91</text:p>
          </table:table-cell>
          <table:table-cell office:value-type="float" office:value="2346.17" calcext:value-type="float">
            <text:p>2.346,1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3/2016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0611" calcext:value-type="float">
            <text:p>0,0611</text:p>
          </table:table-cell>
          <table:table-cell office:value-type="float" office:value="2362.76" calcext:value-type="float">
            <text:p>2.362,76</text:p>
          </table:table-cell>
          <table:table-cell office:value-type="float" office:value="2359.96" calcext:value-type="float">
            <text:p>2.359,96</text:p>
          </table:table-cell>
          <table:table-cell office:value-type="float" office:value="2358.68" calcext:value-type="float">
            <text:p>2.358,6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3/2016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2349.77" calcext:value-type="float">
            <text:p>2.349,77</text:p>
          </table:table-cell>
          <table:table-cell office:value-type="float" office:value="2347" calcext:value-type="float">
            <text:p>2.347,00</text:p>
          </table:table-cell>
          <table:table-cell office:value-type="float" office:value="2346.03" calcext:value-type="float">
            <text:p>2.346,0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6/03/2016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631" calcext:value-type="float">
            <text:p>0,0631</text:p>
          </table:table-cell>
          <table:table-cell office:value-type="float" office:value="2350.73" calcext:value-type="float">
            <text:p>2.350,73</text:p>
          </table:table-cell>
          <table:table-cell office:value-type="float" office:value="2347.96" calcext:value-type="float">
            <text:p>2.347,96</text:p>
          </table:table-cell>
          <table:table-cell office:value-type="float" office:value="2347" calcext:value-type="float">
            <text:p>2.347,0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7/03/2016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613" calcext:value-type="float">
            <text:p>0,0613</text:p>
          </table:table-cell>
          <table:table-cell office:value-type="float" office:value="2364.21" calcext:value-type="float">
            <text:p>2.364,21</text:p>
          </table:table-cell>
          <table:table-cell office:value-type="float" office:value="2361.42" calcext:value-type="float">
            <text:p>2.361,42</text:p>
          </table:table-cell>
          <table:table-cell office:value-type="float" office:value="2360.46" calcext:value-type="float">
            <text:p>2.360,4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3/2016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601" calcext:value-type="float">
            <text:p>0,0601</text:p>
          </table:table-cell>
          <table:table-cell office:value-type="float" office:value="2374.34" calcext:value-type="float">
            <text:p>2.374,34</text:p>
          </table:table-cell>
          <table:table-cell office:value-type="float" office:value="2371.53" calcext:value-type="float">
            <text:p>2.371,53</text:p>
          </table:table-cell>
          <table:table-cell office:value-type="float" office:value="2369.8" calcext:value-type="float">
            <text:p>2.369,80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1/03/2016</text:p>
          </table:table-cell>
          <table:table-cell office:value-type="float" office:value="0.0596" calcext:value-type="float">
            <text:p>0,0596</text:p>
          </table:table-cell>
          <table:table-cell office:value-type="float" office:value="0.06" calcext:value-type="float">
            <text:p>0,06</text:p>
          </table:table-cell>
          <table:table-cell office:value-type="float" office:value="2375.98" calcext:value-type="float">
            <text:p>2.375,98</text:p>
          </table:table-cell>
          <table:table-cell office:value-type="float" office:value="2373.18" calcext:value-type="float">
            <text:p>2.373,18</text:p>
          </table:table-cell>
          <table:table-cell office:value-type="float" office:value="2372.23" calcext:value-type="float">
            <text:p>2.372,2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3/2016</text:p>
          </table:table-cell>
          <table:table-cell office:value-type="float" office:value="0.0594" calcext:value-type="float">
            <text:p>0,0594</text:p>
          </table:table-cell>
          <table:table-cell office:value-type="float" office:value="0.0598" calcext:value-type="float">
            <text:p>0,0598</text:p>
          </table:table-cell>
          <table:table-cell office:value-type="float" office:value="2378.32" calcext:value-type="float">
            <text:p>2.378,32</text:p>
          </table:table-cell>
          <table:table-cell office:value-type="float" office:value="2375.53" calcext:value-type="float">
            <text:p>2.375,53</text:p>
          </table:table-cell>
          <table:table-cell office:value-type="float" office:value="2374.58" calcext:value-type="float">
            <text:p>2.374,5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3/03/2016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89" calcext:value-type="float">
            <text:p>0,0589</text:p>
          </table:table-cell>
          <table:table-cell office:value-type="float" office:value="2385.57" calcext:value-type="float">
            <text:p>2.385,57</text:p>
          </table:table-cell>
          <table:table-cell office:value-type="float" office:value="2382.77" calcext:value-type="float">
            <text:p>2.382,77</text:p>
          </table:table-cell>
          <table:table-cell office:value-type="float" office:value="2381.83" calcext:value-type="float">
            <text:p>2.381,8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4/03/2016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1" calcext:value-type="float">
            <text:p>0,0621</text:p>
          </table:table-cell>
          <table:table-cell office:value-type="float" office:value="2364.9" calcext:value-type="float">
            <text:p>2.364,90</text:p>
          </table:table-cell>
          <table:table-cell office:value-type="float" office:value="2362.13" calcext:value-type="float">
            <text:p>2.362,13</text:p>
          </table:table-cell>
          <table:table-cell office:value-type="float" office:value="2360.13" calcext:value-type="float">
            <text:p>2.360,1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3/2016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622" calcext:value-type="float">
            <text:p>0,0622</text:p>
          </table:table-cell>
          <table:table-cell office:value-type="float" office:value="2365.12" calcext:value-type="float">
            <text:p>2.365,12</text:p>
          </table:table-cell>
          <table:table-cell office:value-type="float" office:value="2362.36" calcext:value-type="float">
            <text:p>2.362,36</text:p>
          </table:table-cell>
          <table:table-cell office:value-type="float" office:value="2361.44" calcext:value-type="float">
            <text:p>2.361,4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3/201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616" calcext:value-type="float">
            <text:p>0,0616</text:p>
          </table:table-cell>
          <table:table-cell office:value-type="float" office:value="2370.2" calcext:value-type="float">
            <text:p>2.370,20</text:p>
          </table:table-cell>
          <table:table-cell office:value-type="float" office:value="2367.43" calcext:value-type="float">
            <text:p>2.367,43</text:p>
          </table:table-cell>
          <table:table-cell office:value-type="float" office:value="2366.51" calcext:value-type="float">
            <text:p>2.366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0/03/2016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617" calcext:value-type="float">
            <text:p>0,0617</text:p>
          </table:table-cell>
          <table:table-cell office:value-type="float" office:value="2370.42" calcext:value-type="float">
            <text:p>2.370,42</text:p>
          </table:table-cell>
          <table:table-cell office:value-type="float" office:value="2367.66" calcext:value-type="float">
            <text:p>2.367,66</text:p>
          </table:table-cell>
          <table:table-cell office:value-type="float" office:value="2366.74" calcext:value-type="float">
            <text:p>2.366,7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31/03/2016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639" calcext:value-type="float">
            <text:p>0,0639</text:p>
          </table:table-cell>
          <table:table-cell office:value-type="float" office:value="2356.19" calcext:value-type="float">
            <text:p>2.356,19</text:p>
          </table:table-cell>
          <table:table-cell office:value-type="float" office:value="2353.45" calcext:value-type="float">
            <text:p>2.353,45</text:p>
          </table:table-cell>
          <table:table-cell office:value-type="float" office:value="2352.52" calcext:value-type="float">
            <text:p>2.352,5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1/04/2016</text:p>
          </table:table-cell>
          <table:table-cell office:value-type="float" office:value="0.0647" calcext:value-type="float">
            <text:p>0,0647</text:p>
          </table:table-cell>
          <table:table-cell office:value-type="float" office:value="0.0651" calcext:value-type="float">
            <text:p>0,0651</text:p>
          </table:table-cell>
          <table:table-cell office:value-type="float" office:value="2349.63" calcext:value-type="float">
            <text:p>2.349,63</text:p>
          </table:table-cell>
          <table:table-cell office:value-type="float" office:value="2346.9" calcext:value-type="float">
            <text:p>2.346,90</text:p>
          </table:table-cell>
          <table:table-cell office:value-type="float" office:value="2345.25" calcext:value-type="float">
            <text:p>2.345,2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4/2016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638" calcext:value-type="float">
            <text:p>0,0638</text:p>
          </table:table-cell>
          <table:table-cell office:value-type="float" office:value="2359.45" calcext:value-type="float">
            <text:p>2.359,45</text:p>
          </table:table-cell>
          <table:table-cell office:value-type="float" office:value="2356.72" calcext:value-type="float">
            <text:p>2.356,72</text:p>
          </table:table-cell>
          <table:table-cell office:value-type="float" office:value="2355.78" calcext:value-type="float">
            <text:p>2.355,7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4/2016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54" calcext:value-type="float">
            <text:p>0,0654</text:p>
          </table:table-cell>
          <table:table-cell office:value-type="float" office:value="2349.47" calcext:value-type="float">
            <text:p>2.349,47</text:p>
          </table:table-cell>
          <table:table-cell office:value-type="float" office:value="2346.75" calcext:value-type="float">
            <text:p>2.346,75</text:p>
          </table:table-cell>
          <table:table-cell office:value-type="float" office:value="2345.81" calcext:value-type="float">
            <text:p>2.345,8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4/2016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648" calcext:value-type="float">
            <text:p>0,0648</text:p>
          </table:table-cell>
          <table:table-cell office:value-type="float" office:value="2354.5" calcext:value-type="float">
            <text:p>2.354,50</text:p>
          </table:table-cell>
          <table:table-cell office:value-type="float" office:value="2351.77" calcext:value-type="float">
            <text:p>2.351,77</text:p>
          </table:table-cell>
          <table:table-cell office:value-type="float" office:value="2350.83" calcext:value-type="float">
            <text:p>2.350,8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7/04/2016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652" calcext:value-type="float">
            <text:p>0,0652</text:p>
          </table:table-cell>
          <table:table-cell office:value-type="float" office:value="2352.71" calcext:value-type="float">
            <text:p>2.352,71</text:p>
          </table:table-cell>
          <table:table-cell office:value-type="float" office:value="2350" calcext:value-type="float">
            <text:p>2.350,00</text:p>
          </table:table-cell>
          <table:table-cell office:value-type="float" office:value="2349.05" calcext:value-type="float">
            <text:p>2.349,0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8/04/2016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648" calcext:value-type="float">
            <text:p>0,0648</text:p>
          </table:table-cell>
          <table:table-cell office:value-type="float" office:value="2356.27" calcext:value-type="float">
            <text:p>2.356,27</text:p>
          </table:table-cell>
          <table:table-cell office:value-type="float" office:value="2353.55" calcext:value-type="float">
            <text:p>2.353,55</text:p>
          </table:table-cell>
          <table:table-cell office:value-type="float" office:value="2351.99" calcext:value-type="float">
            <text:p>2.351,9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1/04/2016</text:p>
          </table:table-cell>
          <table:table-cell office:value-type="float" office:value="0.0638" calcext:value-type="float">
            <text:p>0,0638</text:p>
          </table:table-cell>
          <table:table-cell office:value-type="float" office:value="0.0642" calcext:value-type="float">
            <text:p>0,0642</text:p>
          </table:table-cell>
          <table:table-cell office:value-type="float" office:value="2361.26" calcext:value-type="float">
            <text:p>2.361,26</text:p>
          </table:table-cell>
          <table:table-cell office:value-type="float" office:value="2358.54" calcext:value-type="float">
            <text:p>2.358,54</text:p>
          </table:table-cell>
          <table:table-cell office:value-type="float" office:value="2357.63" calcext:value-type="float">
            <text:p>2.357,63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2/04/2016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0633" calcext:value-type="float">
            <text:p>0,0633</text:p>
          </table:table-cell>
          <table:table-cell office:value-type="float" office:value="2368.3" calcext:value-type="float">
            <text:p>2.368,30</text:p>
          </table:table-cell>
          <table:table-cell office:value-type="float" office:value="2365.57" calcext:value-type="float">
            <text:p>2.365,57</text:p>
          </table:table-cell>
          <table:table-cell office:value-type="float" office:value="2364.67" calcext:value-type="float">
            <text:p>2.364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3/04/2016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639" calcext:value-type="float">
            <text:p>0,0639</text:p>
          </table:table-cell>
          <table:table-cell office:value-type="float" office:value="2365.11" calcext:value-type="float">
            <text:p>2.365,11</text:p>
          </table:table-cell>
          <table:table-cell office:value-type="float" office:value="2362.4" calcext:value-type="float">
            <text:p>2.362,40</text:p>
          </table:table-cell>
          <table:table-cell office:value-type="float" office:value="2361.49" calcext:value-type="float">
            <text:p>2.361,4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4/04/2016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627" calcext:value-type="float">
            <text:p>0,0627</text:p>
          </table:table-cell>
          <table:table-cell office:value-type="float" office:value="2374.2" calcext:value-type="float">
            <text:p>2.374,20</text:p>
          </table:table-cell>
          <table:table-cell office:value-type="float" office:value="2371.47" calcext:value-type="float">
            <text:p>2.371,47</text:p>
          </table:table-cell>
          <table:table-cell office:value-type="float" office:value="2370.57" calcext:value-type="float">
            <text:p>2.370,5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5/04/2016</text:p>
          </table:table-cell>
          <table:table-cell office:value-type="float" office:value="0.0628" calcext:value-type="float">
            <text:p>0,0628</text:p>
          </table:table-cell>
          <table:table-cell office:value-type="float" office:value="0.0632" calcext:value-type="float">
            <text:p>0,0632</text:p>
          </table:table-cell>
          <table:table-cell office:value-type="float" office:value="2372.73" calcext:value-type="float">
            <text:p>2.372,73</text:p>
          </table:table-cell>
          <table:table-cell office:value-type="float" office:value="2370.01" calcext:value-type="float">
            <text:p>2.370,01</text:p>
          </table:table-cell>
          <table:table-cell office:value-type="float" office:value="2368.06" calcext:value-type="float">
            <text:p>2.368,0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8/04/2016</text:p>
          </table:table-cell>
          <table:table-cell office:value-type="float" office:value="0.0614" calcext:value-type="float">
            <text:p>0,0614</text:p>
          </table:table-cell>
          <table:table-cell office:value-type="float" office:value="0.0618" calcext:value-type="float">
            <text:p>0,0618</text:p>
          </table:table-cell>
          <table:table-cell office:value-type="float" office:value="2383.31" calcext:value-type="float">
            <text:p>2.383,31</text:p>
          </table:table-cell>
          <table:table-cell office:value-type="float" office:value="2380.58" calcext:value-type="float">
            <text:p>2.380,58</text:p>
          </table:table-cell>
          <table:table-cell office:value-type="float" office:value="2379.55" calcext:value-type="float">
            <text:p>2.379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19/04/2016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0611" calcext:value-type="float">
            <text:p>0,0611</text:p>
          </table:table-cell>
          <table:table-cell office:value-type="float" office:value="2389.13" calcext:value-type="float">
            <text:p>2.389,13</text:p>
          </table:table-cell>
          <table:table-cell office:value-type="float" office:value="2386.39" calcext:value-type="float">
            <text:p>2.386,39</text:p>
          </table:table-cell>
          <table:table-cell office:value-type="float" office:value="2385.37" calcext:value-type="float">
            <text:p>2.385,3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0/04/2016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612" calcext:value-type="float">
            <text:p>0,0612</text:p>
          </table:table-cell>
          <table:table-cell office:value-type="float" office:value="2389.93" calcext:value-type="float">
            <text:p>2.389,93</text:p>
          </table:table-cell>
          <table:table-cell office:value-type="float" office:value="2387.19" calcext:value-type="float">
            <text:p>2.387,19</text:p>
          </table:table-cell>
          <table:table-cell office:value-type="float" office:value="2385.71" calcext:value-type="float">
            <text:p>2.385,7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2/04/2016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617" calcext:value-type="float">
            <text:p>0,0617</text:p>
          </table:table-cell>
          <table:table-cell office:value-type="float" office:value="2388.13" calcext:value-type="float">
            <text:p>2.388,13</text:p>
          </table:table-cell>
          <table:table-cell office:value-type="float" office:value="2385.4" calcext:value-type="float">
            <text:p>2.385,40</text:p>
          </table:table-cell>
          <table:table-cell office:value-type="float" office:value="2383.55" calcext:value-type="float">
            <text:p>2.383,5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5/04/2016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619" calcext:value-type="float">
            <text:p>0,0619</text:p>
          </table:table-cell>
          <table:table-cell office:value-type="float" office:value="2387.76" calcext:value-type="float">
            <text:p>2.387,76</text:p>
          </table:table-cell>
          <table:table-cell office:value-type="float" office:value="2385.03" calcext:value-type="float">
            <text:p>2.385,03</text:p>
          </table:table-cell>
          <table:table-cell office:value-type="float" office:value="2384.04" calcext:value-type="float">
            <text:p>2.384,04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6/04/201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616" calcext:value-type="float">
            <text:p>0,0616</text:p>
          </table:table-cell>
          <table:table-cell office:value-type="float" office:value="2390.8" calcext:value-type="float">
            <text:p>2.390,80</text:p>
          </table:table-cell>
          <table:table-cell office:value-type="float" office:value="2388.07" calcext:value-type="float">
            <text:p>2.388,07</text:p>
          </table:table-cell>
          <table:table-cell office:value-type="float" office:value="2387.08" calcext:value-type="float">
            <text:p>2.387,0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7/04/2016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21" calcext:value-type="float">
            <text:p>0,0621</text:p>
          </table:table-cell>
          <table:table-cell office:value-type="float" office:value="2388.39" calcext:value-type="float">
            <text:p>2.388,39</text:p>
          </table:table-cell>
          <table:table-cell office:value-type="float" office:value="2385.67" calcext:value-type="float">
            <text:p>2.385,67</text:p>
          </table:table-cell>
          <table:table-cell office:value-type="float" office:value="2384.67" calcext:value-type="float">
            <text:p>2.384,6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8/04/201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616" calcext:value-type="float">
            <text:p>0,0616</text:p>
          </table:table-cell>
          <table:table-cell office:value-type="float" office:value="2392.79" calcext:value-type="float">
            <text:p>2.392,79</text:p>
          </table:table-cell>
          <table:table-cell office:value-type="float" office:value="2390.06" calcext:value-type="float">
            <text:p>2.390,06</text:p>
          </table:table-cell>
          <table:table-cell office:value-type="float" office:value="2389.07" calcext:value-type="float">
            <text:p>2.389,07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29/04/20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629" calcext:value-type="float">
            <text:p>0,0629</text:p>
          </table:table-cell>
          <table:table-cell office:value-type="float" office:value="2385.81" calcext:value-type="float">
            <text:p>2.385,81</text:p>
          </table:table-cell>
          <table:table-cell office:value-type="float" office:value="2383.11" calcext:value-type="float">
            <text:p>2.383,11</text:p>
          </table:table-cell>
          <table:table-cell office:value-type="float" office:value="2381.25" calcext:value-type="float">
            <text:p>2.381,25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2/05/2016</text:p>
          </table:table-cell>
          <table:table-cell office:value-type="float" office:value="0.0605" calcext:value-type="float">
            <text:p>0,0605</text:p>
          </table:table-cell>
          <table:table-cell office:value-type="float" office:value="0.0609" calcext:value-type="float">
            <text:p>0,0609</text:p>
          </table:table-cell>
          <table:table-cell office:value-type="float" office:value="2400.4" calcext:value-type="float">
            <text:p>2.400,40</text:p>
          </table:table-cell>
          <table:table-cell office:value-type="float" office:value="2397.68" calcext:value-type="float">
            <text:p>2.397,68</text:p>
          </table:table-cell>
          <table:table-cell office:value-type="float" office:value="2396.68" calcext:value-type="float">
            <text:p>2.396,68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3/05/201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616" calcext:value-type="float">
            <text:p>0,0616</text:p>
          </table:table-cell>
          <table:table-cell office:value-type="float" office:value="2396.63" calcext:value-type="float">
            <text:p>2.396,63</text:p>
          </table:table-cell>
          <table:table-cell office:value-type="float" office:value="2393.92" calcext:value-type="float">
            <text:p>2.393,92</text:p>
          </table:table-cell>
          <table:table-cell office:value-type="float" office:value="2392.92" calcext:value-type="float">
            <text:p>2.392,92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4/05/2016</text:p>
          </table:table-cell>
          <table:table-cell office:value-type="float" office:value="0.0614" calcext:value-type="float">
            <text:p>0,0614</text:p>
          </table:table-cell>
          <table:table-cell office:value-type="float" office:value="0.0618" calcext:value-type="float">
            <text:p>0,0618</text:p>
          </table:table-cell>
          <table:table-cell office:value-type="float" office:value="2396.27" calcext:value-type="float">
            <text:p>2.396,27</text:p>
          </table:table-cell>
          <table:table-cell office:value-type="float" office:value="2393.56" calcext:value-type="float">
            <text:p>2.393,56</text:p>
          </table:table-cell>
          <table:table-cell office:value-type="float" office:value="2392.56" calcext:value-type="float">
            <text:p>2.392,56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5/05/2016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15" calcext:value-type="float">
            <text:p>0,0615</text:p>
          </table:table-cell>
          <table:table-cell office:value-type="float" office:value="2399.3" calcext:value-type="float">
            <text:p>2.399,30</text:p>
          </table:table-cell>
          <table:table-cell office:value-type="float" office:value="2396.59" calcext:value-type="float">
            <text:p>2.396,59</text:p>
          </table:table-cell>
          <table:table-cell office:value-type="float" office:value="2395.59" calcext:value-type="float">
            <text:p>2.395,59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6/05/2016</text:p>
          </table:table-cell>
          <table:table-cell office:value-type="float" office:value="0.0604" calcext:value-type="float">
            <text:p>0,0604</text:p>
          </table:table-cell>
          <table:table-cell office:value-type="float" office:value="0.0608" calcext:value-type="float">
            <text:p>0,0608</text:p>
          </table:table-cell>
          <table:table-cell office:value-type="float" office:value="2407.25" calcext:value-type="float">
            <text:p>2.407,25</text:p>
          </table:table-cell>
          <table:table-cell office:value-type="float" office:value="2404.53" calcext:value-type="float">
            <text:p>2.404,53</text:p>
          </table:table-cell>
          <table:table-cell office:value-type="float" office:value="2402.51" calcext:value-type="float">
            <text:p>2.402,51</text:p>
          </table:table-cell>
          <table:table-cell office:value-type="string" calcext:value-type="string">
            <text:p>NTN-BPrincipal150519</text:p>
          </table:table-cell>
        </table:table-row>
        <table:table-row table:style-name="ro1">
          <table:table-cell office:value-type="string" calcext:value-type="string">
            <text:p>09/05/2016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612" calcext:value-type="float">
            <text:p>0,0612</text:p>
          </table:table-cell>
          <table:table-cell office:value-type="float" office:value="2405.58" calcext:value-type="float">
            <text:p>2.405,58</text:p>
          </table:table-cell>
          <table:table-cell office:value-type="float" office:value="2402.87" calcext:value-type="float">
            <text:p>2.402,87</text:p>
          </table:table-cell>
          <table:table-cell office:value-type="float" office:value="2401.82" calcext:value-type="float">
            <text:p>2.401,82</text:p>
          </table:table-cell>
          <table:table-cell office:value-type="string" calcext:value-type="string">
            <text:p>NTN-BPrincipal150519</text:p>
          </table:table-cell>
        </table:table-row>
        <table:table-row table:style-name="ro1" table:number-rows-repeated="291"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R$ 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date-style style:name="N138">
      <number:month number:textual="true"/>
      <number:text>/</number:text>
      <number:year number:style="long"/>
    </number:date-style>
    <number:date-style style:name="N139">
      <number:day number:style="long"/>
      <number:month number:textual="true"/>
      <number:year number:style="long"/>
    </number:date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R$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6:42:56.3948126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6-05-09T12:12:19.298258697</meta:creation-date>
    <dc:date>2016-05-09T16:45:01.553953769</dc:date>
    <dc:creator>Fernando </dc:creator>
    <meta:editing-duration>P0D</meta:editing-duration>
    <meta:editing-cycles>8</meta:editing-cycles>
    <meta:generator>LibreOffice/4.2.8.2$Linux_X86_64 LibreOffice_project/420m0$Build-2</meta:generator>
    <meta:document-statistic meta:table-count="1" meta:cell-count="5838" meta:object-count="0"/>
  </office:meta>
</office:document-meta>
</file>